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3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 table:steps="10" table:maximum-difference="0.000001"/>
      </table:calculation-settings>
      <table:table table:name="Sheet1" table:style-name="ta1" table:print="false">
        <table:shapes>
          <draw:frame draw:z-index="0" draw:style-name="gr1" svg:width="6.3224in" svg:height="5.1752in" svg:x="8.0563in" svg:y="0.137in">
            <draw:object draw:notify-on-update-of-ranges="Sheet1.A6:Sheet1.A256 Sheet1.B5:Sheet1.B5 Sheet1.B6:Sheet1.B256 Sheet1.A6:Sheet1.A256 Sheet1.C5:Sheet1.C5 Sheet1.C6:Sheet1.C256 Sheet1.A6:Sheet1.A256 Sheet1.D5:Sheet1.D5 Sheet1.D6:Sheet1.D256 Sheet1.A6:Sheet1.A256 Sheet1.E5:Sheet1.E5 Sheet1.E6:Sheet1.E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5"/>
        <table:table-column table:style-name="co2" table:number-columns-repeated="1016" table:default-cell-style-name="Default"/>
        <table:table-row table:style-name="ro1">
          <table:table-cell office:value-type="string">
            <text:p>We integrate my self similarity formula for corner flow, and compare results with White'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 =</text:p>
          </table:table-cell>
          <table:table-cell office:value-type="float" office:value="0.02">
            <text:p>0.0200000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table:number-columns-spanned="4" table:number-rows-spanned="1">
            <text:p>MY FORMULAS – EQUIV <text:s/>TO WHITE?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" office:value-type="string">
            <text:p>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1</text:p>
          </table:table-cell>
          <table:table-cell table:style-name="ce7" office:value-type="string">
            <text:p>F2</text:p>
          </table:table-cell>
          <table:table-cell table:style-name="ce7" office:value-type="string">
            <text:p>F3</text:p>
          </table:table-cell>
          <table:table-cell table:style-name="ce7" office:value-type="string">
            <text:p>D*</text:p>
          </table:table-cell>
          <table:table-cell table:style-name="ce7" office:value-type="string">
            <text:p>Theta</text:p>
          </table:table-cell>
          <table:table-cell table:style-name="ce7" office:value-type="string">
            <text:p>H</text:p>
          </table:table-cell>
          <table:table-cell table:style-name="ce8" table:number-columns-repeated="1016"/>
        </table:table-row>
        <table:table-row table:style-name="ro1">
          <table:table-cell office:value-type="float" office:value="0">
            <text:p>0.00</text:p>
          </table:table-cell>
          <table:table-cell table:number-columns-repeated="2" office:value-type="float" office:value="0">
            <text:p>0.0000000</text:p>
          </table:table-cell>
          <table:table-cell office:value-type="float" office:value="1.2325511">
            <text:p>1.2325511</text:p>
          </table:table-cell>
          <table:table-cell table:formula="of:=[.C6]^2-[.B6]*[.D6]-1" office:value-type="float" office:value="-1">
            <text:p>-1.0000000</text:p>
          </table:table-cell>
          <table:table-cell table:number-columns-repeated="2" office:value-type="float" office:value="0">
            <text:p>0.0000000</text:p>
          </table:table-cell>
          <table:table-cell office:value-type="string">
            <text:p>---</text:p>
          </table:table-cell>
          <table:table-cell table:number-columns-repeated="1016"/>
        </table:table-row>
        <table:table-row table:style-name="ro1">
          <table:table-cell table:formula="of:=[.A6]+[.$B$3]" office:value-type="float" office:value="0.02">
            <text:p>0.02</text:p>
          </table:table-cell>
          <table:table-cell table:formula="of:=[.B6]+([.$A7]-[.$A6])*([.C6]+[.C7])/2" office:value-type="float" office:value="0.000244510521371712">
            <text:p>0.0002445</text:p>
          </table:table-cell>
          <table:table-cell table:formula="of:=[.C6]+([.$A7]-[.$A6])*([.D6]+[.D7])/2" office:value-type="float" office:value="0.0244510521371712">
            <text:p>0.0244511</text:p>
          </table:table-cell>
          <table:table-cell table:formula="of:=[.D6]+([.$A7]-[.$A6])*([.E6]+[.E7])/2" office:value-type="float" office:value="1.21255411371712">
            <text:p>1.2125541</text:p>
          </table:table-cell>
          <table:table-cell table:formula="of:=[.C7]^2-[.B7]*[.D7]-1" office:value-type="float" office:value="-0.999698628287921">
            <text:p>-0.9996986</text:p>
          </table:table-cell>
          <table:table-cell table:formula="of:=[.F6]+([.A7]-[.A6])*0.5*(2-[.C7]-[.C6])" office:value-type="float" office:value="0.0197554894786283">
            <text:p>0.0197555</text:p>
          </table:table-cell>
          <table:table-cell table:formula="of:=[.G6]+([.A7]-[.A6])*0.5*([.C7]*(1-[.C7])+[.C6]*(1-[.C6]))" office:value-type="float" office:value="0.000238531981865565">
            <text:p>0.0002385</text:p>
          </table:table-cell>
          <table:table-cell table:formula="of:=[.F7]/[.G7]" office:value-type="float" office:value="82.8211350281838">
            <text:p>82.8211350</text:p>
          </table:table-cell>
          <table:table-cell table:number-columns-repeated="1016"/>
        </table:table-row>
        <table:table-row table:style-name="ro1">
          <table:table-cell table:formula="of:=[.A7]+[.$B$3]" office:value-type="float" office:value="0.04">
            <text:p>0.04</text:p>
          </table:table-cell>
          <table:table-cell table:formula="of:=[.B7]+([.$A8]-[.$A7])*([.C7]+[.C8])/2" office:value-type="float" office:value="0.00097404387908722">
            <text:p>0.0009740</text:p>
          </table:table-cell>
          <table:table-cell table:formula="of:=[.C7]+([.$A8]-[.$A7])*([.D7]+[.D8])/2" office:value-type="float" office:value="0.0485022836343796">
            <text:p>0.0485023</text:p>
          </table:table-cell>
          <table:table-cell table:formula="of:=[.D7]+([.$A8]-[.$A7])*([.E7]+[.E8])/2" office:value-type="float" office:value="1.19256903600372">
            <text:p>1.1925690</text:p>
          </table:table-cell>
          <table:table-cell table:formula="of:=[.C8]^2-[.B8]*[.D8]-1" office:value-type="float" office:value="-0.99880914305216">
            <text:p>-0.9988091</text:p>
          </table:table-cell>
          <table:table-cell table:formula="of:=[.F7]+([.A8]-[.A7])*0.5*(2-[.C8]-[.C7])" office:value-type="float" office:value="0.0390259561209128">
            <text:p>0.0390260</text:p>
          </table:table-cell>
          <table:table-cell table:formula="of:=[.G7]+([.A8]-[.A7])*0.5*([.C8]*(1-[.C8])+[.C7]*(1-[.C7]))" office:value-type="float" office:value="0.000938562084897429">
            <text:p>0.0009386</text:p>
          </table:table-cell>
          <table:table-cell table:formula="of:=[.F8]/[.G8]" office:value-type="float" office:value="41.5805802822066">
            <text:p>41.5805803</text:p>
          </table:table-cell>
          <table:table-cell table:number-columns-repeated="1016"/>
        </table:table-row>
        <table:table-row table:style-name="ro1">
          <table:table-cell table:formula="of:=[.A8]+[.$B$3]" office:value-type="float" office:value="0.06">
            <text:p>0.06</text:p>
          </table:table-cell>
          <table:table-cell table:formula="of:=[.B8]+([.$A9]-[.$A8])*([.C8]+[.C9])/2" office:value-type="float" office:value="0.00218060719904298">
            <text:p>0.0021806</text:p>
          </table:table-cell>
          <table:table-cell table:formula="of:=[.C8]+([.$A9]-[.$A8])*([.D8]+[.D9])/2" office:value-type="float" office:value="0.0721540483611965">
            <text:p>0.0721540</text:p>
          </table:table-cell>
          <table:table-cell table:formula="of:=[.D8]+([.$A9]-[.$A8])*([.E8]+[.E9])/2" office:value-type="float" office:value="1.17260743667797">
            <text:p>1.1726074</text:p>
          </table:table-cell>
          <table:table-cell table:formula="of:=[.C9]^2-[.B9]*[.D9]-1" office:value-type="float" office:value="-0.997350789523186">
            <text:p>-0.9973508</text:p>
          </table:table-cell>
          <table:table-cell table:formula="of:=[.F8]+([.A9]-[.A8])*0.5*(2-[.C9]-[.C8])" office:value-type="float" office:value="0.057819392800957">
            <text:p>0.0578194</text:p>
          </table:table-cell>
          <table:table-cell table:formula="of:=[.G8]+([.A9]-[.A8])*0.5*([.C9]*(1-[.C9])+[.C8]*(1-[.C8]))" office:value-type="float" office:value="0.00206953862272659">
            <text:p>0.0020695</text:p>
          </table:table-cell>
          <table:table-cell table:formula="of:=[.F9]/[.G9]" office:value-type="float" office:value="27.9383009169361">
            <text:p>27.9383009</text:p>
          </table:table-cell>
          <table:table-cell table:number-columns-repeated="1016"/>
        </table:table-row>
        <table:table-row table:style-name="ro1">
          <table:table-cell table:formula="of:=[.A9]+[.$B$3]" office:value-type="float" office:value="0.08">
            <text:p>0.08</text:p>
          </table:table-cell>
          <table:table-cell table:formula="of:=[.B9]+([.$A10]-[.$A9])*([.C9]+[.C10])/2" office:value-type="float" office:value="0.00385621696030874">
            <text:p>0.0038562</text:p>
          </table:table-cell>
          <table:table-cell table:formula="of:=[.C9]+([.$A10]-[.$A9])*([.D9]+[.D10])/2" office:value-type="float" office:value="0.0954069277653792">
            <text:p>0.0954069</text:p>
          </table:table-cell>
          <table:table-cell table:formula="of:=[.D9]+([.$A10]-[.$A9])*([.E9]+[.E10])/2" office:value-type="float" office:value="1.15268050374031">
            <text:p>1.1526805</text:p>
          </table:table-cell>
          <table:table-cell table:formula="of:=[.C10]^2-[.B10]*[.D10]-1" office:value-type="float" office:value="-0.99534250424282">
            <text:p>-0.9953425</text:p>
          </table:table-cell>
          <table:table-cell table:formula="of:=[.F9]+([.A10]-[.A9])*0.5*(2-[.C10]-[.C9])" office:value-type="float" office:value="0.0761437830396913">
            <text:p>0.0761438</text:p>
          </table:table-cell>
          <table:table-cell table:formula="of:=[.G9]+([.A10]-[.A9])*0.5*([.C10]*(1-[.C10])+[.C9]*(1-[.C9]))" office:value-type="float" office:value="0.00360206149838697">
            <text:p>0.0036021</text:p>
          </table:table-cell>
          <table:table-cell table:formula="of:=[.F10]/[.G10]" office:value-type="float" office:value="21.1389458713542">
            <text:p>21.1389459</text:p>
          </table:table-cell>
          <table:table-cell table:number-columns-repeated="1016"/>
        </table:table-row>
        <table:table-row table:style-name="ro1">
          <table:table-cell table:style-name="ce4" table:formula="of:=[.A10]+[.$B$3]" office:value-type="float" office:value="0.1">
            <text:p>0.10</text:p>
          </table:table-cell>
          <table:table-cell table:formula="of:=[.B10]+([.$A11]-[.$A10])*([.C10]+[.C11])/2" office:value-type="float" office:value="0.00599290347093998">
            <text:p>0.0059929</text:p>
          </table:table-cell>
          <table:table-cell table:formula="of:=[.C10]+([.$A11]-[.$A10])*([.D10]+[.D11])/2" office:value-type="float" office:value="0.118261723297745">
            <text:p>0.1182617</text:p>
          </table:table-cell>
          <table:table-cell table:formula="of:=[.D10]+([.$A11]-[.$A10])*([.E10]+[.E11])/2" office:value-type="float" office:value="1.13279904949629">
            <text:p>1.1327990</text:p>
          </table:table-cell>
          <table:table-cell table:formula="of:=[.C11]^2-[.B11]*[.D11]-1" office:value-type="float" office:value="-0.992802920158561">
            <text:p>-0.9928029</text:p>
          </table:table-cell>
          <table:table-cell table:formula="of:=[.F10]+([.A11]-[.A10])*0.5*(2-[.C11]-[.C10])" office:value-type="float" office:value="0.09400709652906">
            <text:p>0.0940071</text:p>
          </table:table-cell>
          <table:table-cell table:formula="of:=[.G10]+([.A11]-[.A10])*0.5*([.C11]*(1-[.C11])+[.C10]*(1-[.C10]))" office:value-type="float" office:value="0.00550786483838841">
            <text:p>0.0055079</text:p>
          </table:table-cell>
          <table:table-cell table:formula="of:=[.F11]/[.G11]" office:value-type="float" office:value="17.0677929265538">
            <text:p>17.0677929</text:p>
          </table:table-cell>
          <table:table-cell table:number-columns-repeated="1016"/>
        </table:table-row>
        <table:table-row table:style-name="ro1">
          <table:table-cell table:formula="of:=[.A11]+[.$B$3]" office:value-type="float" office:value="0.12">
            <text:p>0.12</text:p>
          </table:table-cell>
          <table:table-cell table:formula="of:=[.B11]+([.$A12]-[.$A11])*([.C11]+[.C12])/2" office:value-type="float" office:value="0.00858271519350259">
            <text:p>0.0085827</text:p>
          </table:table-cell>
          <table:table-cell table:formula="of:=[.C11]+([.$A12]-[.$A11])*([.D11]+[.D12])/2" office:value-type="float" office:value="0.140719448958516">
            <text:p>0.1407194</text:p>
          </table:table-cell>
          <table:table-cell table:formula="of:=[.D11]+([.$A12]-[.$A11])*([.E11]+[.E12])/2" office:value-type="float" office:value="1.11297351658074">
            <text:p>1.1129735</text:p>
          </table:table-cell>
          <table:table-cell table:formula="of:=[.C12]^2-[.B12]*[.D12]-1" office:value-type="float" office:value="-0.989750371396237">
            <text:p>-0.9897504</text:p>
          </table:table-cell>
          <table:table-cell table:formula="of:=[.F11]+([.A12]-[.A11])*0.5*(2-[.C12]-[.C11])" office:value-type="float" office:value="0.111417284806497">
            <text:p>0.1114173</text:p>
          </table:table-cell>
          <table:table-cell table:formula="of:=[.G11]+([.A12]-[.A11])*0.5*([.C12]*(1-[.C12])+[.C11]*(1-[.C11]))" office:value-type="float" office:value="0.00775979857582561">
            <text:p>0.0077598</text:p>
          </table:table-cell>
          <table:table-cell table:formula="of:=[.F12]/[.G12]" office:value-type="float" office:value="14.3582702202606">
            <text:p>14.3582702</text:p>
          </table:table-cell>
          <table:table-cell table:number-columns-repeated="1016"/>
        </table:table-row>
        <table:table-row table:style-name="ro1">
          <table:table-cell table:formula="of:=[.A12]+[.$B$3]" office:value-type="float" office:value="0.14">
            <text:p>0.14</text:p>
          </table:table-cell>
          <table:table-cell table:formula="of:=[.B12]+([.$A13]-[.$A12])*([.C12]+[.C13])/2" office:value-type="float" office:value="0.0116177229227199">
            <text:p>0.0116177</text:p>
          </table:table-cell>
          <table:table-cell table:formula="of:=[.C12]+([.$A13]-[.$A12])*([.D12]+[.D13])/2" office:value-type="float" office:value="0.162781323963218">
            <text:p>0.1627813</text:p>
          </table:table-cell>
          <table:table-cell table:formula="of:=[.D12]+([.$A13]-[.$A12])*([.E12]+[.E13])/2" office:value-type="float" office:value="1.09321398388948">
            <text:p>1.0932140</text:p>
          </table:table-cell>
          <table:table-cell table:formula="of:=[.C13]^2-[.B13]*[.D13]-1" office:value-type="float" office:value="-0.986202897730226">
            <text:p>-0.9862029</text:p>
          </table:table-cell>
          <table:table-cell table:formula="of:=[.F12]+([.A13]-[.A12])*0.5*(2-[.C13]-[.C12])" office:value-type="float" office:value="0.12838227707728">
            <text:p>0.1283823</text:p>
          </table:table-cell>
          <table:table-cell table:formula="of:=[.G12]+([.A13]-[.A12])*0.5*([.C13]*(1-[.C13])+[.C12]*(1-[.C12]))" office:value-type="float" office:value="0.0103318090775789">
            <text:p>0.0103318</text:p>
          </table:table-cell>
          <table:table-cell table:formula="of:=[.F13]/[.G13]" office:value-type="float" office:value="12.4259242610167">
            <text:p>12.4259243</text:p>
          </table:table-cell>
          <table:table-cell table:number-columns-repeated="1016"/>
        </table:table-row>
        <table:table-row table:style-name="ro1">
          <table:table-cell table:formula="of:=[.A13]+[.$B$3]" office:value-type="float" office:value="0.16">
            <text:p>0.16</text:p>
          </table:table-cell>
          <table:table-cell table:formula="of:=[.B13]+([.$A14]-[.$A13])*([.C13]+[.C14])/2" office:value-type="float" office:value="0.0150900238176157">
            <text:p>0.0150900</text:p>
          </table:table-cell>
          <table:table-cell table:formula="of:=[.C13]+([.$A14]-[.$A13])*([.D13]+[.D14])/2" office:value-type="float" office:value="0.184448765526358">
            <text:p>0.1844488</text:p>
          </table:table-cell>
          <table:table-cell table:formula="of:=[.D13]+([.$A14]-[.$A13])*([.E13]+[.E14])/2" office:value-type="float" office:value="1.07353017242449">
            <text:p>1.0735302</text:p>
          </table:table-cell>
          <table:table-cell table:formula="of:=[.C14]^2-[.B14]*[.D14]-1" office:value-type="float" office:value="-0.982178248769047">
            <text:p>-0.9821782</text:p>
          </table:table-cell>
          <table:table-cell table:formula="of:=[.F13]+([.A14]-[.A13])*0.5*(2-[.C14]-[.C13])" office:value-type="float" office:value="0.144909976182384">
            <text:p>0.1449100</text:p>
          </table:table-cell>
          <table:table-cell table:formula="of:=[.G13]+([.A14]-[.A13])*0.5*([.C14]*(1-[.C14])+[.C13]*(1-[.C13]))" office:value-type="float" office:value="0.0131989189071205">
            <text:p>0.0131989</text:p>
          </table:table-cell>
          <table:table-cell table:formula="of:=[.F14]/[.G14]" office:value-type="float" office:value="10.9789276835551">
            <text:p>10.9789277</text:p>
          </table:table-cell>
          <table:table-cell table:number-columns-repeated="1016"/>
        </table:table-row>
        <table:table-row table:style-name="ro1">
          <table:table-cell table:formula="of:=[.A14]+[.$B$3]" office:value-type="float" office:value="0.18">
            <text:p>0.18</text:p>
          </table:table-cell>
          <table:table-cell table:formula="of:=[.B14]+([.$A15]-[.$A14])*([.C14]+[.C15])/2" office:value-type="float" office:value="0.0189917452904911">
            <text:p>0.0189917</text:p>
          </table:table-cell>
          <table:table-cell table:formula="of:=[.C14]+([.$A15]-[.$A14])*([.D14]+[.D15])/2" office:value-type="float" office:value="0.205723381761183">
            <text:p>0.2057234</text:p>
          </table:table-cell>
          <table:table-cell table:formula="of:=[.D14]+([.$A15]-[.$A14])*([.E14]+[.E15])/2" office:value-type="float" office:value="1.05393145105807">
            <text:p>1.0539315</text:p>
          </table:table-cell>
          <table:table-cell table:formula="of:=[.C15]^2-[.B15]*[.D15]-1" office:value-type="float" office:value="-0.977693887872859">
            <text:p>-0.9776939</text:p>
          </table:table-cell>
          <table:table-cell table:formula="of:=[.F14]+([.A15]-[.A14])*0.5*(2-[.C15]-[.C14])" office:value-type="float" office:value="0.161008254709509">
            <text:p>0.1610083</text:p>
          </table:table-cell>
          <table:table-cell table:formula="of:=[.G14]+([.A15]-[.A14])*0.5*([.C15]*(1-[.C15])+[.C14]*(1-[.C14]))" office:value-type="float" office:value="0.0163372058109213">
            <text:p>0.0163372</text:p>
          </table:table-cell>
          <table:table-cell table:formula="of:=[.F15]/[.G15]" office:value-type="float" office:value="9.85531164710405">
            <text:p>9.8553116</text:p>
          </table:table-cell>
          <table:table-cell table:number-columns-repeated="1016"/>
        </table:table-row>
        <table:table-row table:style-name="ro1">
          <table:table-cell table:style-name="ce4" table:formula="of:=[.A15]+[.$B$3]" office:value-type="float" office:value="0.2">
            <text:p>0.20</text:p>
          </table:table-cell>
          <table:table-cell table:formula="of:=[.B15]+([.$A16]-[.$A15])*([.C15]+[.C16])/2" office:value-type="float" office:value="0.0233150487550427">
            <text:p>0.0233150</text:p>
          </table:table-cell>
          <table:table-cell table:formula="of:=[.C15]+([.$A16]-[.$A15])*([.D15]+[.D16])/2" office:value-type="float" office:value="0.226606964693975">
            <text:p>0.2266070</text:p>
          </table:table-cell>
          <table:table-cell table:formula="of:=[.D15]+([.$A16]-[.$A15])*([.E15]+[.E16])/2" office:value-type="float" office:value="1.03442684222116">
            <text:p>1.0344268</text:p>
          </table:table-cell>
          <table:table-cell table:formula="of:=[.C16]^2-[.B16]*[.D16]-1" office:value-type="float" office:value="-0.972766995818258">
            <text:p>-0.9727670</text:p>
          </table:table-cell>
          <table:table-cell table:formula="of:=[.F15]+([.A16]-[.A15])*0.5*(2-[.C16]-[.C15])" office:value-type="float" office:value="0.176684951244957">
            <text:p>0.1766850</text:p>
          </table:table-cell>
          <table:table-cell table:formula="of:=[.G15]+([.A16]-[.A15])*0.5*([.C16]*(1-[.C16])+[.C15]*(1-[.C15]))" office:value-type="float" office:value="0.0197237810129622">
            <text:p>0.0197238</text:p>
          </table:table-cell>
          <table:table-cell table:formula="of:=[.F16]/[.G16]" office:value-type="float" office:value="8.95796557104556">
            <text:p>8.9579656</text:p>
          </table:table-cell>
          <table:table-cell table:number-columns-repeated="1016"/>
        </table:table-row>
        <table:table-row table:style-name="ro1">
          <table:table-cell table:formula="of:=[.A16]+[.$B$3]" office:value-type="float" office:value="0.22">
            <text:p>0.22</text:p>
          </table:table-cell>
          <table:table-cell table:formula="of:=[.B16]+([.$A17]-[.$A16])*([.C16]+[.C17])/2" office:value-type="float" office:value="0.0280521332358964">
            <text:p>0.0280521</text:p>
          </table:table-cell>
          <table:table-cell table:formula="of:=[.C16]+([.$A17]-[.$A16])*([.D16]+[.D17])/2" office:value-type="float" office:value="0.247101483391394">
            <text:p>0.2471015</text:p>
          </table:table-cell>
          <table:table-cell table:formula="of:=[.D16]+([.$A17]-[.$A16])*([.E16]+[.E17])/2" office:value-type="float" office:value="1.01502502752073">
            <text:p>1.0150250</text:p>
          </table:table-cell>
          <table:table-cell table:formula="of:=[.C17]^2-[.B17]*[.D17]-1" office:value-type="float" office:value="-0.967414474224659">
            <text:p>-0.9674145</text:p>
          </table:table-cell>
          <table:table-cell table:formula="of:=[.F16]+([.A17]-[.A16])*0.5*(2-[.C17]-[.C16])" office:value-type="float" office:value="0.191947866764104">
            <text:p>0.1919479</text:p>
          </table:table-cell>
          <table:table-cell table:formula="of:=[.G16]+([.A17]-[.A16])*0.5*([.C17]*(1-[.C17])+[.C16]*(1-[.C16]))" office:value-type="float" office:value="0.0233367668983954">
            <text:p>0.0233368</text:p>
          </table:table-cell>
          <table:table-cell table:formula="of:=[.F17]/[.G17]" office:value-type="float" office:value="8.22512679669014">
            <text:p>8.2251268</text:p>
          </table:table-cell>
          <table:table-cell table:number-columns-repeated="1016"/>
        </table:table-row>
        <table:table-row table:style-name="ro1">
          <table:table-cell table:formula="of:=[.A17]+[.$B$3]" office:value-type="float" office:value="0.24">
            <text:p>0.24</text:p>
          </table:table-cell>
          <table:table-cell table:formula="of:=[.B17]+([.$A18]-[.$A17])*([.C17]+[.C18])/2" office:value-type="float" office:value="0.0331952388418054">
            <text:p>0.0331952</text:p>
          </table:table-cell>
          <table:table-cell table:formula="of:=[.C17]+([.$A18]-[.$A17])*([.D17]+[.D18])/2" office:value-type="float" office:value="0.267209077199511">
            <text:p>0.2672091</text:p>
          </table:table-cell>
          <table:table-cell table:formula="of:=[.D17]+([.$A18]-[.$A17])*([.E17]+[.E18])/2" office:value-type="float" office:value="0.995734353290925">
            <text:p>0.9957344</text:p>
          </table:table-cell>
          <table:table-cell table:formula="of:=[.C18]^2-[.B18]*[.D18]-1" office:value-type="float" office:value="-0.961652948755623">
            <text:p>-0.9616529</text:p>
          </table:table-cell>
          <table:table-cell table:formula="of:=[.F17]+([.A18]-[.A17])*0.5*(2-[.C18]-[.C17])" office:value-type="float" office:value="0.206804761158195">
            <text:p>0.2068048</text:p>
          </table:table-cell>
          <table:table-cell table:formula="of:=[.G17]+([.A18]-[.A17])*0.5*([.C18]*(1-[.C18])+[.C17]*(1-[.C17]))" office:value-type="float" office:value="0.0271552741639841">
            <text:p>0.0271553</text:p>
          </table:table-cell>
          <table:table-cell table:formula="of:=[.F18]/[.G18]" office:value-type="float" office:value="7.61563885930045">
            <text:p>7.6156389</text:p>
          </table:table-cell>
          <table:table-cell table:number-columns-repeated="1016"/>
        </table:table-row>
        <table:table-row table:style-name="ro1">
          <table:table-cell table:formula="of:=[.A18]+[.$B$3]" office:value-type="float" office:value="0.26">
            <text:p>0.26</text:p>
          </table:table-cell>
          <table:table-cell table:formula="of:=[.B18]+([.$A19]-[.$A18])*([.C18]+[.C19])/2" office:value-type="float" office:value="0.0387366501047329">
            <text:p>0.0387367</text:p>
          </table:table-cell>
          <table:table-cell table:formula="of:=[.C18]+([.$A19]-[.$A18])*([.D18]+[.D19])/2" office:value-type="float" office:value="0.286932049093243">
            <text:p>0.2869320</text:p>
          </table:table-cell>
          <table:table-cell table:formula="of:=[.D18]+([.$A19]-[.$A18])*([.E18]+[.E19])/2" office:value-type="float" office:value="0.976562836082293">
            <text:p>0.9765628</text:p>
          </table:table-cell>
          <table:table-cell table:formula="of:=[.C19]^2-[.B19]*[.D19]-1" office:value-type="float" office:value="-0.955498772107623">
            <text:p>-0.9554988</text:p>
          </table:table-cell>
          <table:table-cell table:formula="of:=[.F18]+([.A19]-[.A18])*0.5*(2-[.C19]-[.C18])" office:value-type="float" office:value="0.221263349895267">
            <text:p>0.2212633</text:p>
          </table:table-cell>
          <table:table-cell table:formula="of:=[.G18]+([.A19]-[.A18])*0.5*([.C19]*(1-[.C19])+[.C18]*(1-[.C18]))" office:value-type="float" office:value="0.031159378509565">
            <text:p>0.0311594</text:p>
          </table:table-cell>
          <table:table-cell table:formula="of:=[.F19]/[.G19]" office:value-type="float" office:value="7.10101935529124">
            <text:p>7.1010194</text:p>
          </table:table-cell>
          <table:table-cell table:number-columns-repeated="1016"/>
        </table:table-row>
        <table:table-row table:style-name="ro1">
          <table:table-cell table:formula="of:=[.A19]+[.$B$3]" office:value-type="float" office:value="0.28">
            <text:p>0.28</text:p>
          </table:table-cell>
          <table:table-cell table:formula="of:=[.B19]+([.$A20]-[.$A19])*([.C19]+[.C20])/2" office:value-type="float" office:value="0.0446686991870153">
            <text:p>0.0446687</text:p>
          </table:table-cell>
          <table:table-cell table:formula="of:=[.C19]+([.$A20]-[.$A19])*([.D19]+[.D20])/2" office:value-type="float" office:value="0.306272859134998">
            <text:p>0.3062729</text:p>
          </table:table-cell>
          <table:table-cell table:formula="of:=[.D19]+([.$A20]-[.$A19])*([.E19]+[.E20])/2" office:value-type="float" office:value="0.957518168093237">
            <text:p>0.9575182</text:p>
          </table:table-cell>
          <table:table-cell table:formula="of:=[.C20]^2-[.B20]*[.D20]-1" office:value-type="float" office:value="-0.948968026797927">
            <text:p>-0.9489680</text:p>
          </table:table-cell>
          <table:table-cell table:formula="of:=[.F19]+([.A20]-[.A19])*0.5*(2-[.C20]-[.C19])" office:value-type="float" office:value="0.235331300812985">
            <text:p>0.2353313</text:p>
          </table:table-cell>
          <table:table-cell table:formula="of:=[.G19]+([.A20]-[.A19])*0.5*([.C20]*(1-[.C20])+[.C19]*(1-[.C19]))" office:value-type="float" office:value="0.0353300969414517">
            <text:p>0.0353301</text:p>
          </table:table-cell>
          <table:table-cell table:formula="of:=[.F20]/[.G20]" office:value-type="float" office:value="6.66092994884704">
            <text:p>6.6609299</text:p>
          </table:table-cell>
          <table:table-cell table:number-columns-repeated="1016"/>
        </table:table-row>
        <table:table-row table:style-name="ro1">
          <table:table-cell table:style-name="ce4" table:formula="of:=[.A20]+[.$B$3]" office:value-type="float" office:value="0.3">
            <text:p>0.30</text:p>
          </table:table-cell>
          <table:table-cell table:formula="of:=[.B20]+([.$A21]-[.$A20])*([.C20]+[.C21])/2" office:value-type="float" office:value="0.0509837689587794">
            <text:p>0.0509838</text:p>
          </table:table-cell>
          <table:table-cell table:formula="of:=[.C20]+([.$A21]-[.$A20])*([.D20]+[.D21])/2" office:value-type="float" office:value="0.325234118041407">
            <text:p>0.3252341</text:p>
          </table:table-cell>
          <table:table-cell table:formula="of:=[.D20]+([.$A21]-[.$A20])*([.E20]+[.E21])/2" office:value-type="float" office:value="0.938607722547632">
            <text:p>0.9386077</text:p>
          </table:table-cell>
          <table:table-cell table:formula="of:=[.C21]^2-[.B21]*[.D21]-1" office:value-type="float" office:value="-0.942076527762632">
            <text:p>-0.9420765</text:p>
          </table:table-cell>
          <table:table-cell table:formula="of:=[.F20]+([.A21]-[.A20])*0.5*(2-[.C21]-[.C20])" office:value-type="float" office:value="0.249016231041221">
            <text:p>0.2490162</text:p>
          </table:table-cell>
          <table:table-cell table:formula="of:=[.G20]+([.A21]-[.A20])*0.5*([.C21]*(1-[.C21])+[.C20]*(1-[.C20]))" office:value-type="float" office:value="0.0396493637554067">
            <text:p>0.0396494</text:p>
          </table:table-cell>
          <table:table-cell table:formula="of:=[.F21]/[.G21]" office:value-type="float" office:value="6.28045969608437">
            <text:p>6.2804597</text:p>
          </table:table-cell>
          <table:table-cell table:number-columns-repeated="1016"/>
        </table:table-row>
        <table:table-row table:style-name="ro1">
          <table:table-cell table:formula="of:=[.A21]+[.$B$3]" office:value-type="float" office:value="0.32">
            <text:p>0.32</text:p>
          </table:table-cell>
          <table:table-cell table:formula="of:=[.B21]+([.$A22]-[.$A21])*([.C21]+[.C22])/2" office:value-type="float" office:value="0.0576742959477645">
            <text:p>0.0576743</text:p>
          </table:table-cell>
          <table:table-cell table:formula="of:=[.C21]+([.$A22]-[.$A21])*([.D21]+[.D22])/2" office:value-type="float" office:value="0.343818580857106">
            <text:p>0.3438186</text:p>
          </table:table-cell>
          <table:table-cell table:formula="of:=[.D21]+([.$A22]-[.$A21])*([.E21]+[.E22])/2" office:value-type="float" office:value="0.919838559022253">
            <text:p>0.9198386</text:p>
          </table:table-cell>
          <table:table-cell table:formula="of:=[.C22]^2-[.B22]*[.D22]-1" office:value-type="float" office:value="-0.9348398247752">
            <text:p>-0.9348398</text:p>
          </table:table-cell>
          <table:table-cell table:formula="of:=[.F21]+([.A22]-[.A21])*0.5*(2-[.C22]-[.C21])" office:value-type="float" office:value="0.262325704052235">
            <text:p>0.2623257</text:p>
          </table:table-cell>
          <table:table-cell table:formula="of:=[.G21]+([.A22]-[.A21])*0.5*([.C22]*(1-[.C22])+[.C21]*(1-[.C21]))" office:value-type="float" office:value="0.0441000062635842">
            <text:p>0.0441000</text:p>
          </table:table-cell>
          <table:table-cell table:formula="of:=[.F22]/[.G22]" office:value-type="float" office:value="5.94842781845254">
            <text:p>5.9484278</text:p>
          </table:table-cell>
          <table:table-cell table:number-columns-repeated="1016"/>
        </table:table-row>
        <table:table-row table:style-name="ro1">
          <table:table-cell table:formula="of:=[.A22]+[.$B$3]" office:value-type="float" office:value="0.34">
            <text:p>0.34</text:p>
          </table:table-cell>
          <table:table-cell table:formula="of:=[.B22]+([.$A23]-[.$A22])*([.C22]+[.C23])/2" office:value-type="float" office:value="0.0647327731636816">
            <text:p>0.0647328</text:p>
          </table:table-cell>
          <table:table-cell table:formula="of:=[.C22]+([.$A23]-[.$A22])*([.D22]+[.D23])/2" office:value-type="float" office:value="0.362029140734604">
            <text:p>0.3620291</text:p>
          </table:table-cell>
          <table:table-cell table:formula="of:=[.D22]+([.$A23]-[.$A22])*([.E22]+[.E23])/2" office:value-type="float" office:value="0.901217428727548">
            <text:p>0.9012174</text:p>
          </table:table-cell>
          <table:table-cell table:formula="of:=[.C23]^2-[.B23]*[.D23]-1" office:value-type="float" office:value="-0.927273204695318">
            <text:p>-0.9272732</text:p>
          </table:table-cell>
          <table:table-cell table:formula="of:=[.F22]+([.A23]-[.A22])*0.5*(2-[.C23]-[.C22])" office:value-type="float" office:value="0.275267226836318">
            <text:p>0.2752672</text:p>
          </table:table-cell>
          <table:table-cell table:formula="of:=[.G22]+([.A23]-[.A22])*0.5*([.C23]*(1-[.C23])+[.C22]*(1-[.C22]))" office:value-type="float" office:value="0.048665720326665">
            <text:p>0.0486657</text:p>
          </table:table-cell>
          <table:table-cell table:formula="of:=[.F23]/[.G23]" office:value-type="float" office:value="5.65628588231321">
            <text:p>5.6562859</text:p>
          </table:table-cell>
          <table:table-cell table:number-columns-repeated="1016"/>
        </table:table-row>
        <table:table-row table:style-name="ro1">
          <table:table-cell table:formula="of:=[.A23]+[.$B$3]" office:value-type="float" office:value="0.36">
            <text:p>0.36</text:p>
          </table:table-cell>
          <table:table-cell table:formula="of:=[.B23]+([.$A24]-[.$A23])*([.C23]+[.C24])/2" office:value-type="float" office:value="0.072151752799221">
            <text:p>0.0721518</text:p>
          </table:table-cell>
          <table:table-cell table:formula="of:=[.C23]+([.$A24]-[.$A23])*([.D23]+[.D24])/2" office:value-type="float" office:value="0.379868822819329">
            <text:p>0.3798688</text:p>
          </table:table-cell>
          <table:table-cell table:formula="of:=[.D23]+([.$A24]-[.$A23])*([.E23]+[.E24])/2" office:value-type="float" office:value="0.882750779745021">
            <text:p>0.8827508</text:p>
          </table:table-cell>
          <table:table-cell table:formula="of:=[.C24]^2-[.B24]*[.D24]-1" office:value-type="float" office:value="-0.919391693557415">
            <text:p>-0.9193917</text:p>
          </table:table-cell>
          <table:table-cell table:formula="of:=[.F23]+([.A24]-[.A23])*0.5*(2-[.C24]-[.C23])" office:value-type="float" office:value="0.287848247200779">
            <text:p>0.2878482</text:p>
          </table:table-cell>
          <table:table-cell table:formula="of:=[.G23]+([.A24]-[.A23])*0.5*([.C24]*(1-[.C24])+[.C23]*(1-[.C23]))" office:value-type="float" office:value="0.0533310457492926">
            <text:p>0.0533310</text:p>
          </table:table-cell>
          <table:table-cell table:formula="of:=[.F24]/[.G24]" office:value-type="float" office:value="5.39738614078456">
            <text:p>5.3973861</text:p>
          </table:table-cell>
          <table:table-cell table:number-columns-repeated="1016"/>
        </table:table-row>
        <table:table-row table:style-name="ro1">
          <table:table-cell table:formula="of:=[.A24]+[.$B$3]" office:value-type="float" office:value="0.38">
            <text:p>0.38</text:p>
          </table:table-cell>
          <table:table-cell table:formula="of:=[.B24]+([.$A25]-[.$A24])*([.C24]+[.C25])/2" office:value-type="float" office:value="0.0799238488098045">
            <text:p>0.0799238</text:p>
          </table:table-cell>
          <table:table-cell table:formula="of:=[.C24]+([.$A25]-[.$A24])*([.D24]+[.D25])/2" office:value-type="float" office:value="0.397340778239023">
            <text:p>0.3973408</text:p>
          </table:table-cell>
          <table:table-cell table:formula="of:=[.D24]+([.$A25]-[.$A24])*([.E24]+[.E25])/2" office:value-type="float" office:value="0.86444476222437">
            <text:p>0.8644448</text:p>
          </table:table-cell>
          <table:table-cell table:formula="of:=[.C25]^2-[.B25]*[.D25]-1" office:value-type="float" office:value="-0.911210058507711">
            <text:p>-0.9112101</text:p>
          </table:table-cell>
          <table:table-cell table:formula="of:=[.F24]+([.A25]-[.A24])*0.5*(2-[.C25]-[.C24])" office:value-type="float" office:value="0.300076151190195">
            <text:p>0.3000762</text:p>
          </table:table-cell>
          <table:table-cell table:formula="of:=[.G24]+([.A25]-[.A24])*0.5*([.C25]*(1-[.C25])+[.C24]*(1-[.C24]))" office:value-type="float" office:value="0.0580813415938587">
            <text:p>0.0580813</text:p>
          </table:table-cell>
          <table:table-cell table:formula="of:=[.F25]/[.G25]" office:value-type="float" office:value="5.16648105838389">
            <text:p>5.1664811</text:p>
          </table:table-cell>
          <table:table-cell table:number-columns-repeated="1016"/>
        </table:table-row>
        <table:table-row table:style-name="ro1">
          <table:table-cell table:style-name="ce4" table:formula="of:=[.A25]+[.$B$3]" office:value-type="float" office:value="0.4">
            <text:p>0.40</text:p>
          </table:table-cell>
          <table:table-cell table:formula="of:=[.B25]+([.$A26]-[.$A25])*([.C25]+[.C26])/2" office:value-type="float" office:value="0.0880417393741618">
            <text:p>0.0880417</text:p>
          </table:table-cell>
          <table:table-cell table:formula="of:=[.C25]+([.$A26]-[.$A25])*([.D25]+[.D26])/2" office:value-type="float" office:value="0.4144482781967">
            <text:p>0.4144483</text:p>
          </table:table-cell>
          <table:table-cell table:formula="of:=[.D25]+([.$A26]-[.$A25])*([.E25]+[.E26])/2" office:value-type="float" office:value="0.84630523354331">
            <text:p>0.8463052</text:p>
          </table:table-cell>
          <table:table-cell table:formula="of:=[.C26]^2-[.B26]*[.D26]-1" office:value-type="float" office:value="-0.902742809598293">
            <text:p>-0.9027428</text:p>
          </table:table-cell>
          <table:table-cell table:formula="of:=[.F25]+([.A26]-[.A25])*0.5*(2-[.C26]-[.C25])" office:value-type="float" office:value="0.311958260625838">
            <text:p>0.3119583</text:p>
          </table:table-cell>
          <table:table-cell table:formula="of:=[.G25]+([.A26]-[.A25])*0.5*([.C26]*(1-[.C26])+[.C25]*(1-[.C25]))" office:value-type="float" office:value="0.062902761464698">
            <text:p>0.0629028</text:p>
          </table:table-cell>
          <table:table-cell table:formula="of:=[.F26]/[.G26]" office:value-type="float" office:value="4.95937306028948">
            <text:p>4.9593731</text:p>
          </table:table-cell>
          <table:table-cell table:number-columns-repeated="1016"/>
        </table:table-row>
        <table:table-row table:style-name="ro1">
          <table:table-cell table:formula="of:=[.A26]+[.$B$3]" office:value-type="float" office:value="0.42">
            <text:p>0.42</text:p>
          </table:table-cell>
          <table:table-cell table:formula="of:=[.B26]+([.$A27]-[.$A26])*([.C26]+[.C27])/2" office:value-type="float" office:value="0.0964981692377934">
            <text:p>0.0964982</text:p>
          </table:table-cell>
          <table:table-cell table:formula="of:=[.C26]+([.$A27]-[.$A26])*([.D26]+[.D27])/2" office:value-type="float" office:value="0.431194708166462">
            <text:p>0.4311947</text:p>
          </table:table-cell>
          <table:table-cell table:formula="of:=[.D26]+([.$A27]-[.$A26])*([.E26]+[.E27])/2" office:value-type="float" office:value="0.828337763432863">
            <text:p>0.8283378</text:p>
          </table:table-cell>
          <table:table-cell table:formula="of:=[.C27]^2-[.B27]*[.D27]-1" office:value-type="float" office:value="-0.894004201446405">
            <text:p>-0.8940042</text:p>
          </table:table-cell>
          <table:table-cell table:formula="of:=[.F26]+([.A27]-[.A26])*0.5*(2-[.C27]-[.C26])" office:value-type="float" office:value="0.323501830762207">
            <text:p>0.3235018</text:p>
          </table:table-cell>
          <table:table-cell table:formula="of:=[.G26]+([.A27]-[.A26])*0.5*([.C27]*(1-[.C27])+[.C26]*(1-[.C26]))" office:value-type="float" office:value="0.0677822288118199">
            <text:p>0.0677822</text:p>
          </table:table-cell>
          <table:table-cell table:formula="of:=[.F27]/[.G27]" office:value-type="float" office:value="4.77266440530197">
            <text:p>4.7726644</text:p>
          </table:table-cell>
          <table:table-cell table:number-columns-repeated="1016"/>
        </table:table-row>
        <table:table-row table:style-name="ro1">
          <table:table-cell table:formula="of:=[.A27]+[.$B$3]" office:value-type="float" office:value="0.44">
            <text:p>0.44</text:p>
          </table:table-cell>
          <table:table-cell table:formula="of:=[.B27]+([.$A28]-[.$A27])*([.C27]+[.C28])/2" office:value-type="float" office:value="0.105285951941373">
            <text:p>0.1052860</text:p>
          </table:table-cell>
          <table:table-cell table:formula="of:=[.C27]+([.$A28]-[.$A27])*([.D27]+[.D28])/2" office:value-type="float" office:value="0.447583562191498">
            <text:p>0.4475836</text:p>
          </table:table-cell>
          <table:table-cell table:formula="of:=[.D27]+([.$A28]-[.$A27])*([.E27]+[.E28])/2" office:value-type="float" office:value="0.81054763907073">
            <text:p>0.8105476</text:p>
          </table:table-cell>
          <table:table-cell table:formula="of:=[.C28]^2-[.B28]*[.D28]-1" office:value-type="float" office:value="-0.885008234766814">
            <text:p>-0.8850082</text:p>
          </table:table-cell>
          <table:table-cell table:formula="of:=[.F27]+([.A28]-[.A27])*0.5*(2-[.C28]-[.C27])" office:value-type="float" office:value="0.334714048058627">
            <text:p>0.3347140</text:p>
          </table:table-cell>
          <table:table-cell table:formula="of:=[.G27]+([.A28]-[.A27])*0.5*([.C28]*(1-[.C28])+[.C27]*(1-[.C27]))" office:value-type="float" office:value="0.0727074123004516">
            <text:p>0.0727074</text:p>
          </table:table-cell>
          <table:table-cell table:formula="of:=[.F28]/[.G28]" office:value-type="float" office:value="4.60357530915109">
            <text:p>4.6035753</text:p>
          </table:table-cell>
          <table:table-cell table:number-columns-repeated="1016"/>
        </table:table-row>
        <table:table-row table:style-name="ro1">
          <table:table-cell table:formula="of:=[.A28]+[.$B$3]" office:value-type="float" office:value="0.46">
            <text:p>0.46</text:p>
          </table:table-cell>
          <table:table-cell table:formula="of:=[.B28]+([.$A29]-[.$A28])*([.C28]+[.C29])/2" office:value-type="float" office:value="0.114397971936125">
            <text:p>0.1143980</text:p>
          </table:table-cell>
          <table:table-cell table:formula="of:=[.C28]+([.$A29]-[.$A28])*([.D28]+[.D29])/2" office:value-type="float" office:value="0.463618437283657">
            <text:p>0.4636184</text:p>
          </table:table-cell>
          <table:table-cell table:formula="of:=[.D28]+([.$A29]-[.$A28])*([.E28]+[.E29])/2" office:value-type="float" office:value="0.792939870145213">
            <text:p>0.7929399</text:p>
          </table:table-cell>
          <table:table-cell table:formula="of:=[.C29]^2-[.B29]*[.D29]-1" office:value-type="float" office:value="-0.875768657784889">
            <text:p>-0.8757687</text:p>
          </table:table-cell>
          <table:table-cell table:formula="of:=[.F28]+([.A29]-[.A28])*0.5*(2-[.C29]-[.C28])" office:value-type="float" office:value="0.345602028063875">
            <text:p>0.3456020</text:p>
          </table:table-cell>
          <table:table-cell table:formula="of:=[.G28]+([.A29]-[.A28])*0.5*([.C29]*(1-[.C29])+[.C28]*(1-[.C28]))" office:value-type="float" office:value="0.0776667012898694">
            <text:p>0.0776667</text:p>
          </table:table-cell>
          <table:table-cell table:formula="of:=[.F29]/[.G29]" office:value-type="float" office:value="4.44980953644486">
            <text:p>4.4498095</text:p>
          </table:table-cell>
          <table:table-cell table:number-columns-repeated="1016"/>
        </table:table-row>
        <table:table-row table:style-name="ro1">
          <table:table-cell table:formula="of:=[.A29]+[.$B$3]" office:value-type="float" office:value="0.48">
            <text:p>0.48</text:p>
          </table:table-cell>
          <table:table-cell table:formula="of:=[.B29]+([.$A30]-[.$A29])*([.C29]+[.C30])/2" office:value-type="float" office:value="0.123827186588201">
            <text:p>0.1238272</text:p>
          </table:table-cell>
          <table:table-cell table:formula="of:=[.C29]+([.$A30]-[.$A29])*([.D29]+[.D30])/2" office:value-type="float" office:value="0.479303027924029">
            <text:p>0.4793030</text:p>
          </table:table-cell>
          <table:table-cell table:formula="of:=[.D29]+([.$A30]-[.$A29])*([.E29]+[.E30])/2" office:value-type="float" office:value="0.775519193891986">
            <text:p>0.7755192</text:p>
          </table:table-cell>
          <table:table-cell table:formula="of:=[.C30]^2-[.B30]*[.D30]-1" office:value-type="float" office:value="-0.866298967537808">
            <text:p>-0.8662990</text:p>
          </table:table-cell>
          <table:table-cell table:formula="of:=[.F29]+([.A30]-[.A29])*0.5*(2-[.C30]-[.C29])" office:value-type="float" office:value="0.356172813411799">
            <text:p>0.3561728</text:p>
          </table:table-cell>
          <table:table-cell table:formula="of:=[.G29]+([.A30]-[.A29])*0.5*([.C30]*(1-[.C30])+[.C29]*(1-[.C29]))" office:value-type="float" office:value="0.0826491814622815">
            <text:p>0.0826492</text:p>
          </table:table-cell>
          <table:table-cell table:formula="of:=[.F30]/[.G30]" office:value-type="float" office:value="4.30945360994706">
            <text:p>4.3094536</text:p>
          </table:table-cell>
          <table:table-cell table:number-columns-repeated="1016"/>
        </table:table-row>
        <table:table-row table:style-name="ro1">
          <table:table-cell table:style-name="ce4" table:formula="of:=[.A30]+[.$B$3]" office:value-type="float" office:value="0.5">
            <text:p>0.50</text:p>
          </table:table-cell>
          <table:table-cell table:formula="of:=[.B30]+([.$A31]-[.$A30])*([.C30]+[.C31])/2" office:value-type="float" office:value="0.133566628074082">
            <text:p>0.1335666</text:p>
          </table:table-cell>
          <table:table-cell table:formula="of:=[.C30]+([.$A31]-[.$A30])*([.D30]+[.D31])/2" office:value-type="float" office:value="0.494641120664008">
            <text:p>0.4946411</text:p>
          </table:table-cell>
          <table:table-cell table:formula="of:=[.D30]+([.$A31]-[.$A30])*([.E30]+[.E31])/2" office:value-type="float" office:value="0.758290080105897">
            <text:p>0.7582901</text:p>
          </table:table-cell>
          <table:table-cell table:formula="of:=[.C31]^2-[.B31]*[.D31]-1" office:value-type="float" office:value="-0.856612411071145">
            <text:p>-0.8566124</text:p>
          </table:table-cell>
          <table:table-cell table:formula="of:=[.F30]+([.A31]-[.A30])*0.5*(2-[.C31]-[.C30])" office:value-type="float" office:value="0.366433371925918">
            <text:p>0.3664334</text:p>
          </table:table-cell>
          <table:table-cell table:formula="of:=[.G30]+([.A31]-[.A30])*0.5*([.C31]*(1-[.C31])+[.C30]*(1-[.C30]))" office:value-type="float" office:value="0.0876446106398729">
            <text:p>0.0876446</text:p>
          </table:table-cell>
          <table:table-cell table:formula="of:=[.F31]/[.G31]" office:value-type="float" office:value="4.18090022022659">
            <text:p>4.1809002</text:p>
          </table:table-cell>
          <table:table-cell table:number-columns-repeated="1016"/>
        </table:table-row>
        <table:table-row table:style-name="ro1">
          <table:table-cell table:formula="of:=[.A31]+[.$B$3]" office:value-type="float" office:value="0.52">
            <text:p>0.52</text:p>
          </table:table-cell>
          <table:table-cell table:formula="of:=[.B31]+([.$A32]-[.$A31])*([.C31]+[.C32])/2" office:value-type="float" office:value="0.143609405168986">
            <text:p>0.1436094</text:p>
          </table:table-cell>
          <table:table-cell table:formula="of:=[.C31]+([.$A32]-[.$A31])*([.D31]+[.D32])/2" office:value-type="float" office:value="0.509636588826365">
            <text:p>0.5096366</text:p>
          </table:table-cell>
          <table:table-cell table:formula="of:=[.D31]+([.$A32]-[.$A31])*([.E31]+[.E32])/2" office:value-type="float" office:value="0.741256736129806">
            <text:p>0.7412567</text:p>
          </table:table-cell>
          <table:table-cell table:formula="of:=[.C32]^2-[.B32]*[.D32]-1" office:value-type="float" office:value="-0.846721986537915">
            <text:p>-0.8467220</text:p>
          </table:table-cell>
          <table:table-cell table:formula="of:=[.F31]+([.A32]-[.A31])*0.5*(2-[.C32]-[.C31])" office:value-type="float" office:value="0.376390594831015">
            <text:p>0.3763906</text:p>
          </table:table-cell>
          <table:table-cell table:formula="of:=[.G31]+([.A32]-[.A31])*0.5*([.C32]*(1-[.C32])+[.C31]*(1-[.C31]))" office:value-type="float" office:value="0.0926433948255535">
            <text:p>0.0926434</text:p>
          </table:table-cell>
          <table:table-cell table:formula="of:=[.F32]/[.G32]" office:value-type="float" office:value="4.06278931746569">
            <text:p>4.0627893</text:p>
          </table:table-cell>
          <table:table-cell table:number-columns-repeated="1016"/>
        </table:table-row>
        <table:table-row table:style-name="ro1">
          <table:table-cell table:formula="of:=[.A32]+[.$B$3]" office:value-type="float" office:value="0.54">
            <text:p>0.54</text:p>
          </table:table-cell>
          <table:table-cell table:formula="of:=[.B32]+([.$A33]-[.$A32])*([.C32]+[.C33])/2" office:value-type="float" office:value="0.153948704930308">
            <text:p>0.1539487</text:p>
          </table:table-cell>
          <table:table-cell table:formula="of:=[.C32]+([.$A33]-[.$A32])*([.D32]+[.D33])/2" office:value-type="float" office:value="0.524293387305887">
            <text:p>0.5242934</text:p>
          </table:table-cell>
          <table:table-cell table:formula="of:=[.D32]+([.$A33]-[.$A32])*([.E32]+[.E33])/2" office:value-type="float" office:value="0.724423111822357">
            <text:p>0.7244231</text:p>
          </table:table-cell>
          <table:table-cell table:formula="of:=[.C33]^2-[.B33]*[.D33]-1" office:value-type="float" office:value="-0.836640444207063">
            <text:p>-0.8366404</text:p>
          </table:table-cell>
          <table:table-cell table:formula="of:=[.F32]+([.A33]-[.A32])*0.5*(2-[.C33]-[.C32])" office:value-type="float" office:value="0.386051295069692">
            <text:p>0.3860513</text:p>
          </table:table-cell>
          <table:table-cell table:formula="of:=[.G32]+([.A33]-[.A32])*0.5*([.C33]*(1-[.C33])+[.C32]*(1-[.C32]))" office:value-type="float" office:value="0.0976365645004435">
            <text:p>0.0976366</text:p>
          </table:table-cell>
          <table:table-cell table:formula="of:=[.F33]/[.G33]" office:value-type="float" office:value="3.95396229931809">
            <text:p>3.9539623</text:p>
          </table:table-cell>
          <table:table-cell table:number-columns-repeated="1016"/>
        </table:table-row>
        <table:table-row table:style-name="ro1">
          <table:table-cell table:formula="of:=[.A33]+[.$B$3]" office:value-type="float" office:value="0.56">
            <text:p>0.56</text:p>
          </table:table-cell>
          <table:table-cell table:formula="of:=[.B33]+([.$A34]-[.$A33])*([.C33]+[.C34])/2" office:value-type="float" office:value="0.164577794278059">
            <text:p>0.1645778</text:p>
          </table:table-cell>
          <table:table-cell table:formula="of:=[.C33]+([.$A34]-[.$A33])*([.D33]+[.D34])/2" office:value-type="float" office:value="0.538615547469174">
            <text:p>0.5386155</text:p>
          </table:table-cell>
          <table:table-cell table:formula="of:=[.D33]+([.$A34]-[.$A33])*([.E33]+[.E34])/2" office:value-type="float" office:value="0.707792904506403">
            <text:p>0.7077929</text:p>
          </table:table-cell>
          <table:table-cell table:formula="of:=[.C34]^2-[.B34]*[.D34]-1" office:value-type="float" office:value="-0.826380287388258">
            <text:p>-0.8263803</text:p>
          </table:table-cell>
          <table:table-cell table:formula="of:=[.F33]+([.A34]-[.A33])*0.5*(2-[.C34]-[.C33])" office:value-type="float" office:value="0.395422205721941">
            <text:p>0.3954222</text:p>
          </table:table-cell>
          <table:table-cell table:formula="of:=[.G33]+([.A34]-[.A33])*0.5*([.C34]*(1-[.C34])+[.C33]*(1-[.C33]))" office:value-type="float" office:value="0.102615751208712">
            <text:p>0.1026158</text:p>
          </table:table-cell>
          <table:table-cell table:formula="of:=[.F34]/[.G34]" office:value-type="float" office:value="3.85342601953656">
            <text:p>3.8534260</text:p>
          </table:table-cell>
          <table:table-cell table:number-columns-repeated="1016"/>
        </table:table-row>
        <table:table-row table:style-name="ro1">
          <table:table-cell table:formula="of:=[.A34]+[.$B$3]" office:value-type="float" office:value="0.58">
            <text:p>0.58</text:p>
          </table:table-cell>
          <table:table-cell table:formula="of:=[.B34]+([.$A35]-[.$A34])*([.C34]+[.C35])/2" office:value-type="float" office:value="0.175490021474283">
            <text:p>0.1754900</text:p>
          </table:table-cell>
          <table:table-cell table:formula="of:=[.C34]+([.$A35]-[.$A34])*([.D34]+[.D35])/2" office:value-type="float" office:value="0.552607172153236">
            <text:p>0.5526072</text:p>
          </table:table-cell>
          <table:table-cell table:formula="of:=[.D34]+([.$A35]-[.$A34])*([.E34]+[.E35])/2" office:value-type="float" office:value="0.691369563899723">
            <text:p>0.6913696</text:p>
          </table:table-cell>
          <table:table-cell table:formula="of:=[.C35]^2-[.B35]*[.D35]-1" office:value-type="float" office:value="-0.815953773279802">
            <text:p>-0.8159538</text:p>
          </table:table-cell>
          <table:table-cell table:formula="of:=[.F34]+([.A35]-[.A34])*0.5*(2-[.C35]-[.C34])" office:value-type="float" office:value="0.404509978525717">
            <text:p>0.4045100</text:p>
          </table:table-cell>
          <table:table-cell table:formula="of:=[.G34]+([.A35]-[.A34])*0.5*([.C35]*(1-[.C35])+[.C34]*(1-[.C34]))" office:value-type="float" office:value="0.107573164458029">
            <text:p>0.1075732</text:p>
          </table:table-cell>
          <table:table-cell table:formula="of:=[.F35]/[.G35]" office:value-type="float" office:value="3.7603242459558">
            <text:p>3.7603242</text:p>
          </table:table-cell>
          <table:table-cell table:number-columns-repeated="1016"/>
        </table:table-row>
        <table:table-row table:style-name="ro1">
          <table:table-cell table:formula="of:=[.A35]+[.$B$3]" office:value-type="float" office:value="0.6">
            <text:p>0.60</text:p>
          </table:table-cell>
          <table:table-cell table:formula="of:=[.B35]+([.$A36]-[.$A35])*([.C35]+[.C36])/2" office:value-type="float" office:value="0.18667881750344">
            <text:p>0.1866788</text:p>
          </table:table-cell>
          <table:table-cell table:formula="of:=[.C35]+([.$A36]-[.$A35])*([.D35]+[.D36])/2" office:value-type="float" office:value="0.566272430762527">
            <text:p>0.5662724</text:p>
          </table:table-cell>
          <table:table-cell table:formula="of:=[.D35]+([.$A36]-[.$A35])*([.E35]+[.E36])/2" office:value-type="float" office:value="0.675156297029461">
            <text:p>0.6751563</text:p>
          </table:table-cell>
          <table:table-cell table:formula="of:=[.C36]^2-[.B36]*[.D36]-1" office:value-type="float" office:value="-0.805372913746369">
            <text:p>-0.8053729</text:p>
          </table:table-cell>
          <table:table-cell table:formula="of:=[.F35]+([.A36]-[.A35])*0.5*(2-[.C36]-[.C35])" office:value-type="float" office:value="0.41332118249656">
            <text:p>0.4133212</text:p>
          </table:table-cell>
          <table:table-cell table:formula="of:=[.G35]+([.A36]-[.A35])*0.5*([.C36]*(1-[.C36])+[.C35]*(1-[.C35]))" office:value-type="float" office:value="0.112501568961618">
            <text:p>0.1125016</text:p>
          </table:table-cell>
          <table:table-cell table:formula="of:=[.F36]/[.G36]" office:value-type="float" office:value="3.67391482902406">
            <text:p>3.6739148</text:p>
          </table:table-cell>
          <table:table-cell table:number-columns-repeated="1016"/>
        </table:table-row>
        <table:table-row table:style-name="ro1">
          <table:table-cell table:formula="of:=[.A36]+[.$B$3]" office:value-type="float" office:value="0.62">
            <text:p>0.62</text:p>
          </table:table-cell>
          <table:table-cell table:formula="of:=[.B36]+([.$A37]-[.$A36])*([.C36]+[.C37])/2" office:value-type="float" office:value="0.198137697355707">
            <text:p>0.1981377</text:p>
          </table:table-cell>
          <table:table-cell table:formula="of:=[.C36]+([.$A37]-[.$A36])*([.D36]+[.D37])/2" office:value-type="float" office:value="0.579615554464139">
            <text:p>0.5796156</text:p>
          </table:table-cell>
          <table:table-cell table:formula="of:=[.D36]+([.$A37]-[.$A36])*([.E36]+[.E37])/2" office:value-type="float" office:value="0.659156073131664">
            <text:p>0.6591561</text:p>
          </table:table-cell>
          <table:table-cell table:formula="of:=[.C37]^2-[.B37]*[.D37]-1" office:value-type="float" office:value="-0.79464947603328">
            <text:p>-0.7946495</text:p>
          </table:table-cell>
          <table:table-cell table:formula="of:=[.F36]+([.A37]-[.A36])*0.5*(2-[.C37]-[.C36])" office:value-type="float" office:value="0.421862302644293">
            <text:p>0.4218623</text:p>
          </table:table-cell>
          <table:table-cell table:formula="of:=[.G36]+([.A37]-[.A36])*0.5*([.C37]*(1-[.C37])+[.C36]*(1-[.C36]))" office:value-type="float" office:value="0.1173942622457">
            <text:p>0.1173943</text:p>
          </table:table-cell>
          <table:table-cell table:formula="of:=[.F37]/[.G37]" office:value-type="float" office:value="3.59355129095968">
            <text:p>3.5935513</text:p>
          </table:table-cell>
          <table:table-cell table:number-columns-repeated="1016"/>
        </table:table-row>
        <table:table-row table:style-name="ro1">
          <table:table-cell table:formula="of:=[.A37]+[.$B$3]" office:value-type="float" office:value="0.64">
            <text:p>0.64</text:p>
          </table:table-cell>
          <table:table-cell table:formula="of:=[.B37]+([.$A38]-[.$A37])*([.C37]+[.C38])/2" office:value-type="float" office:value="0.209860261215157">
            <text:p>0.2098603</text:p>
          </table:table-cell>
          <table:table-cell table:formula="of:=[.C37]+([.$A38]-[.$A37])*([.D37]+[.D38])/2" office:value-type="float" office:value="0.592640831480826">
            <text:p>0.5926408</text:p>
          </table:table-cell>
          <table:table-cell table:formula="of:=[.D37]+([.$A38]-[.$A37])*([.E37]+[.E38])/2" office:value-type="float" office:value="0.643371628537092">
            <text:p>0.6433716</text:p>
          </table:table-cell>
          <table:table-cell table:formula="of:=[.C38]^2-[.B38]*[.D38]-1" office:value-type="float" office:value="-0.783794983423945">
            <text:p>-0.7837950</text:p>
          </table:table-cell>
          <table:table-cell table:formula="of:=[.F37]+([.A38]-[.A37])*0.5*(2-[.C38]-[.C37])" office:value-type="float" office:value="0.430139738784843">
            <text:p>0.4301397</text:p>
          </table:table-cell>
          <table:table-cell table:formula="of:=[.G37]+([.A38]-[.A37])*0.5*([.C38]*(1-[.C38])+[.C37]*(1-[.C37]))" office:value-type="float" office:value="0.122245052643999">
            <text:p>0.1222451</text:p>
          </table:table-cell>
          <table:table-cell table:formula="of:=[.F38]/[.G38]" office:value-type="float" office:value="3.5186678681999">
            <text:p>3.5186679</text:p>
          </table:table-cell>
          <table:table-cell table:number-columns-repeated="1016"/>
        </table:table-row>
        <table:table-row table:style-name="ro1">
          <table:table-cell table:formula="of:=[.A38]+[.$B$3]" office:value-type="float" office:value="0.66">
            <text:p>0.66</text:p>
          </table:table-cell>
          <table:table-cell table:formula="of:=[.B38]+([.$A39]-[.$A38])*([.C38]+[.C39])/2" office:value-type="float" office:value="0.221840195554781">
            <text:p>0.2218402</text:p>
          </table:table-cell>
          <table:table-cell table:formula="of:=[.C38]+([.$A39]-[.$A38])*([.D38]+[.D39])/2" office:value-type="float" office:value="0.605352602481641">
            <text:p>0.6053526</text:p>
          </table:table-cell>
          <table:table-cell table:formula="of:=[.D38]+([.$A39]-[.$A38])*([.E38]+[.E39])/2" office:value-type="float" office:value="0.627805471544381">
            <text:p>0.6278055</text:p>
          </table:table-cell>
          <table:table-cell table:formula="of:=[.C39]^2-[.B39]*[.D39]-1" office:value-type="float" office:value="-0.772820715847119">
            <text:p>-0.7728207</text:p>
          </table:table-cell>
          <table:table-cell table:formula="of:=[.F38]+([.A39]-[.A38])*0.5*(2-[.C39]-[.C38])" office:value-type="float" office:value="0.438159804445219">
            <text:p>0.4381598</text:p>
          </table:table-cell>
          <table:table-cell table:formula="of:=[.G38]+([.A39]-[.A38])*0.5*([.C39]*(1-[.C39])+[.C38]*(1-[.C38]))" office:value-type="float" office:value="0.127048237698928">
            <text:p>0.1270482</text:p>
          </table:table-cell>
          <table:table-cell table:formula="of:=[.F39]/[.G39]" office:value-type="float" office:value="3.44876727439185">
            <text:p>3.4487673</text:p>
          </table:table-cell>
          <table:table-cell table:number-columns-repeated="1016"/>
        </table:table-row>
        <table:table-row table:style-name="ro1">
          <table:table-cell table:formula="of:=[.A39]+[.$B$3]" office:value-type="float" office:value="0.68">
            <text:p>0.68</text:p>
          </table:table-cell>
          <table:table-cell table:formula="of:=[.B39]+([.$A40]-[.$A39])*([.C39]+[.C40])/2" office:value-type="float" office:value="0.234071274140297">
            <text:p>0.2340713</text:p>
          </table:table-cell>
          <table:table-cell table:formula="of:=[.C39]+([.$A40]-[.$A39])*([.D39]+[.D40])/2" office:value-type="float" office:value="0.6177552560699">
            <text:p>0.6177553</text:p>
          </table:table-cell>
          <table:table-cell table:formula="of:=[.D39]+([.$A40]-[.$A39])*([.E39]+[.E40])/2" office:value-type="float" office:value="0.612459887281505">
            <text:p>0.6124599</text:p>
          </table:table-cell>
          <table:table-cell table:formula="of:=[.C40]^2-[.B40]*[.D40]-1" office:value-type="float" office:value="-0.761737710440547">
            <text:p>-0.7617377</text:p>
          </table:table-cell>
          <table:table-cell table:formula="of:=[.F39]+([.A40]-[.A39])*0.5*(2-[.C40]-[.C39])" office:value-type="float" office:value="0.445928725859703">
            <text:p>0.4459287</text:p>
          </table:table-cell>
          <table:table-cell table:formula="of:=[.G39]+([.A40]-[.A39])*0.5*([.C40]*(1-[.C40])+[.C39]*(1-[.C39]))" office:value-type="float" office:value="0.13179858298711">
            <text:p>0.1317986</text:p>
          </table:table-cell>
          <table:table-cell table:formula="of:=[.F40]/[.G40]" office:value-type="float" office:value="3.38341062364316">
            <text:p>3.3834106</text:p>
          </table:table-cell>
          <table:table-cell table:number-columns-repeated="1016"/>
        </table:table-row>
        <table:table-row table:style-name="ro1">
          <table:table-cell table:formula="of:=[.A40]+[.$B$3]" office:value-type="float" office:value="0.7">
            <text:p>0.70</text:p>
          </table:table-cell>
          <table:table-cell table:formula="of:=[.B40]+([.$A41]-[.$A40])*([.C40]+[.C41])/2" office:value-type="float" office:value="0.246547358944679">
            <text:p>0.2465474</text:p>
          </table:table-cell>
          <table:table-cell table:formula="of:=[.C40]+([.$A41]-[.$A40])*([.D40]+[.D41])/2" office:value-type="float" office:value="0.629853224368278">
            <text:p>0.6298532</text:p>
          </table:table-cell>
          <table:table-cell table:formula="of:=[.D40]+([.$A41]-[.$A40])*([.E40]+[.E41])/2" office:value-type="float" office:value="0.597336942556323">
            <text:p>0.5973369</text:p>
          </table:table-cell>
          <table:table-cell table:formula="of:=[.C41]^2-[.B41]*[.D41]-1" office:value-type="float" office:value="-0.750556762077613">
            <text:p>-0.7505568</text:p>
          </table:table-cell>
          <table:table-cell table:formula="of:=[.F40]+([.A41]-[.A40])*0.5*(2-[.C41]-[.C40])" office:value-type="float" office:value="0.453452641055322">
            <text:p>0.4534526</text:p>
          </table:table-cell>
          <table:table-cell table:formula="of:=[.G40]+([.A41]-[.A40])*0.5*([.C41]*(1-[.C41])+[.C40]*(1-[.C40]))" office:value-type="float" office:value="0.136491301385001">
            <text:p>0.1364913</text:p>
          </table:table-cell>
          <table:table-cell table:formula="of:=[.F41]/[.G41]" office:value-type="float" office:value="3.322209081854">
            <text:p>3.3222091</text:p>
          </table:table-cell>
          <table:table-cell table:number-columns-repeated="1016"/>
        </table:table-row>
        <table:table-row table:style-name="ro1">
          <table:table-cell table:formula="of:=[.A41]+[.$B$3]" office:value-type="float" office:value="0.72">
            <text:p>0.72</text:p>
          </table:table-cell>
          <table:table-cell table:formula="of:=[.B41]+([.$A42]-[.$A41])*([.C41]+[.C42])/2" office:value-type="float" office:value="0.25926240097537">
            <text:p>0.2592624</text:p>
          </table:table-cell>
          <table:table-cell table:formula="of:=[.C41]+([.$A42]-[.$A41])*([.D41]+[.D42])/2" office:value-type="float" office:value="0.641650978700811">
            <text:p>0.6416510</text:p>
          </table:table-cell>
          <table:table-cell table:formula="of:=[.D41]+([.$A42]-[.$A41])*([.E41]+[.E42])/2" office:value-type="float" office:value="0.582438490696912">
            <text:p>0.5824385</text:p>
          </table:table-cell>
          <table:table-cell table:formula="of:=[.C42]^2-[.B42]*[.D42]-1" office:value-type="float" office:value="-0.739288423863546">
            <text:p>-0.7392884</text:p>
          </table:table-cell>
          <table:table-cell table:formula="of:=[.F41]+([.A42]-[.A41])*0.5*(2-[.C42]-[.C41])" office:value-type="float" office:value="0.460737599024631">
            <text:p>0.4607376</text:p>
          </table:table-cell>
          <table:table-cell table:formula="of:=[.G41]+([.A42]-[.A41])*0.5*([.C42]*(1-[.C42])+[.C41]*(1-[.C41]))" office:value-type="float" office:value="0.141122032788544">
            <text:p>0.1411220</text:p>
          </table:table-cell>
          <table:table-cell table:formula="of:=[.F42]/[.G42]" office:value-type="float" office:value="3.26481691002139">
            <text:p>3.2648169</text:p>
          </table:table-cell>
          <table:table-cell table:number-columns-repeated="1016"/>
        </table:table-row>
        <table:table-row table:style-name="ro1">
          <table:table-cell table:formula="of:=[.A42]+[.$B$3]" office:value-type="float" office:value="0.74">
            <text:p>0.74</text:p>
          </table:table-cell>
          <table:table-cell table:formula="of:=[.B42]+([.$A43]-[.$A42])*([.C42]+[.C43])/2" office:value-type="float" office:value="0.272210441016094">
            <text:p>0.2722104</text:p>
          </table:table-cell>
          <table:table-cell table:formula="of:=[.C42]+([.$A43]-[.$A42])*([.D42]+[.D43])/2" office:value-type="float" office:value="0.653153025371602">
            <text:p>0.6531530</text:p>
          </table:table-cell>
          <table:table-cell table:formula="of:=[.D42]+([.$A43]-[.$A42])*([.E42]+[.E43])/2" office:value-type="float" office:value="0.567766176382199">
            <text:p>0.5677662</text:p>
          </table:table-cell>
          <table:table-cell table:formula="of:=[.C43]^2-[.B43]*[.D43]-1" office:value-type="float" office:value="-0.727943007607743">
            <text:p>-0.7279430</text:p>
          </table:table-cell>
          <table:table-cell table:formula="of:=[.F42]+([.A43]-[.A42])*0.5*(2-[.C43]-[.C42])" office:value-type="float" office:value="0.467789558983907">
            <text:p>0.4677896</text:p>
          </table:table-cell>
          <table:table-cell table:formula="of:=[.G42]+([.A43]-[.A42])*0.5*([.C43]*(1-[.C43])+[.C42]*(1-[.C42]))" office:value-type="float" office:value="0.14568682429907">
            <text:p>0.1456868</text:p>
          </table:table-cell>
          <table:table-cell table:formula="of:=[.F43]/[.G43]" office:value-type="float" office:value="3.21092563610018">
            <text:p>3.2109256</text:p>
          </table:table-cell>
          <table:table-cell table:number-columns-repeated="1016"/>
        </table:table-row>
        <table:table-row table:style-name="ro1">
          <table:table-cell table:formula="of:=[.A43]+[.$B$3]" office:value-type="float" office:value="0.76">
            <text:p>0.76</text:p>
          </table:table-cell>
          <table:table-cell table:formula="of:=[.B43]+([.$A44]-[.$A43])*([.C43]+[.C44])/2" office:value-type="float" office:value="0.28538561028521">
            <text:p>0.2853856</text:p>
          </table:table-cell>
          <table:table-cell table:formula="of:=[.C43]+([.$A44]-[.$A43])*([.D43]+[.D44])/2" office:value-type="float" office:value="0.664363901540057">
            <text:p>0.6643639</text:p>
          </table:table-cell>
          <table:table-cell table:formula="of:=[.D43]+([.$A44]-[.$A43])*([.E43]+[.E44])/2" office:value-type="float" office:value="0.553321440463334">
            <text:p>0.5533214</text:p>
          </table:table-cell>
          <table:table-cell table:formula="of:=[.C44]^2-[.B44]*[.D44]-1" office:value-type="float" office:value="-0.716530584278756">
            <text:p>-0.7165306</text:p>
          </table:table-cell>
          <table:table-cell table:formula="of:=[.F43]+([.A44]-[.A43])*0.5*(2-[.C44]-[.C43])" office:value-type="float" office:value="0.47461438971479">
            <text:p>0.4746144</text:p>
          </table:table-cell>
          <table:table-cell table:formula="of:=[.G43]+([.A44]-[.A43])*0.5*([.C44]*(1-[.C44])+[.C43]*(1-[.C43]))" office:value-type="float" office:value="0.15018211088597">
            <text:p>0.1501821</text:p>
          </table:table-cell>
          <table:table-cell table:formula="of:=[.F44]/[.G44]" office:value-type="float" office:value="3.16025914747698">
            <text:p>3.1602591</text:p>
          </table:table-cell>
          <table:table-cell table:number-columns-repeated="1016"/>
        </table:table-row>
        <table:table-row table:style-name="ro1">
          <table:table-cell table:formula="of:=[.A44]+[.$B$3]" office:value-type="float" office:value="0.78">
            <text:p>0.78</text:p>
          </table:table-cell>
          <table:table-cell table:formula="of:=[.B44]+([.$A45]-[.$A44])*([.C44]+[.C45])/2" office:value-type="float" office:value="0.298782131012535">
            <text:p>0.2987821</text:p>
          </table:table-cell>
          <table:table-cell table:formula="of:=[.C44]+([.$A45]-[.$A44])*([.D44]+[.D45])/2" office:value-type="float" office:value="0.675288171192451">
            <text:p>0.6752882</text:p>
          </table:table-cell>
          <table:table-cell table:formula="of:=[.D44]+([.$A45]-[.$A44])*([.E44]+[.E45])/2" office:value-type="float" office:value="0.539105524776062">
            <text:p>0.5391055</text:p>
          </table:table-cell>
          <table:table-cell table:formula="of:=[.C45]^2-[.B45]*[.D45]-1" office:value-type="float" office:value="-0.705060984448452">
            <text:p>-0.7050610</text:p>
          </table:table-cell>
          <table:table-cell table:formula="of:=[.F44]+([.A45]-[.A44])*0.5*(2-[.C45]-[.C44])" office:value-type="float" office:value="0.481217868987465">
            <text:p>0.4812179</text:p>
          </table:table-cell>
          <table:table-cell table:formula="of:=[.G44]+([.A45]-[.A44])*0.5*([.C45]*(1-[.C45])+[.C44]*(1-[.C44]))" office:value-type="float" office:value="0.154604696535076">
            <text:p>0.1546047</text:p>
          </table:table-cell>
          <table:table-cell table:formula="of:=[.F45]/[.G45]" office:value-type="float" office:value="3.1125695387804">
            <text:p>3.1125695</text:p>
          </table:table-cell>
          <table:table-cell table:number-columns-repeated="1016"/>
        </table:table-row>
        <table:table-row table:style-name="ro1">
          <table:table-cell table:formula="of:=[.A45]+[.$B$3]" office:value-type="float" office:value="0.8">
            <text:p>0.80</text:p>
          </table:table-cell>
          <table:table-cell table:formula="of:=[.B45]+([.$A46]-[.$A45])*([.C45]+[.C46])/2" office:value-type="float" office:value="0.312394316936556">
            <text:p>0.3123943</text:p>
          </table:table-cell>
          <table:table-cell table:formula="of:=[.C45]+([.$A46]-[.$A45])*([.D45]+[.D46])/2" office:value-type="float" office:value="0.685930421209654">
            <text:p>0.6859304</text:p>
          </table:table-cell>
          <table:table-cell table:formula="of:=[.D45]+([.$A46]-[.$A45])*([.E45]+[.E46])/2" office:value-type="float" office:value="0.525119476944259">
            <text:p>0.5251195</text:p>
          </table:table-cell>
          <table:table-cell table:formula="of:=[.C46]^2-[.B46]*[.D46]-1" office:value-type="float" office:value="-0.69354379873184">
            <text:p>-0.6935438</text:p>
          </table:table-cell>
          <table:table-cell table:formula="of:=[.F45]+([.A46]-[.A45])*0.5*(2-[.C46]-[.C45])" office:value-type="float" office:value="0.487605683063444">
            <text:p>0.4876057</text:p>
          </table:table-cell>
          <table:table-cell table:formula="of:=[.G45]+([.A46]-[.A45])*0.5*([.C46]*(1-[.C46])+[.C45]*(1-[.C45]))" office:value-type="float" office:value="0.158951735890164">
            <text:p>0.1589517</text:p>
          </table:table-cell>
          <table:table-cell table:formula="of:=[.F46]/[.G46]" office:value-type="float" office:value="3.06763358281523">
            <text:p>3.0676336</text:p>
          </table:table-cell>
          <table:table-cell table:number-columns-repeated="1016"/>
        </table:table-row>
        <table:table-row table:style-name="ro1">
          <table:table-cell table:formula="of:=[.A46]+[.$B$3]" office:value-type="float" office:value="0.82">
            <text:p>0.82</text:p>
          </table:table-cell>
          <table:table-cell table:formula="of:=[.B46]+([.$A47]-[.$A46])*([.C46]+[.C47])/2" office:value-type="float" office:value="0.326216573723962">
            <text:p>0.3262166</text:p>
          </table:table-cell>
          <table:table-cell table:formula="of:=[.C46]+([.$A47]-[.$A46])*([.D46]+[.D47])/2" office:value-type="float" office:value="0.696295257530843">
            <text:p>0.6962953</text:p>
          </table:table-cell>
          <table:table-cell table:formula="of:=[.D46]+([.$A47]-[.$A46])*([.E46]+[.E47])/2" office:value-type="float" office:value="0.51136415517465">
            <text:p>0.5113642</text:p>
          </table:table-cell>
          <table:table-cell table:formula="of:=[.C47]^2-[.B47]*[.D47]-1" office:value-type="float" office:value="-0.681988378229017">
            <text:p>-0.6819884</text:p>
          </table:table-cell>
          <table:table-cell table:formula="of:=[.F46]+([.A47]-[.A46])*0.5*(2-[.C47]-[.C46])" office:value-type="float" office:value="0.493783426276039">
            <text:p>0.4937834</text:p>
          </table:table-cell>
          <table:table-cell table:formula="of:=[.G46]+([.A47]-[.A46])*0.5*([.C47]*(1-[.C47])+[.C46]*(1-[.C46]))" office:value-type="float" office:value="0.163220716393561">
            <text:p>0.1632207</text:p>
          </table:table-cell>
          <table:table-cell table:formula="of:=[.F47]/[.G47]" office:value-type="float" office:value="3.02524971821236">
            <text:p>3.0252497</text:p>
          </table:table-cell>
          <table:table-cell table:number-columns-repeated="1016"/>
        </table:table-row>
        <table:table-row table:style-name="ro1">
          <table:table-cell table:formula="of:=[.A47]+[.$B$3]" office:value-type="float" office:value="0.84">
            <text:p>0.84</text:p>
          </table:table-cell>
          <table:table-cell table:formula="of:=[.B47]+([.$A48]-[.$A47])*([.C47]+[.C48])/2" office:value-type="float" office:value="0.3402433993134">
            <text:p>0.3402434</text:p>
          </table:table-cell>
          <table:table-cell table:formula="of:=[.C47]+([.$A48]-[.$A47])*([.D47]+[.D48])/2" office:value-type="float" office:value="0.706387301413016">
            <text:p>0.7063873</text:p>
          </table:table-cell>
          <table:table-cell table:formula="of:=[.D47]+([.$A48]-[.$A47])*([.E47]+[.E48])/2" office:value-type="float" office:value="0.497840233042603">
            <text:p>0.4978402</text:p>
          </table:table-cell>
          <table:table-cell table:formula="of:=[.C48]^2-[.B48]*[.D48]-1" office:value-type="float" office:value="-0.670403834975643">
            <text:p>-0.6704038</text:p>
          </table:table-cell>
          <table:table-cell table:formula="of:=[.F47]+([.A48]-[.A47])*0.5*(2-[.C48]-[.C47])" office:value-type="float" office:value="0.4997566006866">
            <text:p>0.4997566</text:p>
          </table:table-cell>
          <table:table-cell table:formula="of:=[.G47]+([.A48]-[.A47])*0.5*([.C48]*(1-[.C48])+[.C47]*(1-[.C47]))" office:value-type="float" office:value="0.167409440930424">
            <text:p>0.1674094</text:p>
          </table:table-cell>
          <table:table-cell table:formula="of:=[.F48]/[.G48]" office:value-type="float" office:value="2.9852354676598">
            <text:p>2.9852355</text:p>
          </table:table-cell>
          <table:table-cell table:number-columns-repeated="1016"/>
        </table:table-row>
        <table:table-row table:style-name="ro1">
          <table:table-cell table:formula="of:=[.A48]+[.$B$3]" office:value-type="float" office:value="0.86">
            <text:p>0.86</text:p>
          </table:table-cell>
          <table:table-cell table:formula="of:=[.B48]+([.$A49]-[.$A48])*([.C48]+[.C49])/2" office:value-type="float" office:value="0.354469384185392">
            <text:p>0.3544694</text:p>
          </table:table-cell>
          <table:table-cell table:formula="of:=[.C48]+([.$A49]-[.$A48])*([.D48]+[.D49])/2" office:value-type="float" office:value="0.71621118578613">
            <text:p>0.7162112</text:p>
          </table:table-cell>
          <table:table-cell table:formula="of:=[.D48]+([.$A49]-[.$A48])*([.E48]+[.E49])/2" office:value-type="float" office:value="0.484548204268764">
            <text:p>0.4845482</text:p>
          </table:table-cell>
          <table:table-cell table:formula="of:=[.C49]^2-[.B49]*[.D49]-1" office:value-type="float" office:value="-0.658799042408305">
            <text:p>-0.6587990</text:p>
          </table:table-cell>
          <table:table-cell table:formula="of:=[.F48]+([.A49]-[.A48])*0.5*(2-[.C49]-[.C48])" office:value-type="float" office:value="0.505530615814609">
            <text:p>0.5055306</text:p>
          </table:table-cell>
          <table:table-cell table:formula="of:=[.G48]+([.A49]-[.A48])*0.5*([.C49]*(1-[.C49])+[.C48]*(1-[.C48]))" office:value-type="float" office:value="0.171516010979988">
            <text:p>0.1715160</text:p>
          </table:table-cell>
          <table:table-cell table:formula="of:=[.F49]/[.G49]" office:value-type="float" office:value="2.94742521660903">
            <text:p>2.9474252</text:p>
          </table:table-cell>
          <table:table-cell table:number-columns-repeated="1016"/>
        </table:table-row>
        <table:table-row table:style-name="ro1">
          <table:table-cell table:formula="of:=[.A49]+[.$B$3]" office:value-type="float" office:value="0.88">
            <text:p>0.88</text:p>
          </table:table-cell>
          <table:table-cell table:formula="of:=[.B49]+([.$A50]-[.$A49])*([.C49]+[.C50])/2" office:value-type="float" office:value="0.36888921156029">
            <text:p>0.3688892</text:p>
          </table:table-cell>
          <table:table-cell table:formula="of:=[.C49]+([.$A50]-[.$A49])*([.D49]+[.D50])/2" office:value-type="float" office:value="0.725771551703679">
            <text:p>0.7257716</text:p>
          </table:table-cell>
          <table:table-cell table:formula="of:=[.D49]+([.$A50]-[.$A49])*([.E49]+[.E50])/2" office:value-type="float" office:value="0.47148838748617">
            <text:p>0.4714884</text:p>
          </table:table-cell>
          <table:table-cell table:formula="of:=[.C50]^2-[.B50]*[.D50]-1" office:value-type="float" office:value="-0.647182635851049">
            <text:p>-0.6471826</text:p>
          </table:table-cell>
          <table:table-cell table:formula="of:=[.F49]+([.A50]-[.A49])*0.5*(2-[.C50]-[.C49])" office:value-type="float" office:value="0.511110788439711">
            <text:p>0.5111108</text:p>
          </table:table-cell>
          <table:table-cell table:formula="of:=[.G49]+([.A50]-[.A49])*0.5*([.C50]*(1-[.C50])+[.C49]*(1-[.C49]))" office:value-type="float" office:value="0.175538810275811">
            <text:p>0.1755388</text:p>
          </table:table-cell>
          <table:table-cell table:formula="of:=[.F50]/[.G50]" office:value-type="float" office:value="2.91166829510033">
            <text:p>2.9116683</text:p>
          </table:table-cell>
          <table:table-cell table:number-columns-repeated="1016"/>
        </table:table-row>
        <table:table-row table:style-name="ro1">
          <table:table-cell table:formula="of:=[.A50]+[.$B$3]" office:value-type="float" office:value="0.9">
            <text:p>0.90</text:p>
          </table:table-cell>
          <table:table-cell table:formula="of:=[.B50]+([.$A51]-[.$A50])*([.C50]+[.C51])/2" office:value-type="float" office:value="0.383497657526212">
            <text:p>0.3834977</text:p>
          </table:table-cell>
          <table:table-cell table:formula="of:=[.C50]+([.$A51]-[.$A50])*([.D50]+[.D51])/2" office:value-type="float" office:value="0.735073044888514">
            <text:p>0.7350730</text:p>
          </table:table-cell>
          <table:table-cell table:formula="of:=[.D50]+([.$A51]-[.$A50])*([.E50]+[.E51])/2" office:value-type="float" office:value="0.458660930997367">
            <text:p>0.4586609</text:p>
          </table:table-cell>
          <table:table-cell table:formula="of:=[.C51]^2-[.B51]*[.D51]-1" office:value-type="float" office:value="-0.635563013029309">
            <text:p>-0.6355630</text:p>
          </table:table-cell>
          <table:table-cell table:formula="of:=[.F50]+([.A51]-[.A50])*0.5*(2-[.C51]-[.C50])" office:value-type="float" office:value="0.516502342473789">
            <text:p>0.5165023</text:p>
          </table:table-cell>
          <table:table-cell table:formula="of:=[.G50]+([.A51]-[.A50])*0.5*([.C51]*(1-[.C51])+[.C50]*(1-[.C50]))" office:value-type="float" office:value="0.179476488975893">
            <text:p>0.1794765</text:p>
          </table:table-cell>
          <table:table-cell table:formula="of:=[.F51]/[.G51]" office:value-type="float" office:value="2.87782731554976">
            <text:p>2.8778273</text:p>
          </table:table-cell>
          <table:table-cell table:number-columns-repeated="1016"/>
        </table:table-row>
        <table:table-row table:style-name="ro1">
          <table:table-cell table:formula="of:=[.A51]+[.$B$3]" office:value-type="float" office:value="0.92">
            <text:p>0.92</text:p>
          </table:table-cell>
          <table:table-cell table:formula="of:=[.B51]+([.$A52]-[.$A51])*([.C51]+[.C52])/2" office:value-type="float" office:value="0.398289591098834">
            <text:p>0.3982896</text:p>
          </table:table-cell>
          <table:table-cell table:formula="of:=[.C51]+([.$A52]-[.$A51])*([.D51]+[.D52])/2" office:value-type="float" office:value="0.744120312373697">
            <text:p>0.7441203</text:p>
          </table:table-cell>
          <table:table-cell table:formula="of:=[.D51]+([.$A52]-[.$A51])*([.E51]+[.E52])/2" office:value-type="float" office:value="0.446065817520901">
            <text:p>0.4460658</text:p>
          </table:table-cell>
          <table:table-cell table:formula="of:=[.C52]^2-[.B52]*[.D52]-1" office:value-type="float" office:value="-0.623948334617322">
            <text:p>-0.6239483</text:p>
          </table:table-cell>
          <table:table-cell table:formula="of:=[.F51]+([.A52]-[.A51])*0.5*(2-[.C52]-[.C51])" office:value-type="float" office:value="0.521710408901167">
            <text:p>0.5217104</text:p>
          </table:table-cell>
          <table:table-cell table:formula="of:=[.G51]+([.A52]-[.A51])*0.5*([.C52]*(1-[.C52])+[.C51]*(1-[.C51]))" office:value-type="float" office:value="0.183327948342427">
            <text:p>0.1833279</text:p>
          </table:table-cell>
          <table:table-cell table:formula="of:=[.F52]/[.G52]" office:value-type="float" office:value="2.84577672754345">
            <text:p>2.8457767</text:p>
          </table:table-cell>
          <table:table-cell table:number-columns-repeated="1016"/>
        </table:table-row>
        <table:table-row table:style-name="ro1">
          <table:table-cell table:formula="of:=[.A52]+[.$B$3]" office:value-type="float" office:value="0.94">
            <text:p>0.94</text:p>
          </table:table-cell>
          <table:table-cell table:formula="of:=[.B52]+([.$A53]-[.$A52])*([.C52]+[.C53])/2" office:value-type="float" office:value="0.413259974214953">
            <text:p>0.4132600</text:p>
          </table:table-cell>
          <table:table-cell table:formula="of:=[.C52]+([.$A53]-[.$A52])*([.D52]+[.D53])/2" office:value-type="float" office:value="0.752917999238171">
            <text:p>0.7529180</text:p>
          </table:table-cell>
          <table:table-cell table:formula="of:=[.D52]+([.$A53]-[.$A52])*([.E52]+[.E53])/2" office:value-type="float" office:value="0.433702868926477">
            <text:p>0.4337029</text:p>
          </table:table-cell>
          <table:table-cell table:formula="of:=[.C53]^2-[.B53]*[.D53]-1" office:value-type="float" office:value="-0.612346524825076">
            <text:p>-0.6123465</text:p>
          </table:table-cell>
          <table:table-cell table:formula="of:=[.F52]+([.A53]-[.A52])*0.5*(2-[.C53]-[.C52])" office:value-type="float" office:value="0.526740025785048">
            <text:p>0.5267400</text:p>
          </table:table-cell>
          <table:table-cell table:formula="of:=[.G52]+([.A53]-[.A52])*0.5*([.C53]*(1-[.C53])+[.C52]*(1-[.C52]))" office:value-type="float" office:value="0.187092325929906">
            <text:p>0.1870923</text:p>
          </table:table-cell>
          <table:table-cell table:formula="of:=[.F53]/[.G53]" office:value-type="float" office:value="2.81540155731663">
            <text:p>2.8154016</text:p>
          </table:table-cell>
          <table:table-cell table:number-columns-repeated="1016"/>
        </table:table-row>
        <table:table-row table:style-name="ro1">
          <table:table-cell table:formula="of:=[.A53]+[.$B$3]" office:value-type="float" office:value="0.960000000000001">
            <text:p>0.96</text:p>
          </table:table-cell>
          <table:table-cell table:formula="of:=[.B53]+([.$A54]-[.$A53])*([.C53]+[.C54])/2" office:value-type="float" office:value="0.428403861661704">
            <text:p>0.4284039</text:p>
          </table:table-cell>
          <table:table-cell table:formula="of:=[.C53]+([.$A54]-[.$A53])*([.D53]+[.D54])/2" office:value-type="float" office:value="0.761470745437015">
            <text:p>0.7614707</text:p>
          </table:table-cell>
          <table:table-cell table:formula="of:=[.D53]+([.$A54]-[.$A53])*([.E53]+[.E54])/2" office:value-type="float" office:value="0.421571750957919">
            <text:p>0.4215718</text:p>
          </table:table-cell>
          <table:table-cell table:formula="of:=[.C54]^2-[.B54]*[.D54]-1" office:value-type="float" office:value="-0.600765272030648">
            <text:p>-0.6007653</text:p>
          </table:table-cell>
          <table:table-cell table:formula="of:=[.F53]+([.A54]-[.A53])*0.5*(2-[.C54]-[.C53])" office:value-type="float" office:value="0.531596138338296">
            <text:p>0.5315961</text:p>
          </table:table-cell>
          <table:table-cell table:formula="of:=[.G53]+([.A54]-[.A53])*0.5*([.C54]*(1-[.C54])+[.C53]*(1-[.C53]))" office:value-type="float" office:value="0.190768981279326">
            <text:p>0.1907690</text:p>
          </table:table-cell>
          <table:table-cell table:formula="of:=[.F54]/[.G54]" office:value-type="float" office:value="2.78659630498277">
            <text:p>2.7865963</text:p>
          </table:table-cell>
          <table:table-cell table:number-columns-repeated="1016"/>
        </table:table-row>
        <table:table-row table:style-name="ro1">
          <table:table-cell table:formula="of:=[.A54]+[.$B$3]" office:value-type="float" office:value="0.98">
            <text:p>0.98</text:p>
          </table:table-cell>
          <table:table-cell table:formula="of:=[.B54]+([.$A55]-[.$A54])*([.C54]+[.C55])/2" office:value-type="float" office:value="0.443716400943335">
            <text:p>0.4437164</text:p>
          </table:table-cell>
          <table:table-cell table:formula="of:=[.C54]+([.$A55]-[.$A54])*([.D54]+[.D55])/2" office:value-type="float" office:value="0.769783182726024">
            <text:p>0.7697832</text:p>
          </table:table-cell>
          <table:table-cell table:formula="of:=[.D54]+([.$A55]-[.$A54])*([.E54]+[.E55])/2" office:value-type="float" office:value="0.409671977942976">
            <text:p>0.4096720</text:p>
          </table:table-cell>
          <table:table-cell table:formula="of:=[.C55]^2-[.B55]*[.D55]-1" office:value-type="float" office:value="-0.589212029463705">
            <text:p>-0.5892120</text:p>
          </table:table-cell>
          <table:table-cell table:formula="of:=[.F54]+([.A55]-[.A54])*0.5*(2-[.C55]-[.C54])" office:value-type="float" office:value="0.536283599056666">
            <text:p>0.5362836</text:p>
          </table:table-cell>
          <table:table-cell table:formula="of:=[.G54]+([.A55]-[.A54])*0.5*([.C55]*(1-[.C55])+[.C54]*(1-[.C54]))" office:value-type="float" office:value="0.194357482115314">
            <text:p>0.1943575</text:p>
          </table:table-cell>
          <table:table-cell table:formula="of:=[.F55]/[.G55]" office:value-type="float" office:value="2.75926397697663">
            <text:p>2.7592640</text:p>
          </table:table-cell>
          <table:table-cell table:number-columns-repeated="1016"/>
        </table:table-row>
        <table:table-row table:style-name="ro1">
          <table:table-cell table:style-name="ce4" table:formula="of:=[.A55]+[.$B$3]" office:value-type="float" office:value="1">
            <text:p>1.00</text:p>
          </table:table-cell>
          <table:table-cell table:formula="of:=[.B55]+([.$A56]-[.$A55])*([.C55]+[.C56])/2" office:value-type="float" office:value="0.459192832087398">
            <text:p>0.4591928</text:p>
          </table:table-cell>
          <table:table-cell table:formula="of:=[.C55]+([.$A56]-[.$A55])*([.D55]+[.D56])/2" office:value-type="float" office:value="0.777859931680342">
            <text:p>0.7778599</text:p>
          </table:table-cell>
          <table:table-cell table:formula="of:=[.D55]+([.$A56]-[.$A55])*([.E55]+[.E56])/2" office:value-type="float" office:value="0.398002917488881">
            <text:p>0.3980029</text:p>
          </table:table-cell>
          <table:table-cell table:formula="of:=[.C56]^2-[.B56]*[.D56]-1" office:value-type="float" office:value="-0.577694015945764">
            <text:p>-0.5776940</text:p>
          </table:table-cell>
          <table:table-cell table:formula="of:=[.F55]+([.A56]-[.A55])*0.5*(2-[.C56]-[.C55])" office:value-type="float" office:value="0.540807167912602">
            <text:p>0.5408072</text:p>
          </table:table-cell>
          <table:table-cell table:formula="of:=[.G55]+([.A56]-[.A55])*0.5*([.C56]*(1-[.C56])+[.C55]*(1-[.C55]))" office:value-type="float" office:value="0.197857591042162">
            <text:p>0.1978576</text:p>
          </table:table-cell>
          <table:table-cell table:formula="of:=[.F56]/[.G56]" office:value-type="float" office:value="2.73331523478096">
            <text:p>2.7333152</text:p>
          </table:table-cell>
          <table:table-cell table:number-columns-repeated="1016"/>
        </table:table-row>
        <table:table-row table:style-name="ro1">
          <table:table-cell table:formula="of:=[.A56]+[.$B$3]" office:value-type="float" office:value="1.02">
            <text:p>1.02</text:p>
          </table:table-cell>
          <table:table-cell table:formula="of:=[.B56]+([.$A57]-[.$A56])*([.C56]+[.C57])/2" office:value-type="float" office:value="0.47482848739227">
            <text:p>0.4748285</text:p>
          </table:table-cell>
          <table:table-cell table:formula="of:=[.C56]+([.$A57]-[.$A56])*([.D56]+[.D57])/2" office:value-type="float" office:value="0.785705598806856">
            <text:p>0.7857056</text:p>
          </table:table-cell>
          <table:table-cell table:formula="of:=[.D56]+([.$A57]-[.$A56])*([.E56]+[.E57])/2" office:value-type="float" office:value="0.386563795162497">
            <text:p>0.3865638</text:p>
          </table:table-cell>
          <table:table-cell table:formula="of:=[.C57]^2-[.B57]*[.D57]-1" office:value-type="float" office:value="-0.566218216692637">
            <text:p>-0.5662182</text:p>
          </table:table-cell>
          <table:table-cell table:formula="of:=[.F56]+([.A57]-[.A56])*0.5*(2-[.C57]-[.C56])" office:value-type="float" office:value="0.54517151260773">
            <text:p>0.5451715</text:p>
          </table:table-cell>
          <table:table-cell table:formula="of:=[.G56]+([.A57]-[.A56])*0.5*([.C57]*(1-[.C57])+[.C56]*(1-[.C56]))" office:value-type="float" office:value="0.201269252733932">
            <text:p>0.2012693</text:p>
          </table:table-cell>
          <table:table-cell table:formula="of:=[.F57]/[.G57]" office:value-type="float" office:value="2.70866764397649">
            <text:p>2.7086676</text:p>
          </table:table-cell>
          <table:table-cell table:number-columns-repeated="1016"/>
        </table:table-row>
        <table:table-row table:style-name="ro1">
          <table:table-cell table:formula="of:=[.A57]+[.$B$3]" office:value-type="float" office:value="1.04">
            <text:p>1.04</text:p>
          </table:table-cell>
          <table:table-cell table:formula="of:=[.B57]+([.$A58]-[.$A57])*([.C57]+[.C58])/2" office:value-type="float" office:value="0.490618791117839">
            <text:p>0.4906188</text:p>
          </table:table-cell>
          <table:table-cell table:formula="of:=[.C57]+([.$A58]-[.$A57])*([.D57]+[.D58])/2" office:value-type="float" office:value="0.793324773750018">
            <text:p>0.7933248</text:p>
          </table:table-cell>
          <table:table-cell table:formula="of:=[.D57]+([.$A58]-[.$A57])*([.E57]+[.E58])/2" office:value-type="float" office:value="0.375353699153728">
            <text:p>0.3753537</text:p>
          </table:table-cell>
          <table:table-cell table:formula="of:=[.C58]^2-[.B58]*[.D58]-1" office:value-type="float" office:value="-0.55479138418431">
            <text:p>-0.5547914</text:p>
          </table:table-cell>
          <table:table-cell table:formula="of:=[.F57]+([.A58]-[.A57])*0.5*(2-[.C58]-[.C57])" office:value-type="float" office:value="0.549381208882161">
            <text:p>0.5493812</text:p>
          </table:table-cell>
          <table:table-cell table:formula="of:=[.G57]+([.A58]-[.A57])*0.5*([.C58]*(1-[.C58])+[.C57]*(1-[.C57]))" office:value-type="float" office:value="0.204592581613081">
            <text:p>0.2045926</text:p>
          </table:table-cell>
          <table:table-cell table:formula="of:=[.F58]/[.G58]" office:value-type="float" office:value="2.68524501011054">
            <text:p>2.6852450</text:p>
          </table:table-cell>
          <table:table-cell table:number-columns-repeated="1016"/>
        </table:table-row>
        <table:table-row table:style-name="ro1">
          <table:table-cell table:formula="of:=[.A58]+[.$B$3]" office:value-type="float" office:value="1.06">
            <text:p>1.06</text:p>
          </table:table-cell>
          <table:table-cell table:formula="of:=[.B58]+([.$A59]-[.$A58])*([.C58]+[.C59])/2" office:value-type="float" office:value="0.506559259121247">
            <text:p>0.5065593</text:p>
          </table:table-cell>
          <table:table-cell table:formula="of:=[.C58]+([.$A59]-[.$A58])*([.D58]+[.D59])/2" office:value-type="float" office:value="0.800722026590764">
            <text:p>0.8007220</text:p>
          </table:table-cell>
          <table:table-cell table:formula="of:=[.D58]+([.$A59]-[.$A58])*([.E58]+[.E59])/2" office:value-type="float" office:value="0.364371584920811">
            <text:p>0.3643716</text:p>
          </table:table-cell>
          <table:table-cell table:formula="of:=[.C59]^2-[.B59]*[.D59]-1" office:value-type="float" office:value="-0.543420039107297">
            <text:p>-0.5434200</text:p>
          </table:table-cell>
          <table:table-cell table:formula="of:=[.F58]+([.A59]-[.A58])*0.5*(2-[.C59]-[.C58])" office:value-type="float" office:value="0.553440740878754">
            <text:p>0.5534407</text:p>
          </table:table-cell>
          <table:table-cell table:formula="of:=[.G58]+([.A59]-[.A58])*0.5*([.C59]*(1-[.C59])+[.C58]*(1-[.C58]))" office:value-type="float" office:value="0.207827850011358">
            <text:p>0.2078279</text:p>
          </table:table-cell>
          <table:table-cell table:formula="of:=[.F59]/[.G59]" office:value-type="float" office:value="2.66297678991775">
            <text:p>2.6629768</text:p>
          </table:table-cell>
          <table:table-cell table:number-columns-repeated="1016"/>
        </table:table-row>
        <table:table-row table:style-name="ro1">
          <table:table-cell table:formula="of:=[.A59]+[.$B$3]" office:value-type="float" office:value="1.08">
            <text:p>1.08</text:p>
          </table:table-cell>
          <table:table-cell table:formula="of:=[.B59]+([.$A60]-[.$A59])*([.C59]+[.C60])/2" office:value-type="float" office:value="0.522645498439536">
            <text:p>0.5226455</text:p>
          </table:table-cell>
          <table:table-cell table:formula="of:=[.C59]+([.$A60]-[.$A59])*([.D59]+[.D60])/2" office:value-type="float" office:value="0.807901905238132">
            <text:p>0.8079019</text:p>
          </table:table-cell>
          <table:table-cell table:formula="of:=[.D59]+([.$A60]-[.$A59])*([.E59]+[.E60])/2" office:value-type="float" office:value="0.353616279815995">
            <text:p>0.3536163</text:p>
          </table:table-cell>
          <table:table-cell table:formula="of:=[.C60]^2-[.B60]*[.D60]-1" office:value-type="float" office:value="-0.532110471374309">
            <text:p>-0.5321105</text:p>
          </table:table-cell>
          <table:table-cell table:formula="of:=[.F59]+([.A60]-[.A59])*0.5*(2-[.C60]-[.C59])" office:value-type="float" office:value="0.557354501560465">
            <text:p>0.5573545</text:p>
          </table:table-cell>
          <table:table-cell table:formula="of:=[.G59]+([.A60]-[.A59])*0.5*([.C60]*(1-[.C60])+[.C59]*(1-[.C59]))" office:value-type="float" office:value="0.210975476806097">
            <text:p>0.2109755</text:p>
          </table:table-cell>
          <table:table-cell table:formula="of:=[.F60]/[.G60]" office:value-type="float" office:value="2.6417975681255">
            <text:p>2.6417976</text:p>
          </table:table-cell>
          <table:table-cell table:number-columns-repeated="1016"/>
        </table:table-row>
        <table:table-row table:style-name="ro1">
          <table:table-cell table:formula="of:=[.A60]+[.$B$3]" office:value-type="float" office:value="1.1">
            <text:p>1.10</text:p>
          </table:table-cell>
          <table:table-cell table:formula="of:=[.B60]+([.$A61]-[.$A60])*([.C60]+[.C61])/2" office:value-type="float" office:value="0.538873206821049">
            <text:p>0.5388732</text:p>
          </table:table-cell>
          <table:table-cell table:formula="of:=[.C60]+([.$A61]-[.$A60])*([.D60]+[.D61])/2" office:value-type="float" office:value="0.814868932913192">
            <text:p>0.8148689</text:p>
          </table:table-cell>
          <table:table-cell table:formula="of:=[.D60]+([.$A61]-[.$A60])*([.E60]+[.E61])/2" office:value-type="float" office:value="0.343086487689994">
            <text:p>0.3430865</text:p>
          </table:table-cell>
          <table:table-cell table:formula="of:=[.C61]^2-[.B61]*[.D61]-1" office:value-type="float" office:value="-0.520868741225811">
            <text:p>-0.5208687</text:p>
          </table:table-cell>
          <table:table-cell table:formula="of:=[.F60]+([.A61]-[.A60])*0.5*(2-[.C61]-[.C60])" office:value-type="float" office:value="0.561126793178951">
            <text:p>0.5611268</text:p>
          </table:table-cell>
          <table:table-cell table:formula="of:=[.G60]+([.A61]-[.A60])*0.5*([.C61]*(1-[.C61])+[.C60]*(1-[.C60]))" office:value-type="float" office:value="0.214036016524465">
            <text:p>0.2140360</text:p>
          </table:table-cell>
          <table:table-cell table:formula="of:=[.F61]/[.G61]" office:value-type="float" office:value="2.62164659149696">
            <text:p>2.6216466</text:p>
          </table:table-cell>
          <table:table-cell table:number-columns-repeated="1016"/>
        </table:table-row>
        <table:table-row table:style-name="ro1">
          <table:table-cell table:formula="of:=[.A61]+[.$B$3]" office:value-type="float" office:value="1.12">
            <text:p>1.12</text:p>
          </table:table-cell>
          <table:table-cell table:formula="of:=[.B61]+([.$A62]-[.$A61])*([.C61]+[.C62])/2" office:value-type="float" office:value="0.555238172207429">
            <text:p>0.5552382</text:p>
          </table:table-cell>
          <table:table-cell table:formula="of:=[.C61]+([.$A62]-[.$A61])*([.D61]+[.D62])/2" office:value-type="float" office:value="0.821627605724827">
            <text:p>0.8216276</text:p>
          </table:table-cell>
          <table:table-cell table:formula="of:=[.D61]+([.$A62]-[.$A61])*([.E61]+[.E62])/2" office:value-type="float" office:value="0.332780793473558">
            <text:p>0.3327808</text:p>
          </table:table-cell>
          <table:table-cell table:formula="of:=[.C62]^2-[.B62]*[.D62]-1" office:value-type="float" office:value="-0.50970068041783">
            <text:p>-0.5097007</text:p>
          </table:table-cell>
          <table:table-cell table:formula="of:=[.F61]+([.A62]-[.A61])*0.5*(2-[.C62]-[.C61])" office:value-type="float" office:value="0.564761827792571">
            <text:p>0.5647618</text:p>
          </table:table-cell>
          <table:table-cell table:formula="of:=[.G61]+([.A62]-[.A61])*0.5*([.C62]*(1-[.C62])+[.C61]*(1-[.C61]))" office:value-type="float" office:value="0.217010148907683">
            <text:p>0.2170101</text:p>
          </table:table-cell>
          <table:table-cell table:formula="of:=[.F62]/[.G62]" office:value-type="float" office:value="2.60246735295695">
            <text:p>2.6024674</text:p>
          </table:table-cell>
          <table:table-cell table:number-columns-repeated="1016"/>
        </table:table-row>
        <table:table-row table:style-name="ro1">
          <table:table-cell table:formula="of:=[.A62]+[.$B$3]" office:value-type="float" office:value="1.14">
            <text:p>1.14</text:p>
          </table:table-cell>
          <table:table-cell table:formula="of:=[.B62]+([.$A63]-[.$A62])*([.C62]+[.C63])/2" office:value-type="float" office:value="0.571736272168047">
            <text:p>0.5717363</text:p>
          </table:table-cell>
          <table:table-cell table:formula="of:=[.C62]+([.$A63]-[.$A62])*([.D62]+[.D63])/2" office:value-type="float" office:value="0.828182390336906">
            <text:p>0.8281824</text:p>
          </table:table-cell>
          <table:table-cell table:formula="of:=[.D62]+([.$A63]-[.$A62])*([.E62]+[.E63])/2" office:value-type="float" office:value="0.322697667734379">
            <text:p>0.3226977</text:p>
          </table:table-cell>
          <table:table-cell table:formula="of:=[.C63]^2-[.B63]*[.D63]-1" office:value-type="float" office:value="-0.498611893500087">
            <text:p>-0.4986119</text:p>
          </table:table-cell>
          <table:table-cell table:formula="of:=[.F62]+([.A63]-[.A62])*0.5*(2-[.C63]-[.C62])" office:value-type="float" office:value="0.568263727831954">
            <text:p>0.5682637</text:p>
          </table:table-cell>
          <table:table-cell table:formula="of:=[.G62]+([.A63]-[.A62])*0.5*([.C63]*(1-[.C63])+[.C62]*(1-[.C62]))" office:value-type="float" office:value="0.219898668926768">
            <text:p>0.2198987</text:p>
          </table:table-cell>
          <table:table-cell table:formula="of:=[.F63]/[.G63]" office:value-type="float" office:value="2.58420721964989">
            <text:p>2.5842072</text:p>
          </table:table-cell>
          <table:table-cell table:number-columns-repeated="1016"/>
        </table:table-row>
        <table:table-row table:style-name="ro1">
          <table:table-cell table:formula="of:=[.A63]+[.$B$3]" office:value-type="float" office:value="1.16">
            <text:p>1.16</text:p>
          </table:table-cell>
          <table:table-cell table:formula="of:=[.B63]+([.$A64]-[.$A63])*([.C63]+[.C64])/2" office:value-type="float" office:value="0.588363473288679">
            <text:p>0.5883635</text:p>
          </table:table-cell>
          <table:table-cell table:formula="of:=[.C63]+([.$A64]-[.$A63])*([.D63]+[.D64])/2" office:value-type="float" office:value="0.834537721726325">
            <text:p>0.8345377</text:p>
          </table:table-cell>
          <table:table-cell table:formula="of:=[.D63]+([.$A64]-[.$A63])*([.E63]+[.E64])/2" office:value-type="float" office:value="0.312835471207495">
            <text:p>0.3128355</text:p>
          </table:table-cell>
          <table:table-cell table:formula="of:=[.C64]^2-[.B64]*[.D64]-1" office:value-type="float" office:value="-0.487607759188271">
            <text:p>-0.4876078</text:p>
          </table:table-cell>
          <table:table-cell table:formula="of:=[.F63]+([.A64]-[.A63])*0.5*(2-[.C64]-[.C63])" office:value-type="float" office:value="0.571636526711322">
            <text:p>0.5716365</text:p>
          </table:table-cell>
          <table:table-cell table:formula="of:=[.G63]+([.A64]-[.A63])*0.5*([.C64]*(1-[.C64])+[.C63]*(1-[.C63]))" office:value-type="float" office:value="0.222702477240917">
            <text:p>0.2227025</text:p>
          </table:table-cell>
          <table:table-cell table:formula="of:=[.F64]/[.G64]" office:value-type="float" office:value="2.56681709962719">
            <text:p>2.5668171</text:p>
          </table:table-cell>
          <table:table-cell table:number-columns-repeated="1016"/>
        </table:table-row>
        <table:table-row table:style-name="ro1">
          <table:table-cell table:formula="of:=[.A64]+[.$B$3]" office:value-type="float" office:value="1.18">
            <text:p>1.18</text:p>
          </table:table-cell>
          <table:table-cell table:formula="of:=[.B64]+([.$A65]-[.$A64])*([.C64]+[.C65])/2" office:value-type="float" office:value="0.605115830516256">
            <text:p>0.6051158</text:p>
          </table:table-cell>
          <table:table-cell table:formula="of:=[.C64]+([.$A65]-[.$A64])*([.D64]+[.D65])/2" office:value-type="float" office:value="0.840698001031373">
            <text:p>0.8406980</text:p>
          </table:table-cell>
          <table:table-cell table:formula="of:=[.D64]+([.$A65]-[.$A64])*([.E64]+[.E65])/2" office:value-type="float" office:value="0.303192459297273">
            <text:p>0.3031925</text:p>
          </table:table-cell>
          <table:table-cell table:formula="of:=[.C65]^2-[.B65]*[.D65]-1" office:value-type="float" office:value="-0.476693431833945">
            <text:p>-0.4766934</text:p>
          </table:table-cell>
          <table:table-cell table:formula="of:=[.F64]+([.A65]-[.A64])*0.5*(2-[.C65]-[.C64])" office:value-type="float" office:value="0.574884169483745">
            <text:p>0.5748842</text:p>
          </table:table-cell>
          <table:table-cell table:formula="of:=[.G64]+([.A65]-[.A64])*0.5*([.C65]*(1-[.C65])+[.C64]*(1-[.C64]))" office:value-type="float" office:value="0.225422571089271">
            <text:p>0.2254226</text:p>
          </table:table-cell>
          <table:table-cell table:formula="of:=[.F65]/[.G65]" office:value-type="float" office:value="2.55025114258004">
            <text:p>2.5502511</text:p>
          </table:table-cell>
          <table:table-cell table:number-columns-repeated="1016"/>
        </table:table-row>
        <table:table-row table:style-name="ro1">
          <table:table-cell table:formula="of:=[.A65]+[.$B$3]" office:value-type="float" office:value="1.2">
            <text:p>1.20</text:p>
          </table:table-cell>
          <table:table-cell table:formula="of:=[.B65]+([.$A66]-[.$A65])*([.C65]+[.C66])/2" office:value-type="float" office:value="0.621989486461468">
            <text:p>0.6219895</text:p>
          </table:table-cell>
          <table:table-cell table:formula="of:=[.C65]+([.$A66]-[.$A65])*([.D65]+[.D66])/2" office:value-type="float" office:value="0.846667593489836">
            <text:p>0.8466676</text:p>
          </table:table-cell>
          <table:table-cell table:formula="of:=[.D65]+([.$A66]-[.$A65])*([.E65]+[.E66])/2" office:value-type="float" office:value="0.29376678654898">
            <text:p>0.2937668</text:p>
          </table:table-cell>
          <table:table-cell table:formula="of:=[.C66]^2-[.B66]*[.D66]-1" office:value-type="float" office:value="-0.465873842995326">
            <text:p>-0.4658738</text:p>
          </table:table-cell>
          <table:table-cell table:formula="of:=[.F65]+([.A66]-[.A65])*0.5*(2-[.C66]-[.C65])" office:value-type="float" office:value="0.578010513538533">
            <text:p>0.5780105</text:p>
          </table:table-cell>
          <table:table-cell table:formula="of:=[.G65]+([.A66]-[.A65])*0.5*([.C66]*(1-[.C66])+[.C65]*(1-[.C65]))" office:value-type="float" office:value="0.228060035606443">
            <text:p>0.2280600</text:p>
          </table:table-cell>
          <table:table-cell table:formula="of:=[.F66]/[.G66]" office:value-type="float" office:value="2.53446647064455">
            <text:p>2.5344665</text:p>
          </table:table-cell>
          <table:table-cell table:number-columns-repeated="1016"/>
        </table:table-row>
        <table:table-row table:style-name="ro1">
          <table:table-cell table:formula="of:=[.A66]+[.$B$3]" office:value-type="float" office:value="1.22">
            <text:p>1.22</text:p>
          </table:table-cell>
          <table:table-cell table:formula="of:=[.B66]+([.$A67]-[.$A66])*([.C66]+[.C67])/2" office:value-type="float" office:value="0.638980670661029">
            <text:p>0.6389807</text:p>
          </table:table-cell>
          <table:table-cell table:formula="of:=[.C66]+([.$A67]-[.$A66])*([.D66]+[.D67])/2" office:value-type="float" office:value="0.852450826466204">
            <text:p>0.8524508</text:p>
          </table:table-cell>
          <table:table-cell table:formula="of:=[.D66]+([.$A67]-[.$A66])*([.E66]+[.E67])/2" office:value-type="float" office:value="0.284556511087909">
            <text:p>0.2845565</text:p>
          </table:table-cell>
          <table:table-cell table:formula="of:=[.C67]^2-[.B67]*[.D67]-1" office:value-type="float" office:value="-0.455153703111805">
            <text:p>-0.4551537</text:p>
          </table:table-cell>
          <table:table-cell table:formula="of:=[.F66]+([.A67]-[.A66])*0.5*(2-[.C67]-[.C66])" office:value-type="float" office:value="0.581019329338972">
            <text:p>0.5810193</text:p>
          </table:table-cell>
          <table:table-cell table:formula="of:=[.G66]+([.A67]-[.A66])*0.5*([.C67]*(1-[.C67])+[.C66]*(1-[.C66]))" office:value-type="float" office:value="0.230616035551915">
            <text:p>0.2306160</text:p>
          </table:table-cell>
          <table:table-cell table:formula="of:=[.F67]/[.G67]" office:value-type="float" office:value="2.51942293582692">
            <text:p>2.5194229</text:p>
          </table:table-cell>
          <table:table-cell table:number-columns-repeated="1016"/>
        </table:table-row>
        <table:table-row table:style-name="ro1">
          <table:table-cell table:formula="of:=[.A67]+[.$B$3]" office:value-type="float" office:value="1.24">
            <text:p>1.24</text:p>
          </table:table-cell>
          <table:table-cell table:formula="of:=[.B67]+([.$A68]-[.$A67])*([.C67]+[.C68])/2" office:value-type="float" office:value="0.656085698801364">
            <text:p>0.6560857</text:p>
          </table:table-cell>
          <table:table-cell table:formula="of:=[.C67]+([.$A68]-[.$A67])*([.D67]+[.D68])/2" office:value-type="float" office:value="0.858051987567323">
            <text:p>0.8580520</text:p>
          </table:table-cell>
          <table:table-cell table:formula="of:=[.D67]+([.$A68]-[.$A67])*([.E67]+[.E68])/2" office:value-type="float" office:value="0.275559599023943">
            <text:p>0.2755596</text:p>
          </table:table-cell>
          <table:table-cell table:formula="of:=[.C68]^2-[.B68]*[.D68]-1" office:value-type="float" office:value="-0.444537503284807">
            <text:p>-0.4445375</text:p>
          </table:table-cell>
          <table:table-cell table:formula="of:=[.F67]+([.A68]-[.A67])*0.5*(2-[.C68]-[.C67])" office:value-type="float" office:value="0.583914301198637">
            <text:p>0.5839143</text:p>
          </table:table-cell>
          <table:table-cell table:formula="of:=[.G67]+([.A68]-[.A67])*0.5*([.C68]*(1-[.C68])+[.C67]*(1-[.C67]))" office:value-type="float" office:value="0.233091807443139">
            <text:p>0.2330918</text:p>
          </table:table-cell>
          <table:table-cell table:formula="of:=[.F68]/[.G68]" office:value-type="float" office:value="2.50508290104138">
            <text:p>2.5050829</text:p>
          </table:table-cell>
          <table:table-cell table:number-columns-repeated="1016"/>
        </table:table-row>
        <table:table-row table:style-name="ro1">
          <table:table-cell table:formula="of:=[.A68]+[.$B$3]" office:value-type="float" office:value="1.26">
            <text:p>1.26</text:p>
          </table:table-cell>
          <table:table-cell table:formula="of:=[.B68]+([.$A69]-[.$A68])*([.C68]+[.C69])/2" office:value-type="float" office:value="0.673300971905495">
            <text:p>0.6733010</text:p>
          </table:table-cell>
          <table:table-cell table:formula="of:=[.C68]+([.$A69]-[.$A68])*([.D68]+[.D69])/2" office:value-type="float" office:value="0.863475322845757">
            <text:p>0.8634753</text:p>
          </table:table-cell>
          <table:table-cell table:formula="of:=[.D68]+([.$A69]-[.$A68])*([.E68]+[.E69])/2" office:value-type="float" office:value="0.266773928819423">
            <text:p>0.2667739</text:p>
          </table:table-cell>
          <table:table-cell table:formula="of:=[.C69]^2-[.B69]*[.D69]-1" office:value-type="float" office:value="-0.434029517167193">
            <text:p>-0.4340295</text:p>
          </table:table-cell>
          <table:table-cell table:formula="of:=[.F68]+([.A69]-[.A68])*0.5*(2-[.C69]-[.C68])" office:value-type="float" office:value="0.586699028094506">
            <text:p>0.5866990</text:p>
          </table:table-cell>
          <table:table-cell table:formula="of:=[.G68]+([.A69]-[.A68])*0.5*([.C69]*(1-[.C69])+[.C68]*(1-[.C68]))" office:value-type="float" office:value="0.235488652081952">
            <text:p>0.2354887</text:p>
          </table:table-cell>
          <table:table-cell table:formula="of:=[.F69]/[.G69]" office:value-type="float" office:value="2.49141104213519">
            <text:p>2.4914110</text:p>
          </table:table-cell>
          <table:table-cell table:number-columns-repeated="1016"/>
        </table:table-row>
        <table:table-row table:style-name="ro1">
          <table:table-cell table:formula="of:=[.A69]+[.$B$3]" office:value-type="float" office:value="1.28">
            <text:p>1.28</text:p>
          </table:table-cell>
          <table:table-cell table:formula="of:=[.B69]+([.$A70]-[.$A69])*([.C69]+[.C70])/2" office:value-type="float" office:value="0.690622975484854">
            <text:p>0.6906230</text:p>
          </table:table-cell>
          <table:table-cell table:formula="of:=[.C69]+([.$A70]-[.$A69])*([.D69]+[.D70])/2" office:value-type="float" office:value="0.868725035090132">
            <text:p>0.8687250</text:p>
          </table:table-cell>
          <table:table-cell table:formula="of:=[.D69]+([.$A70]-[.$A69])*([.E69]+[.E70])/2" office:value-type="float" office:value="0.25819729561812">
            <text:p>0.2581973</text:p>
          </table:table-cell>
          <table:table-cell table:formula="of:=[.C70]^2-[.B70]*[.D70]-1" office:value-type="float" office:value="-0.423633802963123">
            <text:p>-0.4236338</text:p>
          </table:table-cell>
          <table:table-cell table:formula="of:=[.F69]+([.A70]-[.A69])*0.5*(2-[.C70]-[.C69])" office:value-type="float" office:value="0.589377024515147">
            <text:p>0.5893770</text:p>
          </table:table-cell>
          <table:table-cell table:formula="of:=[.G69]+([.A70]-[.A69])*0.5*([.C70]*(1-[.C70])+[.C69]*(1-[.C69]))" office:value-type="float" office:value="0.237807927463751">
            <text:p>0.2378079</text:p>
          </table:table-cell>
          <table:table-cell table:formula="of:=[.F70]/[.G70]" office:value-type="float" office:value="2.47837416860287">
            <text:p>2.4783742</text:p>
          </table:table-cell>
          <table:table-cell table:number-columns-repeated="1016"/>
        </table:table-row>
        <table:table-row table:style-name="ro1">
          <table:table-cell table:formula="of:=[.A70]+[.$B$3]" office:value-type="float" office:value="1.3">
            <text:p>1.30</text:p>
          </table:table-cell>
          <table:table-cell table:formula="of:=[.B70]+([.$A71]-[.$A70])*([.C70]+[.C71])/2" office:value-type="float" office:value="0.708048278657771">
            <text:p>0.7080483</text:p>
          </table:table-cell>
          <table:table-cell table:formula="of:=[.C70]+([.$A71]-[.$A70])*([.D70]+[.D71])/2" office:value-type="float" office:value="0.873805282201644">
            <text:p>0.8738053</text:p>
          </table:table-cell>
          <table:table-cell table:formula="of:=[.D70]+([.$A71]-[.$A70])*([.E70]+[.E71])/2" office:value-type="float" office:value="0.249827415533089">
            <text:p>0.2498274</text:p>
          </table:table-cell>
          <table:table-cell table:formula="of:=[.C71]^2-[.B71]*[.D71]-1" office:value-type="float" office:value="-0.413354205539905">
            <text:p>-0.4133542</text:p>
          </table:table-cell>
          <table:table-cell table:formula="of:=[.F70]+([.A71]-[.A70])*0.5*(2-[.C71]-[.C70])" office:value-type="float" office:value="0.59195172134223">
            <text:p>0.5919517</text:p>
          </table:table-cell>
          <table:table-cell table:formula="of:=[.G70]+([.A71]-[.A70])*0.5*([.C71]*(1-[.C71])+[.C70]*(1-[.C70]))" office:value-type="float" office:value="0.240051042058711">
            <text:p>0.2400510</text:p>
          </table:table-cell>
          <table:table-cell table:formula="of:=[.F71]/[.G71]" office:value-type="float" office:value="2.46594106097424">
            <text:p>2.4659411</text:p>
          </table:table-cell>
          <table:table-cell table:number-columns-repeated="1016"/>
        </table:table-row>
        <table:table-row table:style-name="ro1">
          <table:table-cell table:formula="of:=[.A71]+[.$B$3]" office:value-type="float" office:value="1.32">
            <text:p>1.32</text:p>
          </table:table-cell>
          <table:table-cell table:formula="of:=[.B71]+([.$A72]-[.$A71])*([.C71]+[.C72])/2" office:value-type="float" office:value="0.725573533236347">
            <text:p>0.7255735</text:p>
          </table:table-cell>
          <table:table-cell table:formula="of:=[.C71]+([.$A72]-[.$A71])*([.D71]+[.D72])/2" office:value-type="float" office:value="0.878720175655887">
            <text:p>0.8787202</text:p>
          </table:table-cell>
          <table:table-cell table:formula="of:=[.D71]+([.$A72]-[.$A71])*([.E71]+[.E72])/2" office:value-type="float" office:value="0.24166192989116">
            <text:p>0.2416619</text:p>
          </table:table-cell>
          <table:table-cell table:formula="of:=[.C72]^2-[.B72]*[.D72]-1" office:value-type="float" office:value="-0.403194358653006">
            <text:p>-0.4031944</text:p>
          </table:table-cell>
          <table:table-cell table:formula="of:=[.F71]+([.A72]-[.A71])*0.5*(2-[.C72]-[.C71])" office:value-type="float" office:value="0.594426466763654">
            <text:p>0.5944265</text:p>
          </table:table-cell>
          <table:table-cell table:formula="of:=[.G71]+([.A72]-[.A71])*0.5*([.C72]*(1-[.C72])+[.C71]*(1-[.C71]))" office:value-type="float" office:value="0.242219448454204">
            <text:p>0.2422194</text:p>
          </table:table-cell>
          <table:table-cell table:formula="of:=[.F72]/[.G72]" office:value-type="float" office:value="2.45408232310479">
            <text:p>2.4540823</text:p>
          </table:table-cell>
          <table:table-cell table:number-columns-repeated="1016"/>
        </table:table-row>
        <table:table-row table:style-name="ro1">
          <table:table-cell table:formula="of:=[.A72]+[.$B$3]" office:value-type="float" office:value="1.34">
            <text:p>1.34</text:p>
          </table:table-cell>
          <table:table-cell table:formula="of:=[.B72]+([.$A73]-[.$A72])*([.C72]+[.C73])/2" office:value-type="float" office:value="0.743195472783397">
            <text:p>0.7431955</text:p>
          </table:table-cell>
          <table:table-cell table:formula="of:=[.C72]+([.$A73]-[.$A72])*([.D72]+[.D73])/2" office:value-type="float" office:value="0.883473779049116">
            <text:p>0.8834738</text:p>
          </table:table-cell>
          <table:table-cell table:formula="of:=[.D72]+([.$A73]-[.$A72])*([.E72]+[.E73])/2" office:value-type="float" office:value="0.233698409431779">
            <text:p>0.2336984</text:p>
          </table:table-cell>
          <table:table-cell table:formula="of:=[.C73]^2-[.B73]*[.D73]-1" office:value-type="float" office:value="-0.393157687285065">
            <text:p>-0.3931577</text:p>
          </table:table-cell>
          <table:table-cell table:formula="of:=[.F72]+([.A73]-[.A72])*0.5*(2-[.C73]-[.C72])" office:value-type="float" office:value="0.596804527216604">
            <text:p>0.5968045</text:p>
          </table:table-cell>
          <table:table-cell table:formula="of:=[.G72]+([.A73]-[.A72])*0.5*([.C73]*(1-[.C73])+[.C72]*(1-[.C72]))" office:value-type="float" office:value="0.244314637347534">
            <text:p>0.2443146</text:p>
          </table:table-cell>
          <table:table-cell table:formula="of:=[.F73]/[.G73]" office:value-type="float" office:value="2.4427702478082">
            <text:p>2.4427702</text:p>
          </table:table-cell>
          <table:table-cell table:number-columns-repeated="1016"/>
        </table:table-row>
        <table:table-row table:style-name="ro1">
          <table:table-cell table:formula="of:=[.A73]+[.$B$3]" office:value-type="float" office:value="1.36">
            <text:p>1.36</text:p>
          </table:table-cell>
          <table:table-cell table:formula="of:=[.B73]+([.$A74]-[.$A73])*([.C73]+[.C74])/2" office:value-type="float" office:value="0.760910911641168">
            <text:p>0.7609109</text:p>
          </table:table-cell>
          <table:table-cell table:formula="of:=[.C73]+([.$A74]-[.$A73])*([.D73]+[.D74])/2" office:value-type="float" office:value="0.888070106728013">
            <text:p>0.8880701</text:p>
          </table:table-cell>
          <table:table-cell table:formula="of:=[.D73]+([.$A74]-[.$A73])*([.E73]+[.E74])/2" office:value-type="float" office:value="0.225934358457935">
            <text:p>0.2259344</text:p>
          </table:table-cell>
          <table:table-cell table:formula="of:=[.C74]^2-[.B74]*[.D74]-1" office:value-type="float" office:value="-0.383247410099337">
            <text:p>-0.3832474</text:p>
          </table:table-cell>
          <table:table-cell table:formula="of:=[.F73]+([.A74]-[.A73])*0.5*(2-[.C74]-[.C73])" office:value-type="float" office:value="0.599089088358833">
            <text:p>0.5990891</text:p>
          </table:table-cell>
          <table:table-cell table:formula="of:=[.G73]+([.A74]-[.A73])*0.5*([.C74]*(1-[.C74])+[.C73]*(1-[.C73]))" office:value-type="float" office:value="0.246338131877993">
            <text:p>0.2463381</text:p>
          </table:table-cell>
          <table:table-cell table:formula="of:=[.F74]/[.G74]" office:value-type="float" office:value="2.43197869445382">
            <text:p>2.4319787</text:p>
          </table:table-cell>
          <table:table-cell table:number-columns-repeated="1016"/>
        </table:table-row>
        <table:table-row table:style-name="ro1">
          <table:table-cell table:formula="of:=[.A74]+[.$B$3]" office:value-type="float" office:value="1.38">
            <text:p>1.38</text:p>
          </table:table-cell>
          <table:table-cell table:formula="of:=[.B74]+([.$A75]-[.$A74])*([.C74]+[.C75])/2" office:value-type="float" office:value="0.778716743933468">
            <text:p>0.7787167</text:p>
          </table:table-cell>
          <table:table-cell table:formula="of:=[.C74]+([.$A75]-[.$A74])*([.D74]+[.D75])/2" office:value-type="float" office:value="0.892513122501961">
            <text:p>0.8925131</text:p>
          </table:table-cell>
          <table:table-cell table:formula="of:=[.D74]+([.$A75]-[.$A74])*([.E74]+[.E75])/2" office:value-type="float" office:value="0.218367218936865">
            <text:p>0.2183672</text:p>
          </table:table-cell>
          <table:table-cell table:formula="of:=[.C75]^2-[.B75]*[.D75]-1" office:value-type="float" office:value="-0.373466542007676">
            <text:p>-0.3734665</text:p>
          </table:table-cell>
          <table:table-cell table:formula="of:=[.F74]+([.A75]-[.A74])*0.5*(2-[.C75]-[.C74])" office:value-type="float" office:value="0.601283256066533">
            <text:p>0.6012833</text:p>
          </table:table-cell>
          <table:table-cell table:formula="of:=[.G74]+([.A75]-[.A74])*0.5*([.C75]*(1-[.C75])+[.C74]*(1-[.C74]))" office:value-type="float" office:value="0.248291482287271">
            <text:p>0.2482915</text:p>
          </table:table-cell>
          <table:table-cell table:formula="of:=[.F75]/[.G75]" office:value-type="float" office:value="2.42168297731153">
            <text:p>2.4216830</text:p>
          </table:table-cell>
          <table:table-cell table:number-columns-repeated="1016"/>
        </table:table-row>
        <table:table-row table:style-name="ro1">
          <table:table-cell table:formula="of:=[.A75]+[.$B$3]" office:value-type="float" office:value="1.4">
            <text:p>1.40</text:p>
          </table:table-cell>
          <table:table-cell table:formula="of:=[.B75]+([.$A76]-[.$A75])*([.C75]+[.C76])/2" office:value-type="float" office:value="0.796609942542856">
            <text:p>0.7966099</text:p>
          </table:table-cell>
          <table:table-cell table:formula="of:=[.C75]+([.$A76]-[.$A75])*([.D75]+[.D76])/2" office:value-type="float" office:value="0.896806738436812">
            <text:p>0.8968067</text:p>
          </table:table-cell>
          <table:table-cell table:formula="of:=[.D75]+([.$A76]-[.$A75])*([.E75]+[.E76])/2" office:value-type="float" office:value="0.210994374548261">
            <text:p>0.2109944</text:p>
          </table:table-cell>
          <table:table-cell table:formula="of:=[.C76]^2-[.B76]*[.D76]-1" office:value-type="float" office:value="-0.363817896852757">
            <text:p>-0.3638179</text:p>
          </table:table-cell>
          <table:table-cell table:formula="of:=[.F75]+([.A76]-[.A75])*0.5*(2-[.C76]-[.C75])" office:value-type="float" office:value="0.603390057457145">
            <text:p>0.6033901</text:p>
          </table:table-cell>
          <table:table-cell table:formula="of:=[.G75]+([.A76]-[.A75])*0.5*([.C76]*(1-[.C76])+[.C75]*(1-[.C75]))" office:value-type="float" office:value="0.25017626089722">
            <text:p>0.2501763</text:p>
          </table:table-cell>
          <table:table-cell table:formula="of:=[.F76]/[.G76]" office:value-type="float" office:value="2.411859763565">
            <text:p>2.4118598</text:p>
          </table:table-cell>
          <table:table-cell table:number-columns-repeated="1016"/>
        </table:table-row>
        <table:table-row table:style-name="ro1">
          <table:table-cell table:formula="of:=[.A76]+[.$B$3]" office:value-type="float" office:value="1.42">
            <text:p>1.42</text:p>
          </table:table-cell>
          <table:table-cell table:formula="of:=[.B76]+([.$A77]-[.$A76])*([.C76]+[.C77])/2" office:value-type="float" office:value="0.814587558064514">
            <text:p>0.8145876</text:p>
          </table:table-cell>
          <table:table-cell table:formula="of:=[.C76]+([.$A77]-[.$A76])*([.D76]+[.D77])/2" office:value-type="float" office:value="0.900954813729072">
            <text:p>0.9009548</text:p>
          </table:table-cell>
          <table:table-cell table:formula="of:=[.D76]+([.$A77]-[.$A76])*([.E76]+[.E77])/2" office:value-type="float" office:value="0.203813154677694">
            <text:p>0.2038132</text:p>
          </table:table-cell>
          <table:table-cell table:formula="of:=[.C77]^2-[.B77]*[.D77]-1" office:value-type="float" office:value="-0.354304090203908">
            <text:p>-0.3543041</text:p>
          </table:table-cell>
          <table:table-cell table:formula="of:=[.F76]+([.A77]-[.A76])*0.5*(2-[.C77]-[.C76])" office:value-type="float" office:value="0.605412441935487">
            <text:p>0.6054124</text:p>
          </table:table-cell>
          <table:table-cell table:formula="of:=[.G76]+([.A77]-[.A76])*0.5*([.C77]*(1-[.C77])+[.C76]*(1-[.C76]))" office:value-type="float" office:value="0.251994057394007">
            <text:p>0.2519941</text:p>
          </table:table-cell>
          <table:table-cell table:formula="of:=[.F77]/[.G77]" office:value-type="float" office:value="2.40248698003577">
            <text:p>2.4024870</text:p>
          </table:table-cell>
          <table:table-cell table:number-columns-repeated="1016"/>
        </table:table-row>
        <table:table-row table:style-name="ro1">
          <table:table-cell table:formula="of:=[.A77]+[.$B$3]" office:value-type="float" office:value="1.44">
            <text:p>1.44</text:p>
          </table:table-cell>
          <table:table-cell table:formula="of:=[.B77]+([.$A78]-[.$A77])*([.C77]+[.C78])/2" office:value-type="float" office:value="0.832646717738399">
            <text:p>0.8326467</text:p>
          </table:table-cell>
          <table:table-cell table:formula="of:=[.C77]+([.$A78]-[.$A77])*([.D77]+[.D78])/2" office:value-type="float" office:value="0.904961153659379">
            <text:p>0.9049612</text:p>
          </table:table-cell>
          <table:table-cell table:formula="of:=[.D77]+([.$A78]-[.$A77])*([.E77]+[.E78])/2" office:value-type="float" office:value="0.196820838353">
            <text:p>0.1968208</text:p>
          </table:table-cell>
          <table:table-cell table:formula="of:=[.C78]^2-[.B78]*[.D78]-1" office:value-type="float" office:value="-0.34492754226551">
            <text:p>-0.3449275</text:p>
          </table:table-cell>
          <table:table-cell table:formula="of:=[.F77]+([.A78]-[.A77])*0.5*(2-[.C78]-[.C77])" office:value-type="float" office:value="0.607353282261602">
            <text:p>0.6073533</text:p>
          </table:table-cell>
          <table:table-cell table:formula="of:=[.G77]+([.A78]-[.A77])*0.5*([.C78]*(1-[.C78])+[.C77]*(1-[.C77]))" office:value-type="float" office:value="0.25374647440775">
            <text:p>0.2537465</text:p>
          </table:table-cell>
          <table:table-cell table:formula="of:=[.F78]/[.G78]" office:value-type="float" office:value="2.39354372776677">
            <text:p>2.3935437</text:p>
          </table:table-cell>
          <table:table-cell table:number-columns-repeated="1016"/>
        </table:table-row>
        <table:table-row table:style-name="ro1">
          <table:table-cell table:formula="of:=[.A78]+[.$B$3]" office:value-type="float" office:value="1.46">
            <text:p>1.46</text:p>
          </table:table-cell>
          <table:table-cell table:formula="of:=[.B78]+([.$A79]-[.$A78])*([.C78]+[.C79])/2" office:value-type="float" office:value="0.850784624361234">
            <text:p>0.8507846</text:p>
          </table:table-cell>
          <table:table-cell table:formula="of:=[.C78]+([.$A79]-[.$A78])*([.D78]+[.D79])/2" office:value-type="float" office:value="0.908829508624123">
            <text:p>0.9088295</text:p>
          </table:table-cell>
          <table:table-cell table:formula="of:=[.D78]+([.$A79]-[.$A78])*([.E78]+[.E79])/2" office:value-type="float" office:value="0.190014658121379">
            <text:p>0.1900147</text:p>
          </table:table-cell>
          <table:table-cell table:formula="of:=[.C79]^2-[.B79]*[.D79]-1" office:value-type="float" office:value="-0.335690480896619">
            <text:p>-0.3356905</text:p>
          </table:table-cell>
          <table:table-cell table:formula="of:=[.F78]+([.A79]-[.A78])*0.5*(2-[.C79]-[.C78])" office:value-type="float" office:value="0.609215375638767">
            <text:p>0.6092154</text:p>
          </table:table-cell>
          <table:table-cell table:formula="of:=[.G78]+([.A79]-[.A78])*0.5*([.C79]*(1-[.C79])+[.C78]*(1-[.C78]))" office:value-type="float" office:value="0.2554351233768">
            <text:p>0.2554351</text:p>
          </table:table-cell>
          <table:table-cell table:formula="of:=[.F79]/[.G79]" office:value-type="float" office:value="2.38501020370677">
            <text:p>2.3850102</text:p>
          </table:table-cell>
          <table:table-cell table:number-columns-repeated="1016"/>
        </table:table-row>
        <table:table-row table:style-name="ro1">
          <table:table-cell table:formula="of:=[.A79]+[.$B$3]" office:value-type="float" office:value="1.48">
            <text:p>1.48</text:p>
          </table:table-cell>
          <table:table-cell table:formula="of:=[.B79]+([.$A80]-[.$A79])*([.C79]+[.C80])/2" office:value-type="float" office:value="0.868998555179915">
            <text:p>0.8689986</text:p>
          </table:table-cell>
          <table:table-cell table:formula="of:=[.C79]+([.$A80]-[.$A79])*([.D79]+[.D80])/2" office:value-type="float" office:value="0.912563573243987">
            <text:p>0.9125636</text:p>
          </table:table-cell>
          <table:table-cell table:formula="of:=[.D79]+([.$A80]-[.$A79])*([.E79]+[.E80])/2" office:value-type="float" office:value="0.183391803865012">
            <text:p>0.1833918</text:p>
          </table:table-cell>
          <table:table-cell table:formula="of:=[.C80]^2-[.B80]*[.D80]-1" office:value-type="float" office:value="-0.326594944740048">
            <text:p>-0.3265949</text:p>
          </table:table-cell>
          <table:table-cell table:formula="of:=[.F79]+([.A80]-[.A79])*0.5*(2-[.C80]-[.C79])" office:value-type="float" office:value="0.611001444820086">
            <text:p>0.6110014</text:p>
          </table:table-cell>
          <table:table-cell table:formula="of:=[.G79]+([.A80]-[.A79])*0.5*([.C80]*(1-[.C80])+[.C79]*(1-[.C79]))" office:value-type="float" office:value="0.257061620685903">
            <text:p>0.2570616</text:p>
          </table:table-cell>
          <table:table-cell table:formula="of:=[.F80]/[.G80]" office:value-type="float" office:value="2.37686762881905">
            <text:p>2.3768676</text:p>
          </table:table-cell>
          <table:table-cell table:number-columns-repeated="1016"/>
        </table:table-row>
        <table:table-row table:style-name="ro1">
          <table:table-cell table:formula="of:=[.A80]+[.$B$3]" office:value-type="float" office:value="1.5">
            <text:p>1.50</text:p>
          </table:table-cell>
          <table:table-cell table:formula="of:=[.B80]+([.$A81]-[.$A80])*([.C80]+[.C81])/2" office:value-type="float" office:value="0.887285860767837">
            <text:p>0.8872859</text:p>
          </table:table-cell>
          <table:table-cell table:formula="of:=[.C80]+([.$A81]-[.$A80])*([.D80]+[.D81])/2" office:value-type="float" office:value="0.916166985548167">
            <text:p>0.9161670</text:p>
          </table:table-cell>
          <table:table-cell table:formula="of:=[.D80]+([.$A81]-[.$A80])*([.E80]+[.E81])/2" office:value-type="float" office:value="0.176949426553023">
            <text:p>0.1769494</text:p>
          </table:table-cell>
          <table:table-cell table:formula="of:=[.C81]^2-[.B81]*[.D81]-1" office:value-type="float" office:value="-0.317642786458848">
            <text:p>-0.3176428</text:p>
          </table:table-cell>
          <table:table-cell table:formula="of:=[.F80]+([.A81]-[.A80])*0.5*(2-[.C81]-[.C80])" office:value-type="float" office:value="0.612714139232165">
            <text:p>0.6127141</text:p>
          </table:table-cell>
          <table:table-cell table:formula="of:=[.G80]+([.A81]-[.A80])*0.5*([.C81]*(1-[.C81])+[.C80]*(1-[.C80]))" office:value-type="float" office:value="0.258627584067622">
            <text:p>0.2586276</text:p>
          </table:table-cell>
          <table:table-cell table:formula="of:=[.F81]/[.G81]" office:value-type="float" office:value="2.3690981820097">
            <text:p>2.3690982</text:p>
          </table:table-cell>
          <table:table-cell table:number-columns-repeated="1016"/>
        </table:table-row>
        <table:table-row table:style-name="ro1">
          <table:table-cell table:formula="of:=[.A81]+[.$B$3]" office:value-type="float" office:value="1.52">
            <text:p>1.52</text:p>
          </table:table-cell>
          <table:table-cell table:formula="of:=[.B81]+([.$A82]-[.$A81])*([.C81]+[.C82])/2" office:value-type="float" office:value="0.905643963885648">
            <text:p>0.9056440</text:p>
          </table:table-cell>
          <table:table-cell table:formula="of:=[.C81]+([.$A82]-[.$A81])*([.D81]+[.D82])/2" office:value-type="float" office:value="0.919643326232974">
            <text:p>0.9196433</text:p>
          </table:table-cell>
          <table:table-cell table:formula="of:=[.D81]+([.$A82]-[.$A81])*([.E81]+[.E82])/2" office:value-type="float" office:value="0.170684641927657">
            <text:p>0.1706846</text:p>
          </table:table-cell>
          <table:table-cell table:formula="of:=[.C82]^2-[.B82]*[.D82]-1" office:value-type="float" office:value="-0.308835676077741">
            <text:p>-0.3088357</text:p>
          </table:table-cell>
          <table:table-cell table:formula="of:=[.F81]+([.A82]-[.A81])*0.5*(2-[.C82]-[.C81])" office:value-type="float" office:value="0.614356036114353">
            <text:p>0.6143560</text:p>
          </table:table-cell>
          <table:table-cell table:formula="of:=[.G81]+([.A82]-[.A81])*0.5*([.C82]*(1-[.C82])+[.C81]*(1-[.C81]))" office:value-type="float" office:value="0.260134629256501">
            <text:p>0.2601346</text:p>
          </table:table-cell>
          <table:table-cell table:formula="of:=[.F82]/[.G82]" office:value-type="float" office:value="2.36168493933416">
            <text:p>2.3616849</text:p>
          </table:table-cell>
          <table:table-cell table:number-columns-repeated="1016"/>
        </table:table-row>
        <table:table-row table:style-name="ro1">
          <table:table-cell table:formula="of:=[.A82]+[.$B$3]" office:value-type="float" office:value="1.54">
            <text:p>1.54</text:p>
          </table:table-cell>
          <table:table-cell table:formula="of:=[.B82]+([.$A83]-[.$A82])*([.C82]+[.C83])/2" office:value-type="float" office:value="0.924070358327912">
            <text:p>0.9240704</text:p>
          </table:table-cell>
          <table:table-cell table:formula="of:=[.C82]+([.$A83]-[.$A82])*([.D82]+[.D83])/2" office:value-type="float" office:value="0.922996117993477">
            <text:p>0.9229961</text:p>
          </table:table-cell>
          <table:table-cell table:formula="of:=[.D82]+([.$A83]-[.$A82])*([.E82]+[.E83])/2" office:value-type="float" office:value="0.164594534122612">
            <text:p>0.1645945</text:p>
          </table:table-cell>
          <table:table-cell table:formula="of:=[.C83]^2-[.B83]*[.D83]-1" office:value-type="float" office:value="-0.300175104426759">
            <text:p>-0.3001751</text:p>
          </table:table-cell>
          <table:table-cell table:formula="of:=[.F82]+([.A83]-[.A82])*0.5*(2-[.C83]-[.C82])" office:value-type="float" office:value="0.615929641672089">
            <text:p>0.6159296</text:p>
          </table:table-cell>
          <table:table-cell table:formula="of:=[.G82]+([.A83]-[.A82])*0.5*([.C83]*(1-[.C83])+[.C82]*(1-[.C82]))" office:value-type="float" office:value="0.261584366885607">
            <text:p>0.2615844</text:p>
          </table:table-cell>
          <table:table-cell table:formula="of:=[.F83]/[.G83]" office:value-type="float" office:value="2.3546118179969">
            <text:p>2.3546118</text:p>
          </table:table-cell>
          <table:table-cell table:number-columns-repeated="1016"/>
        </table:table-row>
        <table:table-row table:style-name="ro1">
          <table:table-cell table:formula="of:=[.A83]+[.$B$3]" office:value-type="float" office:value="1.56">
            <text:p>1.56</text:p>
          </table:table-cell>
          <table:table-cell table:formula="of:=[.B83]+([.$A84]-[.$A83])*([.C83]+[.C84])/2" office:value-type="float" office:value="0.942562607757115">
            <text:p>0.9425626</text:p>
          </table:table-cell>
          <table:table-cell table:formula="of:=[.C83]+([.$A84]-[.$A83])*([.D83]+[.D84])/2" office:value-type="float" office:value="0.926228824926818">
            <text:p>0.9262288</text:p>
          </table:table-cell>
          <table:table-cell table:formula="of:=[.D83]+([.$A84]-[.$A83])*([.E83]+[.E84])/2" office:value-type="float" office:value="0.158676159211505">
            <text:p>0.1586762</text:p>
          </table:table-cell>
          <table:table-cell table:formula="of:=[.C84]^2-[.B84]*[.D84]-1" office:value-type="float" office:value="-0.291662386683987">
            <text:p>-0.2916624</text:p>
          </table:table-cell>
          <table:table-cell table:formula="of:=[.F83]+([.A84]-[.A83])*0.5*(2-[.C84]-[.C83])" office:value-type="float" office:value="0.617437392242886">
            <text:p>0.6174374</text:p>
          </table:table-cell>
          <table:table-cell table:formula="of:=[.G83]+([.A84]-[.A83])*0.5*([.C84]*(1-[.C84])+[.C83]*(1-[.C83]))" office:value-type="float" office:value="0.262978399615247">
            <text:p>0.2629784</text:p>
          </table:table-cell>
          <table:table-cell table:formula="of:=[.F84]/[.G84]" office:value-type="float" office:value="2.34786352470862">
            <text:p>2.3478635</text:p>
          </table:table-cell>
          <table:table-cell table:number-columns-repeated="1016"/>
        </table:table-row>
        <table:table-row table:style-name="ro1">
          <table:table-cell table:formula="of:=[.A84]+[.$B$3]" office:value-type="float" office:value="1.58">
            <text:p>1.58</text:p>
          </table:table-cell>
          <table:table-cell table:formula="of:=[.B84]+([.$A85]-[.$A84])*([.C84]+[.C85])/2" office:value-type="float" office:value="0.961118344526441">
            <text:p>0.9611183</text:p>
          </table:table-cell>
          <table:table-cell table:formula="of:=[.C84]+([.$A85]-[.$A84])*([.D84]+[.D85])/2" office:value-type="float" office:value="0.929344852005778">
            <text:p>0.9293449</text:p>
          </table:table-cell>
          <table:table-cell table:formula="of:=[.D84]+([.$A85]-[.$A84])*([.E84]+[.E85])/2" office:value-type="float" office:value="0.152926548684525">
            <text:p>0.1529265</text:p>
          </table:table-cell>
          <table:table-cell table:formula="of:=[.C85]^2-[.B85]*[.D85]-1" office:value-type="float" office:value="-0.283298666014031">
            <text:p>-0.2832987</text:p>
          </table:table-cell>
          <table:table-cell table:formula="of:=[.F84]+([.A85]-[.A84])*0.5*(2-[.C85]-[.C84])" office:value-type="float" office:value="0.61888165547356">
            <text:p>0.6188817</text:p>
          </table:table-cell>
          <table:table-cell table:formula="of:=[.G84]+([.A85]-[.A84])*0.5*([.C85]*(1-[.C85])+[.C84]*(1-[.C84]))" office:value-type="float" office:value="0.264318319483823">
            <text:p>0.2643183</text:p>
          </table:table-cell>
          <table:table-cell table:formula="of:=[.F85]/[.G85]" office:value-type="float" office:value="2.34142550800924">
            <text:p>2.3414255</text:p>
          </table:table-cell>
          <table:table-cell table:number-columns-repeated="1016"/>
        </table:table-row>
        <table:table-row table:style-name="ro1">
          <table:table-cell table:formula="of:=[.A85]+[.$B$3]" office:value-type="float" office:value="1.6">
            <text:p>1.60</text:p>
          </table:table-cell>
          <table:table-cell table:formula="of:=[.B85]+([.$A86]-[.$A85])*([.C85]+[.C86])/2" office:value-type="float" office:value="0.979735268492711">
            <text:p>0.9797353</text:p>
          </table:table-cell>
          <table:table-cell table:formula="of:=[.C85]+([.$A86]-[.$A85])*([.D85]+[.D86])/2" office:value-type="float" office:value="0.932347544621137">
            <text:p>0.9323475</text:p>
          </table:table-cell>
          <table:table-cell table:formula="of:=[.D85]+([.$A86]-[.$A85])*([.E85]+[.E86])/2" office:value-type="float" office:value="0.147342712851399">
            <text:p>0.1473427</text:p>
          </table:table-cell>
          <table:table-cell table:formula="of:=[.C86]^2-[.B86]*[.D86]-1" office:value-type="float" office:value="-0.275084917298486">
            <text:p>-0.2750849</text:p>
          </table:table-cell>
          <table:table-cell table:formula="of:=[.F85]+([.A86]-[.A85])*0.5*(2-[.C86]-[.C85])" office:value-type="float" office:value="0.620264731507291">
            <text:p>0.6202647</text:p>
          </table:table-cell>
          <table:table-cell table:formula="of:=[.G85]+([.A86]-[.A85])*0.5*([.C86]*(1-[.C86])+[.C85]*(1-[.C85]))" office:value-type="float" office:value="0.265605705470985">
            <text:p>0.2656057</text:p>
          </table:table-cell>
          <table:table-cell table:formula="of:=[.F86]/[.G86]" office:value-type="float" office:value="2.33528391420435">
            <text:p>2.3352839</text:p>
          </table:table-cell>
          <table:table-cell table:number-columns-repeated="1016"/>
        </table:table-row>
        <table:table-row table:style-name="ro1">
          <table:table-cell table:formula="of:=[.A86]+[.$B$3]" office:value-type="float" office:value="1.62">
            <text:p>1.62</text:p>
          </table:table-cell>
          <table:table-cell table:formula="of:=[.B86]+([.$A87]-[.$A86])*([.C86]+[.C87])/2" office:value-type="float" office:value="0.998411145820835">
            <text:p>0.9984111</text:p>
          </table:table-cell>
          <table:table-cell table:formula="of:=[.C86]+([.$A87]-[.$A86])*([.D86]+[.D87])/2" office:value-type="float" office:value="0.93524018819134">
            <text:p>0.9352402</text:p>
          </table:table-cell>
          <table:table-cell table:formula="of:=[.D86]+([.$A87]-[.$A86])*([.E86]+[.E87])/2" office:value-type="float" office:value="0.14192164416887">
            <text:p>0.1419216</text:p>
          </table:table-cell>
          <table:table-cell table:formula="of:=[.C87]^2-[.B87]*[.D87]-1" office:value-type="float" office:value="-0.267021950954443">
            <text:p>-0.2670220</text:p>
          </table:table-cell>
          <table:table-cell table:formula="of:=[.F86]+([.A87]-[.A86])*0.5*(2-[.C87]-[.C86])" office:value-type="float" office:value="0.621588854179166">
            <text:p>0.6215889</text:p>
          </table:table-cell>
          <table:table-cell table:formula="of:=[.G86]+([.A87]-[.A86])*0.5*([.C87]*(1-[.C87])+[.C86]*(1-[.C86]))" office:value-type="float" office:value="0.266842121263417">
            <text:p>0.2668421</text:p>
          </table:table-cell>
          <table:table-cell table:formula="of:=[.F87]/[.G87]" office:value-type="float" office:value="2.3294255465971">
            <text:p>2.3294255</text:p>
          </table:table-cell>
          <table:table-cell table:number-columns-repeated="1016"/>
        </table:table-row>
        <table:table-row table:style-name="ro1">
          <table:table-cell table:formula="of:=[.A87]+[.$B$3]" office:value-type="float" office:value="1.64">
            <text:p>1.64</text:p>
          </table:table-cell>
          <table:table-cell table:formula="of:=[.B87]+([.$A88]-[.$A87])*([.C87]+[.C88])/2" office:value-type="float" office:value="1.01714380778113">
            <text:p>1.0171438</text:p>
          </table:table-cell>
          <table:table-cell table:formula="of:=[.C87]+([.$A88]-[.$A87])*([.D87]+[.D88])/2" office:value-type="float" office:value="0.938026007837938">
            <text:p>0.9380260</text:p>
          </table:table-cell>
          <table:table-cell table:formula="of:=[.D87]+([.$A88]-[.$A87])*([.E87]+[.E88])/2" office:value-type="float" office:value="0.136660320490958">
            <text:p>0.1366603</text:p>
          </table:table-cell>
          <table:table-cell table:formula="of:=[.C88]^2-[.B88]*[.D88]-1" office:value-type="float" office:value="-0.259110416836752">
            <text:p>-0.2591104</text:p>
          </table:table-cell>
          <table:table-cell table:formula="of:=[.F87]+([.A88]-[.A87])*0.5*(2-[.C88]-[.C87])" office:value-type="float" office:value="0.622856192218873">
            <text:p>0.6228562</text:p>
          </table:table-cell>
          <table:table-cell table:formula="of:=[.G87]+([.A88]-[.A87])*0.5*([.C88]*(1-[.C88])+[.C87]*(1-[.C87]))" office:value-type="float" office:value="0.268029113213825">
            <text:p>0.2680291</text:p>
          </table:table-cell>
          <table:table-cell table:formula="of:=[.F88]/[.G88]" office:value-type="float" office:value="2.32383782772873">
            <text:p>2.3238378</text:p>
          </table:table-cell>
          <table:table-cell table:number-columns-repeated="1016"/>
        </table:table-row>
        <table:table-row table:style-name="ro1">
          <table:table-cell table:formula="of:=[.A88]+[.$B$3]" office:value-type="float" office:value="1.66">
            <text:p>1.66</text:p>
          </table:table-cell>
          <table:table-cell table:formula="of:=[.B88]+([.$A89]-[.$A88])*([.C88]+[.C89])/2" office:value-type="float" office:value="1.03593114954076">
            <text:p>1.0359311</text:p>
          </table:table-cell>
          <table:table-cell table:formula="of:=[.C88]+([.$A89]-[.$A88])*([.D88]+[.D89])/2" office:value-type="float" office:value="0.940708168125252">
            <text:p>0.9407082</text:p>
          </table:table-cell>
          <table:table-cell table:formula="of:=[.D88]+([.$A89]-[.$A88])*([.E88]+[.E89])/2" office:value-type="float" office:value="0.131555708240395">
            <text:p>0.1315557</text:p>
          </table:table-cell>
          <table:table-cell table:formula="of:=[.C89]^2-[.B89]*[.D89]-1" office:value-type="float" office:value="-0.251350808219547">
            <text:p>-0.2513508</text:p>
          </table:table-cell>
          <table:table-cell table:formula="of:=[.F88]+([.A89]-[.A88])*0.5*(2-[.C89]-[.C88])" office:value-type="float" office:value="0.624068850459241">
            <text:p>0.6240689</text:p>
          </table:table-cell>
          <table:table-cell table:formula="of:=[.G88]+([.A89]-[.A88])*0.5*([.C89]*(1-[.C89])+[.C88]*(1-[.C88]))" office:value-type="float" office:value="0.269168208483877">
            <text:p>0.2691682</text:p>
          </table:table-cell>
          <table:table-cell table:formula="of:=[.F89]/[.G89]" office:value-type="float" office:value="2.31850876436852">
            <text:p>2.3185088</text:p>
          </table:table-cell>
          <table:table-cell table:number-columns-repeated="1016"/>
        </table:table-row>
        <table:table-row table:style-name="ro1">
          <table:table-cell table:formula="of:=[.A89]+[.$B$3]" office:value-type="float" office:value="1.68">
            <text:p>1.68</text:p>
          </table:table-cell>
          <table:table-cell table:formula="of:=[.B89]+([.$A90]-[.$A89])*([.C89]+[.C90])/2" office:value-type="float" office:value="1.05477112895064">
            <text:p>1.0547711</text:p>
          </table:table-cell>
          <table:table-cell table:formula="of:=[.C89]+([.$A90]-[.$A89])*([.D89]+[.D90])/2" office:value-type="float" office:value="0.943289772862653">
            <text:p>0.9432898</text:p>
          </table:table-cell>
          <table:table-cell table:formula="of:=[.D89]+([.$A90]-[.$A89])*([.E89]+[.E90])/2" office:value-type="float" office:value="0.126604765499677">
            <text:p>0.1266048</text:p>
          </table:table-cell>
          <table:table-cell table:formula="of:=[.C90]^2-[.B90]*[.D90]-1" office:value-type="float" office:value="-0.243743465852257">
            <text:p>-0.2437435</text:p>
          </table:table-cell>
          <table:table-cell table:formula="of:=[.F89]+([.A90]-[.A89])*0.5*(2-[.C90]-[.C89])" office:value-type="float" office:value="0.625228871049362">
            <text:p>0.6252289</text:p>
          </table:table-cell>
          <table:table-cell table:formula="of:=[.G89]+([.A90]-[.A89])*0.5*([.C90]*(1-[.C90])+[.C89]*(1-[.C89]))" office:value-type="float" office:value="0.270260913362108">
            <text:p>0.2702609</text:p>
          </table:table-cell>
          <table:table-cell table:formula="of:=[.F90]/[.G90]" office:value-type="float" office:value="2.31342691501842">
            <text:p>2.3134269</text:p>
          </table:table-cell>
          <table:table-cell table:number-columns-repeated="1016"/>
        </table:table-row>
        <table:table-row table:style-name="ro1">
          <table:table-cell table:formula="of:=[.A90]+[.$B$3]" office:value-type="float" office:value="1.7">
            <text:p>1.70</text:p>
          </table:table-cell>
          <table:table-cell table:formula="of:=[.B90]+([.$A91]-[.$A90])*([.C90]+[.C91])/2" office:value-type="float" office:value="1.07366176532894">
            <text:p>1.0736618</text:p>
          </table:table-cell>
          <table:table-cell table:formula="of:=[.C90]+([.$A91]-[.$A90])*([.D90]+[.D91])/2" office:value-type="float" office:value="0.945773864967852">
            <text:p>0.9457739</text:p>
          </table:table-cell>
          <table:table-cell table:formula="of:=[.D90]+([.$A91]-[.$A90])*([.E90]+[.E91])/2" office:value-type="float" office:value="0.121804445020303">
            <text:p>0.1218044</text:p>
          </table:table-cell>
          <table:table-cell table:formula="of:=[.C91]^2-[.B91]*[.D91]-1" office:value-type="float" office:value="-0.236288582085132">
            <text:p>-0.2362886</text:p>
          </table:table-cell>
          <table:table-cell table:formula="of:=[.F90]+([.A91]-[.A90])*0.5*(2-[.C91]-[.C90])" office:value-type="float" office:value="0.626338234671057">
            <text:p>0.6263382</text:p>
          </table:table-cell>
          <table:table-cell table:formula="of:=[.G90]+([.A91]-[.A90])*0.5*([.C91]*(1-[.C91])+[.C90]*(1-[.C90]))" office:value-type="float" office:value="0.271308711747978">
            <text:p>0.2713087</text:p>
          </table:table-cell>
          <table:table-cell table:formula="of:=[.F91]/[.G91]" office:value-type="float" office:value="2.30858135972011">
            <text:p>2.3085814</text:p>
          </table:table-cell>
          <table:table-cell table:number-columns-repeated="1016"/>
        </table:table-row>
        <table:table-row table:style-name="ro1">
          <table:table-cell table:formula="of:=[.A91]+[.$B$3]" office:value-type="float" office:value="1.72">
            <text:p>1.72</text:p>
          </table:table-cell>
          <table:table-cell table:formula="of:=[.B91]+([.$A92]-[.$A91])*([.C91]+[.C92])/2" office:value-type="float" office:value="1.09260113824252">
            <text:p>1.0926011</text:p>
          </table:table-cell>
          <table:table-cell table:formula="of:=[.C91]+([.$A92]-[.$A91])*([.D91]+[.D92])/2" office:value-type="float" office:value="0.948163426389544">
            <text:p>0.9481634</text:p>
          </table:table-cell>
          <table:table-cell table:formula="of:=[.D91]+([.$A92]-[.$A91])*([.E91]+[.E92])/2" office:value-type="float" office:value="0.117151697148861">
            <text:p>0.1171517</text:p>
          </table:table-cell>
          <table:table-cell table:formula="of:=[.C92]^2-[.B92]*[.D92]-1" office:value-type="float" office:value="-0.228986205059094">
            <text:p>-0.2289862</text:p>
          </table:table-cell>
          <table:table-cell table:formula="of:=[.F91]+([.A92]-[.A91])*0.5*(2-[.C92]-[.C91])" office:value-type="float" office:value="0.627398861757483">
            <text:p>0.6273989</text:p>
          </table:table-cell>
          <table:table-cell table:formula="of:=[.G91]+([.A92]-[.A91])*0.5*([.C92]*(1-[.C92])+[.C91]*(1-[.C91]))" office:value-type="float" office:value="0.272313063793562">
            <text:p>0.2723131</text:p>
          </table:table-cell>
          <table:table-cell table:formula="of:=[.F92]/[.G92]" office:value-type="float" office:value="2.30396167197145">
            <text:p>2.3039617</text:p>
          </table:table-cell>
          <table:table-cell table:number-columns-repeated="1016"/>
        </table:table-row>
        <table:table-row table:style-name="ro1">
          <table:table-cell table:formula="of:=[.A92]+[.$B$3]" office:value-type="float" office:value="1.74">
            <text:p>1.74</text:p>
          </table:table-cell>
          <table:table-cell table:formula="of:=[.B92]+([.$A93]-[.$A92])*([.C92]+[.C93])/2" office:value-type="float" office:value="1.11158738628729">
            <text:p>1.1115874</text:p>
          </table:table-cell>
          <table:table-cell table:formula="of:=[.C92]+([.$A93]-[.$A92])*([.D92]+[.D93])/2" office:value-type="float" office:value="0.95046137808772">
            <text:p>0.9504614</text:p>
          </table:table-cell>
          <table:table-cell table:formula="of:=[.D92]+([.$A93]-[.$A92])*([.E92]+[.E93])/2" office:value-type="float" office:value="0.112643472668725">
            <text:p>0.1126435</text:p>
          </table:table-cell>
          <table:table-cell table:formula="of:=[.C93]^2-[.B93]*[.D93]-1" office:value-type="float" office:value="-0.22183624295454">
            <text:p>-0.2218362</text:p>
          </table:table-cell>
          <table:table-cell table:formula="of:=[.F92]+([.A93]-[.A92])*0.5*(2-[.C93]-[.C92])" office:value-type="float" office:value="0.628412613712711">
            <text:p>0.6284126</text:p>
          </table:table-cell>
          <table:table-cell table:formula="of:=[.G92]+([.A93]-[.A92])*0.5*([.C93]*(1-[.C93])+[.C92]*(1-[.C92]))" office:value-type="float" office:value="0.273275404694543">
            <text:p>0.2732754</text:p>
          </table:table-cell>
          <table:table-cell table:formula="of:=[.F93]/[.G93]" office:value-type="float" office:value="2.29955789257773">
            <text:p>2.2995579</text:p>
          </table:table-cell>
          <table:table-cell table:number-columns-repeated="1016"/>
        </table:table-row>
        <table:table-row table:style-name="ro1">
          <table:table-cell table:formula="of:=[.A93]+[.$B$3]" office:value-type="float" office:value="1.76">
            <text:p>1.76</text:p>
          </table:table-cell>
          <table:table-cell table:formula="of:=[.B93]+([.$A94]-[.$A93])*([.C93]+[.C94])/2" office:value-type="float" office:value="1.13061870586887">
            <text:p>1.1306187</text:p>
          </table:table-cell>
          <table:table-cell table:formula="of:=[.C93]+([.$A94]-[.$A93])*([.D93]+[.D94])/2" office:value-type="float" office:value="0.95267058006997">
            <text:p>0.9526706</text:p>
          </table:table-cell>
          <table:table-cell table:formula="of:=[.D93]+([.$A94]-[.$A93])*([.E93]+[.E94])/2" office:value-type="float" office:value="0.108276725556244">
            <text:p>0.1082767</text:p>
          </table:table-cell>
          <table:table-cell table:formula="of:=[.C94]^2-[.B94]*[.D94]-1" office:value-type="float" office:value="-0.214838468293554">
            <text:p>-0.2148385</text:p>
          </table:table-cell>
          <table:table-cell table:formula="of:=[.F93]+([.A94]-[.A93])*0.5*(2-[.C94]-[.C93])" office:value-type="float" office:value="0.629381294131134">
            <text:p>0.6293813</text:p>
          </table:table-cell>
          <table:table-cell table:formula="of:=[.G93]+([.A94]-[.A93])*0.5*([.C94]*(1-[.C94])+[.C93]*(1-[.C93]))" office:value-type="float" office:value="0.274197143622447">
            <text:p>0.2741971</text:p>
          </table:table-cell>
          <table:table-cell table:formula="of:=[.F94]/[.G94]" office:value-type="float" office:value="2.29536050527847">
            <text:p>2.2953605</text:p>
          </table:table-cell>
          <table:table-cell table:number-columns-repeated="1016"/>
        </table:table-row>
        <table:table-row table:style-name="ro1">
          <table:table-cell table:formula="of:=[.A94]+[.$B$3]" office:value-type="float" office:value="1.78">
            <text:p>1.78</text:p>
          </table:table-cell>
          <table:table-cell table:formula="of:=[.B94]+([.$A95]-[.$A94])*([.C94]+[.C95])/2" office:value-type="float" office:value="1.14969334998439">
            <text:p>1.1496933</text:p>
          </table:table-cell>
          <table:table-cell table:formula="of:=[.C94]+([.$A95]-[.$A94])*([.D94]+[.D95])/2" office:value-type="float" office:value="0.954793831482036">
            <text:p>0.9547938</text:p>
          </table:table-cell>
          <table:table-cell table:formula="of:=[.D94]+([.$A95]-[.$A94])*([.E94]+[.E95])/2" office:value-type="float" office:value="0.10404841565041">
            <text:p>0.1040484</text:p>
          </table:table-cell>
          <table:table-cell table:formula="of:=[.C95]^2-[.B95]*[.D95]-1" office:value-type="float" office:value="-0.207992510913541">
            <text:p>-0.2079925</text:p>
          </table:table-cell>
          <table:table-cell table:formula="of:=[.F94]+([.A95]-[.A94])*0.5*(2-[.C95]-[.C94])" office:value-type="float" office:value="0.630306650015614">
            <text:p>0.6303067</text:p>
          </table:table-cell>
          <table:table-cell table:formula="of:=[.G94]+([.A95]-[.A94])*0.5*([.C95]*(1-[.C95])+[.C94]*(1-[.C94]))" office:value-type="float" office:value="0.275079662790297">
            <text:p>0.2750797</text:p>
          </table:table-cell>
          <table:table-cell table:formula="of:=[.F95]/[.G95]" office:value-type="float" office:value="2.2913604140053">
            <text:p>2.2913604</text:p>
          </table:table-cell>
          <table:table-cell table:number-columns-repeated="1016"/>
        </table:table-row>
        <table:table-row table:style-name="ro1">
          <table:table-cell table:formula="of:=[.A95]+[.$B$3]" office:value-type="float" office:value="1.8">
            <text:p>1.80</text:p>
          </table:table-cell>
          <table:table-cell table:formula="of:=[.B95]+([.$A96]-[.$A95])*([.C95]+[.C96])/2" office:value-type="float" office:value="1.16880962700673">
            <text:p>1.1688096</text:p>
          </table:table-cell>
          <table:table-cell table:formula="of:=[.C95]+([.$A96]-[.$A95])*([.D95]+[.D96])/2" office:value-type="float" office:value="0.956833870752016">
            <text:p>0.9568339</text:p>
          </table:table-cell>
          <table:table-cell table:formula="of:=[.D95]+([.$A96]-[.$A95])*([.E95]+[.E96])/2" office:value-type="float" office:value="0.0999555113475617">
            <text:p>0.0999555</text:p>
          </table:table-cell>
          <table:table-cell table:formula="of:=[.C96]^2-[.B96]*[.D96]-1" office:value-type="float" office:value="-0.201297907717125">
            <text:p>-0.2012979</text:p>
          </table:table-cell>
          <table:table-cell table:formula="of:=[.F95]+([.A96]-[.A95])*0.5*(2-[.C96]-[.C95])" office:value-type="float" office:value="0.631190372993273">
            <text:p>0.6311904</text:p>
          </table:table-cell>
          <table:table-cell table:formula="of:=[.G95]+([.A96]-[.A95])*0.5*([.C96]*(1-[.C96])+[.C95]*(1-[.C95]))" office:value-type="float" office:value="0.275924316644093">
            <text:p>0.2759243</text:p>
          </table:table-cell>
          <table:table-cell table:formula="of:=[.F96]/[.G96]" office:value-type="float" office:value="2.28754892163936">
            <text:p>2.2875489</text:p>
          </table:table-cell>
          <table:table-cell table:number-columns-repeated="1016"/>
        </table:table-row>
        <table:table-row table:style-name="ro1">
          <table:table-cell table:formula="of:=[.A96]+[.$B$3]" office:value-type="float" office:value="1.82">
            <text:p>1.82</text:p>
          </table:table-cell>
          <table:table-cell table:formula="of:=[.B96]+([.$A97]-[.$A96])*([.C96]+[.C97])/2" office:value-type="float" office:value="1.18796589947208">
            <text:p>1.1879659</text:p>
          </table:table-cell>
          <table:table-cell table:formula="of:=[.C96]+([.$A97]-[.$A96])*([.D96]+[.D97])/2" office:value-type="float" office:value="0.958793375783074">
            <text:p>0.9587934</text:p>
          </table:table-cell>
          <table:table-cell table:formula="of:=[.D96]+([.$A97]-[.$A96])*([.E96]+[.E97])/2" office:value-type="float" office:value="0.0959949917582338">
            <text:p>0.0959950</text:p>
          </table:table-cell>
          <table:table-cell table:formula="of:=[.C97]^2-[.B97]*[.D97]-1" office:value-type="float" office:value="-0.194754039283382">
            <text:p>-0.1947540</text:p>
          </table:table-cell>
          <table:table-cell table:formula="of:=[.F96]+([.A97]-[.A96])*0.5*(2-[.C97]-[.C96])" office:value-type="float" office:value="0.632034100527922">
            <text:p>0.6320341</text:p>
          </table:table-cell>
          <table:table-cell table:formula="of:=[.G96]+([.A97]-[.A96])*0.5*([.C97]*(1-[.C97])+[.C96]*(1-[.C96]))" office:value-type="float" office:value="0.276732431172806">
            <text:p>0.2767324</text:p>
          </table:table-cell>
          <table:table-cell table:formula="of:=[.F97]/[.G97]" office:value-type="float" office:value="2.28391771014813">
            <text:p>2.2839177</text:p>
          </table:table-cell>
          <table:table-cell table:number-columns-repeated="1016"/>
        </table:table-row>
        <table:table-row table:style-name="ro1">
          <table:table-cell table:formula="of:=[.A97]+[.$B$3]" office:value-type="float" office:value="1.84">
            <text:p>1.84</text:p>
          </table:table-cell>
          <table:table-cell table:formula="of:=[.B97]+([.$A98]-[.$A97])*([.C97]+[.C98])/2" office:value-type="float" office:value="1.20716058287186">
            <text:p>1.2071606</text:p>
          </table:table-cell>
          <table:table-cell table:formula="of:=[.C97]+([.$A98]-[.$A97])*([.D97]+[.D98])/2" office:value-type="float" office:value="0.96067496419515">
            <text:p>0.9606750</text:p>
          </table:table-cell>
          <table:table-cell table:formula="of:=[.D97]+([.$A98]-[.$A97])*([.E97]+[.E98])/2" office:value-type="float" office:value="0.0921638494493975">
            <text:p>0.0921638</text:p>
          </table:table-cell>
          <table:table-cell table:formula="of:=[.C98]^2-[.B98]*[.D98]-1" office:value-type="float" office:value="-0.188360179389696">
            <text:p>-0.1883602</text:p>
          </table:table-cell>
          <table:table-cell table:formula="of:=[.F97]+([.A98]-[.A97])*0.5*(2-[.C98]-[.C97])" office:value-type="float" office:value="0.63283941712814">
            <text:p>0.6328394</text:p>
          </table:table-cell>
          <table:table-cell table:formula="of:=[.G97]+([.A98]-[.A97])*0.5*([.C98]*(1-[.C98])+[.C97]*(1-[.C97]))" office:value-type="float" office:value="0.27750530332982">
            <text:p>0.2775053</text:p>
          </table:table-cell>
          <table:table-cell table:formula="of:=[.F98]/[.G98]" office:value-type="float" office:value="2.28045882199231">
            <text:p>2.2804588</text:p>
          </table:table-cell>
          <table:table-cell table:number-columns-repeated="1016"/>
        </table:table-row>
        <table:table-row table:style-name="ro1">
          <table:table-cell table:formula="of:=[.A98]+[.$B$3]" office:value-type="float" office:value="1.86">
            <text:p>1.86</text:p>
          </table:table-cell>
          <table:table-cell table:formula="of:=[.B98]+([.$A99]-[.$A98])*([.C98]+[.C99])/2" office:value-type="float" office:value="1.22639214444997">
            <text:p>1.2263921</text:p>
          </table:table-cell>
          <table:table-cell table:formula="of:=[.C98]+([.$A99]-[.$A98])*([.D98]+[.D99])/2" office:value-type="float" office:value="0.962481193616124">
            <text:p>0.9624812</text:p>
          </table:table-cell>
          <table:table-cell table:formula="of:=[.D98]+([.$A99]-[.$A98])*([.E98]+[.E99])/2" office:value-type="float" office:value="0.0884590926479734">
            <text:p>0.0884591</text:p>
          </table:table-cell>
          <table:table-cell table:formula="of:=[.C99]^2-[.B99]*[.D99]-1" office:value-type="float" office:value="-0.182115488263929">
            <text:p>-0.1821155</text:p>
          </table:table-cell>
          <table:table-cell table:formula="of:=[.F98]+([.A99]-[.A98])*0.5*(2-[.C99]-[.C98])" office:value-type="float" office:value="0.633607855550027">
            <text:p>0.6336079</text:p>
          </table:table-cell>
          <table:table-cell table:formula="of:=[.G98]+([.A99]-[.A98])*0.5*([.C99]*(1-[.C99])+[.C98]*(1-[.C98]))" office:value-type="float" office:value="0.278244200558972">
            <text:p>0.2782442</text:p>
          </table:table-cell>
          <table:table-cell table:formula="of:=[.F99]/[.G99]" office:value-type="float" office:value="2.2771646427029">
            <text:p>2.2771646</text:p>
          </table:table-cell>
          <table:table-cell table:number-columns-repeated="1016"/>
        </table:table-row>
        <table:table-row table:style-name="ro1">
          <table:table-cell table:formula="of:=[.A99]+[.$B$3]" office:value-type="float" office:value="1.88">
            <text:p>1.88</text:p>
          </table:table-cell>
          <table:table-cell table:formula="of:=[.B99]+([.$A100]-[.$A99])*([.C99]+[.C100])/2" office:value-type="float" office:value="1.24565910200631">
            <text:p>1.2456591</text:p>
          </table:table-cell>
          <table:table-cell table:formula="of:=[.C99]+([.$A100]-[.$A99])*([.D99]+[.D100])/2" office:value-type="float" office:value="0.964214562017272">
            <text:p>0.9642146</text:p>
          </table:table-cell>
          <table:table-cell table:formula="of:=[.D99]+([.$A100]-[.$A99])*([.E99]+[.E100])/2" office:value-type="float" office:value="0.0848777474668284">
            <text:p>0.0848777</text:p>
          </table:table-cell>
          <table:table-cell table:formula="of:=[.C100]^2-[.B100]*[.D100]-1" office:value-type="float" office:value="-0.176019017083688">
            <text:p>-0.1760190</text:p>
          </table:table-cell>
          <table:table-cell table:formula="of:=[.F99]+([.A100]-[.A99])*0.5*(2-[.C100]-[.C99])" office:value-type="float" office:value="0.634340897993693">
            <text:p>0.6343409</text:p>
          </table:table-cell>
          <table:table-cell table:formula="of:=[.G99]+([.A100]-[.A99])*0.5*([.C100]*(1-[.C100])+[.C99]*(1-[.C99]))" office:value-type="float" office:value="0.278950360418597">
            <text:p>0.2789504</text:p>
          </table:table-cell>
          <table:table-cell table:formula="of:=[.F100]/[.G100]" office:value-type="float" office:value="2.27402788453756">
            <text:p>2.2740279</text:p>
          </table:table-cell>
          <table:table-cell table:number-columns-repeated="1016"/>
        </table:table-row>
        <table:table-row table:style-name="ro1">
          <table:table-cell table:formula="of:=[.A100]+[.$B$3]" office:value-type="float" office:value="1.9">
            <text:p>1.90</text:p>
          </table:table-cell>
          <table:table-cell table:formula="of:=[.B100]+([.$A101]-[.$A100])*([.C100]+[.C101])/2" office:value-type="float" office:value="1.2649600227074">
            <text:p>1.2649600</text:p>
          </table:table-cell>
          <table:table-cell table:formula="of:=[.C100]+([.$A101]-[.$A100])*([.D100]+[.D101])/2" office:value-type="float" office:value="0.965877508092347">
            <text:p>0.9658775</text:p>
          </table:table-cell>
          <table:table-cell table:formula="of:=[.D100]+([.$A101]-[.$A100])*([.E100]+[.E101])/2" office:value-type="float" office:value="0.0814168600406732">
            <text:p>0.0814169</text:p>
          </table:table-cell>
          <table:table-cell table:formula="of:=[.C101]^2-[.B101]*[.D101]-1" office:value-type="float" office:value="-0.170069712487134">
            <text:p>-0.1700697</text:p>
          </table:table-cell>
          <table:table-cell table:formula="of:=[.F100]+([.A101]-[.A100])*0.5*(2-[.C101]-[.C100])" office:value-type="float" office:value="0.635039977292597">
            <text:p>0.6350400</text:p>
          </table:table-cell>
          <table:table-cell table:formula="of:=[.G100]+([.A101]-[.A100])*0.5*([.C101]*(1-[.C101])+[.C100]*(1-[.C100]))" office:value-type="float" office:value="0.279624990297245">
            <text:p>0.2796250</text:p>
          </table:table-cell>
          <table:table-cell table:formula="of:=[.F101]/[.G101]" office:value-type="float" office:value="2.27104157113261">
            <text:p>2.2710416</text:p>
          </table:table-cell>
          <table:table-cell table:number-columns-repeated="1016"/>
        </table:table-row>
        <table:table-row table:style-name="ro1">
          <table:table-cell table:formula="of:=[.A101]+[.$B$3]" office:value-type="float" office:value="1.92">
            <text:p>1.92</text:p>
          </table:table-cell>
          <table:table-cell table:formula="of:=[.B101]+([.$A102]-[.$A101])*([.C101]+[.C102])/2" office:value-type="float" office:value="1.28429352190511">
            <text:p>1.2842935</text:p>
          </table:table-cell>
          <table:table-cell table:formula="of:=[.C101]+([.$A102]-[.$A101])*([.D101]+[.D102])/2" office:value-type="float" office:value="0.96747241167847">
            <text:p>0.9674724</text:p>
          </table:table-cell>
          <table:table-cell table:formula="of:=[.D101]+([.$A102]-[.$A101])*([.E101]+[.E102])/2" office:value-type="float" office:value="0.0780734985716894">
            <text:p>0.0780735</text:p>
          </table:table-cell>
          <table:table-cell table:formula="of:=[.C102]^2-[.B102]*[.D102]-1" office:value-type="float" office:value="-0.164266421089133">
            <text:p>-0.1642664</text:p>
          </table:table-cell>
          <table:table-cell table:formula="of:=[.F101]+([.A102]-[.A101])*0.5*(2-[.C102]-[.C101])" office:value-type="float" office:value="0.635706478094889">
            <text:p>0.6357065</text:p>
          </table:table-cell>
          <table:table-cell table:formula="of:=[.G101]+([.A102]-[.A101])*0.5*([.C102]*(1-[.C102])+[.C101]*(1-[.C101]))" office:value-type="float" office:value="0.280269267214977">
            <text:p>0.2802693</text:p>
          </table:table-cell>
          <table:table-cell table:formula="of:=[.F102]/[.G102]" office:value-type="float" office:value="2.26819902307476">
            <text:p>2.2681990</text:p>
          </table:table-cell>
          <table:table-cell table:number-columns-repeated="1016"/>
        </table:table-row>
        <table:table-row table:style-name="ro1">
          <table:table-cell table:formula="of:=[.A102]+[.$B$3]" office:value-type="float" office:value="1.94">
            <text:p>1.94</text:p>
          </table:table-cell>
          <table:table-cell table:formula="of:=[.B102]+([.$A103]-[.$A102])*([.C102]+[.C103])/2" office:value-type="float" office:value="1.30365826196407">
            <text:p>1.3036583</text:p>
          </table:table-cell>
          <table:table-cell table:formula="of:=[.C102]+([.$A103]-[.$A102])*([.D102]+[.D103])/2" office:value-type="float" office:value="0.969001594217036">
            <text:p>0.9690016</text:p>
          </table:table-cell>
          <table:table-cell table:formula="of:=[.D102]+([.$A103]-[.$A102])*([.E102]+[.E103])/2" office:value-type="float" office:value="0.0748447552848419">
            <text:p>0.0748448</text:p>
          </table:table-cell>
          <table:table-cell table:formula="of:=[.C103]^2-[.B103]*[.D103]-1" office:value-type="float" office:value="-0.158607893996606">
            <text:p>-0.1586079</text:p>
          </table:table-cell>
          <table:table-cell table:formula="of:=[.F102]+([.A103]-[.A102])*0.5*(2-[.C103]-[.C102])" office:value-type="float" office:value="0.636341738035934">
            <text:p>0.6363417</text:p>
          </table:table-cell>
          <table:table-cell table:formula="of:=[.G102]+([.A103]-[.A102])*0.5*([.C103]*(1-[.C103])+[.C102]*(1-[.C102]))" office:value-type="float" office:value="0.280884337704391">
            <text:p>0.2808843</text:p>
          </table:table-cell>
          <table:table-cell table:formula="of:=[.F103]/[.G103]" office:value-type="float" office:value="2.26549384432262">
            <text:p>2.2654938</text:p>
          </table:table-cell>
          <table:table-cell table:number-columns-repeated="1016"/>
        </table:table-row>
        <table:table-row table:style-name="ro1">
          <table:table-cell table:formula="of:=[.A103]+[.$B$3]" office:value-type="float" office:value="1.96">
            <text:p>1.96</text:p>
          </table:table-cell>
          <table:table-cell table:formula="of:=[.B103]+([.$A104]-[.$A103])*([.C103]+[.C104])/2" office:value-type="float" office:value="1.32305295109877">
            <text:p>1.3230530</text:p>
          </table:table-cell>
          <table:table-cell table:formula="of:=[.C103]+([.$A104]-[.$A103])*([.D103]+[.D104])/2" office:value-type="float" office:value="0.970467319252814">
            <text:p>0.9704673</text:p>
          </table:table-cell>
          <table:table-cell table:formula="of:=[.D103]+([.$A104]-[.$A103])*([.E103]+[.E104])/2" office:value-type="float" office:value="0.0717277482929542">
            <text:p>0.0717277</text:p>
          </table:table-cell>
          <table:table-cell table:formula="of:=[.C104]^2-[.B104]*[.D104]-1" office:value-type="float" office:value="-0.15309279131692">
            <text:p>-0.1530928</text:p>
          </table:table-cell>
          <table:table-cell table:formula="of:=[.F103]+([.A104]-[.A103])*0.5*(2-[.C104]-[.C103])" office:value-type="float" office:value="0.636947048901235">
            <text:p>0.6369470</text:p>
          </table:table-cell>
          <table:table-cell table:formula="of:=[.G103]+([.A104]-[.A103])*0.5*([.C104]*(1-[.C104])+[.C103]*(1-[.C103]))" office:value-type="float" office:value="0.28147131776576">
            <text:p>0.2814713</text:p>
          </table:table-cell>
          <table:table-cell table:formula="of:=[.F104]/[.G104]" office:value-type="float" office:value="2.26291990941436">
            <text:p>2.2629199</text:p>
          </table:table-cell>
          <table:table-cell table:number-columns-repeated="1016"/>
        </table:table-row>
        <table:table-row table:style-name="ro1">
          <table:table-cell table:formula="of:=[.A104]+[.$B$3]" office:value-type="float" office:value="1.98">
            <text:p>1.98</text:p>
          </table:table-cell>
          <table:table-cell table:formula="of:=[.B104]+([.$A105]-[.$A104])*([.C104]+[.C105])/2" office:value-type="float" office:value="1.34247634222099">
            <text:p>1.3424763</text:p>
          </table:table-cell>
          <table:table-cell table:formula="of:=[.C104]+([.$A105]-[.$A104])*([.D104]+[.D105])/2" office:value-type="float" office:value="0.971871792969461">
            <text:p>0.9718718</text:p>
          </table:table-cell>
          <table:table-cell table:formula="of:=[.D104]+([.$A105]-[.$A104])*([.E104]+[.E105])/2" office:value-type="float" office:value="0.0687196233717453">
            <text:p>0.0687196</text:p>
          </table:table-cell>
          <table:table-cell table:formula="of:=[.C105]^2-[.B105]*[.D105]-1" office:value-type="float" office:value="-0.147719686653231">
            <text:p>-0.1477197</text:p>
          </table:table-cell>
          <table:table-cell table:formula="of:=[.F104]+([.A105]-[.A104])*0.5*(2-[.C105]-[.C104])" office:value-type="float" office:value="0.637523657779013">
            <text:p>0.6375237</text:p>
          </table:table-cell>
          <table:table-cell table:formula="of:=[.G104]+([.A105]-[.A104])*0.5*([.C105]*(1-[.C105])+[.C104]*(1-[.C104]))" office:value-type="float" office:value="0.282031292890909">
            <text:p>0.2820313</text:p>
          </table:table-cell>
          <table:table-cell table:formula="of:=[.F105]/[.G105]" office:value-type="float" office:value="2.26047135140287">
            <text:p>2.2604714</text:p>
          </table:table-cell>
          <table:table-cell table:number-columns-repeated="1016"/>
        </table:table-row>
        <table:table-row table:style-name="ro1">
          <table:table-cell table:style-name="ce4" table:formula="of:=[.A105]+[.$B$3]" office:value-type="float" office:value="2">
            <text:p>2.00</text:p>
          </table:table-cell>
          <table:table-cell table:formula="of:=[.B105]+([.$A106]-[.$A105])*([.C105]+[.C106])/2" office:value-type="float" office:value="1.36192723179828">
            <text:p>1.3619272</text:p>
          </table:table-cell>
          <table:table-cell table:formula="of:=[.C105]+([.$A106]-[.$A105])*([.D105]+[.D106])/2" office:value-type="float" office:value="0.97321716475963">
            <text:p>0.9732172</text:p>
          </table:table-cell>
          <table:table-cell table:formula="of:=[.D105]+([.$A106]-[.$A105])*([.E105]+[.E106])/2" office:value-type="float" office:value="0.0658175556451518">
            <text:p>0.0658176</text:p>
          </table:table-cell>
          <table:table-cell table:formula="of:=[.C106]^2-[.B106]*[.D106]-1" office:value-type="float" office:value="-0.142487071580759">
            <text:p>-0.1424871</text:p>
          </table:table-cell>
          <table:table-cell table:formula="of:=[.F105]+([.A106]-[.A105])*0.5*(2-[.C106]-[.C105])" office:value-type="float" office:value="0.638072768201722">
            <text:p>0.6380728</text:p>
          </table:table-cell>
          <table:table-cell table:formula="of:=[.G105]+([.A106]-[.A105])*0.5*([.C106]*(1-[.C106])+[.C105]*(1-[.C105]))" office:value-type="float" office:value="0.282565318150675">
            <text:p>0.2825653</text:p>
          </table:table-cell>
          <table:table-cell table:formula="of:=[.F106]/[.G106]" office:value-type="float" office:value="2.258142550465">
            <text:p>2.2581426</text:p>
          </table:table-cell>
          <table:table-cell table:number-columns-repeated="1016"/>
        </table:table-row>
        <table:table-row table:style-name="ro1">
          <table:table-cell table:formula="of:=[.A106]+[.$B$3]" office:value-type="float" office:value="2.02">
            <text:p>2.02</text:p>
          </table:table-cell>
          <table:table-cell table:formula="of:=[.B106]+([.$A107]-[.$A106])*([.C106]+[.C107])/2" office:value-type="float" office:value="1.38140445872416">
            <text:p>1.3814045</text:p>
          </table:table-cell>
          <table:table-cell table:formula="of:=[.C106]+([.$A107]-[.$A106])*([.D106]+[.D107])/2" office:value-type="float" office:value="0.974505527827895">
            <text:p>0.9745055</text:p>
          </table:table-cell>
          <table:table-cell table:formula="of:=[.D106]+([.$A107]-[.$A106])*([.E106]+[.E107])/2" office:value-type="float" office:value="0.0630187511813734">
            <text:p>0.0630188</text:p>
          </table:table-cell>
          <table:table-cell table:formula="of:=[.C107]^2-[.B107]*[.D107]-1" office:value-type="float" office:value="-0.137393360098053">
            <text:p>-0.1373934</text:p>
          </table:table-cell>
          <table:table-cell table:formula="of:=[.F106]+([.A107]-[.A106])*0.5*(2-[.C107]-[.C106])" office:value-type="float" office:value="0.638595541275846">
            <text:p>0.6385955</text:p>
          </table:table-cell>
          <table:table-cell table:formula="of:=[.G106]+([.A107]-[.A106])*0.5*([.C107]*(1-[.C107])+[.C106]*(1-[.C106]))" office:value-type="float" office:value="0.283074418341052">
            <text:p>0.2830744</text:p>
          </table:table-cell>
          <table:table-cell table:formula="of:=[.F107]/[.G107]" office:value-type="float" office:value="2.25592812313566">
            <text:p>2.2559281</text:p>
          </table:table-cell>
          <table:table-cell table:number-columns-repeated="1016"/>
        </table:table-row>
        <table:table-row table:style-name="ro1">
          <table:table-cell table:formula="of:=[.A107]+[.$B$3]" office:value-type="float" office:value="2.04">
            <text:p>2.04</text:p>
          </table:table-cell>
          <table:table-cell table:formula="of:=[.B107]+([.$A108]-[.$A107])*([.C107]+[.C108])/2" office:value-type="float" office:value="1.40090690320068">
            <text:p>1.4009069</text:p>
          </table:table-cell>
          <table:table-cell table:formula="of:=[.C107]+([.$A108]-[.$A107])*([.D107]+[.D108])/2" office:value-type="float" office:value="0.975738919824711">
            <text:p>0.9757389</text:p>
          </table:table-cell>
          <table:table-cell table:formula="of:=[.D107]+([.$A108]-[.$A107])*([.E107]+[.E108])/2" office:value-type="float" office:value="0.0603204485002027">
            <text:p>0.0603204</text:p>
          </table:table-cell>
          <table:table-cell table:formula="of:=[.C108]^2-[.B108]*[.D108]-1" office:value-type="float" office:value="-0.132436893047402">
            <text:p>-0.1324369</text:p>
          </table:table-cell>
          <table:table-cell table:formula="of:=[.F107]+([.A108]-[.A107])*0.5*(2-[.C108]-[.C107])" office:value-type="float" office:value="0.63909309679932">
            <text:p>0.6390931</text:p>
          </table:table-cell>
          <table:table-cell table:formula="of:=[.G107]+([.A108]-[.A107])*0.5*([.C108]*(1-[.C108])+[.C107]*(1-[.C107]))" office:value-type="float" office:value="0.2835595881833">
            <text:p>0.2835596</text:p>
          </table:table-cell>
          <table:table-cell table:formula="of:=[.F108]/[.G108]" office:value-type="float" office:value="2.25382291212172">
            <text:p>2.2538229</text:p>
          </table:table-cell>
          <table:table-cell table:number-columns-repeated="1016"/>
        </table:table-row>
        <table:table-row table:style-name="ro1">
          <table:table-cell table:formula="of:=[.A108]+[.$B$3]" office:value-type="float" office:value="2.06">
            <text:p>2.06</text:p>
          </table:table-cell>
          <table:table-cell table:formula="of:=[.B108]+([.$A109]-[.$A108])*([.C108]+[.C109])/2" office:value-type="float" office:value="1.42043348563402">
            <text:p>1.4204335</text:p>
          </table:table-cell>
          <table:table-cell table:formula="of:=[.C108]+([.$A109]-[.$A108])*([.D108]+[.D109])/2" office:value-type="float" office:value="0.976919323509636">
            <text:p>0.9769193</text:p>
          </table:table-cell>
          <table:table-cell table:formula="of:=[.D108]+([.$A109]-[.$A108])*([.E108]+[.E109])/2" office:value-type="float" office:value="0.0577199199923114">
            <text:p>0.0577199</text:p>
          </table:table-cell>
          <table:table-cell table:formula="of:=[.C109]^2-[.B109]*[.D109]-1" office:value-type="float" office:value="-0.127615942498672">
            <text:p>-0.1276159</text:p>
          </table:table-cell>
          <table:table-cell table:formula="of:=[.F108]+([.A109]-[.A108])*0.5*(2-[.C109]-[.C108])" office:value-type="float" office:value="0.639566514365977">
            <text:p>0.6395665</text:p>
          </table:table-cell>
          <table:table-cell table:formula="of:=[.G108]+([.A109]-[.A108])*0.5*([.C109]*(1-[.C109])+[.C108]*(1-[.C108]))" office:value-type="float" office:value="0.284021792573571">
            <text:p>0.2840218</text:p>
          </table:table-cell>
          <table:table-cell table:formula="of:=[.F109]/[.G109]" office:value-type="float" office:value="2.25182197665451">
            <text:p>2.2518220</text:p>
          </table:table-cell>
          <table:table-cell table:number-columns-repeated="1016"/>
        </table:table-row>
        <table:table-row table:style-name="ro1">
          <table:table-cell table:formula="of:=[.A109]+[.$B$3]" office:value-type="float" office:value="2.08">
            <text:p>2.08</text:p>
          </table:table-cell>
          <table:table-cell table:formula="of:=[.B109]+([.$A110]-[.$A109])*([.C109]+[.C110])/2" office:value-type="float" office:value="1.43998316554354">
            <text:p>1.4399832</text:p>
          </table:table-cell>
          <table:table-cell table:formula="of:=[.C109]+([.$A110]-[.$A109])*([.D109]+[.D110])/2" office:value-type="float" office:value="0.978048667442072">
            <text:p>0.9780487</text:p>
          </table:table-cell>
          <table:table-cell table:formula="of:=[.D109]+([.$A110]-[.$A109])*([.E109]+[.E110])/2" office:value-type="float" office:value="0.0552144732512823">
            <text:p>0.0552145</text:p>
          </table:table-cell>
          <table:table-cell table:formula="of:=[.C110]^2-[.B110]*[.D110]-1" office:value-type="float" office:value="-0.122928716090989">
            <text:p>-0.1229287</text:p>
          </table:table-cell>
          <table:table-cell table:formula="of:=[.F109]+([.A110]-[.A109])*0.5*(2-[.C110]-[.C109])" office:value-type="float" office:value="0.64001683445646">
            <text:p>0.6400168</text:p>
          </table:table-cell>
          <table:table-cell table:formula="of:=[.G109]+([.A110]-[.A109])*0.5*([.C110]*(1-[.C110])+[.C109]*(1-[.C109]))" office:value-type="float" office:value="0.284461966877771">
            <text:p>0.2844620</text:p>
          </table:table-cell>
          <table:table-cell table:formula="of:=[.F110]/[.G110]" office:value-type="float" office:value="2.24992058334275">
            <text:p>2.2499206</text:p>
          </table:table-cell>
          <table:table-cell table:number-columns-repeated="1016"/>
        </table:table-row>
        <table:table-row table:style-name="ro1">
          <table:table-cell table:formula="of:=[.A110]+[.$B$3]" office:value-type="float" office:value="2.1">
            <text:p>2.10</text:p>
          </table:table-cell>
          <table:table-cell table:formula="of:=[.B110]+([.$A111]-[.$A110])*([.C110]+[.C111])/2" office:value-type="float" office:value="1.45955494048494">
            <text:p>1.4595549</text:p>
          </table:table-cell>
          <table:table-cell table:formula="of:=[.C110]+([.$A111]-[.$A110])*([.D110]+[.D111])/2" office:value-type="float" office:value="0.979128826697777">
            <text:p>0.9791288</text:p>
          </table:table-cell>
          <table:table-cell table:formula="of:=[.D110]+([.$A111]-[.$A110])*([.E110]+[.E111])/2" office:value-type="float" office:value="0.0528014523192829">
            <text:p>0.0528015</text:p>
          </table:table-cell>
          <table:table-cell table:formula="of:=[.C111]^2-[.B111]*[.D111]-1" office:value-type="float" office:value="-0.118373361326823">
            <text:p>-0.1183734</text:p>
          </table:table-cell>
          <table:table-cell table:formula="of:=[.F110]+([.A111]-[.A110])*0.5*(2-[.C111]-[.C110])" office:value-type="float" office:value="0.640445059515061">
            <text:p>0.6404451</text:p>
          </table:table-cell>
          <table:table-cell table:formula="of:=[.G110]+([.A111]-[.A110])*0.5*([.C111]*(1-[.C111])+[.C110]*(1-[.C110]))" office:value-type="float" office:value="0.284881017267611">
            <text:p>0.2848810</text:p>
          </table:table-cell>
          <table:table-cell table:formula="of:=[.F111]/[.G111]" office:value-type="float" office:value="2.24811419749123">
            <text:p>2.2481142</text:p>
          </table:table-cell>
          <table:table-cell table:number-columns-repeated="1016"/>
        </table:table-row>
        <table:table-row table:style-name="ro1">
          <table:table-cell table:formula="of:=[.A111]+[.$B$3]" office:value-type="float" office:value="2.12">
            <text:p>2.12</text:p>
          </table:table-cell>
          <table:table-cell table:formula="of:=[.B111]+([.$A112]-[.$A111])*([.C111]+[.C112])/2" office:value-type="float" office:value="1.47914784498801">
            <text:p>1.4791478</text:p>
          </table:table-cell>
          <table:table-cell table:formula="of:=[.C111]+([.$A112]-[.$A111])*([.D111]+[.D112])/2" office:value-type="float" office:value="0.980161623609444">
            <text:p>0.9801616</text:p>
          </table:table-cell>
          <table:table-cell table:formula="of:=[.D111]+([.$A112]-[.$A111])*([.E111]+[.E112])/2" office:value-type="float" office:value="0.0504782388473866">
            <text:p>0.0504782</text:p>
          </table:table-cell>
          <table:table-cell table:formula="of:=[.C112]^2-[.B112]*[.D112]-1" office:value-type="float" office:value="-0.113947969813201">
            <text:p>-0.1139480</text:p>
          </table:table-cell>
          <table:table-cell table:formula="of:=[.F111]+([.A112]-[.A111])*0.5*(2-[.C112]-[.C111])" office:value-type="float" office:value="0.640852155011989">
            <text:p>0.6408522</text:p>
          </table:table-cell>
          <table:table-cell table:formula="of:=[.G111]+([.A112]-[.A111])*0.5*([.C112]*(1-[.C112])+[.C111]*(1-[.C111]))" office:value-type="float" office:value="0.285279821094011">
            <text:p>0.2852798</text:p>
          </table:table-cell>
          <table:table-cell table:formula="of:=[.F112]/[.G112]" office:value-type="float" office:value="2.24639847485323">
            <text:p>2.2463985</text:p>
          </table:table-cell>
          <table:table-cell table:number-columns-repeated="1016"/>
        </table:table-row>
        <table:table-row table:style-name="ro1">
          <table:table-cell table:formula="of:=[.A112]+[.$B$3]" office:value-type="float" office:value="2.14">
            <text:p>2.14</text:p>
          </table:table-cell>
          <table:table-cell table:formula="of:=[.B112]+([.$A113]-[.$A112])*([.C112]+[.C113])/2" office:value-type="float" office:value="1.4987609495094">
            <text:p>1.4987609</text:p>
          </table:table-cell>
          <table:table-cell table:formula="of:=[.C112]+([.$A113]-[.$A112])*([.D112]+[.D113])/2" office:value-type="float" office:value="0.981148828529634">
            <text:p>0.9811488</text:p>
          </table:table-cell>
          <table:table-cell table:formula="of:=[.D112]+([.$A113]-[.$A112])*([.E112]+[.E113])/2" office:value-type="float" office:value="0.0482422531716491">
            <text:p>0.0482423</text:p>
          </table:table-cell>
          <table:table-cell table:formula="of:=[.C113]^2-[.B113]*[.D113]-1" office:value-type="float" office:value="-0.10965058144494">
            <text:p>-0.1096506</text:p>
          </table:table-cell>
          <table:table-cell table:formula="of:=[.F112]+([.A113]-[.A112])*0.5*(2-[.C113]-[.C112])" office:value-type="float" office:value="0.641239050490598">
            <text:p>0.6412391</text:p>
          </table:table-cell>
          <table:table-cell table:formula="of:=[.G112]+([.A113]-[.A112])*0.5*([.C113]*(1-[.C113])+[.C112]*(1-[.C112]))" office:value-type="float" office:value="0.285659227294184">
            <text:p>0.2856592</text:p>
          </table:table-cell>
          <table:table-cell table:formula="of:=[.F113]/[.G113]" office:value-type="float" office:value="2.24476925378722">
            <text:p>2.2447693</text:p>
          </table:table-cell>
          <table:table-cell table:number-columns-repeated="1016"/>
        </table:table-row>
        <table:table-row table:style-name="ro1">
          <table:table-cell table:formula="of:=[.A113]+[.$B$3]" office:value-type="float" office:value="2.16">
            <text:p>2.16</text:p>
          </table:table-cell>
          <table:table-cell table:formula="of:=[.B113]+([.$A114]-[.$A113])*([.C113]+[.C114])/2" office:value-type="float" office:value="1.51839335940084">
            <text:p>1.5183934</text:p>
          </table:table-cell>
          <table:table-cell table:formula="of:=[.C113]+([.$A114]-[.$A113])*([.D113]+[.D114])/2" office:value-type="float" office:value="0.982092160614412">
            <text:p>0.9820922</text:p>
          </table:table-cell>
          <table:table-cell table:formula="of:=[.D113]+([.$A114]-[.$A113])*([.E113]+[.E114])/2" office:value-type="float" office:value="0.0460909553061488">
            <text:p>0.0460910</text:p>
          </table:table-cell>
          <table:table-cell table:formula="of:=[.C114]^2-[.B114]*[.D114]-1" office:value-type="float" office:value="-0.105479188525013">
            <text:p>-0.1054792</text:p>
          </table:table-cell>
          <table:table-cell table:formula="of:=[.F113]+([.A114]-[.A113])*0.5*(2-[.C114]-[.C113])" office:value-type="float" office:value="0.641606640599158">
            <text:p>0.6416066</text:p>
          </table:table-cell>
          <table:table-cell table:formula="of:=[.G113]+([.A114]-[.A113])*0.5*([.C114]*(1-[.C114])+[.C113]*(1-[.C113]))" office:value-type="float" office:value="0.286020056828971">
            <text:p>0.2860201</text:p>
          </table:table-cell>
          <table:table-cell table:formula="of:=[.F114]/[.G114]" office:value-type="float" office:value="2.24322254779082">
            <text:p>2.2432225</text:p>
          </table:table-cell>
          <table:table-cell table:number-columns-repeated="1016"/>
        </table:table-row>
        <table:table-row table:style-name="ro1">
          <table:table-cell table:formula="of:=[.A114]+[.$B$3]" office:value-type="float" office:value="2.18">
            <text:p>2.18</text:p>
          </table:table-cell>
          <table:table-cell table:formula="of:=[.B114]+([.$A115]-[.$A114])*([.C114]+[.C115])/2" office:value-type="float" office:value="1.53804421389325">
            <text:p>1.5380442</text:p>
          </table:table-cell>
          <table:table-cell table:formula="of:=[.C114]+([.$A115]-[.$A114])*([.D114]+[.D115])/2" office:value-type="float" office:value="0.982993288626017">
            <text:p>0.9829933</text:p>
          </table:table-cell>
          <table:table-cell table:formula="of:=[.D114]+([.$A115]-[.$A114])*([.E114]+[.E115])/2" office:value-type="float" office:value="0.044021845854296">
            <text:p>0.0440218</text:p>
          </table:table-cell>
          <table:table-cell table:formula="of:=[.C115]^2-[.B115]*[.D115]-1" office:value-type="float" office:value="-0.101431739817309">
            <text:p>-0.1014317</text:p>
          </table:table-cell>
          <table:table-cell table:formula="of:=[.F114]+([.A115]-[.A114])*0.5*(2-[.C115]-[.C114])" office:value-type="float" office:value="0.641955786106754">
            <text:p>0.6419558</text:p>
          </table:table-cell>
          <table:table-cell table:formula="of:=[.G114]+([.A115]-[.A114])*0.5*([.C115]*(1-[.C115])+[.C114]*(1-[.C114]))" office:value-type="float" office:value="0.286363103147134">
            <text:p>0.2863631</text:p>
          </table:table-cell>
          <table:table-cell table:formula="of:=[.F115]/[.G115]" office:value-type="float" office:value="2.24175453838728">
            <text:p>2.2417545</text:p>
          </table:table-cell>
          <table:table-cell table:number-columns-repeated="1016"/>
        </table:table-row>
        <table:table-row table:style-name="ro1">
          <table:table-cell table:formula="of:=[.A115]+[.$B$3]" office:value-type="float" office:value="2.2">
            <text:p>2.20</text:p>
          </table:table-cell>
          <table:table-cell table:formula="of:=[.B115]+([.$A116]-[.$A115])*([.C115]+[.C116])/2" office:value-type="float" office:value="1.55771268509704">
            <text:p>1.5577127</text:p>
          </table:table-cell>
          <table:table-cell table:formula="of:=[.C115]+([.$A116]-[.$A115])*([.D115]+[.D116])/2" office:value-type="float" office:value="0.983853831752958">
            <text:p>0.9838538</text:p>
          </table:table-cell>
          <table:table-cell table:formula="of:=[.D115]+([.$A116]-[.$A115])*([.E115]+[.E116])/2" office:value-type="float" office:value="0.0420324668398081">
            <text:p>0.0420325</text:p>
          </table:table-cell>
          <table:table-cell table:formula="of:=[.C116]^2-[.B116]*[.D116]-1" office:value-type="float" office:value="-0.0975061445273122">
            <text:p>-0.0975061</text:p>
          </table:table-cell>
          <table:table-cell table:formula="of:=[.F115]+([.A116]-[.A115])*0.5*(2-[.C116]-[.C115])" office:value-type="float" office:value="0.642287314902964">
            <text:p>0.6422873</text:p>
          </table:table-cell>
          <table:table-cell table:formula="of:=[.G115]+([.A116]-[.A115])*0.5*([.C116]*(1-[.C116])+[.C115]*(1-[.C115]))" office:value-type="float" office:value="0.286689132673536">
            <text:p>0.2866891</text:p>
          </table:table-cell>
          <table:table-cell table:formula="of:=[.F116]/[.G116]" office:value-type="float" office:value="2.24036156834155">
            <text:p>2.2403616</text:p>
          </table:table-cell>
          <table:table-cell table:number-columns-repeated="1016"/>
        </table:table-row>
        <table:table-row table:style-name="ro1">
          <table:table-cell table:formula="of:=[.A116]+[.$B$3]" office:value-type="float" office:value="2.22">
            <text:p>2.22</text:p>
          </table:table-cell>
          <table:table-cell table:formula="of:=[.B116]+([.$A117]-[.$A116])*([.C116]+[.C117])/2" office:value-type="float" office:value="1.57739797701903">
            <text:p>1.5773980</text:p>
          </table:table-cell>
          <table:table-cell table:formula="of:=[.C116]+([.$A117]-[.$A116])*([.D116]+[.D117])/2" office:value-type="float" office:value="0.984675360445944">
            <text:p>0.9846754</text:p>
          </table:table-cell>
          <table:table-cell table:formula="of:=[.D116]+([.$A117]-[.$A116])*([.E116]+[.E117])/2" office:value-type="float" office:value="0.0401204024588339">
            <text:p>0.0401204</text:p>
          </table:table-cell>
          <table:table-cell table:formula="of:=[.C117]^2-[.B117]*[.D117]-1" office:value-type="float" office:value="-0.0937002762064034">
            <text:p>-0.0937003</text:p>
          </table:table-cell>
          <table:table-cell table:formula="of:=[.F116]+([.A117]-[.A116])*0.5*(2-[.C117]-[.C116])" office:value-type="float" office:value="0.642602022980975">
            <text:p>0.6426020</text:p>
          </table:table-cell>
          <table:table-cell table:formula="of:=[.G116]+([.A117]-[.A116])*0.5*([.C117]*(1-[.C117])+[.C116]*(1-[.C116]))" office:value-type="float" office:value="0.286998885318282">
            <text:p>0.2869989</text:p>
          </table:table-cell>
          <table:table-cell table:formula="of:=[.F117]/[.G117]" office:value-type="float" office:value="2.23904013518494">
            <text:p>2.2390401</text:p>
          </table:table-cell>
          <table:table-cell table:number-columns-repeated="1016"/>
        </table:table-row>
        <table:table-row table:style-name="ro1">
          <table:table-cell table:formula="of:=[.A117]+[.$B$3]" office:value-type="float" office:value="2.24">
            <text:p>2.24</text:p>
          </table:table-cell>
          <table:table-cell table:formula="of:=[.B117]+([.$A118]-[.$A117])*([.C117]+[.C118])/2" office:value-type="float" office:value="1.59709932459617">
            <text:p>1.5970993</text:p>
          </table:table-cell>
          <table:table-cell table:formula="of:=[.C117]+([.$A118]-[.$A117])*([.D117]+[.D118])/2" office:value-type="float" office:value="0.985459397268081">
            <text:p>0.9854594</text:p>
          </table:table-cell>
          <table:table-cell table:formula="of:=[.D117]+([.$A118]-[.$A117])*([.E117]+[.E118])/2" office:value-type="float" office:value="0.0382832797547975">
            <text:p>0.0382833</text:p>
          </table:table-cell>
          <table:table-cell table:formula="of:=[.C118]^2-[.B118]*[.D118]-1" office:value-type="float" office:value="-0.0900119765757444">
            <text:p>-0.0900120</text:p>
          </table:table-cell>
          <table:table-cell table:formula="of:=[.F117]+([.A118]-[.A117])*0.5*(2-[.C118]-[.C117])" office:value-type="float" office:value="0.642900675403835">
            <text:p>0.6429007</text:p>
          </table:table-cell>
          <table:table-cell table:formula="of:=[.G117]+([.A118]-[.A117])*0.5*([.C118]*(1-[.C118])+[.C117]*(1-[.C117]))" office:value-type="float" office:value="0.287293075004089">
            <text:p>0.2872931</text:p>
          </table:table-cell>
          <table:table-cell table:formula="of:=[.F118]/[.G118]" office:value-type="float" office:value="2.23778688502911">
            <text:p>2.2377869</text:p>
          </table:table-cell>
          <table:table-cell table:number-columns-repeated="1016"/>
        </table:table-row>
        <table:table-row table:style-name="ro1">
          <table:table-cell table:formula="of:=[.A118]+[.$B$3]" office:value-type="float" office:value="2.26">
            <text:p>2.26</text:p>
          </table:table-cell>
          <table:table-cell table:formula="of:=[.B118]+([.$A119]-[.$A118])*([.C118]+[.C119])/2" office:value-type="float" office:value="1.61681599274643">
            <text:p>1.6168160</text:p>
          </table:table-cell>
          <table:table-cell table:formula="of:=[.C118]+([.$A119]-[.$A118])*([.D118]+[.D119])/2" office:value-type="float" office:value="0.986207417757805">
            <text:p>0.9862074</text:p>
          </table:table-cell>
          <table:table-cell table:formula="of:=[.D118]+([.$A119]-[.$A118])*([.E118]+[.E119])/2" office:value-type="float" office:value="0.0365187692176058">
            <text:p>0.0365188</text:p>
          </table:table-cell>
          <table:table-cell table:formula="of:=[.C119]^2-[.B119]*[.D119]-1" office:value-type="float" office:value="-0.086439059265924">
            <text:p>-0.0864391</text:p>
          </table:table-cell>
          <table:table-cell table:formula="of:=[.F118]+([.A119]-[.A118])*0.5*(2-[.C119]-[.C118])" office:value-type="float" office:value="0.643184007253576">
            <text:p>0.6431840</text:p>
          </table:table-cell>
          <table:table-cell table:formula="of:=[.G118]+([.A119]-[.A118])*0.5*([.C119]*(1-[.C119])+[.C118]*(1-[.C118]))" office:value-type="float" office:value="0.287572390209303">
            <text:p>0.2875724</text:p>
          </table:table-cell>
          <table:table-cell table:formula="of:=[.F119]/[.G119]" office:value-type="float" office:value="2.23659860665152">
            <text:p>2.2365986</text:p>
          </table:table-cell>
          <table:table-cell table:number-columns-repeated="1016"/>
        </table:table-row>
        <table:table-row table:style-name="ro1">
          <table:table-cell table:formula="of:=[.A119]+[.$B$3]" office:value-type="float" office:value="2.28">
            <text:p>2.28</text:p>
          </table:table-cell>
          <table:table-cell table:formula="of:=[.B119]+([.$A120]-[.$A119])*([.C119]+[.C120])/2" office:value-type="float" office:value="1.63654727543704">
            <text:p>1.6365473</text:p>
          </table:table-cell>
          <table:table-cell table:formula="of:=[.C119]+([.$A120]-[.$A119])*([.D119]+[.D120])/2" office:value-type="float" office:value="0.98692085130307">
            <text:p>0.9869209</text:p>
          </table:table-cell>
          <table:table-cell table:formula="of:=[.D119]+([.$A120]-[.$A119])*([.E119]+[.E120])/2" office:value-type="float" office:value="0.0348245853089417">
            <text:p>0.0348246</text:p>
          </table:table-cell>
          <table:table-cell table:formula="of:=[.C120]^2-[.B120]*[.D120]-1" office:value-type="float" office:value="-0.0829793134687966">
            <text:p>-0.0829793</text:p>
          </table:table-cell>
          <table:table-cell table:formula="of:=[.F119]+([.A120]-[.A119])*0.5*(2-[.C120]-[.C119])" office:value-type="float" office:value="0.643452724562967">
            <text:p>0.6434527</text:p>
          </table:table-cell>
          <table:table-cell table:formula="of:=[.G119]+([.A120]-[.A119])*0.5*([.C120]*(1-[.C120])+[.C119]*(1-[.C119]))" office:value-type="float" office:value="0.287837494524139">
            <text:p>0.2878375</text:p>
          </table:table-cell>
          <table:table-cell table:formula="of:=[.F120]/[.G120]" office:value-type="float" office:value="2.23547222583611">
            <text:p>2.2354722</text:p>
          </table:table-cell>
          <table:table-cell table:number-columns-repeated="1016"/>
        </table:table-row>
        <table:table-row table:style-name="ro1">
          <table:table-cell table:formula="of:=[.A120]+[.$B$3]" office:value-type="float" office:value="2.3">
            <text:p>2.30</text:p>
          </table:table-cell>
          <table:table-cell table:formula="of:=[.B120]+([.$A121]-[.$A120])*([.C120]+[.C121])/2" office:value-type="float" office:value="1.65629249477032">
            <text:p>1.6562925</text:p>
          </table:table-cell>
          <table:table-cell table:formula="of:=[.C120]+([.$A121]-[.$A120])*([.D120]+[.D121])/2" office:value-type="float" office:value="0.987601082025314">
            <text:p>0.9876011</text:p>
          </table:table-cell>
          <table:table-cell table:formula="of:=[.D120]+([.$A121]-[.$A120])*([.E120]+[.E121])/2" office:value-type="float" office:value="0.0331984869154313">
            <text:p>0.0331985</text:p>
          </table:table-cell>
          <table:table-cell table:formula="of:=[.C121]^2-[.B121]*[.D121]-1" office:value-type="float" office:value="-0.0796305074981889">
            <text:p>-0.0796305</text:p>
          </table:table-cell>
          <table:table-cell table:formula="of:=[.F120]+([.A121]-[.A120])*0.5*(2-[.C121]-[.C120])" office:value-type="float" office:value="0.643707505229683">
            <text:p>0.6437075</text:p>
          </table:table-cell>
          <table:table-cell table:formula="of:=[.G120]+([.A121]-[.A120])*0.5*([.C121]*(1-[.C121])+[.C120]*(1-[.C120]))" office:value-type="float" office:value="0.288089027217879">
            <text:p>0.2880890</text:p>
          </table:table-cell>
          <table:table-cell table:formula="of:=[.F121]/[.G121]" office:value-type="float" office:value="2.23440479995391">
            <text:p>2.2344048</text:p>
          </table:table-cell>
          <table:table-cell table:number-columns-repeated="1016"/>
        </table:table-row>
        <table:table-row table:style-name="ro1">
          <table:table-cell table:formula="of:=[.A121]+[.$B$3]" office:value-type="float" office:value="2.32">
            <text:p>2.32</text:p>
          </table:table-cell>
          <table:table-cell table:formula="of:=[.B121]+([.$A122]-[.$A121])*([.C121]+[.C122])/2" office:value-type="float" office:value="1.67605100008729">
            <text:p>1.6760510</text:p>
          </table:table-cell>
          <table:table-cell table:formula="of:=[.C121]+([.$A122]-[.$A121])*([.D121]+[.D122])/2" office:value-type="float" office:value="0.988249449671783">
            <text:p>0.9882494</text:p>
          </table:table-cell>
          <table:table-cell table:formula="of:=[.D121]+([.$A122]-[.$A121])*([.E121]+[.E122])/2" office:value-type="float" office:value="0.03163827773154">
            <text:p>0.0316383</text:p>
          </table:table-cell>
          <table:table-cell table:formula="of:=[.C122]^2-[.B122]*[.D122]-1" office:value-type="float" office:value="-0.0763903922564041">
            <text:p>-0.0763904</text:p>
          </table:table-cell>
          <table:table-cell table:formula="of:=[.F121]+([.A122]-[.A121])*0.5*(2-[.C122]-[.C121])" office:value-type="float" office:value="0.643948999912712">
            <text:p>0.6439490</text:p>
          </table:table-cell>
          <table:table-cell table:formula="of:=[.G121]+([.A122]-[.A121])*0.5*([.C122]*(1-[.C122])+[.C121]*(1-[.C121]))" office:value-type="float" office:value="0.288327603814909">
            <text:p>0.2883276</text:p>
          </table:table-cell>
          <table:table-cell table:formula="of:=[.F122]/[.G122]" office:value-type="float" office:value="2.23339351276992">
            <text:p>2.2333935</text:p>
          </table:table-cell>
          <table:table-cell table:number-columns-repeated="1016"/>
        </table:table-row>
        <table:table-row table:style-name="ro1">
          <table:table-cell table:formula="of:=[.A122]+[.$B$3]" office:value-type="float" office:value="2.34">
            <text:p>2.34</text:p>
          </table:table-cell>
          <table:table-cell table:formula="of:=[.B122]+([.$A123]-[.$A122])*([.C122]+[.C123])/2" office:value-type="float" office:value="1.69582216708916">
            <text:p>1.6958222</text:p>
          </table:table-cell>
          <table:table-cell table:formula="of:=[.C122]+([.$A123]-[.$A122])*([.D122]+[.D123])/2" office:value-type="float" office:value="0.98886725051484">
            <text:p>0.9888673</text:p>
          </table:table-cell>
          <table:table-cell table:formula="of:=[.D122]+([.$A123]-[.$A122])*([.E122]+[.E123])/2" office:value-type="float" office:value="0.0301418065741073">
            <text:p>0.0301418</text:p>
          </table:table-cell>
          <table:table-cell table:formula="of:=[.C123]^2-[.B123]*[.D123]-1" office:value-type="float" office:value="-0.0732567046037055">
            <text:p>-0.0732567</text:p>
          </table:table-cell>
          <table:table-cell table:formula="of:=[.F122]+([.A123]-[.A122])*0.5*(2-[.C123]-[.C122])" office:value-type="float" office:value="0.644177832910846">
            <text:p>0.6441778</text:p>
          </table:table-cell>
          <table:table-cell table:formula="of:=[.G122]+([.A123]-[.A122])*0.5*([.C123]*(1-[.C123])+[.C122]*(1-[.C122]))" office:value-type="float" office:value="0.288553816677601">
            <text:p>0.2885538</text:p>
          </table:table-cell>
          <table:table-cell table:formula="of:=[.F123]/[.G123]" office:value-type="float" office:value="2.23243566946328">
            <text:p>2.2324357</text:p>
          </table:table-cell>
          <table:table-cell table:number-columns-repeated="1016"/>
        </table:table-row>
        <table:table-row table:style-name="ro1">
          <table:table-cell table:formula="of:=[.A123]+[.$B$3]" office:value-type="float" office:value="2.36">
            <text:p>2.36</text:p>
          </table:table-cell>
          <table:table-cell table:formula="of:=[.B123]+([.$A124]-[.$A123])*([.C123]+[.C124])/2" office:value-type="float" office:value="1.71560539697687">
            <text:p>1.7156054</text:p>
          </table:table-cell>
          <table:table-cell table:formula="of:=[.C123]+([.$A124]-[.$A123])*([.D123]+[.D124])/2" office:value-type="float" office:value="0.989455738256886">
            <text:p>0.9894557</text:p>
          </table:table-cell>
          <table:table-cell table:formula="of:=[.D123]+([.$A124]-[.$A123])*([.E123]+[.E124])/2" office:value-type="float" office:value="0.0287069676304892">
            <text:p>0.0287070</text:p>
          </table:table-cell>
          <table:table-cell table:formula="of:=[.C124]^2-[.B124]*[.D124]-1" office:value-type="float" office:value="-0.0702271706282284">
            <text:p>-0.0702272</text:p>
          </table:table-cell>
          <table:table-cell table:formula="of:=[.F123]+([.A124]-[.A123])*0.5*(2-[.C124]-[.C123])" office:value-type="float" office:value="0.644394603023129">
            <text:p>0.6443946</text:p>
          </table:table-cell>
          <table:table-cell table:formula="of:=[.G123]+([.A124]-[.A123])*0.5*([.C124]*(1-[.C124])+[.C123]*(1-[.C123]))" office:value-type="float" office:value="0.288768235594216">
            <text:p>0.2887682</text:p>
          </table:table-cell>
          <table:table-cell table:formula="of:=[.F124]/[.G124]" office:value-type="float" office:value="2.23152869184908">
            <text:p>2.2315287</text:p>
          </table:table-cell>
          <table:table-cell table:number-columns-repeated="1016"/>
        </table:table-row>
        <table:table-row table:style-name="ro1">
          <table:table-cell table:formula="of:=[.A124]+[.$B$3]" office:value-type="float" office:value="2.38">
            <text:p>2.38</text:p>
          </table:table-cell>
          <table:table-cell table:formula="of:=[.B124]+([.$A125]-[.$A124])*([.C124]+[.C125])/2" office:value-type="float" office:value="1.73540011560884">
            <text:p>1.7354001</text:p>
          </table:table-cell>
          <table:table-cell table:formula="of:=[.C124]+([.$A125]-[.$A124])*([.D124]+[.D125])/2" office:value-type="float" office:value="0.990016124939614">
            <text:p>0.9900161</text:p>
          </table:table-cell>
          <table:table-cell table:formula="of:=[.D124]+([.$A125]-[.$A124])*([.E124]+[.E125])/2" office:value-type="float" office:value="0.0273317006423198">
            <text:p>0.0273317</text:p>
          </table:table-cell>
          <table:table-cell table:formula="of:=[.C125]^2-[.B125]*[.D125]-1" office:value-type="float" office:value="-0.0672995088140184">
            <text:p>-0.0672995</text:p>
          </table:table-cell>
          <table:table-cell table:formula="of:=[.F124]+([.A125]-[.A124])*0.5*(2-[.C125]-[.C124])" office:value-type="float" office:value="0.644599884391164">
            <text:p>0.6445999</text:p>
          </table:table-cell>
          <table:table-cell table:formula="of:=[.G124]+([.A125]-[.A124])*0.5*([.C125]*(1-[.C125])+[.C124]*(1-[.C124]))" office:value-type="float" office:value="0.288971408370082">
            <text:p>0.2889714</text:p>
          </table:table-cell>
          <table:table-cell table:formula="of:=[.F125]/[.G125]" office:value-type="float" office:value="2.23067011379075">
            <text:p>2.2306701</text:p>
          </table:table-cell>
          <table:table-cell table:number-columns-repeated="1016"/>
        </table:table-row>
        <table:table-row table:style-name="ro1">
          <table:table-cell table:formula="of:=[.A125]+[.$B$3]" office:value-type="float" office:value="2.4">
            <text:p>2.40</text:p>
          </table:table-cell>
          <table:table-cell table:formula="of:=[.B125]+([.$A126]-[.$A125])*([.C125]+[.C126])/2" office:value-type="float" office:value="1.7552057726768">
            <text:p>1.7552058</text:p>
          </table:table-cell>
          <table:table-cell table:formula="of:=[.C125]+([.$A126]-[.$A125])*([.D125]+[.D126])/2" office:value-type="float" office:value="0.990549581856307">
            <text:p>0.9905496</text:p>
          </table:table-cell>
          <table:table-cell table:formula="of:=[.D125]+([.$A126]-[.$A125])*([.E125]+[.E126])/2" office:value-type="float" office:value="0.0260139910269518">
            <text:p>0.0260140</text:p>
          </table:table-cell>
          <table:table-cell table:formula="of:=[.C126]^2-[.B126]*[.D126]-1" office:value-type="float" office:value="-0.064471433105164">
            <text:p>-0.0644714</text:p>
          </table:table-cell>
          <table:table-cell table:formula="of:=[.F125]+([.A126]-[.A125])*0.5*(2-[.C126]-[.C125])" office:value-type="float" office:value="0.644794227323204">
            <text:p>0.6447942</text:p>
          </table:table-cell>
          <table:table-cell table:formula="of:=[.G125]+([.A126]-[.A125])*0.5*([.C126]*(1-[.C126])+[.C125]*(1-[.C125]))" office:value-type="float" office:value="0.289163861420479">
            <text:p>0.2891639</text:p>
          </table:table-cell>
          <table:table-cell table:formula="of:=[.F126]/[.G126]" office:value-type="float" office:value="2.22985757679309">
            <text:p>2.2298576</text:p>
          </table:table-cell>
          <table:table-cell table:number-columns-repeated="1016"/>
        </table:table-row>
        <table:table-row table:style-name="ro1">
          <table:table-cell table:formula="of:=[.A126]+[.$B$3]" office:value-type="float" office:value="2.42">
            <text:p>2.42</text:p>
          </table:table-cell>
          <table:table-cell table:formula="of:=[.B126]+([.$A127]-[.$A126])*([.C126]+[.C127])/2" office:value-type="float" office:value="1.77502184090002">
            <text:p>1.7750218</text:p>
          </table:table-cell>
          <table:table-cell table:formula="of:=[.C126]+([.$A127]-[.$A126])*([.D126]+[.D127])/2" office:value-type="float" office:value="0.991057240465963">
            <text:p>0.9910572</text:p>
          </table:table-cell>
          <table:table-cell table:formula="of:=[.D126]+([.$A127]-[.$A126])*([.E126]+[.E127])/2" office:value-type="float" office:value="0.0247518699386714">
            <text:p>0.0247519</text:p>
          </table:table-cell>
          <table:table-cell table:formula="of:=[.C127]^2-[.B127]*[.D127]-1" office:value-type="float" office:value="-0.0617406558642488">
            <text:p>-0.0617407</text:p>
          </table:table-cell>
          <table:table-cell table:formula="of:=[.F126]+([.A127]-[.A126])*0.5*(2-[.C127]-[.C126])" office:value-type="float" office:value="0.644978159099982">
            <text:p>0.6449782</text:p>
          </table:table-cell>
          <table:table-cell table:formula="of:=[.G126]+([.A127]-[.A126])*0.5*([.C127]*(1-[.C127])+[.C126]*(1-[.C126]))" office:value-type="float" office:value="0.289346100363745">
            <text:p>0.2893461</text:p>
          </table:table-cell>
          <table:table-cell table:formula="of:=[.F127]/[.G127]" office:value-type="float" office:value="2.22908882576666">
            <text:p>2.2290888</text:p>
          </table:table-cell>
          <table:table-cell table:number-columns-repeated="1016"/>
        </table:table-row>
        <table:table-row table:style-name="ro1">
          <table:table-cell table:formula="of:=[.A127]+[.$B$3]" office:value-type="float" office:value="2.44">
            <text:p>2.44</text:p>
          </table:table-cell>
          <table:table-cell table:formula="of:=[.B127]+([.$A128]-[.$A127])*([.C127]+[.C128])/2" office:value-type="float" office:value="1.79484781523776">
            <text:p>1.7948478</text:p>
          </table:table-cell>
          <table:table-cell table:formula="of:=[.C127]+([.$A128]-[.$A127])*([.D127]+[.D128])/2" office:value-type="float" office:value="0.991540193308068">
            <text:p>0.9915402</text:p>
          </table:table-cell>
          <table:table-cell table:formula="of:=[.D127]+([.$A128]-[.$A127])*([.E127]+[.E128])/2" office:value-type="float" office:value="0.0235434142718154">
            <text:p>0.0235434</text:p>
          </table:table-cell>
          <table:table-cell table:formula="of:=[.C128]^2-[.B128]*[.D128]-1" office:value-type="float" office:value="-0.0591048907236048">
            <text:p>-0.0591049</text:p>
          </table:table-cell>
          <table:table-cell table:formula="of:=[.F127]+([.A128]-[.A127])*0.5*(2-[.C128]-[.C127])" office:value-type="float" office:value="0.645152184762241">
            <text:p>0.6451522</text:p>
          </table:table-cell>
          <table:table-cell table:formula="of:=[.G127]+([.A128]-[.A127])*0.5*([.C128]*(1-[.C128])+[.C127]*(1-[.C127]))" office:value-type="float" office:value="0.289518610613231">
            <text:p>0.2895186</text:p>
          </table:table-cell>
          <table:table-cell table:formula="of:=[.F128]/[.G128]" office:value-type="float" office:value="2.22836170495479">
            <text:p>2.2283617</text:p>
          </table:table-cell>
          <table:table-cell table:number-columns-repeated="1016"/>
        </table:table-row>
        <table:table-row table:style-name="ro1">
          <table:table-cell table:formula="of:=[.A128]+[.$B$3]" office:value-type="float" office:value="2.46">
            <text:p>2.46</text:p>
          </table:table-cell>
          <table:table-cell table:formula="of:=[.B128]+([.$A129]-[.$A128])*([.C128]+[.C129])/2" office:value-type="float" office:value="1.81468321212001">
            <text:p>1.8146832</text:p>
          </table:table-cell>
          <table:table-cell table:formula="of:=[.C128]+([.$A129]-[.$A128])*([.D128]+[.D129])/2" office:value-type="float" office:value="0.991999494916865">
            <text:p>0.9919995</text:p>
          </table:table-cell>
          <table:table-cell table:formula="of:=[.D128]+([.$A129]-[.$A128])*([.E128]+[.E129])/2" office:value-type="float" office:value="0.0223867466079485">
            <text:p>0.0223867</text:p>
          </table:table-cell>
          <table:table-cell table:formula="of:=[.C129]^2-[.B129]*[.D129]-1" office:value-type="float" office:value="-0.0565618553281125">
            <text:p>-0.0565619</text:p>
          </table:table-cell>
          <table:table-cell table:formula="of:=[.F128]+([.A129]-[.A128])*0.5*(2-[.C129]-[.C128])" office:value-type="float" office:value="0.645316787879992">
            <text:p>0.6453168</text:p>
          </table:table-cell>
          <table:table-cell table:formula="of:=[.G128]+([.A129]-[.A128])*0.5*([.C129]*(1-[.C129])+[.C128]*(1-[.C128]))" office:value-type="float" office:value="0.289681857966873">
            <text:p>0.2896819</text:p>
          </table:table-cell>
          <table:table-cell table:formula="of:=[.F129]/[.G129]" office:value-type="float" office:value="2.2276741540155">
            <text:p>2.2276742</text:p>
          </table:table-cell>
          <table:table-cell table:number-columns-repeated="1016"/>
        </table:table-row>
        <table:table-row table:style-name="ro1">
          <table:table-cell table:formula="of:=[.A129]+[.$B$3]" office:value-type="float" office:value="2.48">
            <text:p>2.48</text:p>
          </table:table-cell>
          <table:table-cell table:formula="of:=[.B129]+([.$A130]-[.$A129])*([.C129]+[.C130])/2" office:value-type="float" office:value="1.83452756869652">
            <text:p>1.8345276</text:p>
          </table:table-cell>
          <table:table-cell table:formula="of:=[.C129]+([.$A130]-[.$A129])*([.D129]+[.D130])/2" office:value-type="float" office:value="0.992436162734038">
            <text:p>0.9924362</text:p>
          </table:table-cell>
          <table:table-cell table:formula="of:=[.D129]+([.$A130]-[.$A129])*([.E129]+[.E130])/2" office:value-type="float" office:value="0.0212800351092786">
            <text:p>0.0212800</text:p>
          </table:table-cell>
          <table:table-cell table:formula="of:=[.C130]^2-[.B130]*[.D130]-1" office:value-type="float" office:value="-0.0541092739685403">
            <text:p>-0.0541093</text:p>
          </table:table-cell>
          <table:table-cell table:formula="of:=[.F129]+([.A130]-[.A129])*0.5*(2-[.C130]-[.C129])" office:value-type="float" office:value="0.645472431303483">
            <text:p>0.6454724</text:p>
          </table:table-cell>
          <table:table-cell table:formula="of:=[.G129]+([.A130]-[.A129])*0.5*([.C130]*(1-[.C130])+[.C129]*(1-[.C129]))" office:value-type="float" office:value="0.289836289193207">
            <text:p>0.2898363</text:p>
          </table:table-cell>
          <table:table-cell table:formula="of:=[.F130]/[.G130]" office:value-type="float" office:value="2.22702420425072">
            <text:p>2.2270242</text:p>
          </table:table-cell>
          <table:table-cell table:number-columns-repeated="1016"/>
        </table:table-row>
        <table:table-row table:style-name="ro1">
          <table:table-cell table:formula="of:=[.A130]+[.$B$3]" office:value-type="float" office:value="2.5">
            <text:p>2.50</text:p>
          </table:table-cell>
          <table:table-cell table:formula="of:=[.B130]+([.$A131]-[.$A130])*([.C130]+[.C131])/2" office:value-type="float" office:value="1.85438044210405">
            <text:p>1.8543804</text:p>
          </table:table-cell>
          <table:table-cell table:formula="of:=[.C130]+([.$A131]-[.$A130])*([.D130]+[.D131])/2" office:value-type="float" office:value="0.992851178018736">
            <text:p>0.9928512</text:p>
          </table:table-cell>
          <table:table-cell table:formula="of:=[.D130]+([.$A131]-[.$A130])*([.E130]+[.E131])/2" office:value-type="float" office:value="0.0202214933605082">
            <text:p>0.0202215</text:p>
          </table:table-cell>
          <table:table-cell table:formula="of:=[.C131]^2-[.B131]*[.D131]-1" office:value-type="float" office:value="-0.0517448801046722">
            <text:p>-0.0517449</text:p>
          </table:table-cell>
          <table:table-cell table:formula="of:=[.F130]+([.A131]-[.A130])*0.5*(2-[.C131]-[.C130])" office:value-type="float" office:value="0.645619557895955">
            <text:p>0.6456196</text:p>
          </table:table-cell>
          <table:table-cell table:formula="of:=[.G130]+([.A131]-[.A130])*0.5*([.C131]*(1-[.C131])+[.C130]*(1-[.C130]))" office:value-type="float" office:value="0.28998233261278">
            <text:p>0.2899823</text:p>
          </table:table-cell>
          <table:table-cell table:formula="of:=[.F131]/[.G131]" office:value-type="float" office:value="2.22640997497619">
            <text:p>2.2264100</text:p>
          </table:table-cell>
          <table:table-cell table:number-columns-repeated="1016"/>
        </table:table-row>
        <table:table-row table:style-name="ro1">
          <table:table-cell table:formula="of:=[.A131]+[.$B$3]" office:value-type="float" office:value="2.52">
            <text:p>2.52</text:p>
          </table:table-cell>
          <table:table-cell table:formula="of:=[.B131]+([.$A132]-[.$A131])*([.C131]+[.C132])/2" office:value-type="float" office:value="1.87424140875177">
            <text:p>1.8742414</text:p>
          </table:table-cell>
          <table:table-cell table:formula="of:=[.C131]+([.$A132]-[.$A131])*([.D131]+[.D132])/2" office:value-type="float" office:value="0.993245486753954">
            <text:p>0.9932455</text:p>
          </table:table-cell>
          <table:table-cell table:formula="of:=[.D131]+([.$A132]-[.$A131])*([.E131]+[.E132])/2" office:value-type="float" office:value="0.0192093801613293">
            <text:p>0.0192094</text:p>
          </table:table-cell>
          <table:table-cell table:formula="of:=[.C132]^2-[.B132]*[.D132]-1" office:value-type="float" office:value="-0.0494664187777192">
            <text:p>-0.0494664</text:p>
          </table:table-cell>
          <table:table-cell table:formula="of:=[.F131]+([.A132]-[.A131])*0.5*(2-[.C132]-[.C131])" office:value-type="float" office:value="0.645758591248228">
            <text:p>0.6457586</text:p>
          </table:table-cell>
          <table:table-cell table:formula="of:=[.G131]+([.A132]-[.A131])*0.5*([.C132]*(1-[.C132])+[.C131]*(1-[.C131]))" office:value-type="float" office:value="0.290120398674004">
            <text:p>0.2901204</text:p>
          </table:table-cell>
          <table:table-cell table:formula="of:=[.F132]/[.G132]" office:value-type="float" office:value="2.22582967002551">
            <text:p>2.2258297</text:p>
          </table:table-cell>
          <table:table-cell table:number-columns-repeated="1016"/>
        </table:table-row>
        <table:table-row table:style-name="ro1">
          <table:table-cell table:formula="of:=[.A132]+[.$B$3]" office:value-type="float" office:value="2.54">
            <text:p>2.54</text:p>
          </table:table-cell>
          <table:table-cell table:formula="of:=[.B132]+([.$A133]-[.$A132])*([.C132]+[.C133])/2" office:value-type="float" office:value="1.8941100636248">
            <text:p>1.8941101</text:p>
          </table:table-cell>
          <table:table-cell table:formula="of:=[.C132]+([.$A133]-[.$A132])*([.D132]+[.D133])/2" office:value-type="float" office:value="0.993620000548285">
            <text:p>0.9936200</text:p>
          </table:table-cell>
          <table:table-cell table:formula="of:=[.D132]+([.$A133]-[.$A132])*([.E132]+[.E133])/2" office:value-type="float" office:value="0.0182419992717811">
            <text:p>0.0182420</text:p>
          </table:table-cell>
          <table:table-cell table:formula="of:=[.C133]^2-[.B133]*[.D133]-1" office:value-type="float" office:value="-0.0472716489117429">
            <text:p>-0.0472716</text:p>
          </table:table-cell>
          <table:table-cell table:formula="of:=[.F132]+([.A133]-[.A132])*0.5*(2-[.C133]-[.C132])" office:value-type="float" office:value="0.645889936375206">
            <text:p>0.6458899</text:p>
          </table:table-cell>
          <table:table-cell table:formula="of:=[.G132]+([.A133]-[.A132])*0.5*([.C133]*(1-[.C133])+[.C132]*(1-[.C132]))" office:value-type="float" office:value="0.290250880522559">
            <text:p>0.2902509</text:p>
          </table:table-cell>
          <table:table-cell table:formula="of:=[.F133]/[.G133]" office:value-type="float" office:value="2.2252815743827">
            <text:p>2.2252816</text:p>
          </table:table-cell>
          <table:table-cell table:number-columns-repeated="1016"/>
        </table:table-row>
        <table:table-row table:style-name="ro1">
          <table:table-cell table:formula="of:=[.A133]+[.$B$3]" office:value-type="float" office:value="2.56">
            <text:p>2.56</text:p>
          </table:table-cell>
          <table:table-cell table:formula="of:=[.B133]+([.$A134]-[.$A133])*([.C133]+[.C134])/2" office:value-type="float" office:value="1.9139860196056">
            <text:p>1.9139860</text:p>
          </table:table-cell>
          <table:table-cell table:formula="of:=[.C133]+([.$A134]-[.$A133])*([.D133]+[.D134])/2" office:value-type="float" office:value="0.99397559753213">
            <text:p>0.9939756</text:p>
          </table:table-cell>
          <table:table-cell table:formula="of:=[.D133]+([.$A134]-[.$A133])*([.E133]+[.E134])/2" office:value-type="float" office:value="0.0173176991126887">
            <text:p>0.0173177</text:p>
          </table:table-cell>
          <table:table-cell table:formula="of:=[.C134]^2-[.B134]*[.D134]-1" office:value-type="float" office:value="-0.0451583455040682">
            <text:p>-0.0451583</text:p>
          </table:table-cell>
          <table:table-cell table:formula="of:=[.F133]+([.A134]-[.A133])*0.5*(2-[.C134]-[.C133])" office:value-type="float" office:value="0.646013980394402">
            <text:p>0.6460140</text:p>
          </table:table-cell>
          <table:table-cell table:formula="of:=[.G133]+([.A134]-[.A133])*0.5*([.C134]*(1-[.C134])+[.C133]*(1-[.C133]))" office:value-type="float" office:value="0.290374154563574">
            <text:p>0.2903742</text:p>
          </table:table-cell>
          <table:table-cell table:formula="of:=[.F134]/[.G134]" office:value-type="float" office:value="2.22476405093747">
            <text:p>2.2247641</text:p>
          </table:table-cell>
          <table:table-cell table:number-columns-repeated="1016"/>
        </table:table-row>
        <table:table-row table:style-name="ro1">
          <table:table-cell table:formula="of:=[.A134]+[.$B$3]" office:value-type="float" office:value="2.58">
            <text:p>2.58</text:p>
          </table:table-cell>
          <table:table-cell table:formula="of:=[.B134]+([.$A135]-[.$A134])*([.C134]+[.C135])/2" office:value-type="float" office:value="1.9338689068134">
            <text:p>1.9338689</text:p>
          </table:table-cell>
          <table:table-cell table:formula="of:=[.C134]+([.$A135]-[.$A134])*([.D134]+[.D135])/2" office:value-type="float" office:value="0.994313123247491">
            <text:p>0.9943131</text:p>
          </table:table-cell>
          <table:table-cell table:formula="of:=[.D134]+([.$A135]-[.$A134])*([.E134]+[.E135])/2" office:value-type="float" office:value="0.0164348724234017">
            <text:p>0.0164349</text:p>
          </table:table-cell>
          <table:table-cell table:formula="of:=[.C135]^2-[.B135]*[.D135]-1" office:value-type="float" office:value="-0.043124301704882">
            <text:p>-0.0431243</text:p>
          </table:table-cell>
          <table:table-cell table:formula="of:=[.F134]+([.A135]-[.A134])*0.5*(2-[.C135]-[.C134])" office:value-type="float" office:value="0.646131093186606">
            <text:p>0.6461311</text:p>
          </table:table-cell>
          <table:table-cell table:formula="of:=[.G134]+([.A135]-[.A134])*0.5*([.C135]*(1-[.C135])+[.C134]*(1-[.C134]))" office:value-type="float" office:value="0.290490581015855">
            <text:p>0.2904906</text:p>
          </table:table-cell>
          <table:table-cell table:formula="of:=[.F135]/[.G135]" office:value-type="float" office:value="2.22427553735844">
            <text:p>2.2242755</text:p>
          </table:table-cell>
          <table:table-cell table:number-columns-repeated="1016"/>
        </table:table-row>
        <table:table-row table:style-name="ro1">
          <table:table-cell table:formula="of:=[.A135]+[.$B$3]" office:value-type="float" office:value="2.6">
            <text:p>2.60</text:p>
          </table:table-cell>
          <table:table-cell table:formula="of:=[.B135]+([.$A136]-[.$A135])*([.C135]+[.C136])/2" office:value-type="float" office:value="1.95375837196118">
            <text:p>1.9537584</text:p>
          </table:table-cell>
          <table:table-cell table:formula="of:=[.C135]+([.$A136]-[.$A135])*([.D135]+[.D136])/2" office:value-type="float" office:value="0.994633391530515">
            <text:p>0.9946334</text:p>
          </table:table-cell>
          <table:table-cell table:formula="of:=[.D135]+([.$A136]-[.$A135])*([.E135]+[.E136])/2" office:value-type="float" office:value="0.015591955879045">
            <text:p>0.0155920</text:p>
          </table:table-cell>
          <table:table-cell table:formula="of:=[.C136]^2-[.B136]*[.D136]-1" office:value-type="float" office:value="-0.0411673307864386">
            <text:p>-0.0411673</text:p>
          </table:table-cell>
          <table:table-cell table:formula="of:=[.F135]+([.A136]-[.A135])*0.5*(2-[.C136]-[.C135])" office:value-type="float" office:value="0.646241628038826">
            <text:p>0.6462416</text:p>
          </table:table-cell>
          <table:table-cell table:formula="of:=[.G135]+([.A136]-[.A135])*0.5*([.C136]*(1-[.C136])+[.C135]*(1-[.C135]))" office:value-type="float" office:value="0.290600504457538">
            <text:p>0.2906005</text:p>
          </table:table-cell>
          <table:table-cell table:formula="of:=[.F136]/[.G136]" office:value-type="float" office:value="2.2238145430792">
            <text:p>2.2238145</text:p>
          </table:table-cell>
          <table:table-cell table:number-columns-repeated="1016"/>
        </table:table-row>
        <table:table-row table:style-name="ro1">
          <table:table-cell table:formula="of:=[.A136]+[.$B$3]" office:value-type="float" office:value="2.62">
            <text:p>2.62</text:p>
          </table:table-cell>
          <table:table-cell table:formula="of:=[.B136]+([.$A137]-[.$A136])*([.C136]+[.C137])/2" office:value-type="float" office:value="1.97365407773034">
            <text:p>1.9736541</text:p>
          </table:table-cell>
          <table:table-cell table:formula="of:=[.C136]+([.$A137]-[.$A136])*([.D136]+[.D137])/2" office:value-type="float" office:value="0.994937185386">
            <text:p>0.9949372</text:p>
          </table:table-cell>
          <table:table-cell table:formula="of:=[.D136]+([.$A137]-[.$A136])*([.E136]+[.E137])/2" office:value-type="float" office:value="0.0147874296694828">
            <text:p>0.0147874</text:p>
          </table:table-cell>
          <table:table-cell table:formula="of:=[.C137]^2-[.B137]*[.D137]-1" office:value-type="float" office:value="-0.0392852680025089">
            <text:p>-0.0392853</text:p>
          </table:table-cell>
          <table:table-cell table:formula="of:=[.F136]+([.A137]-[.A136])*0.5*(2-[.C137]-[.C136])" office:value-type="float" office:value="0.64634592226966">
            <text:p>0.6463459</text:p>
          </table:table-cell>
          <table:table-cell table:formula="of:=[.G136]+([.A137]-[.A136])*0.5*([.C137]*(1-[.C137])+[.C136]*(1-[.C136]))" office:value-type="float" office:value="0.290704254362591">
            <text:p>0.2907043</text:p>
          </table:table-cell>
          <table:table-cell table:formula="of:=[.F137]/[.G137]" office:value-type="float" office:value="2.22337964639308">
            <text:p>2.2233796</text:p>
          </table:table-cell>
          <table:table-cell table:number-columns-repeated="1016"/>
        </table:table-row>
        <table:table-row table:style-name="ro1">
          <table:table-cell table:formula="of:=[.A137]+[.$B$3]" office:value-type="float" office:value="2.64">
            <text:p>2.64</text:p>
          </table:table-cell>
          <table:table-cell table:formula="of:=[.B137]+([.$A138]-[.$A137])*([.C137]+[.C138])/2" office:value-type="float" office:value="1.99355570216273">
            <text:p>1.9935557</text:p>
          </table:table-cell>
          <table:table-cell table:formula="of:=[.C137]+([.$A138]-[.$A137])*([.D137]+[.D138])/2" office:value-type="float" office:value="0.995225257853117">
            <text:p>0.9952253</text:p>
          </table:table-cell>
          <table:table-cell table:formula="of:=[.D137]+([.$A138]-[.$A137])*([.E137]+[.E138])/2" office:value-type="float" office:value="0.014019817042183">
            <text:p>0.0140198</text:p>
          </table:table-cell>
          <table:table-cell table:formula="of:=[.C138]^2-[.B138]*[.D138]-1" office:value-type="float" office:value="-0.0374759723389187">
            <text:p>-0.0374760</text:p>
          </table:table-cell>
          <table:table-cell table:formula="of:=[.F137]+([.A138]-[.A137])*0.5*(2-[.C138]-[.C137])" office:value-type="float" office:value="0.646444297837269">
            <text:p>0.6464443</text:p>
          </table:table-cell>
          <table:table-cell table:formula="of:=[.G137]+([.A138]-[.A137])*0.5*([.C138]*(1-[.C138])+[.C137]*(1-[.C137]))" office:value-type="float" office:value="0.290802145627656">
            <text:p>0.2908021</text:p>
          </table:table-cell>
          <table:table-cell table:formula="of:=[.F138]/[.G138]" office:value-type="float" office:value="2.22296949165217">
            <text:p>2.2229695</text:p>
          </table:table-cell>
          <table:table-cell table:number-columns-repeated="1016"/>
        </table:table-row>
        <table:table-row table:style-name="ro1">
          <table:table-cell table:formula="of:=[.A138]+[.$B$3]" office:value-type="float" office:value="2.66">
            <text:p>2.66</text:p>
          </table:table-cell>
          <table:table-cell table:formula="of:=[.B138]+([.$A139]-[.$A138])*([.C138]+[.C139])/2" office:value-type="float" office:value="2.01346293806988">
            <text:p>2.0134629</text:p>
          </table:table-cell>
          <table:table-cell table:formula="of:=[.C138]+([.$A139]-[.$A138])*([.D138]+[.D139])/2" office:value-type="float" office:value="0.99549833286165">
            <text:p>0.9954983</text:p>
          </table:table-cell>
          <table:table-cell table:formula="of:=[.D138]+([.$A139]-[.$A138])*([.E138]+[.E139])/2" office:value-type="float" office:value="0.0132876838111493">
            <text:p>0.0132877</text:p>
          </table:table-cell>
          <table:table-cell table:formula="of:=[.C139]^2-[.B139]*[.D139]-1" office:value-type="float" office:value="-0.035737328156215">
            <text:p>-0.0357373</text:p>
          </table:table-cell>
          <table:table-cell table:formula="of:=[.F138]+([.A139]-[.A138])*0.5*(2-[.C139]-[.C138])" office:value-type="float" office:value="0.646537061930122">
            <text:p>0.6465371</text:p>
          </table:table-cell>
          <table:table-cell table:formula="of:=[.G138]+([.A139]-[.A138])*0.5*([.C139]*(1-[.C139])+[.C138]*(1-[.C138]))" office:value-type="float" office:value="0.290894479088812">
            <text:p>0.2908945</text:p>
          </table:table-cell>
          <table:table-cell table:formula="of:=[.F139]/[.G139]" office:value-type="float" office:value="2.22258278656684">
            <text:p>2.2225828</text:p>
          </table:table-cell>
          <table:table-cell table:number-columns-repeated="1016"/>
        </table:table-row>
        <table:table-row table:style-name="ro1">
          <table:table-cell table:formula="of:=[.A139]+[.$B$3]" office:value-type="float" office:value="2.68">
            <text:p>2.68</text:p>
          </table:table-cell>
          <table:table-cell table:formula="of:=[.B139]+([.$A140]-[.$A139])*([.C139]+[.C140])/2" office:value-type="float" office:value="2.03337549245928">
            <text:p>2.0333755</text:p>
          </table:table-cell>
          <table:table-cell table:formula="of:=[.C139]+([.$A140]-[.$A139])*([.D139]+[.D140])/2" office:value-type="float" office:value="0.995757106078103">
            <text:p>0.9957571</text:p>
          </table:table-cell>
          <table:table-cell table:formula="of:=[.D139]+([.$A140]-[.$A139])*([.E139]+[.E140])/2" office:value-type="float" office:value="0.0125896378340667">
            <text:p>0.0125896</text:p>
          </table:table-cell>
          <table:table-cell table:formula="of:=[.C140]^2-[.B140]*[.D140]-1" office:value-type="float" office:value="-0.0340672467256915">
            <text:p>-0.0340672</text:p>
          </table:table-cell>
          <table:table-cell table:formula="of:=[.F139]+([.A140]-[.A139])*0.5*(2-[.C140]-[.C139])" office:value-type="float" office:value="0.646624507540724">
            <text:p>0.6466245</text:p>
          </table:table-cell>
          <table:table-cell table:formula="of:=[.G139]+([.A140]-[.A139])*0.5*([.C140]*(1-[.C140])+[.C139]*(1-[.C139]))" office:value-type="float" office:value="0.290981542027856">
            <text:p>0.2909815</text:p>
          </table:table-cell>
          <table:table-cell table:formula="of:=[.F140]/[.G140]" office:value-type="float" office:value="2.22221829960205">
            <text:p>2.2222183</text:p>
          </table:table-cell>
          <table:table-cell table:number-columns-repeated="1016"/>
        </table:table-row>
        <table:table-row table:style-name="ro1">
          <table:table-cell table:formula="of:=[.A140]+[.$B$3]" office:value-type="float" office:value="2.7">
            <text:p>2.70</text:p>
          </table:table-cell>
          <table:table-cell table:formula="of:=[.B140]+([.$A141]-[.$A140])*([.C140]+[.C141])/2" office:value-type="float" office:value="2.05329308597747">
            <text:p>2.0532931</text:p>
          </table:table-cell>
          <table:table-cell table:formula="of:=[.C140]+([.$A141]-[.$A140])*([.D140]+[.D141])/2" office:value-type="float" office:value="0.996002245741041">
            <text:p>0.9960022</text:p>
          </table:table-cell>
          <table:table-cell table:formula="of:=[.D140]+([.$A141]-[.$A140])*([.E140]+[.E141])/2" office:value-type="float" office:value="0.0119243284597781">
            <text:p>0.0119243</text:p>
          </table:table-cell>
          <table:table-cell table:formula="of:=[.C141]^2-[.B141]*[.D141]-1" office:value-type="float" office:value="-0.0324636676601896">
            <text:p>-0.0324637</text:p>
          </table:table-cell>
          <table:table-cell table:formula="of:=[.F140]+([.A141]-[.A140])*0.5*(2-[.C141]-[.C140])" office:value-type="float" office:value="0.646706914022533">
            <text:p>0.6467069</text:p>
          </table:table-cell>
          <table:table-cell table:formula="of:=[.G140]+([.A141]-[.A140])*0.5*([.C141]*(1-[.C141])+[.C140]*(1-[.C140]))" office:value-type="float" office:value="0.291063608667785">
            <text:p>0.2910636</text:p>
          </table:table-cell>
          <table:table-cell table:formula="of:=[.F141]/[.G141]" office:value-type="float" office:value="2.22187485746689">
            <text:p>2.2218749</text:p>
          </table:table-cell>
          <table:table-cell table:number-columns-repeated="1016"/>
        </table:table-row>
        <table:table-row table:style-name="ro1">
          <table:table-cell table:formula="of:=[.A141]+[.$B$3]" office:value-type="float" office:value="2.72">
            <text:p>2.72</text:p>
          </table:table-cell>
          <table:table-cell table:formula="of:=[.B141]+([.$A142]-[.$A141])*([.C141]+[.C142])/2" office:value-type="float" office:value="2.07321545236973">
            <text:p>2.0732155</text:p>
          </table:table-cell>
          <table:table-cell table:formula="of:=[.C141]+([.$A142]-[.$A141])*([.D141]+[.D142])/2" office:value-type="float" office:value="0.996234393485121">
            <text:p>0.9962344</text:p>
          </table:table-cell>
          <table:table-cell table:formula="of:=[.D141]+([.$A142]-[.$A141])*([.E141]+[.E142])/2" office:value-type="float" office:value="0.0112904459481825">
            <text:p>0.0112904</text:p>
          </table:table-cell>
          <table:table-cell table:formula="of:=[.C142]^2-[.B142]*[.D142]-1" office:value-type="float" office:value="-0.0309245602412508">
            <text:p>-0.0309246</text:p>
          </table:table-cell>
          <table:table-cell table:formula="of:=[.F141]+([.A142]-[.A141])*0.5*(2-[.C142]-[.C141])" office:value-type="float" office:value="0.646784547630271">
            <text:p>0.6467845</text:p>
          </table:table-cell>
          <table:table-cell table:formula="of:=[.G141]+([.A142]-[.A141])*0.5*([.C142]*(1-[.C142])+[.C141]*(1-[.C141]))" office:value-type="float" office:value="0.291140940657208">
            <text:p>0.2911409</text:p>
          </table:table-cell>
          <table:table-cell table:formula="of:=[.F142]/[.G142]" office:value-type="float" office:value="2.22155134269419">
            <text:p>2.2215513</text:p>
          </table:table-cell>
          <table:table-cell table:number-columns-repeated="1016"/>
        </table:table-row>
        <table:table-row table:style-name="ro1">
          <table:table-cell table:formula="of:=[.A142]+[.$B$3]" office:value-type="float" office:value="2.74">
            <text:p>2.74</text:p>
          </table:table-cell>
          <table:table-cell table:formula="of:=[.B142]+([.$A143]-[.$A142])*([.C142]+[.C143])/2" office:value-type="float" office:value="2.09314233795612">
            <text:p>2.0931423</text:p>
          </table:table-cell>
          <table:table-cell table:formula="of:=[.C142]+([.$A143]-[.$A142])*([.D142]+[.D143])/2" office:value-type="float" office:value="0.996454165153249">
            <text:p>0.9964542</text:p>
          </table:table-cell>
          <table:table-cell table:formula="of:=[.D142]+([.$A143]-[.$A142])*([.E142]+[.E143])/2" office:value-type="float" office:value="0.0106867208646077">
            <text:p>0.0106867</text:p>
          </table:table-cell>
          <table:table-cell table:formula="of:=[.C143]^2-[.B143]*[.D143]-1" office:value-type="float" office:value="-0.0294479246443715">
            <text:p>-0.0294479</text:p>
          </table:table-cell>
          <table:table-cell table:formula="of:=[.F142]+([.A143]-[.A142])*0.5*(2-[.C143]-[.C142])" office:value-type="float" office:value="0.646857662043887">
            <text:p>0.6468577</text:p>
          </table:table-cell>
          <table:table-cell table:formula="of:=[.G142]+([.A143]-[.A142])*0.5*([.C143]*(1-[.C143])+[.C142]*(1-[.C142]))" office:value-type="float" office:value="0.291213787543452">
            <text:p>0.2912138</text:p>
          </table:table-cell>
          <table:table-cell table:formula="of:=[.F143]/[.G143]" office:value-type="float" office:value="2.22124669130705">
            <text:p>2.2212467</text:p>
          </table:table-cell>
          <table:table-cell table:number-columns-repeated="1016"/>
        </table:table-row>
        <table:table-row table:style-name="ro1">
          <table:table-cell table:formula="of:=[.A143]+[.$B$3]" office:value-type="float" office:value="2.76">
            <text:p>2.76</text:p>
          </table:table-cell>
          <table:table-cell table:formula="of:=[.B143]+([.$A144]-[.$A143])*([.C143]+[.C144])/2" office:value-type="float" office:value="2.11307350112361">
            <text:p>2.1130735</text:p>
          </table:table-cell>
          <table:table-cell table:formula="of:=[.C143]+([.$A144]-[.$A143])*([.D143]+[.D144])/2" office:value-type="float" office:value="0.996662151596401">
            <text:p>0.9966622</text:p>
          </table:table-cell>
          <table:table-cell table:formula="of:=[.D143]+([.$A144]-[.$A143])*([.E143]+[.E144])/2" office:value-type="float" office:value="0.0101119234506791">
            <text:p>0.0101119</text:p>
          </table:table-cell>
          <table:table-cell table:formula="of:=[.C144]^2-[.B144]*[.D144]-1" office:value-type="float" office:value="-0.0280317930642519">
            <text:p>-0.0280318</text:p>
          </table:table-cell>
          <table:table-cell table:formula="of:=[.F143]+([.A144]-[.A143])*0.5*(2-[.C144]-[.C143])" office:value-type="float" office:value="0.646926498876391">
            <text:p>0.6469265</text:p>
          </table:table-cell>
          <table:table-cell table:formula="of:=[.G143]+([.A144]-[.A143])*0.5*([.C144]*(1-[.C144])+[.C143]*(1-[.C143]))" office:value-type="float" office:value="0.291282387234189">
            <text:p>0.2912824</text:p>
          </table:table-cell>
          <table:table-cell table:formula="of:=[.F144]/[.G144]" office:value-type="float" office:value="2.22095989056924">
            <text:p>2.2209599</text:p>
          </table:table-cell>
          <table:table-cell table:number-columns-repeated="1016"/>
        </table:table-row>
        <table:table-row table:style-name="ro1">
          <table:table-cell table:formula="of:=[.A144]+[.$B$3]" office:value-type="float" office:value="2.78">
            <text:p>2.78</text:p>
          </table:table-cell>
          <table:table-cell table:formula="of:=[.B144]+([.$A145]-[.$A144])*([.C144]+[.C145])/2" office:value-type="float" office:value="2.13300871183418">
            <text:p>2.1330087</text:p>
          </table:table-cell>
          <table:table-cell table:formula="of:=[.C144]+([.$A145]-[.$A144])*([.D144]+[.D145])/2" office:value-type="float" office:value="0.996858919460645">
            <text:p>0.9968589</text:p>
          </table:table-cell>
          <table:table-cell table:formula="of:=[.D144]+([.$A145]-[.$A144])*([.E144]+[.E145])/2" office:value-type="float" office:value="0.00956486297366288">
            <text:p>0.0095649</text:p>
          </table:table-cell>
          <table:table-cell table:formula="of:=[.C145]^2-[.B145]*[.D145]-1" office:value-type="float" office:value="-0.0266742307420785">
            <text:p>-0.0266742</text:p>
          </table:table-cell>
          <table:table-cell table:formula="of:=[.F144]+([.A145]-[.A144])*0.5*(2-[.C145]-[.C144])" office:value-type="float" office:value="0.64699128816582">
            <text:p>0.6469913</text:p>
          </table:table-cell>
          <table:table-cell table:formula="of:=[.G144]+([.A145]-[.A144])*0.5*([.C145]*(1-[.C145])+[.C144]*(1-[.C144]))" office:value-type="float" office:value="0.291346966447429">
            <text:p>0.2913470</text:p>
          </table:table-cell>
          <table:table-cell table:formula="of:=[.F145]/[.G145]" office:value-type="float" office:value="2.22068997681692">
            <text:p>2.2206900</text:p>
          </table:table-cell>
          <table:table-cell table:number-columns-repeated="1016"/>
        </table:table-row>
        <table:table-row table:style-name="ro1">
          <table:table-cell table:formula="of:=[.A145]+[.$B$3]" office:value-type="float" office:value="2.8">
            <text:p>2.80</text:p>
          </table:table-cell>
          <table:table-cell table:formula="of:=[.B145]+([.$A146]-[.$A145])*([.C145]+[.C146])/2" office:value-type="float" office:value="2.1529477511484">
            <text:p>2.1529478</text:p>
          </table:table-cell>
          <table:table-cell table:formula="of:=[.C145]+([.$A146]-[.$A145])*([.D145]+[.D146])/2" office:value-type="float" office:value="0.997045011960944">
            <text:p>0.9970450</text:p>
          </table:table-cell>
          <table:table-cell table:formula="of:=[.D145]+([.$A146]-[.$A145])*([.E145]+[.E146])/2" office:value-type="float" office:value="0.00904438705622104">
            <text:p>0.0090444</text:p>
          </table:table-cell>
          <table:table-cell table:formula="of:=[.C146]^2-[.B146]*[.D146]-1" office:value-type="float" office:value="-0.025373336897008">
            <text:p>-0.0253733</text:p>
          </table:table-cell>
          <table:table-cell table:formula="of:=[.F145]+([.A146]-[.A145])*0.5*(2-[.C146]-[.C145])" office:value-type="float" office:value="0.647052248851604">
            <text:p>0.6470522</text:p>
          </table:table-cell>
          <table:table-cell table:formula="of:=[.G145]+([.A146]-[.A145])*0.5*([.C146]*(1-[.C146])+[.C145]*(1-[.C145]))" office:value-type="float" office:value="0.2914077411498">
            <text:p>0.2914077</text:p>
          </table:table-cell>
          <table:table-cell table:formula="of:=[.F146]/[.G146]" office:value-type="float" office:value="2.22043603336873">
            <text:p>2.2204360</text:p>
          </table:table-cell>
          <table:table-cell table:number-columns-repeated="1016"/>
        </table:table-row>
        <table:table-row table:style-name="ro1">
          <table:table-cell table:formula="of:=[.A146]+[.$B$3]" office:value-type="float" office:value="2.82">
            <text:p>2.82</text:p>
          </table:table-cell>
          <table:table-cell table:formula="of:=[.B146]+([.$A147]-[.$A146])*([.C146]+[.C147])/2" office:value-type="float" office:value="2.17289041076442">
            <text:p>2.1728904</text:p>
          </table:table-cell>
          <table:table-cell table:formula="of:=[.C146]+([.$A147]-[.$A146])*([.D146]+[.D147])/2" office:value-type="float" office:value="0.997220949641391">
            <text:p>0.9972209</text:p>
          </table:table-cell>
          <table:table-cell table:formula="of:=[.D146]+([.$A147]-[.$A146])*([.E146]+[.E147])/2" office:value-type="float" office:value="0.00854938098847255">
            <text:p>0.0085494</text:p>
          </table:table-cell>
          <table:table-cell table:formula="of:=[.C147]^2-[.B147]*[.D147]-1" office:value-type="float" office:value="-0.0241272455641462">
            <text:p>-0.0241272</text:p>
          </table:table-cell>
          <table:table-cell table:formula="of:=[.F146]+([.A147]-[.A146])*0.5*(2-[.C147]-[.C146])" office:value-type="float" office:value="0.647109589235581">
            <text:p>0.6471096</text:p>
          </table:table-cell>
          <table:table-cell table:formula="of:=[.G146]+([.A147]-[.A146])*0.5*([.C147]*(1-[.C147])+[.C146]*(1-[.C146]))" office:value-type="float" office:value="0.291464916983025">
            <text:p>0.2914649</text:p>
          </table:table-cell>
          <table:table-cell table:formula="of:=[.F147]/[.G147]" office:value-type="float" office:value="2.22019718851195">
            <text:p>2.2201972</text:p>
          </table:table-cell>
          <table:table-cell table:number-columns-repeated="1016"/>
        </table:table-row>
        <table:table-row table:style-name="ro1">
          <table:table-cell table:formula="of:=[.A147]+[.$B$3]" office:value-type="float" office:value="2.84">
            <text:p>2.84</text:p>
          </table:table-cell>
          <table:table-cell table:formula="of:=[.B147]+([.$A148]-[.$A147])*([.C147]+[.C148])/2" office:value-type="float" office:value="2.19283649257205">
            <text:p>2.1928365</text:p>
          </table:table-cell>
          <table:table-cell table:formula="of:=[.C147]+([.$A148]-[.$A147])*([.D147]+[.D148])/2" office:value-type="float" office:value="0.997387231121518">
            <text:p>0.9973872</text:p>
          </table:table-cell>
          <table:table-cell table:formula="of:=[.D147]+([.$A148]-[.$A147])*([.E147]+[.E148])/2" office:value-type="float" office:value="0.00807876702420549">
            <text:p>0.0080788</text:p>
          </table:table-cell>
          <table:table-cell table:formula="of:=[.C148]^2-[.B148]*[.D148]-1" office:value-type="float" office:value="-0.022934126341418">
            <text:p>-0.0229341</text:p>
          </table:table-cell>
          <table:table-cell table:formula="of:=[.F147]+([.A148]-[.A147])*0.5*(2-[.C148]-[.C147])" office:value-type="float" office:value="0.647163507427952">
            <text:p>0.6471635</text:p>
          </table:table-cell>
          <table:table-cell table:formula="of:=[.G147]+([.A148]-[.A147])*0.5*([.C148]*(1-[.C148])+[.C147]*(1-[.C147]))" office:value-type="float" office:value="0.291518689678575">
            <text:p>0.2915187</text:p>
          </table:table-cell>
          <table:table-cell table:formula="of:=[.F148]/[.G148]" office:value-type="float" office:value="2.21997261356213">
            <text:p>2.2199726</text:p>
          </table:table-cell>
          <table:table-cell table:number-columns-repeated="1016"/>
        </table:table-row>
        <table:table-row table:style-name="ro1">
          <table:table-cell table:formula="of:=[.A148]+[.$B$3]" office:value-type="float" office:value="2.86">
            <text:p>2.86</text:p>
          </table:table-cell>
          <table:table-cell table:formula="of:=[.B148]+([.$A149]-[.$A148])*([.C148]+[.C149])/2" office:value-type="float" office:value="2.21278580822155">
            <text:p>2.2127858</text:p>
          </table:table-cell>
          <table:table-cell table:formula="of:=[.C148]+([.$A149]-[.$A148])*([.D148]+[.D149])/2" office:value-type="float" office:value="0.99754433382839">
            <text:p>0.9975443</text:p>
          </table:table-cell>
          <table:table-cell table:formula="of:=[.D148]+([.$A149]-[.$A148])*([.E148]+[.E149])/2" office:value-type="float" office:value="0.00763150366303805">
            <text:p>0.0076315</text:p>
          </table:table-cell>
          <table:table-cell table:formula="of:=[.C149]^2-[.B149]*[.D149]-1" office:value-type="float" office:value="-0.021792185047835">
            <text:p>-0.0217922</text:p>
          </table:table-cell>
          <table:table-cell table:formula="of:=[.F148]+([.A149]-[.A148])*0.5*(2-[.C149]-[.C148])" office:value-type="float" office:value="0.647214191778453">
            <text:p>0.6472142</text:p>
          </table:table-cell>
          <table:table-cell table:formula="of:=[.G148]+([.A149]-[.A148])*0.5*([.C149]*(1-[.C149])+[.C148]*(1-[.C148]))" office:value-type="float" office:value="0.2915692454605">
            <text:p>0.2915692</text:p>
          </table:table-cell>
          <table:table-cell table:formula="of:=[.F149]/[.G149]" office:value-type="float" office:value="2.21976152099393">
            <text:p>2.2197615</text:p>
          </table:table-cell>
          <table:table-cell table:number-columns-repeated="1016"/>
        </table:table-row>
        <table:table-row table:style-name="ro1">
          <table:table-cell table:formula="of:=[.A149]+[.$B$3]" office:value-type="float" office:value="2.88">
            <text:p>2.88</text:p>
          </table:table-cell>
          <table:table-cell table:formula="of:=[.B149]+([.$A150]-[.$A149])*([.C149]+[.C150])/2" office:value-type="float" office:value="2.23273817870698">
            <text:p>2.2327382</text:p>
          </table:table-cell>
          <table:table-cell table:formula="of:=[.C149]+([.$A150]-[.$A149])*([.D149]+[.D150])/2" office:value-type="float" office:value="0.997692714714223">
            <text:p>0.9976927</text:p>
          </table:table-cell>
          <table:table-cell table:formula="of:=[.D149]+([.$A150]-[.$A149])*([.E149]+[.E150])/2" office:value-type="float" office:value="0.00720658492027415">
            <text:p>0.0072066</text:p>
          </table:table-cell>
          <table:table-cell table:formula="of:=[.C150]^2-[.B150]*[.D150]-1" office:value-type="float" office:value="-0.0206996642957538">
            <text:p>-0.0206997</text:p>
          </table:table-cell>
          <table:table-cell table:formula="of:=[.F149]+([.A150]-[.A149])*0.5*(2-[.C150]-[.C149])" office:value-type="float" office:value="0.647261821293027">
            <text:p>0.6472618</text:p>
          </table:table-cell>
          <table:table-cell table:formula="of:=[.G149]+([.A150]-[.A149])*0.5*([.C150]*(1-[.C150])+[.C149]*(1-[.C149]))" office:value-type="float" office:value="0.291616761436457">
            <text:p>0.2916168</text:p>
          </table:table-cell>
          <table:table-cell table:formula="of:=[.F150]/[.G150]" office:value-type="float" office:value="2.219563162641">
            <text:p>2.2195632</text:p>
          </table:table-cell>
          <table:table-cell table:number-columns-repeated="1016"/>
        </table:table-row>
        <table:table-row table:style-name="ro1">
          <table:table-cell table:formula="of:=[.A150]+[.$B$3]" office:value-type="float" office:value="2.9">
            <text:p>2.90</text:p>
          </table:table-cell>
          <table:table-cell table:formula="of:=[.B150]+([.$A151]-[.$A150])*([.C150]+[.C151])/2" office:value-type="float" office:value="2.25269343396371">
            <text:p>2.2526934</text:p>
          </table:table-cell>
          <table:table-cell table:formula="of:=[.C150]+([.$A151]-[.$A150])*([.D150]+[.D151])/2" office:value-type="float" office:value="0.997832810959287">
            <text:p>0.9978328</text:p>
          </table:table-cell>
          <table:table-cell table:formula="of:=[.D150]+([.$A151]-[.$A150])*([.E150]+[.E151])/2" office:value-type="float" office:value="0.00680303958614738">
            <text:p>0.0068030</text:p>
          </table:table-cell>
          <table:table-cell table:formula="of:=[.C151]^2-[.B151]*[.D151]-1" office:value-type="float" office:value="-0.0196548439797967">
            <text:p>-0.0196548</text:p>
          </table:table-cell>
          <table:table-cell table:formula="of:=[.F150]+([.A151]-[.A150])*0.5*(2-[.C151]-[.C150])" office:value-type="float" office:value="0.647306566036292">
            <text:p>0.6473066</text:p>
          </table:table-cell>
          <table:table-cell table:formula="of:=[.G150]+([.A151]-[.A150])*0.5*([.C151]*(1-[.C151])+[.C150]*(1-[.C150]))" office:value-type="float" office:value="0.291661405976984">
            <text:p>0.2916614</text:p>
          </table:table-cell>
          <table:table-cell table:formula="of:=[.F151]/[.G151]" office:value-type="float" office:value="2.21937682796253">
            <text:p>2.2193768</text:p>
          </table:table-cell>
          <table:table-cell table:number-columns-repeated="1016"/>
        </table:table-row>
        <table:table-row table:style-name="ro1">
          <table:table-cell table:formula="of:=[.A151]+[.$B$3]" office:value-type="float" office:value="2.92">
            <text:p>2.92</text:p>
          </table:table-cell>
          <table:table-cell table:formula="of:=[.B151]+([.$A152]-[.$A151])*([.C151]+[.C152])/2" office:value-type="float" office:value="2.2726514124799">
            <text:p>2.2726514</text:p>
          </table:table-cell>
          <table:table-cell table:formula="of:=[.C151]+([.$A152]-[.$A151])*([.D151]+[.D152])/2" office:value-type="float" office:value="0.99796504065991">
            <text:p>0.9979650</text:p>
          </table:table-cell>
          <table:table-cell table:formula="of:=[.D151]+([.$A152]-[.$A151])*([.E151]+[.E152])/2" office:value-type="float" office:value="0.00641993047609242">
            <text:p>0.0064199</text:p>
          </table:table-cell>
          <table:table-cell table:formula="of:=[.C152]^2-[.B152]*[.D152]-1" office:value-type="float" office:value="-0.0186560416851789">
            <text:p>-0.0186560</text:p>
          </table:table-cell>
          <table:table-cell table:formula="of:=[.F151]+([.A152]-[.A151])*0.5*(2-[.C152]-[.C151])" office:value-type="float" office:value="0.6473485875201">
            <text:p>0.6473486</text:p>
          </table:table-cell>
          <table:table-cell table:formula="of:=[.G151]+([.A152]-[.A151])*0.5*([.C152]*(1-[.C152])+[.C151]*(1-[.C151]))" office:value-type="float" office:value="0.291703339083114">
            <text:p>0.2917033</text:p>
          </table:table-cell>
          <table:table-cell table:formula="of:=[.F152]/[.G152]" office:value-type="float" office:value="2.21920184237471">
            <text:p>2.2192018</text:p>
          </table:table-cell>
          <table:table-cell table:number-columns-repeated="1016"/>
        </table:table-row>
        <table:table-row table:style-name="ro1">
          <table:table-cell table:formula="of:=[.A152]+[.$B$3]" office:value-type="float" office:value="2.94">
            <text:p>2.94</text:p>
          </table:table-cell>
          <table:table-cell table:formula="of:=[.B152]+([.$A153]-[.$A152])*([.C152]+[.C153])/2" office:value-type="float" office:value="2.29261196092152">
            <text:p>2.2926120</text:p>
          </table:table-cell>
          <table:table-cell table:formula="of:=[.C152]+([.$A153]-[.$A152])*([.D152]+[.D153])/2" office:value-type="float" office:value="0.998089803501407">
            <text:p>0.9980898</text:p>
          </table:table-cell>
          <table:table-cell table:formula="of:=[.D152]+([.$A153]-[.$A152])*([.E152]+[.E153])/2" office:value-type="float" office:value="0.00605635367362768">
            <text:p>0.0060564</text:p>
          </table:table-cell>
          <table:table-cell table:formula="of:=[.C153]^2-[.B153]*[.D153]-1" office:value-type="float" office:value="-0.0177016130182526">
            <text:p>-0.0177016</text:p>
          </table:table-cell>
          <table:table-cell table:formula="of:=[.F152]+([.A153]-[.A152])*0.5*(2-[.C153]-[.C152])" office:value-type="float" office:value="0.647388039078487">
            <text:p>0.6473880</text:p>
          </table:table-cell>
          <table:table-cell table:formula="of:=[.G152]+([.A153]-[.A152])*0.5*([.C153]*(1-[.C153])+[.C152]*(1-[.C152]))" office:value-type="float" office:value="0.291742712742399">
            <text:p>0.2917427</text:p>
          </table:table-cell>
          <table:table-cell table:formula="of:=[.F153]/[.G153]" office:value-type="float" office:value="2.21903756564474">
            <text:p>2.2190376</text:p>
          </table:table-cell>
          <table:table-cell table:number-columns-repeated="1016"/>
        </table:table-row>
        <table:table-row table:style-name="ro1">
          <table:table-cell table:formula="of:=[.A153]+[.$B$3]" office:value-type="float" office:value="2.96">
            <text:p>2.96</text:p>
          </table:table-cell>
          <table:table-cell table:formula="of:=[.B153]+([.$A154]-[.$A153])*([.C153]+[.C154])/2" office:value-type="float" office:value="2.31257493377069">
            <text:p>2.3125749</text:p>
          </table:table-cell>
          <table:table-cell table:formula="of:=[.C153]+([.$A154]-[.$A153])*([.D153]+[.D154])/2" office:value-type="float" office:value="0.998207481415817">
            <text:p>0.9982075</text:p>
          </table:table-cell>
          <table:table-cell table:formula="of:=[.D153]+([.$A154]-[.$A153])*([.E153]+[.E154])/2" office:value-type="float" office:value="0.00571143776737653">
            <text:p>0.0057114</text:p>
          </table:table-cell>
          <table:table-cell table:formula="of:=[.C154]^2-[.B154]*[.D154]-1" office:value-type="float" office:value="-0.0167899518621174">
            <text:p>-0.0167900</text:p>
          </table:table-cell>
          <table:table-cell table:formula="of:=[.F153]+([.A154]-[.A153])*0.5*(2-[.C154]-[.C153])" office:value-type="float" office:value="0.647425066229314">
            <text:p>0.6474251</text:p>
          </table:table-cell>
          <table:table-cell table:formula="of:=[.G153]+([.A154]-[.A153])*0.5*([.C154]*(1-[.C154])+[.C153]*(1-[.C153]))" office:value-type="float" office:value="0.291779671273491">
            <text:p>0.2917797</text:p>
          </table:table-cell>
          <table:table-cell table:formula="of:=[.F154]/[.G154]" office:value-type="float" office:value="2.21888339034582">
            <text:p>2.2188834</text:p>
          </table:table-cell>
          <table:table-cell table:number-columns-repeated="1016"/>
        </table:table-row>
        <table:table-row table:style-name="ro1">
          <table:table-cell table:formula="of:=[.A154]+[.$B$3]" office:value-type="float" office:value="2.98">
            <text:p>2.98</text:p>
          </table:table-cell>
          <table:table-cell table:formula="of:=[.B154]+([.$A155]-[.$A154])*([.C154]+[.C155])/2" office:value-type="float" office:value="2.33254019297709">
            <text:p>2.3325402</text:p>
          </table:table-cell>
          <table:table-cell table:formula="of:=[.C154]+([.$A155]-[.$A154])*([.D154]+[.D155])/2" office:value-type="float" office:value="0.998318439224328">
            <text:p>0.9983184</text:p>
          </table:table-cell>
          <table:table-cell table:formula="of:=[.D154]+([.$A155]-[.$A154])*([.E154]+[.E155])/2" office:value-type="float" office:value="0.0053843430836965">
            <text:p>0.0053843</text:p>
          </table:table-cell>
          <table:table-cell table:formula="of:=[.C155]^2-[.B155]*[.D155]-1" office:value-type="float" office:value="-0.0159194905602024">
            <text:p>-0.0159195</text:p>
          </table:table-cell>
          <table:table-cell table:formula="of:=[.F154]+([.A155]-[.A154])*0.5*(2-[.C155]-[.C154])" office:value-type="float" office:value="0.647459807022913">
            <text:p>0.6474598</text:p>
          </table:table-cell>
          <table:table-cell table:formula="of:=[.G154]+([.A155]-[.A154])*0.5*([.C155]*(1-[.C155])+[.C154]*(1-[.C154]))" office:value-type="float" office:value="0.291814351659395">
            <text:p>0.2918144</text:p>
          </table:table-cell>
          <table:table-cell table:formula="of:=[.F155]/[.G155]" office:value-type="float" office:value="2.21873874037089">
            <text:p>2.2187387</text:p>
          </table:table-cell>
          <table:table-cell table:number-columns-repeated="1016"/>
        </table:table-row>
        <table:table-row table:style-name="ro1">
          <table:table-cell table:formula="of:=[.A155]+[.$B$3]" office:value-type="float" office:value="3">
            <text:p>3.00</text:p>
          </table:table-cell>
          <table:table-cell table:formula="of:=[.B155]+([.$A156]-[.$A155])*([.C155]+[.C156])/2" office:value-type="float" office:value="2.35250760762198">
            <text:p>2.3525076</text:p>
          </table:table-cell>
          <table:table-cell table:formula="of:=[.C155]+([.$A156]-[.$A155])*([.D155]+[.D156])/2" office:value-type="float" office:value="0.998423025264328">
            <text:p>0.9984230</text:p>
          </table:table-cell>
          <table:table-cell table:formula="of:=[.D155]+([.$A156]-[.$A155])*([.E155]+[.E156])/2" office:value-type="float" office:value="0.00507426091632788">
            <text:p>0.0050743</text:p>
          </table:table-cell>
          <table:table-cell table:formula="of:=[.C156]^2-[.B156]*[.D156]-1" office:value-type="float" office:value="-0.015088700030747">
            <text:p>-0.0150887</text:p>
          </table:table-cell>
          <table:table-cell table:formula="of:=[.F155]+([.A156]-[.A155])*0.5*(2-[.C156]-[.C155])" office:value-type="float" office:value="0.647492392378026">
            <text:p>0.6474924</text:p>
          </table:table-cell>
          <table:table-cell table:formula="of:=[.G155]+([.A156]-[.A155])*0.5*([.C156]*(1-[.C156])+[.C155]*(1-[.C155]))" office:value-type="float" office:value="0.291846883869548">
            <text:p>0.2918469</text:p>
          </table:table-cell>
          <table:table-cell table:formula="of:=[.F156]/[.G156]" office:value-type="float" office:value="2.21860306950355">
            <text:p>2.2186031</text:p>
          </table:table-cell>
          <table:table-cell table:number-columns-repeated="1016"/>
        </table:table-row>
        <table:table-row table:style-name="ro1">
          <table:table-cell table:formula="of:=[.A156]+[.$B$3]" office:value-type="float" office:value="3.02">
            <text:p>3.02</text:p>
          </table:table-cell>
          <table:table-cell table:formula="of:=[.B156]+([.$A157]-[.$A156])*([.C156]+[.C157])/2" office:value-type="float" office:value="2.37247705359463">
            <text:p>2.3724771</text:p>
          </table:table-cell>
          <table:table-cell table:formula="of:=[.C156]+([.$A157]-[.$A156])*([.D156]+[.D157])/2" office:value-type="float" office:value="0.998521572001036">
            <text:p>0.9985216</text:p>
          </table:table-cell>
          <table:table-cell table:formula="of:=[.D156]+([.$A157]-[.$A156])*([.E156]+[.E157])/2" office:value-type="float" office:value="0.00478041275441414">
            <text:p>0.0047804</text:p>
          </table:table-cell>
          <table:table-cell table:formula="of:=[.C157]^2-[.B157]*[.D157]-1" office:value-type="float" office:value="-0.0142960898151395">
            <text:p>-0.0142961</text:p>
          </table:table-cell>
          <table:table-cell table:formula="of:=[.F156]+([.A157]-[.A156])*0.5*(2-[.C157]-[.C156])" office:value-type="float" office:value="0.647522946405373">
            <text:p>0.6475229</text:p>
          </table:table-cell>
          <table:table-cell table:formula="of:=[.G156]+([.A157]-[.A156])*0.5*([.C157]*(1-[.C157])+[.C156]*(1-[.C156]))" office:value-type="float" office:value="0.291877391170908">
            <text:p>0.2918774</text:p>
          </table:table-cell>
          <table:table-cell table:formula="of:=[.F157]/[.G157]" office:value-type="float" office:value="2.21847586004432">
            <text:p>2.2184759</text:p>
          </table:table-cell>
          <table:table-cell table:number-columns-repeated="1016"/>
        </table:table-row>
        <table:table-row table:style-name="ro1">
          <table:table-cell table:formula="of:=[.A157]+[.$B$3]" office:value-type="float" office:value="3.04">
            <text:p>3.04</text:p>
          </table:table-cell>
          <table:table-cell table:formula="of:=[.B157]+([.$A158]-[.$A157])*([.C157]+[.C158])/2" office:value-type="float" office:value="2.39244841328088">
            <text:p>2.3924484</text:p>
          </table:table-cell>
          <table:table-cell table:formula="of:=[.C157]+([.$A158]-[.$A157])*([.D157]+[.D158])/2" office:value-type="float" office:value="0.998614396623682">
            <text:p>0.9986144</text:p>
          </table:table-cell>
          <table:table-cell table:formula="of:=[.D157]+([.$A158]-[.$A157])*([.E157]+[.E158])/2" office:value-type="float" office:value="0.00450204951018736">
            <text:p>0.0045020</text:p>
          </table:table-cell>
          <table:table-cell table:formula="of:=[.C158]^2-[.B158]*[.D158]-1" office:value-type="float" office:value="-0.0135402080630801">
            <text:p>-0.0135402</text:p>
          </table:table-cell>
          <table:table-cell table:formula="of:=[.F157]+([.A158]-[.A157])*0.5*(2-[.C158]-[.C157])" office:value-type="float" office:value="0.647551586719125">
            <text:p>0.6475516</text:p>
          </table:table-cell>
          <table:table-cell table:formula="of:=[.G157]+([.A158]-[.A157])*0.5*([.C158]*(1-[.C158])+[.C157]*(1-[.C157]))" office:value-type="float" office:value="0.2919059904282">
            <text:p>0.2919060</text:p>
          </table:table-cell>
          <table:table-cell table:formula="of:=[.F158]/[.G158]" office:value-type="float" office:value="2.21835662149045">
            <text:p>2.2183566</text:p>
          </table:table-cell>
          <table:table-cell table:number-columns-repeated="1016"/>
        </table:table-row>
        <table:table-row table:style-name="ro1">
          <table:table-cell table:formula="of:=[.A158]+[.$B$3]" office:value-type="float" office:value="3.06">
            <text:p>3.06</text:p>
          </table:table-cell>
          <table:table-cell table:formula="of:=[.B158]+([.$A159]-[.$A158])*([.C158]+[.C159])/2" office:value-type="float" office:value="2.41242157526338">
            <text:p>2.4124216</text:p>
          </table:table-cell>
          <table:table-cell table:formula="of:=[.C158]+([.$A159]-[.$A158])*([.D158]+[.D159])/2" office:value-type="float" office:value="0.998701801626259">
            <text:p>0.9987018</text:p>
          </table:table-cell>
          <table:table-cell table:formula="of:=[.D158]+([.$A159]-[.$A158])*([.E158]+[.E159])/2" office:value-type="float" office:value="0.00423845074755225">
            <text:p>0.0042385</text:p>
          </table:table-cell>
          <table:table-cell table:formula="of:=[.C159]^2-[.B159]*[.D159]-1" office:value-type="float" office:value="-0.0128196414575507">
            <text:p>-0.0128196</text:p>
          </table:table-cell>
          <table:table-cell table:formula="of:=[.F158]+([.A159]-[.A158])*0.5*(2-[.C159]-[.C158])" office:value-type="float" office:value="0.647578424736626">
            <text:p>0.6475784</text:p>
          </table:table-cell>
          <table:table-cell table:formula="of:=[.G158]+([.A159]-[.A158])*0.5*([.C159]*(1-[.C159])+[.C158]*(1-[.C158]))" office:value-type="float" office:value="0.291932792393544">
            <text:p>0.2919328</text:p>
          </table:table-cell>
          <table:table-cell table:formula="of:=[.F159]/[.G159]" office:value-type="float" office:value="2.2182448892677">
            <text:p>2.2182449</text:p>
          </table:table-cell>
          <table:table-cell table:number-columns-repeated="1016"/>
        </table:table-row>
        <table:table-row table:style-name="ro1">
          <table:table-cell table:formula="of:=[.A159]+[.$B$3]" office:value-type="float" office:value="3.08">
            <text:p>3.08</text:p>
          </table:table-cell>
          <table:table-cell table:formula="of:=[.B159]+([.$A160]-[.$A159])*([.C159]+[.C160])/2" office:value-type="float" office:value="2.43239643403337">
            <text:p>2.4323964</text:p>
          </table:table-cell>
          <table:table-cell table:formula="of:=[.C159]+([.$A160]-[.$A159])*([.D159]+[.D160])/2" office:value-type="float" office:value="0.998784075372862">
            <text:p>0.9987841</text:p>
          </table:table-cell>
          <table:table-cell table:formula="of:=[.D159]+([.$A160]-[.$A159])*([.E159]+[.E160])/2" office:value-type="float" office:value="0.00398892391274306">
            <text:p>0.0039889</text:p>
          </table:table-cell>
          <table:table-cell table:formula="of:=[.C160]^2-[.B160]*[.D160]-1" office:value-type="float" office:value="-0.0121330150825638">
            <text:p>-0.0121330</text:p>
          </table:table-cell>
          <table:table-cell table:formula="of:=[.F159]+([.A160]-[.A159])*0.5*(2-[.C160]-[.C159])" office:value-type="float" office:value="0.647603565966635">
            <text:p>0.6476036</text:p>
          </table:table-cell>
          <table:table-cell table:formula="of:=[.G159]+([.A160]-[.A159])*0.5*([.C160]*(1-[.C160])+[.C159]*(1-[.C159]))" office:value-type="float" office:value="0.291957901985635">
            <text:p>0.2919579</text:p>
          </table:table-cell>
          <table:table-cell table:formula="of:=[.F160]/[.G160]" office:value-type="float" office:value="2.21814022351242">
            <text:p>2.2181402</text:p>
          </table:table-cell>
          <table:table-cell table:number-columns-repeated="1016"/>
        </table:table-row>
        <table:table-row table:style-name="ro1">
          <table:table-cell table:formula="of:=[.A160]+[.$B$3]" office:value-type="float" office:value="3.1">
            <text:p>3.10</text:p>
          </table:table-cell>
          <table:table-cell table:formula="of:=[.B160]+([.$A161]-[.$A160])*([.C160]+[.C161])/2" office:value-type="float" office:value="2.45237288971357">
            <text:p>2.4523729</text:p>
          </table:table-cell>
          <table:table-cell table:formula="of:=[.C160]+([.$A161]-[.$A160])*([.D160]+[.D161])/2" office:value-type="float" office:value="0.998861492647671">
            <text:p>0.9988615</text:p>
          </table:table-cell>
          <table:table-cell table:formula="of:=[.D160]+([.$A161]-[.$A160])*([.E160]+[.E161])/2" office:value-type="float" office:value="0.003752803568168">
            <text:p>0.0037528</text:p>
          </table:table-cell>
          <table:table-cell table:formula="of:=[.C161]^2-[.B161]*[.D161]-1" office:value-type="float" office:value="-0.0114789922366622">
            <text:p>-0.0114790</text:p>
          </table:table-cell>
          <table:table-cell table:formula="of:=[.F160]+([.A161]-[.A160])*0.5*(2-[.C161]-[.C160])" office:value-type="float" office:value="0.647627110286429">
            <text:p>0.6476271</text:p>
          </table:table-cell>
          <table:table-cell table:formula="of:=[.G160]+([.A161]-[.A160])*0.5*([.C161]*(1-[.C161])+[.C160]*(1-[.C160]))" office:value-type="float" office:value="0.291981418558713">
            <text:p>0.2919814</text:p>
          </table:table-cell>
          <table:table-cell table:formula="of:=[.F161]/[.G161]" office:value-type="float" office:value="2.21804220790235">
            <text:p>2.2180422</text:p>
          </table:table-cell>
          <table:table-cell table:number-columns-repeated="1016"/>
        </table:table-row>
        <table:table-row table:style-name="ro1">
          <table:table-cell table:formula="of:=[.A161]+[.$B$3]" office:value-type="float" office:value="3.12">
            <text:p>3.12</text:p>
          </table:table-cell>
          <table:table-cell table:formula="of:=[.B161]+([.$A162]-[.$A161])*([.C161]+[.C162])/2" office:value-type="float" office:value="2.47235084779195">
            <text:p>2.4723508</text:p>
          </table:table-cell>
          <table:table-cell table:formula="of:=[.C161]+([.$A162]-[.$A161])*([.D161]+[.D162])/2" office:value-type="float" office:value="0.998934315189658">
            <text:p>0.9989343</text:p>
          </table:table-cell>
          <table:table-cell table:formula="of:=[.D161]+([.$A162]-[.$A161])*([.E161]+[.E162])/2" office:value-type="float" office:value="0.00352945063049662">
            <text:p>0.0035295</text:p>
          </table:table-cell>
          <table:table-cell table:formula="of:=[.C162]^2-[.B162]*[.D162]-1" office:value-type="float" office:value="-0.0108562741951178">
            <text:p>-0.0108563</text:p>
          </table:table-cell>
          <table:table-cell table:formula="of:=[.F161]+([.A162]-[.A161])*0.5*(2-[.C162]-[.C161])" office:value-type="float" office:value="0.647649152208056">
            <text:p>0.6476492</text:p>
          </table:table-cell>
          <table:table-cell table:formula="of:=[.G161]+([.A162]-[.A161])*0.5*([.C162]*(1-[.C162])+[.C161]*(1-[.C161]))" office:value-type="float" office:value="0.292003436161509">
            <text:p>0.2920034</text:p>
          </table:table-cell>
          <table:table-cell table:formula="of:=[.F162]/[.G162]" office:value-type="float" office:value="2.21795044853458">
            <text:p>2.2179504</text:p>
          </table:table-cell>
          <table:table-cell table:number-columns-repeated="1016"/>
        </table:table-row>
        <table:table-row table:style-name="ro1">
          <table:table-cell table:formula="of:=[.A162]+[.$B$3]" office:value-type="float" office:value="3.14">
            <text:p>3.14</text:p>
          </table:table-cell>
          <table:table-cell table:formula="of:=[.B162]+([.$A163]-[.$A162])*([.C162]+[.C163])/2" office:value-type="float" office:value="2.49233021886596">
            <text:p>2.4923302</text:p>
          </table:table-cell>
          <table:table-cell table:formula="of:=[.C162]+([.$A163]-[.$A162])*([.D162]+[.D163])/2" office:value-type="float" office:value="0.999002792212102">
            <text:p>0.9990028</text:p>
          </table:table-cell>
          <table:table-cell table:formula="of:=[.D162]+([.$A163]-[.$A162])*([.E162]+[.E163])/2" office:value-type="float" office:value="0.00331825161398695">
            <text:p>0.0033183</text:p>
          </table:table-cell>
          <table:table-cell table:formula="of:=[.C163]^2-[.B163]*[.D163]-1" office:value-type="float" office:value="-0.0102635999237631">
            <text:p>-0.0102636</text:p>
          </table:table-cell>
          <table:table-cell table:formula="of:=[.F162]+([.A163]-[.A162])*0.5*(2-[.C163]-[.C162])" office:value-type="float" office:value="0.647669781134039">
            <text:p>0.6476698</text:p>
          </table:table-cell>
          <table:table-cell table:formula="of:=[.G162]+([.A163]-[.A162])*0.5*([.C163]*(1-[.C163])+[.C162]*(1-[.C162]))" office:value-type="float" office:value="0.292024043786416">
            <text:p>0.2920240</text:p>
          </table:table-cell>
          <table:table-cell table:formula="of:=[.F163]/[.G163]" office:value-type="float" office:value="2.21786457284914">
            <text:p>2.2178646</text:p>
          </table:table-cell>
          <table:table-cell table:number-columns-repeated="1016"/>
        </table:table-row>
        <table:table-row table:style-name="ro1">
          <table:table-cell table:formula="of:=[.A163]+[.$B$3]" office:value-type="float" office:value="3.16">
            <text:p>3.16</text:p>
          </table:table-cell>
          <table:table-cell table:formula="of:=[.B163]+([.$A164]-[.$A163])*([.C163]+[.C164])/2" office:value-type="float" office:value="2.51231091839716">
            <text:p>2.5123109</text:p>
          </table:table-cell>
          <table:table-cell table:formula="of:=[.C163]+([.$A164]-[.$A163])*([.D163]+[.D164])/2" office:value-type="float" office:value="0.999067160907042">
            <text:p>0.9990672</text:p>
          </table:table-cell>
          <table:table-cell table:formula="of:=[.D163]+([.$A164]-[.$A163])*([.E163]+[.E164])/2" office:value-type="float" office:value="0.00311861787999071">
            <text:p>0.0031186</text:p>
          </table:table-cell>
          <table:table-cell table:formula="of:=[.C164]^2-[.B164]*[.D164]-1" office:value-type="float" office:value="-0.00969974574735133">
            <text:p>-0.0096997</text:p>
          </table:table-cell>
          <table:table-cell table:formula="of:=[.F163]+([.A164]-[.A163])*0.5*(2-[.C164]-[.C163])" office:value-type="float" office:value="0.647689081602847">
            <text:p>0.6476891</text:p>
          </table:table-cell>
          <table:table-cell table:formula="of:=[.G163]+([.A164]-[.A163])*0.5*([.C164]*(1-[.C164])+[.C163]*(1-[.C163]))" office:value-type="float" office:value="0.292043325609103">
            <text:p>0.2920433</text:p>
          </table:table-cell>
          <table:table-cell table:formula="of:=[.F164]/[.G164]" office:value-type="float" office:value="2.21778422859686">
            <text:p>2.2177842</text:p>
          </table:table-cell>
          <table:table-cell table:number-columns-repeated="1016"/>
        </table:table-row>
        <table:table-row table:style-name="ro1">
          <table:table-cell table:formula="of:=[.A164]+[.$B$3]" office:value-type="float" office:value="3.18">
            <text:p>3.18</text:p>
          </table:table-cell>
          <table:table-cell table:formula="of:=[.B164]+([.$A165]-[.$A164])*([.C164]+[.C165])/2" office:value-type="float" office:value="2.53229286647557">
            <text:p>2.5322929</text:p>
          </table:table-cell>
          <table:table-cell table:formula="of:=[.C164]+([.$A165]-[.$A164])*([.D164]+[.D165])/2" office:value-type="float" office:value="0.999127646934777">
            <text:p>0.9991276</text:p>
          </table:table-cell>
          <table:table-cell table:formula="of:=[.D164]+([.$A165]-[.$A164])*([.E164]+[.E165])/2" office:value-type="float" office:value="0.00292998489351733">
            <text:p>0.0029300</text:p>
          </table:table-cell>
          <table:table-cell table:formula="of:=[.C165]^2-[.B165]*[.D165]-1" office:value-type="float" office:value="-0.00916352497530981">
            <text:p>-0.0091635</text:p>
          </table:table-cell>
          <table:table-cell table:formula="of:=[.F164]+([.A165]-[.A164])*0.5*(2-[.C165]-[.C164])" office:value-type="float" office:value="0.647707133524429">
            <text:p>0.6477071</text:p>
          </table:table-cell>
          <table:table-cell table:formula="of:=[.G164]+([.A165]-[.A164])*0.5*([.C165]*(1-[.C165])+[.C164]*(1-[.C164]))" office:value-type="float" office:value="0.292061361218799">
            <text:p>0.2920614</text:p>
          </table:table-cell>
          <table:table-cell table:formula="of:=[.F165]/[.G165]" office:value-type="float" office:value="2.21770908284988">
            <text:p>2.2177091</text:p>
          </table:table-cell>
          <table:table-cell table:number-columns-repeated="1016"/>
        </table:table-row>
        <table:table-row table:style-name="ro1">
          <table:table-cell table:formula="of:=[.A165]+[.$B$3]" office:value-type="float" office:value="3.2">
            <text:p>3.20</text:p>
          </table:table-cell>
          <table:table-cell table:formula="of:=[.B165]+([.$A166]-[.$A165])*([.C165]+[.C166])/2" office:value-type="float" office:value="2.55227598759391">
            <text:p>2.5522760</text:p>
          </table:table-cell>
          <table:table-cell table:formula="of:=[.C165]+([.$A166]-[.$A165])*([.D165]+[.D166])/2" office:value-type="float" office:value="0.999184464898589">
            <text:p>0.9991845</text:p>
          </table:table-cell>
          <table:table-cell table:formula="of:=[.D165]+([.$A166]-[.$A165])*([.E165]+[.E166])/2" office:value-type="float" office:value="0.00275181148768079">
            <text:p>0.0027518</text:p>
          </table:table-cell>
          <table:table-cell table:formula="of:=[.C166]^2-[.B166]*[.D166]-1" office:value-type="float" office:value="-0.00865378748771239">
            <text:p>-0.0086538</text:p>
          </table:table-cell>
          <table:table-cell table:formula="of:=[.F165]+([.A166]-[.A165])*0.5*(2-[.C166]-[.C165])" office:value-type="float" office:value="0.647724012406095">
            <text:p>0.6477240</text:p>
          </table:table-cell>
          <table:table-cell table:formula="of:=[.G165]+([.A166]-[.A165])*0.5*([.C166]*(1-[.C166])+[.C165]*(1-[.C165]))" office:value-type="float" office:value="0.292078225839491">
            <text:p>0.2920782</text:p>
          </table:table-cell>
          <table:table-cell table:formula="of:=[.F166]/[.G166]" office:value-type="float" office:value="2.21763882105353">
            <text:p>2.2176388</text:p>
          </table:table-cell>
          <table:table-cell table:number-columns-repeated="1016"/>
        </table:table-row>
        <table:table-row table:style-name="ro1">
          <table:table-cell table:formula="of:=[.A166]+[.$B$3]" office:value-type="float" office:value="3.22">
            <text:p>3.22</text:p>
          </table:table-cell>
          <table:table-cell table:formula="of:=[.B166]+([.$A167]-[.$A166])*([.C166]+[.C167])/2" office:value-type="float" office:value="2.57226021043094">
            <text:p>2.5722602</text:p>
          </table:table-cell>
          <table:table-cell table:formula="of:=[.C166]+([.$A167]-[.$A166])*([.D166]+[.D167])/2" office:value-type="float" office:value="0.999237818804834">
            <text:p>0.9992378</text:p>
          </table:table-cell>
          <table:table-cell table:formula="of:=[.D166]+([.$A167]-[.$A166])*([.E166]+[.E167])/2" office:value-type="float" office:value="0.00258357913679711">
            <text:p>0.0025836</text:p>
          </table:table-cell>
          <table:table-cell table:formula="of:=[.C167]^2-[.B167]*[.D167]-1" office:value-type="float" office:value="-0.00816941928424031">
            <text:p>-0.0081694</text:p>
          </table:table-cell>
          <table:table-cell table:formula="of:=[.F166]+([.A167]-[.A166])*0.5*(2-[.C167]-[.C166])" office:value-type="float" office:value="0.647739789569061">
            <text:p>0.6477398</text:p>
          </table:table-cell>
          <table:table-cell table:formula="of:=[.G166]+([.A167]-[.A166])*0.5*([.C167]*(1-[.C167])+[.C166]*(1-[.C166]))" office:value-type="float" office:value="0.29209399054228">
            <text:p>0.2920940</text:p>
          </table:table-cell>
          <table:table-cell table:formula="of:=[.F167]/[.G167]" office:value-type="float" office:value="2.21757314611819">
            <text:p>2.2175731</text:p>
          </table:table-cell>
          <table:table-cell table:number-columns-repeated="1016"/>
        </table:table-row>
        <table:table-row table:style-name="ro1">
          <table:table-cell table:formula="of:=[.A167]+[.$B$3]" office:value-type="float" office:value="3.24">
            <text:p>3.24</text:p>
          </table:table-cell>
          <table:table-cell table:formula="of:=[.B167]+([.$A168]-[.$A167])*([.C167]+[.C168])/2" office:value-type="float" office:value="2.59224546764408">
            <text:p>2.5922455</text:p>
          </table:table-cell>
          <table:table-cell table:formula="of:=[.C167]+([.$A168]-[.$A167])*([.D167]+[.D168])/2" office:value-type="float" office:value="0.999287902508591">
            <text:p>0.9992879</text:p>
          </table:table-cell>
          <table:table-cell table:formula="of:=[.D167]+([.$A168]-[.$A167])*([.E167]+[.E168])/2" office:value-type="float" office:value="0.00242479123884538">
            <text:p>0.0024248</text:p>
          </table:table-cell>
          <table:table-cell table:formula="of:=[.C168]^2-[.B168]*[.D168]-1" office:value-type="float" office:value="-0.00770934199886164">
            <text:p>-0.0077093</text:p>
          </table:table-cell>
          <table:table-cell table:formula="of:=[.F167]+([.A168]-[.A167])*0.5*(2-[.C168]-[.C167])" office:value-type="float" office:value="0.647754532355927">
            <text:p>0.6477545</text:p>
          </table:table-cell>
          <table:table-cell table:formula="of:=[.G167]+([.A168]-[.A167])*0.5*([.C168]*(1-[.C168])+[.C167]*(1-[.C167]))" office:value-type="float" office:value="0.292108722449116">
            <text:p>0.2921087</text:p>
          </table:table-cell>
          <table:table-cell table:formula="of:=[.F168]/[.G168]" office:value-type="float" office:value="2.21751177754975">
            <text:p>2.2175118</text:p>
          </table:table-cell>
          <table:table-cell table:number-columns-repeated="1016"/>
        </table:table-row>
        <table:table-row table:style-name="ro1">
          <table:table-cell table:formula="of:=[.A168]+[.$B$3]" office:value-type="float" office:value="3.26">
            <text:p>3.26</text:p>
          </table:table-cell>
          <table:table-cell table:formula="of:=[.B168]+([.$A169]-[.$A168])*([.C168]+[.C169])/2" office:value-type="float" office:value="2.61223169567061">
            <text:p>2.6122317</text:p>
          </table:table-cell>
          <table:table-cell table:formula="of:=[.C168]+([.$A169]-[.$A168])*([.D168]+[.D169])/2" office:value-type="float" office:value="0.999334900145059">
            <text:p>0.9993349</text:p>
          </table:table-cell>
          <table:table-cell table:formula="of:=[.D168]+([.$A169]-[.$A168])*([.E168]+[.E169])/2" office:value-type="float" office:value="0.00227497240795146">
            <text:p>0.0022750</text:p>
          </table:table-cell>
          <table:table-cell table:formula="of:=[.C169]^2-[.B169]*[.D169]-1" office:value-type="float" office:value="-0.00727251238289273">
            <text:p>-0.0072725</text:p>
          </table:table-cell>
          <table:table-cell table:formula="of:=[.F168]+([.A169]-[.A168])*0.5*(2-[.C169]-[.C168])" office:value-type="float" office:value="0.64776830432939">
            <text:p>0.6477683</text:p>
          </table:table-cell>
          <table:table-cell table:formula="of:=[.G168]+([.A169]-[.A168])*0.5*([.C169]*(1-[.C169])+[.C168]*(1-[.C168]))" office:value-type="float" office:value="0.292122484928173">
            <text:p>0.2921225</text:p>
          </table:table-cell>
          <table:table-cell table:formula="of:=[.F169]/[.G169]" office:value-type="float" office:value="2.2174544506174">
            <text:p>2.2174545</text:p>
          </table:table-cell>
          <table:table-cell table:number-columns-repeated="1016"/>
        </table:table-row>
        <table:table-row table:style-name="ro1">
          <table:table-cell table:formula="of:=[.A169]+[.$B$3]" office:value-type="float" office:value="3.28">
            <text:p>3.28</text:p>
          </table:table-cell>
          <table:table-cell table:formula="of:=[.B169]+([.$A170]-[.$A169])*([.C169]+[.C170])/2" office:value-type="float" office:value="2.63221883453753">
            <text:p>2.6322188</text:p>
          </table:table-cell>
          <table:table-cell table:formula="of:=[.C169]+([.$A170]-[.$A169])*([.D169]+[.D170])/2" office:value-type="float" office:value="0.999378986546913">
            <text:p>0.9993790</text:p>
          </table:table-cell>
          <table:table-cell table:formula="of:=[.D169]+([.$A170]-[.$A169])*([.E169]+[.E170])/2" office:value-type="float" office:value="0.0021336677775005">
            <text:p>0.0021337</text:p>
          </table:table-cell>
          <table:table-cell table:formula="of:=[.C170]^2-[.B170]*[.D170]-1" office:value-type="float" office:value="-0.00685792175904765">
            <text:p>-0.0068579</text:p>
          </table:table-cell>
          <table:table-cell table:formula="of:=[.F169]+([.A170]-[.A169])*0.5*(2-[.C170]-[.C169])" office:value-type="float" office:value="0.647781165462471">
            <text:p>0.6477812</text:p>
          </table:table-cell>
          <table:table-cell table:formula="of:=[.G169]+([.A170]-[.A169])*0.5*([.C170]*(1-[.C170])+[.C169]*(1-[.C169]))" office:value-type="float" office:value="0.292135337781098">
            <text:p>0.2921353</text:p>
          </table:table-cell>
          <table:table-cell table:formula="of:=[.F170]/[.G170]" office:value-type="float" office:value="2.21740091555738">
            <text:p>2.2174009</text:p>
          </table:table-cell>
          <table:table-cell table:number-columns-repeated="1016"/>
        </table:table-row>
        <table:table-row table:style-name="ro1">
          <table:table-cell table:formula="of:=[.A170]+[.$B$3]" office:value-type="float" office:value="3.3">
            <text:p>3.30</text:p>
          </table:table-cell>
          <table:table-cell table:formula="of:=[.B170]+([.$A171]-[.$A170])*([.C170]+[.C171])/2" office:value-type="float" office:value="2.65220682767948">
            <text:p>2.6522068</text:p>
          </table:table-cell>
          <table:table-cell table:formula="of:=[.C170]+([.$A171]-[.$A170])*([.D170]+[.D171])/2" office:value-type="float" office:value="0.999420327647832">
            <text:p>0.9994203</text:p>
          </table:table-cell>
          <table:table-cell table:formula="of:=[.D170]+([.$A171]-[.$A170])*([.E170]+[.E171])/2" office:value-type="float" office:value="0.00200044231443325">
            <text:p>0.0020004</text:p>
          </table:table-cell>
          <table:table-cell table:formula="of:=[.C171]^2-[.B171]*[.D171]-1" office:value-type="float" office:value="-0.00646459544901812">
            <text:p>-0.0064646</text:p>
          </table:table-cell>
          <table:table-cell table:formula="of:=[.F170]+([.A171]-[.A170])*0.5*(2-[.C171]-[.C170])" office:value-type="float" office:value="0.647793172320523">
            <text:p>0.6477932</text:p>
          </table:table-cell>
          <table:table-cell table:formula="of:=[.G170]+([.A171]-[.A170])*0.5*([.C171]*(1-[.C171])+[.C170]*(1-[.C170]))" office:value-type="float" office:value="0.292147337422373">
            <text:p>0.2921473</text:p>
          </table:table-cell>
          <table:table-cell table:formula="of:=[.F171]/[.G171]" office:value-type="float" office:value="2.21735093681163">
            <text:p>2.2173509</text:p>
          </table:table-cell>
          <table:table-cell table:number-columns-repeated="1016"/>
        </table:table-row>
        <table:table-row table:style-name="ro1">
          <table:table-cell table:formula="of:=[.A171]+[.$B$3]" office:value-type="float" office:value="3.32">
            <text:p>3.32</text:p>
          </table:table-cell>
          <table:table-cell table:formula="of:=[.B171]+([.$A172]-[.$A171])*([.C171]+[.C172])/2" office:value-type="float" office:value="2.67219562176468">
            <text:p>2.6721956</text:p>
          </table:table-cell>
          <table:table-cell table:formula="of:=[.C171]+([.$A172]-[.$A171])*([.D171]+[.D172])/2" office:value-type="float" office:value="0.999459080872429">
            <text:p>0.9994591</text:p>
          </table:table-cell>
          <table:table-cell table:formula="of:=[.D171]+([.$A172]-[.$A171])*([.E171]+[.E172])/2" office:value-type="float" office:value="0.00187488014523063">
            <text:p>0.0018749</text:p>
          </table:table-cell>
          <table:table-cell table:formula="of:=[.C172]^2-[.B172]*[.D172]-1" office:value-type="float" office:value="-0.00609159217705813">
            <text:p>-0.0060916</text:p>
          </table:table-cell>
          <table:table-cell table:formula="of:=[.F171]+([.A172]-[.A171])*0.5*(2-[.C172]-[.C171])" office:value-type="float" office:value="0.647804378235321">
            <text:p>0.6478044</text:p>
          </table:table-cell>
          <table:table-cell table:formula="of:=[.G171]+([.A172]-[.A171])*0.5*([.C172]*(1-[.C172])+[.C171]*(1-[.C171]))" office:value-type="float" office:value="0.292158537051035">
            <text:p>0.2921585</text:p>
          </table:table-cell>
          <table:table-cell table:formula="of:=[.F172]/[.G172]" office:value-type="float" office:value="2.2173042922999">
            <text:p>2.2173043</text:p>
          </table:table-cell>
          <table:table-cell table:number-columns-repeated="1016"/>
        </table:table-row>
        <table:table-row table:style-name="ro1">
          <table:table-cell table:formula="of:=[.A172]+[.$B$3]" office:value-type="float" office:value="3.34">
            <text:p>3.34</text:p>
          </table:table-cell>
          <table:table-cell table:formula="of:=[.B172]+([.$A173]-[.$A172])*([.C172]+[.C173])/2" office:value-type="float" office:value="2.69218516652853">
            <text:p>2.6921852</text:p>
          </table:table-cell>
          <table:table-cell table:formula="of:=[.C172]+([.$A173]-[.$A172])*([.D172]+[.D173])/2" office:value-type="float" office:value="0.999495395512822">
            <text:p>0.9994954</text:p>
          </table:table-cell>
          <table:table-cell table:formula="of:=[.D172]+([.$A173]-[.$A172])*([.E172]+[.E173])/2" office:value-type="float" office:value="0.00175658389404264">
            <text:p>0.0017566</text:p>
          </table:table-cell>
          <table:table-cell table:formula="of:=[.C173]^2-[.B173]*[.D173]-1" office:value-type="float" office:value="-0.00573800345197228">
            <text:p>-0.0057380</text:p>
          </table:table-cell>
          <table:table-cell table:formula="of:=[.F172]+([.A173]-[.A172])*0.5*(2-[.C173]-[.C172])" office:value-type="float" office:value="0.647814833471468">
            <text:p>0.6478148</text:p>
          </table:table-cell>
          <table:table-cell table:formula="of:=[.G172]+([.A173]-[.A172])*0.5*([.C173]*(1-[.C173])+[.C172]*(1-[.C172]))" office:value-type="float" office:value="0.292168986814991">
            <text:p>0.2921690</text:p>
          </table:table-cell>
          <table:table-cell table:formula="of:=[.F173]/[.G173]" office:value-type="float" office:value="2.21726077272425">
            <text:p>2.2172608</text:p>
          </table:table-cell>
          <table:table-cell table:number-columns-repeated="1016"/>
        </table:table-row>
        <table:table-row table:style-name="ro1">
          <table:table-cell table:formula="of:=[.A173]+[.$B$3]" office:value-type="float" office:value="3.36">
            <text:p>3.36</text:p>
          </table:table-cell>
          <table:table-cell table:formula="of:=[.B173]+([.$A174]-[.$A173])*([.C173]+[.C174])/2" office:value-type="float" office:value="2.71217541461458">
            <text:p>2.7121754</text:p>
          </table:table-cell>
          <table:table-cell table:formula="of:=[.C173]+([.$A174]-[.$A173])*([.D173]+[.D174])/2" office:value-type="float" office:value="0.999529413092096">
            <text:p>0.9995294</text:p>
          </table:table-cell>
          <table:table-cell table:formula="of:=[.D173]+([.$A174]-[.$A173])*([.E173]+[.E174])/2" office:value-type="float" office:value="0.00164517403337014">
            <text:p>0.0016452</text:p>
          </table:table-cell>
          <table:table-cell table:formula="of:=[.C174]^2-[.B174]*[.D174]-1" office:value-type="float" office:value="-0.00540295292983894">
            <text:p>-0.0054030</text:p>
          </table:table-cell>
          <table:table-cell table:formula="of:=[.F173]+([.A174]-[.A173])*0.5*(2-[.C174]-[.C173])" office:value-type="float" office:value="0.647824585385419">
            <text:p>0.6478246</text:p>
          </table:table-cell>
          <table:table-cell table:formula="of:=[.G173]+([.A174]-[.A173])*0.5*([.C174]*(1-[.C174])+[.C173]*(1-[.C173]))" office:value-type="float" office:value="0.292178733968164">
            <text:p>0.2921787</text:p>
          </table:table-cell>
          <table:table-cell table:formula="of:=[.F174]/[.G174]" office:value-type="float" office:value="2.21722018090477">
            <text:p>2.2172202</text:p>
          </table:table-cell>
          <table:table-cell table:number-columns-repeated="1016"/>
        </table:table-row>
        <table:table-row table:style-name="ro1">
          <table:table-cell table:formula="of:=[.A174]+[.$B$3]" office:value-type="float" office:value="3.38">
            <text:p>3.38</text:p>
          </table:table-cell>
          <table:table-cell table:formula="of:=[.B174]+([.$A175]-[.$A174])*([.C174]+[.C175])/2" office:value-type="float" office:value="2.73216632142265">
            <text:p>2.7321663</text:p>
          </table:table-cell>
          <table:table-cell table:formula="of:=[.C174]+([.$A175]-[.$A174])*([.D174]+[.D175])/2" office:value-type="float" office:value="0.999561267714906">
            <text:p>0.9995613</text:p>
          </table:table-cell>
          <table:table-cell table:formula="of:=[.D174]+([.$A175]-[.$A174])*([.E174]+[.E175])/2" office:value-type="float" office:value="0.0015402882476623">
            <text:p>0.0015403</text:p>
          </table:table-cell>
          <table:table-cell table:formula="of:=[.C175]^2-[.B175]*[.D175]-1" office:value-type="float" office:value="-0.00508559575971546">
            <text:p>-0.0050856</text:p>
          </table:table-cell>
          <table:table-cell table:formula="of:=[.F174]+([.A175]-[.A174])*0.5*(2-[.C175]-[.C174])" office:value-type="float" office:value="0.647833678577349">
            <text:p>0.6478337</text:p>
          </table:table-cell>
          <table:table-cell table:formula="of:=[.G174]+([.A175]-[.A174])*0.5*([.C175]*(1-[.C175])+[.C174]*(1-[.C174]))" office:value-type="float" office:value="0.292187823020714">
            <text:p>0.2921878</text:p>
          </table:table-cell>
          <table:table-cell table:formula="of:=[.F175]/[.G175]" office:value-type="float" office:value="2.21718233114534">
            <text:p>2.2171823</text:p>
          </table:table-cell>
          <table:table-cell table:number-columns-repeated="1016"/>
        </table:table-row>
        <table:table-row table:style-name="ro1">
          <table:table-cell table:formula="of:=[.A175]+[.$B$3]" office:value-type="float" office:value="3.4">
            <text:p>3.40</text:p>
          </table:table-cell>
          <table:table-cell table:formula="of:=[.B175]+([.$A176]-[.$A175])*([.C175]+[.C176])/2" office:value-type="float" office:value="2.75215784496386">
            <text:p>2.7521578</text:p>
          </table:table-cell>
          <table:table-cell table:formula="of:=[.C175]+([.$A176]-[.$A175])*([.D175]+[.D176])/2" office:value-type="float" office:value="0.999591086405484">
            <text:p>0.9995911</text:p>
          </table:table-cell>
          <table:table-cell table:formula="of:=[.D175]+([.$A176]-[.$A175])*([.E175]+[.E176])/2" office:value-type="float" office:value="0.00144158081014846">
            <text:p>0.0014416</text:p>
          </table:table-cell>
          <table:table-cell table:formula="of:=[.C176]^2-[.B176]*[.D176]-1" office:value-type="float" office:value="-0.00478511791450298">
            <text:p>-0.0047851</text:p>
          </table:table-cell>
          <table:table-cell table:formula="of:=[.F175]+([.A176]-[.A175])*0.5*(2-[.C176]-[.C175])" office:value-type="float" office:value="0.647842155036145">
            <text:p>0.6478422</text:p>
          </table:table-cell>
          <table:table-cell table:formula="of:=[.G175]+([.A176]-[.A175])*0.5*([.C176]*(1-[.C176])+[.C175]*(1-[.C175]))" office:value-type="float" office:value="0.292196295882546">
            <text:p>0.2921963</text:p>
          </table:table-cell>
          <table:table-cell table:formula="of:=[.F176]/[.G176]" office:value-type="float" office:value="2.21714704862842">
            <text:p>2.2171470</text:p>
          </table:table-cell>
          <table:table-cell table:number-columns-repeated="1016"/>
        </table:table-row>
        <table:table-row table:style-name="ro1">
          <table:table-cell table:formula="of:=[.A176]+[.$B$3]" office:value-type="float" office:value="3.42">
            <text:p>3.42</text:p>
          </table:table-cell>
          <table:table-cell table:formula="of:=[.B176]+([.$A177]-[.$A176])*([.C176]+[.C177])/2" office:value-type="float" office:value="2.77214994572225">
            <text:p>2.7721499</text:p>
          </table:table-cell>
          <table:table-cell table:formula="of:=[.C176]+([.$A177]-[.$A176])*([.D176]+[.D177])/2" office:value-type="float" office:value="0.999618989433318">
            <text:p>0.9996190</text:p>
          </table:table-cell>
          <table:table-cell table:formula="of:=[.D176]+([.$A177]-[.$A176])*([.E176]+[.E177])/2" office:value-type="float" office:value="0.00134872197318005">
            <text:p>0.0013487</text:p>
          </table:table-cell>
          <table:table-cell table:formula="of:=[.C177]^2-[.B177]*[.D177]-1" office:value-type="float" office:value="-0.00450073550905838">
            <text:p>-0.0045007</text:p>
          </table:table-cell>
          <table:table-cell table:formula="of:=[.F176]+([.A177]-[.A176])*0.5*(2-[.C177]-[.C176])" office:value-type="float" office:value="0.647850054277757">
            <text:p>0.6478501</text:p>
          </table:table-cell>
          <table:table-cell table:formula="of:=[.G176]+([.A177]-[.A176])*0.5*([.C177]*(1-[.C177])+[.C176]*(1-[.C176]))" office:value-type="float" office:value="0.292204192000364">
            <text:p>0.2922042</text:p>
          </table:table-cell>
          <table:table-cell table:formula="of:=[.F177]/[.G177]" office:value-type="float" office:value="2.21711416883762">
            <text:p>2.2171142</text:p>
          </table:table-cell>
          <table:table-cell table:number-columns-repeated="1016"/>
        </table:table-row>
        <table:table-row table:style-name="ro1">
          <table:table-cell table:formula="of:=[.A177]+[.$B$3]" office:value-type="float" office:value="3.44">
            <text:p>3.44</text:p>
          </table:table-cell>
          <table:table-cell table:formula="of:=[.B177]+([.$A178]-[.$A177])*([.C177]+[.C178])/2" office:value-type="float" office:value="2.79214258652285">
            <text:p>2.7921426</text:p>
          </table:table-cell>
          <table:table-cell table:formula="of:=[.C177]+([.$A178]-[.$A177])*([.D177]+[.D178])/2" office:value-type="float" office:value="0.999645090626773">
            <text:p>0.9996451</text:p>
          </table:table-cell>
          <table:table-cell table:formula="of:=[.D177]+([.$A178]-[.$A177])*([.E177]+[.E178])/2" office:value-type="float" office:value="0.00126139737231786">
            <text:p>0.0012614</text:p>
          </table:table-cell>
          <table:table-cell table:formula="of:=[.C178]^2-[.B178]*[.D178]-1" office:value-type="float" office:value="-0.00423169410756818">
            <text:p>-0.0042317</text:p>
          </table:table-cell>
          <table:table-cell table:formula="of:=[.F177]+([.A178]-[.A177])*0.5*(2-[.C178]-[.C177])" office:value-type="float" office:value="0.647857413477156">
            <text:p>0.6478574</text:p>
          </table:table-cell>
          <table:table-cell table:formula="of:=[.G177]+([.A178]-[.A177])*0.5*([.C178]*(1-[.C178])+[.C177]*(1-[.C177]))" office:value-type="float" office:value="0.292211548488466">
            <text:p>0.2922115</text:p>
          </table:table-cell>
          <table:table-cell table:formula="of:=[.F178]/[.G178]" office:value-type="float" office:value="2.21708353700719">
            <text:p>2.2170835</text:p>
          </table:table-cell>
          <table:table-cell table:number-columns-repeated="1016"/>
        </table:table-row>
        <table:table-row table:style-name="ro1">
          <table:table-cell table:formula="of:=[.A178]+[.$B$3]" office:value-type="float" office:value="3.46">
            <text:p>3.46</text:p>
          </table:table-cell>
          <table:table-cell table:formula="of:=[.B178]+([.$A179]-[.$A178])*([.C178]+[.C179])/2" office:value-type="float" office:value="2.81213573240586">
            <text:p>2.8121357</text:p>
          </table:table-cell>
          <table:table-cell table:formula="of:=[.C178]+([.$A179]-[.$A178])*([.D178]+[.D179])/2" office:value-type="float" office:value="0.999669497674939">
            <text:p>0.9996695</text:p>
          </table:table-cell>
          <table:table-cell table:formula="of:=[.D178]+([.$A179]-[.$A178])*([.E178]+[.E179])/2" office:value-type="float" office:value="0.00117930744435975">
            <text:p>0.0011793</text:p>
          </table:table-cell>
          <table:table-cell table:formula="of:=[.C179]^2-[.B179]*[.D179]-1" office:value-type="float" office:value="-0.00397726802211062">
            <text:p>-0.0039773</text:p>
          </table:table-cell>
          <table:table-cell table:formula="of:=[.F178]+([.A179]-[.A178])*0.5*(2-[.C179]-[.C178])" office:value-type="float" office:value="0.647864267594139">
            <text:p>0.6478643</text:p>
          </table:table-cell>
          <table:table-cell table:formula="of:=[.G178]+([.A179]-[.A178])*0.5*([.C179]*(1-[.C179])+[.C178]*(1-[.C178]))" office:value-type="float" office:value="0.292218400253525">
            <text:p>0.2922184</text:p>
          </table:table-cell>
          <table:table-cell table:formula="of:=[.F179]/[.G179]" office:value-type="float" office:value="2.21705500759726">
            <text:p>2.2170550</text:p>
          </table:table-cell>
          <table:table-cell table:number-columns-repeated="1016"/>
        </table:table-row>
        <table:table-row table:style-name="ro1">
          <table:table-cell table:formula="of:=[.A179]+[.$B$3]" office:value-type="float" office:value="3.48">
            <text:p>3.48</text:p>
          </table:table-cell>
          <table:table-cell table:formula="of:=[.B179]+([.$A180]-[.$A179])*([.C179]+[.C180])/2" office:value-type="float" office:value="2.83212935050679">
            <text:p>2.8321294</text:p>
          </table:table-cell>
          <table:table-cell table:formula="of:=[.C179]+([.$A180]-[.$A179])*([.D179]+[.D180])/2" office:value-type="float" office:value="0.999692312417978">
            <text:p>0.9996923</text:p>
          </table:table-cell>
          <table:table-cell table:formula="of:=[.D179]+([.$A180]-[.$A179])*([.E179]+[.E180])/2" office:value-type="float" office:value="0.00110216685946697">
            <text:p>0.0011022</text:p>
          </table:table-cell>
          <table:table-cell table:formula="of:=[.C180]^2-[.B180]*[.D180]-1" office:value-type="float" office:value="-0.00373675960424902">
            <text:p>-0.0037368</text:p>
          </table:table-cell>
          <table:table-cell table:formula="of:=[.F179]+([.A180]-[.A179])*0.5*(2-[.C180]-[.C179])" office:value-type="float" office:value="0.64787064949321">
            <text:p>0.6478706</text:p>
          </table:table-cell>
          <table:table-cell table:formula="of:=[.G179]+([.A180]-[.A179])*0.5*([.C180]*(1-[.C180])+[.C179]*(1-[.C179]))" office:value-type="float" office:value="0.292224780113561">
            <text:p>0.2922248</text:p>
          </table:table-cell>
          <table:table-cell table:formula="of:=[.F180]/[.G180]" office:value-type="float" office:value="2.21702844379399">
            <text:p>2.2170284</text:p>
          </table:table-cell>
          <table:table-cell table:number-columns-repeated="1016"/>
        </table:table-row>
        <table:table-row table:style-name="ro1">
          <table:table-cell table:formula="of:=[.A180]+[.$B$3]" office:value-type="float" office:value="3.5">
            <text:p>3.50</text:p>
          </table:table-cell>
          <table:table-cell table:formula="of:=[.B180]+([.$A181]-[.$A180])*([.C180]+[.C181])/2" office:value-type="float" office:value="2.85212340994223">
            <text:p>2.8521234</text:p>
          </table:table-cell>
          <table:table-cell table:formula="of:=[.C180]+([.$A181]-[.$A180])*([.D180]+[.D181])/2" office:value-type="float" office:value="0.999713631126248">
            <text:p>0.9997136</text:p>
          </table:table-cell>
          <table:table-cell table:formula="of:=[.D180]+([.$A181]-[.$A180])*([.E180]+[.E181])/2" office:value-type="float" office:value="0.00102970396751054">
            <text:p>0.0010297</text:p>
          </table:table-cell>
          <table:table-cell table:formula="of:=[.C181]^2-[.B181]*[.D181]-1" office:value-type="float" office:value="-0.00350949853142046">
            <text:p>-0.0035095</text:p>
          </table:table-cell>
          <table:table-cell table:formula="of:=[.F180]+([.A181]-[.A180])*0.5*(2-[.C181]-[.C180])" office:value-type="float" office:value="0.647876590057767">
            <text:p>0.6478766</text:p>
          </table:table-cell>
          <table:table-cell table:formula="of:=[.G180]+([.A181]-[.A180])*0.5*([.C181]*(1-[.C181])+[.C180]*(1-[.C180]))" office:value-type="float" office:value="0.292230718911331">
            <text:p>0.2922307</text:p>
          </table:table-cell>
          <table:table-cell table:formula="of:=[.F181]/[.G181]" office:value-type="float" office:value="2.21700371703341">
            <text:p>2.2170037</text:p>
          </table:table-cell>
          <table:table-cell table:number-columns-repeated="1016"/>
        </table:table-row>
        <table:table-row table:style-name="ro1">
          <table:table-cell table:formula="of:=[.A181]+[.$B$3]" office:value-type="float" office:value="3.52">
            <text:p>3.52</text:p>
          </table:table-cell>
          <table:table-cell table:formula="of:=[.B181]+([.$A182]-[.$A181])*([.C181]+[.C182])/2" office:value-type="float" office:value="2.87211788170118">
            <text:p>2.8721179</text:p>
          </table:table-cell>
          <table:table-cell table:formula="of:=[.C181]+([.$A182]-[.$A181])*([.D181]+[.D182])/2" office:value-type="float" office:value="0.99973354476851">
            <text:p>0.9997335</text:p>
          </table:table-cell>
          <table:table-cell table:formula="of:=[.D181]+([.$A182]-[.$A181])*([.E181]+[.E182])/2" office:value-type="float" office:value="0.000961660258725187">
            <text:p>0.0009617</text:p>
          </table:table-cell>
          <table:table-cell table:formula="of:=[.C182]^2-[.B182]*[.D182]-1" office:value-type="float" office:value="-0.00329484108979594">
            <text:p>-0.0032948</text:p>
          </table:table-cell>
          <table:table-cell table:formula="of:=[.F181]+([.A182]-[.A181])*0.5*(2-[.C182]-[.C181])" office:value-type="float" office:value="0.64788211829882">
            <text:p>0.6478821</text:p>
          </table:table-cell>
          <table:table-cell table:formula="of:=[.G181]+([.A182]-[.A181])*0.5*([.C182]*(1-[.C182])+[.C181]*(1-[.C181]))" office:value-type="float" office:value="0.292236245622328">
            <text:p>0.2922362</text:p>
          </table:table-cell>
          <table:table-cell table:formula="of:=[.F182]/[.G182]" office:value-type="float" office:value="2.21698070654833">
            <text:p>2.2169807</text:p>
          </table:table-cell>
          <table:table-cell table:number-columns-repeated="1016"/>
        </table:table-row>
        <table:table-row table:style-name="ro1">
          <table:table-cell table:formula="of:=[.A182]+[.$B$3]" office:value-type="float" office:value="3.54">
            <text:p>3.54</text:p>
          </table:table-cell>
          <table:table-cell table:formula="of:=[.B182]+([.$A183]-[.$A182])*([.C182]+[.C183])/2" office:value-type="float" office:value="2.89211273854156">
            <text:p>2.8921127</text:p>
          </table:table-cell>
          <table:table-cell table:formula="of:=[.C182]+([.$A183]-[.$A182])*([.D182]+[.D183])/2" office:value-type="float" office:value="0.999752139269484">
            <text:p>0.9997521</text:p>
          </table:table-cell>
          <table:table-cell table:formula="of:=[.D182]+([.$A183]-[.$A182])*([.E182]+[.E183])/2" office:value-type="float" office:value="0.000897789838725527">
            <text:p>0.0008978</text:p>
          </table:table-cell>
          <table:table-cell table:formula="of:=[.C183]^2-[.B183]*[.D183]-1" office:value-type="float" office:value="-0.00309216945520085">
            <text:p>-0.0030922</text:p>
          </table:table-cell>
          <table:table-cell table:formula="of:=[.F182]+([.A183]-[.A182])*0.5*(2-[.C183]-[.C182])" office:value-type="float" office:value="0.64788726145844">
            <text:p>0.6478873</text:p>
          </table:table-cell>
          <table:table-cell table:formula="of:=[.G182]+([.A183]-[.A182])*0.5*([.C183]*(1-[.C183])+[.C182]*(1-[.C182]))" office:value-type="float" office:value="0.292241387457615">
            <text:p>0.2922414</text:p>
          </table:table-cell>
          <table:table-cell table:formula="of:=[.F183]/[.G183]" office:value-type="float" office:value="2.2169592989371">
            <text:p>2.2169593</text:p>
          </table:table-cell>
          <table:table-cell table:number-columns-repeated="1016"/>
        </table:table-row>
        <table:table-row table:style-name="ro1">
          <table:table-cell table:formula="of:=[.A183]+[.$B$3]" office:value-type="float" office:value="3.56">
            <text:p>3.56</text:p>
          </table:table-cell>
          <table:table-cell table:formula="of:=[.B183]+([.$A184]-[.$A183])*([.C183]+[.C184])/2" office:value-type="float" office:value="2.91210795489183">
            <text:p>2.9121080</text:p>
          </table:table-cell>
          <table:table-cell table:formula="of:=[.C183]+([.$A184]-[.$A183])*([.D183]+[.D184])/2" office:value-type="float" office:value="0.999769495757051">
            <text:p>0.9997695</text:p>
          </table:table-cell>
          <table:table-cell table:formula="of:=[.D183]+([.$A184]-[.$A183])*([.E183]+[.E184])/2" office:value-type="float" office:value="0.000837858917907992">
            <text:p>0.0008379</text:p>
          </table:table-cell>
          <table:table-cell table:formula="of:=[.C184]^2-[.B184]*[.D184]-1" office:value-type="float" office:value="-0.00290089097360968">
            <text:p>-0.0029009</text:p>
          </table:table-cell>
          <table:table-cell table:formula="of:=[.F183]+([.A184]-[.A183])*0.5*(2-[.C184]-[.C183])" office:value-type="float" office:value="0.647892045108175">
            <text:p>0.6478920</text:p>
          </table:table-cell>
          <table:table-cell table:formula="of:=[.G183]+([.A184]-[.A183])*0.5*([.C184]*(1-[.C184])+[.C183]*(1-[.C183]))" office:value-type="float" office:value="0.292246169961678">
            <text:p>0.2922462</text:p>
          </table:table-cell>
          <table:table-cell table:formula="of:=[.F184]/[.G184]" office:value-type="float" office:value="2.21693938775359">
            <text:p>2.2169394</text:p>
          </table:table-cell>
          <table:table-cell table:number-columns-repeated="1016"/>
        </table:table-row>
        <table:table-row table:style-name="ro1">
          <table:table-cell table:formula="of:=[.A184]+[.$B$3]" office:value-type="float" office:value="3.58">
            <text:p>3.58</text:p>
          </table:table-cell>
          <table:table-cell table:formula="of:=[.B184]+([.$A185]-[.$A184])*([.C184]+[.C185])/2" office:value-type="float" office:value="2.93210350675739">
            <text:p>2.9321035</text:p>
          </table:table-cell>
          <table:table-cell table:formula="of:=[.C184]+([.$A185]-[.$A184])*([.D184]+[.D185])/2" office:value-type="float" office:value="0.999785690799382">
            <text:p>0.9997857</text:p>
          </table:table-cell>
          <table:table-cell table:formula="of:=[.D184]+([.$A185]-[.$A184])*([.E184]+[.E185])/2" office:value-type="float" office:value="0.000781645315232963">
            <text:p>0.0007816</text:p>
          </table:table-cell>
          <table:table-cell table:formula="of:=[.C185]^2-[.B185]*[.D185]-1" office:value-type="float" office:value="-0.00272043744263739">
            <text:p>-0.0027204</text:p>
          </table:table-cell>
          <table:table-cell table:formula="of:=[.F184]+([.A185]-[.A184])*0.5*(2-[.C185]-[.C184])" office:value-type="float" office:value="0.64789649324261">
            <text:p>0.6478965</text:p>
          </table:table-cell>
          <table:table-cell table:formula="of:=[.G184]+([.A185]-[.A184])*0.5*([.C185]*(1-[.C185])+[.C184]*(1-[.C184]))" office:value-type="float" office:value="0.292250617105508">
            <text:p>0.2922506</text:p>
          </table:table-cell>
          <table:table-cell table:formula="of:=[.F185]/[.G185]" office:value-type="float" office:value="2.2169208731173">
            <text:p>2.2169209</text:p>
          </table:table-cell>
          <table:table-cell table:number-columns-repeated="1016"/>
        </table:table-row>
        <table:table-row table:style-name="ro1">
          <table:table-cell table:formula="of:=[.A185]+[.$B$3]" office:value-type="float" office:value="3.6">
            <text:p>3.60</text:p>
          </table:table-cell>
          <table:table-cell table:formula="of:=[.B185]+([.$A186]-[.$A185])*([.C185]+[.C186])/2" office:value-type="float" office:value="2.95209937163171">
            <text:p>2.9520994</text:p>
          </table:table-cell>
          <table:table-cell table:formula="of:=[.C185]+([.$A186]-[.$A185])*([.D185]+[.D186])/2" office:value-type="float" office:value="0.999800796632298">
            <text:p>0.9998008</text:p>
          </table:table-cell>
          <table:table-cell table:formula="of:=[.D185]+([.$A186]-[.$A185])*([.E185]+[.E186])/2" office:value-type="float" office:value="0.00072893797635364">
            <text:p>0.0007289</text:p>
          </table:table-cell>
          <table:table-cell table:formula="of:=[.C186]^2-[.B186]*[.D186]-1" office:value-type="float" office:value="-0.00255026439537454">
            <text:p>-0.0025503</text:p>
          </table:table-cell>
          <table:table-cell table:formula="of:=[.F185]+([.A186]-[.A185])*0.5*(2-[.C186]-[.C185])" office:value-type="float" office:value="0.647900628368293">
            <text:p>0.6479006</text:p>
          </table:table-cell>
          <table:table-cell table:formula="of:=[.G185]+([.A186]-[.A185])*0.5*([.C186]*(1-[.C186])+[.C185]*(1-[.C185]))" office:value-type="float" office:value="0.292254751375087">
            <text:p>0.2922548</text:p>
          </table:table-cell>
          <table:table-cell table:formula="of:=[.F186]/[.G186]" office:value-type="float" office:value="2.21690366134292">
            <text:p>2.2169037</text:p>
          </table:table-cell>
          <table:table-cell table:number-columns-repeated="1016"/>
        </table:table-row>
        <table:table-row table:style-name="ro1">
          <table:table-cell table:formula="of:=[.A186]+[.$B$3]" office:value-type="float" office:value="3.62">
            <text:p>3.62</text:p>
          </table:table-cell>
          <table:table-cell table:formula="of:=[.B186]+([.$A187]-[.$A186])*([.C186]+[.C187])/2" office:value-type="float" office:value="2.9720955284118">
            <text:p>2.9720955</text:p>
          </table:table-cell>
          <table:table-cell table:formula="of:=[.C186]+([.$A187]-[.$A186])*([.D186]+[.D187])/2" office:value-type="float" office:value="0.999814881377122">
            <text:p>0.9998149</text:p>
          </table:table-cell>
          <table:table-cell table:formula="of:=[.D186]+([.$A187]-[.$A186])*([.E186]+[.E187])/2" office:value-type="float" office:value="0.00067953650603217">
            <text:p>0.0006795</text:p>
          </table:table-cell>
          <table:table-cell table:formula="of:=[.C187]^2-[.B187]*[.D187]-1" office:value-type="float" office:value="-0.00238985038782269">
            <text:p>-0.0023899</text:p>
          </table:table-cell>
          <table:table-cell table:formula="of:=[.F186]+([.A187]-[.A186])*0.5*(2-[.C187]-[.C186])" office:value-type="float" office:value="0.647904471588199">
            <text:p>0.6479045</text:p>
          </table:table-cell>
          <table:table-cell table:formula="of:=[.G186]+([.A187]-[.A186])*0.5*([.C187]*(1-[.C187])+[.C186]*(1-[.C186]))" office:value-type="float" office:value="0.292258593855483">
            <text:p>0.2922586</text:p>
          </table:table-cell>
          <table:table-cell table:formula="of:=[.F187]/[.G187]" office:value-type="float" office:value="2.21688766458849">
            <text:p>2.2168877</text:p>
          </table:table-cell>
          <table:table-cell table:number-columns-repeated="1016"/>
        </table:table-row>
        <table:table-row table:style-name="ro1">
          <table:table-cell table:formula="of:=[.A187]+[.$B$3]" office:value-type="float" office:value="3.64">
            <text:p>3.64</text:p>
          </table:table-cell>
          <table:table-cell table:formula="of:=[.B187]+([.$A188]-[.$A187])*([.C187]+[.C188])/2" office:value-type="float" office:value="2.99209195731807">
            <text:p>2.9920920</text:p>
          </table:table-cell>
          <table:table-cell table:formula="of:=[.C187]+([.$A188]-[.$A187])*([.D187]+[.D188])/2" office:value-type="float" office:value="0.99982800924933">
            <text:p>0.9998280</text:p>
          </table:table-cell>
          <table:table-cell table:formula="of:=[.D187]+([.$A188]-[.$A187])*([.E187]+[.E188])/2" office:value-type="float" office:value="0.000633250714759202">
            <text:p>0.0006333</text:p>
          </table:table-cell>
          <table:table-cell table:formula="of:=[.C188]^2-[.B188]*[.D188]-1" office:value-type="float" office:value="-0.00223869629111917">
            <text:p>-0.0022387</text:p>
          </table:table-cell>
          <table:table-cell table:formula="of:=[.F187]+([.A188]-[.A187])*0.5*(2-[.C188]-[.C187])" office:value-type="float" office:value="0.647908042681935">
            <text:p>0.6479080</text:p>
          </table:table-cell>
          <table:table-cell table:formula="of:=[.G187]+([.A188]-[.A187])*0.5*([.C188]*(1-[.C188])+[.C187]*(1-[.C187]))" office:value-type="float" office:value="0.292262164310722">
            <text:p>0.2922622</text:p>
          </table:table-cell>
          <table:table-cell table:formula="of:=[.F188]/[.G188]" office:value-type="float" office:value="2.21687280052133">
            <text:p>2.2168728</text:p>
          </table:table-cell>
          <table:table-cell table:number-columns-repeated="1016"/>
        </table:table-row>
        <table:table-row table:style-name="ro1">
          <table:table-cell table:formula="of:=[.A188]+[.$B$3]" office:value-type="float" office:value="3.66">
            <text:p>3.66</text:p>
          </table:table-cell>
          <table:table-cell table:formula="of:=[.B188]+([.$A189]-[.$A188])*([.C188]+[.C189])/2" office:value-type="float" office:value="3.01208863981814">
            <text:p>3.0120886</text:p>
          </table:table-cell>
          <table:table-cell table:formula="of:=[.C188]+([.$A189]-[.$A188])*([.D188]+[.D189])/2" office:value-type="float" office:value="0.999840240758272">
            <text:p>0.9998402</text:p>
          </table:table-cell>
          <table:table-cell table:formula="of:=[.D188]+([.$A189]-[.$A188])*([.E188]+[.E189])/2" office:value-type="float" office:value="0.00058990017947006">
            <text:p>0.0005899</text:p>
          </table:table-cell>
          <table:table-cell table:formula="of:=[.C189]^2-[.B189]*[.D189]-1" office:value-type="float" office:value="-0.00209632458964926">
            <text:p>-0.0020963</text:p>
          </table:table-cell>
          <table:table-cell table:formula="of:=[.F188]+([.A189]-[.A188])*0.5*(2-[.C189]-[.C188])" office:value-type="float" office:value="0.647911360181859">
            <text:p>0.6479114</text:p>
          </table:table-cell>
          <table:table-cell table:formula="of:=[.G188]+([.A189]-[.A188])*0.5*([.C189]*(1-[.C189])+[.C188]*(1-[.C188]))" office:value-type="float" office:value="0.292265481259607">
            <text:p>0.2922655</text:p>
          </table:table-cell>
          <table:table-cell table:formula="of:=[.F189]/[.G189]" office:value-type="float" office:value="2.21685899200099">
            <text:p>2.2168590</text:p>
          </table:table-cell>
          <table:table-cell table:number-columns-repeated="1016"/>
        </table:table-row>
        <table:table-row table:style-name="ro1">
          <table:table-cell table:formula="of:=[.A189]+[.$B$3]" office:value-type="float" office:value="3.68">
            <text:p>3.68</text:p>
          </table:table-cell>
          <table:table-cell table:formula="of:=[.B189]+([.$A190]-[.$A189])*([.C189]+[.C190])/2" office:value-type="float" office:value="3.03208555855471">
            <text:p>3.0320856</text:p>
          </table:table-cell>
          <table:table-cell table:formula="of:=[.C189]+([.$A190]-[.$A189])*([.D189]+[.D190])/2" office:value-type="float" office:value="0.999851632898249">
            <text:p>0.9998516</text:p>
          </table:table-cell>
          <table:table-cell table:formula="of:=[.D189]+([.$A190]-[.$A189])*([.E189]+[.E190])/2" office:value-type="float" office:value="0.000549313818229521">
            <text:p>0.0005493</text:p>
          </table:table-cell>
          <table:table-cell table:formula="of:=[.C190]^2-[.B190]*[.D190]-1" office:value-type="float" office:value="-0.00196227868607346">
            <text:p>-0.0019623</text:p>
          </table:table-cell>
          <table:table-cell table:formula="of:=[.F189]+([.A190]-[.A189])*0.5*(2-[.C190]-[.C189])" office:value-type="float" office:value="0.647914441445294">
            <text:p>0.6479144</text:p>
          </table:table-cell>
          <table:table-cell table:formula="of:=[.G189]+([.A190]-[.A189])*0.5*([.C190]*(1-[.C190])+[.C189]*(1-[.C189]))" office:value-type="float" office:value="0.292268562047684">
            <text:p>0.2922686</text:p>
          </table:table-cell>
          <table:table-cell table:formula="of:=[.F190]/[.G190]" office:value-type="float" office:value="2.21684616677857">
            <text:p>2.2168462</text:p>
          </table:table-cell>
          <table:table-cell table:number-columns-repeated="1016"/>
        </table:table-row>
        <table:table-row table:style-name="ro1">
          <table:table-cell table:formula="of:=[.A190]+[.$B$3]" office:value-type="float" office:value="3.7">
            <text:p>3.70</text:p>
          </table:table-cell>
          <table:table-cell table:formula="of:=[.B190]+([.$A191]-[.$A190])*([.C190]+[.C191])/2" office:value-type="float" office:value="3.052082697277">
            <text:p>3.0520827</text:p>
          </table:table-cell>
          <table:table-cell table:formula="of:=[.C190]+([.$A191]-[.$A190])*([.D190]+[.D191])/2" office:value-type="float" office:value="0.999862239331219">
            <text:p>0.9998622</text:p>
          </table:table-cell>
          <table:table-cell table:formula="of:=[.D190]+([.$A191]-[.$A190])*([.E190]+[.E191])/2" office:value-type="float" office:value="0.000511329478737376">
            <text:p>0.0005113</text:p>
          </table:table-cell>
          <table:table-cell table:formula="of:=[.C191]^2-[.B191]*[.D191]-1" office:value-type="float" office:value="-0.00183612221422291">
            <text:p>-0.0018361</text:p>
          </table:table-cell>
          <table:table-cell table:formula="of:=[.F190]+([.A191]-[.A190])*0.5*(2-[.C191]-[.C190])" office:value-type="float" office:value="0.647917302722999">
            <text:p>0.6479173</text:p>
          </table:table-cell>
          <table:table-cell table:formula="of:=[.G190]+([.A191]-[.A190])*0.5*([.C191]*(1-[.C191])+[.C190]*(1-[.C190]))" office:value-type="float" office:value="0.292271422915481">
            <text:p>0.2922714</text:p>
          </table:table-cell>
          <table:table-cell table:formula="of:=[.F191]/[.G191]" office:value-type="float" office:value="2.21683425721153">
            <text:p>2.2168343</text:p>
          </table:table-cell>
          <table:table-cell table:number-columns-repeated="1016"/>
        </table:table-row>
        <table:table-row table:style-name="ro1">
          <table:table-cell table:formula="of:=[.A191]+[.$B$3]" office:value-type="float" office:value="3.72">
            <text:p>3.72</text:p>
          </table:table-cell>
          <table:table-cell table:formula="of:=[.B191]+([.$A192]-[.$A191])*([.C191]+[.C192])/2" office:value-type="float" office:value="3.07208004077593">
            <text:p>3.0720800</text:p>
          </table:table-cell>
          <table:table-cell table:formula="of:=[.C191]+([.$A192]-[.$A191])*([.D191]+[.D192])/2" office:value-type="float" office:value="0.999872110561411">
            <text:p>0.9998721</text:p>
          </table:table-cell>
          <table:table-cell table:formula="of:=[.D191]+([.$A192]-[.$A191])*([.E191]+[.E192])/2" office:value-type="float" office:value="0.000475793540488665">
            <text:p>0.0004758</text:p>
          </table:table-cell>
          <table:table-cell table:formula="of:=[.C192]^2-[.B192]*[.D192]-1" office:value-type="float" office:value="-0.00171743836073512">
            <text:p>-0.0017174</text:p>
          </table:table-cell>
          <table:table-cell table:formula="of:=[.F191]+([.A192]-[.A191])*0.5*(2-[.C192]-[.C191])" office:value-type="float" office:value="0.647919959224073">
            <text:p>0.6479200</text:p>
          </table:table-cell>
          <table:table-cell table:formula="of:=[.G191]+([.A192]-[.A191])*0.5*([.C192]*(1-[.C192])+[.C191]*(1-[.C191]))" office:value-type="float" office:value="0.292274079063218">
            <text:p>0.2922741</text:p>
          </table:table-cell>
          <table:table-cell table:formula="of:=[.F192]/[.G192]" office:value-type="float" office:value="2.21682319999349">
            <text:p>2.2168232</text:p>
          </table:table-cell>
          <table:table-cell table:number-columns-repeated="1016"/>
        </table:table-row>
        <table:table-row table:style-name="ro1">
          <table:table-cell table:formula="of:=[.A192]+[.$B$3]" office:value-type="float" office:value="3.74">
            <text:p>3.74</text:p>
          </table:table-cell>
          <table:table-cell table:formula="of:=[.B192]+([.$A193]-[.$A192])*([.C192]+[.C193])/2" office:value-type="float" office:value="3.09207757482257">
            <text:p>3.0920776</text:p>
          </table:table-cell>
          <table:table-cell table:formula="of:=[.C192]+([.$A193]-[.$A192])*([.D192]+[.D193])/2" office:value-type="float" office:value="0.99988129410212">
            <text:p>0.9998813</text:p>
          </table:table-cell>
          <table:table-cell table:formula="of:=[.D192]+([.$A193]-[.$A192])*([.E192]+[.E193])/2" office:value-type="float" office:value="0.000442560530405708">
            <text:p>0.0004426</text:p>
          </table:table-cell>
          <table:table-cell table:formula="of:=[.C193]^2-[.B193]*[.D193]-1" office:value-type="float" office:value="-0.00160582919623931">
            <text:p>-0.0016058</text:p>
          </table:table-cell>
          <table:table-cell table:formula="of:=[.F192]+([.A193]-[.A192])*0.5*(2-[.C193]-[.C192])" office:value-type="float" office:value="0.647922425177437">
            <text:p>0.6479224</text:p>
          </table:table-cell>
          <table:table-cell table:formula="of:=[.G192]+([.A193]-[.A192])*0.5*([.C193]*(1-[.C193])+[.C192]*(1-[.C192]))" office:value-type="float" office:value="0.292276544712115">
            <text:p>0.2922765</text:p>
          </table:table-cell>
          <table:table-cell table:formula="of:=[.F193]/[.G193]" office:value-type="float" office:value="2.21681293589817">
            <text:p>2.2168129</text:p>
          </table:table-cell>
          <table:table-cell table:number-columns-repeated="1016"/>
        </table:table-row>
        <table:table-row table:style-name="ro1">
          <table:table-cell table:formula="of:=[.A193]+[.$B$3]" office:value-type="float" office:value="3.76">
            <text:p>3.76</text:p>
          </table:table-cell>
          <table:table-cell table:formula="of:=[.B193]+([.$A194]-[.$A193])*([.C193]+[.C194])/2" office:value-type="float" office:value="3.11207528610994">
            <text:p>3.1120753</text:p>
          </table:table-cell>
          <table:table-cell table:formula="of:=[.C193]+([.$A194]-[.$A193])*([.D193]+[.D194])/2" office:value-type="float" office:value="0.999889834634941">
            <text:p>0.9998898</text:p>
          </table:table-cell>
          <table:table-cell table:formula="of:=[.D193]+([.$A194]-[.$A193])*([.E193]+[.E194])/2" office:value-type="float" office:value="0.000411492751743602">
            <text:p>0.0004115</text:p>
          </table:table-cell>
          <table:table-cell table:formula="of:=[.C194]^2-[.B194]*[.D194]-1" office:value-type="float" office:value="-0.00150091501682437">
            <text:p>-0.0015009</text:p>
          </table:table-cell>
          <table:table-cell table:formula="of:=[.F193]+([.A194]-[.A193])*0.5*(2-[.C194]-[.C193])" office:value-type="float" office:value="0.647924713890067">
            <text:p>0.6479247</text:p>
          </table:table-cell>
          <table:table-cell table:formula="of:=[.G193]+([.A194]-[.A193])*0.5*([.C194]*(1-[.C194])+[.C193]*(1-[.C193]))" office:value-type="float" office:value="0.292278833162469">
            <text:p>0.2922788</text:p>
          </table:table-cell>
          <table:table-cell table:formula="of:=[.F194]/[.G194]" office:value-type="float" office:value="2.21680340953703">
            <text:p>2.2168034</text:p>
          </table:table-cell>
          <table:table-cell table:number-columns-repeated="1016"/>
        </table:table-row>
        <table:table-row table:style-name="ro1">
          <table:table-cell table:formula="of:=[.A194]+[.$B$3]" office:value-type="float" office:value="3.78">
            <text:p>3.78</text:p>
          </table:table-cell>
          <table:table-cell table:formula="of:=[.B194]+([.$A195]-[.$A194])*([.C194]+[.C195])/2" office:value-type="float" office:value="3.1320731621979">
            <text:p>3.1320732</text:p>
          </table:table-cell>
          <table:table-cell table:formula="of:=[.C194]+([.$A195]-[.$A194])*([.D194]+[.D195])/2" office:value-type="float" office:value="0.999897774161719">
            <text:p>0.9998978</text:p>
          </table:table-cell>
          <table:table-cell table:formula="of:=[.D194]+([.$A195]-[.$A194])*([.E194]+[.E195])/2" office:value-type="float" office:value="0.000382459926056846">
            <text:p>0.0003825</text:p>
          </table:table-cell>
          <table:table-cell table:formula="of:=[.C195]^2-[.B195]*[.D195]-1" office:value-type="float" office:value="-0.00140233369645826">
            <text:p>-0.0014023</text:p>
          </table:table-cell>
          <table:table-cell table:formula="of:=[.F194]+([.A195]-[.A194])*0.5*(2-[.C195]-[.C194])" office:value-type="float" office:value="0.6479268378021">
            <text:p>0.6479268</text:p>
          </table:table-cell>
          <table:table-cell table:formula="of:=[.G194]+([.A195]-[.A194])*0.5*([.C195]*(1-[.C195])+[.C194]*(1-[.C194]))" office:value-type="float" office:value="0.292280956848637">
            <text:p>0.2922810</text:p>
          </table:table-cell>
          <table:table-cell table:formula="of:=[.F195]/[.G195]" office:value-type="float" office:value="2.21679456912973">
            <text:p>2.2167946</text:p>
          </table:table-cell>
          <table:table-cell table:number-columns-repeated="1016"/>
        </table:table-row>
        <table:table-row table:style-name="ro1">
          <table:table-cell table:formula="of:=[.A195]+[.$B$3]" office:value-type="float" office:value="3.8">
            <text:p>3.80</text:p>
          </table:table-cell>
          <table:table-cell table:formula="of:=[.B195]+([.$A196]-[.$A195])*([.C195]+[.C196])/2" office:value-type="float" office:value="3.15207119146101">
            <text:p>3.1520712</text:p>
          </table:table-cell>
          <table:table-cell table:formula="of:=[.C195]+([.$A196]-[.$A195])*([.D195]+[.D196])/2" office:value-type="float" office:value="0.99990515214946">
            <text:p>0.9999052</text:p>
          </table:table-cell>
          <table:table-cell table:formula="of:=[.D195]+([.$A196]-[.$A195])*([.E195]+[.E196])/2" office:value-type="float" office:value="0.000355338848002048">
            <text:p>0.0003553</text:p>
          </table:table-cell>
          <table:table-cell table:formula="of:=[.C196]^2-[.B196]*[.D196]-1" office:value-type="float" office:value="-0.00130974005095952">
            <text:p>-0.0013097</text:p>
          </table:table-cell>
          <table:table-cell table:formula="of:=[.F195]+([.A196]-[.A195])*0.5*(2-[.C196]-[.C195])" office:value-type="float" office:value="0.647928808538988">
            <text:p>0.6479288</text:p>
          </table:table-cell>
          <table:table-cell table:formula="of:=[.G195]+([.A196]-[.A195])*0.5*([.C196]*(1-[.C196])+[.C195]*(1-[.C195]))" office:value-type="float" office:value="0.292282927391063">
            <text:p>0.2922829</text:p>
          </table:table-cell>
          <table:table-cell table:formula="of:=[.F196]/[.G196]" office:value-type="float" office:value="2.21678636628709">
            <text:p>2.2167864</text:p>
          </table:table-cell>
          <table:table-cell table:number-columns-repeated="1016"/>
        </table:table-row>
        <table:table-row table:style-name="ro1">
          <table:table-cell table:formula="of:=[.A196]+[.$B$3]" office:value-type="float" office:value="3.82">
            <text:p>3.82</text:p>
          </table:table-cell>
          <table:table-cell table:formula="of:=[.B196]+([.$A197]-[.$A196])*([.C196]+[.C197])/2" office:value-type="float" office:value="3.17206936303919">
            <text:p>3.1720694</text:p>
          </table:table-cell>
          <table:table-cell table:formula="of:=[.C196]+([.$A197]-[.$A196])*([.D196]+[.D197])/2" office:value-type="float" office:value="0.999912005668467">
            <text:p>0.9999120</text:p>
          </table:table-cell>
          <table:table-cell table:formula="of:=[.D196]+([.$A197]-[.$A196])*([.E196]+[.E197])/2" office:value-type="float" office:value="0.000330013052740273">
            <text:p>0.0003300</text:p>
          </table:table-cell>
          <table:table-cell table:formula="of:=[.C197]^2-[.B197]*[.D197]-1" office:value-type="float" office:value="-0.00122280521406337">
            <text:p>-0.0012228</text:p>
          </table:table-cell>
          <table:table-cell table:formula="of:=[.F196]+([.A197]-[.A196])*0.5*(2-[.C197]-[.C196])" office:value-type="float" office:value="0.647930636960809">
            <text:p>0.6479306</text:p>
          </table:table-cell>
          <table:table-cell table:formula="of:=[.G196]+([.A197]-[.A196])*0.5*([.C197]*(1-[.C197])+[.C196]*(1-[.C196]))" office:value-type="float" office:value="0.292284755645493">
            <text:p>0.2922848</text:p>
          </table:table-cell>
          <table:table-cell table:formula="of:=[.F197]/[.G197]" office:value-type="float" office:value="2.21677875580577">
            <text:p>2.2167788</text:p>
          </table:table-cell>
          <table:table-cell table:number-columns-repeated="1016"/>
        </table:table-row>
        <table:table-row table:style-name="ro1">
          <table:table-cell table:formula="of:=[.A197]+[.$B$3]" office:value-type="float" office:value="3.84">
            <text:p>3.84</text:p>
          </table:table-cell>
          <table:table-cell table:formula="of:=[.B197]+([.$A198]-[.$A197])*([.C197]+[.C198])/2" office:value-type="float" office:value="3.19206766679112">
            <text:p>3.1920677</text:p>
          </table:table-cell>
          <table:table-cell table:formula="of:=[.C197]+([.$A198]-[.$A197])*([.D197]+[.D198])/2" office:value-type="float" office:value="0.999918369523952">
            <text:p>0.9999184</text:p>
          </table:table-cell>
          <table:table-cell table:formula="of:=[.D197]+([.$A198]-[.$A197])*([.E197]+[.E198])/2" office:value-type="float" office:value="0.000306372495692367">
            <text:p>0.0003064</text:p>
          </table:table-cell>
          <table:table-cell table:formula="of:=[.C198]^2-[.B198]*[.D198]-1" office:value-type="float" office:value="-0.00114121602605566">
            <text:p>-0.0011412</text:p>
          </table:table-cell>
          <table:table-cell table:formula="of:=[.F197]+([.A198]-[.A197])*0.5*(2-[.C198]-[.C197])" office:value-type="float" office:value="0.647932333208885">
            <text:p>0.6479323</text:p>
          </table:table-cell>
          <table:table-cell table:formula="of:=[.G197]+([.A198]-[.A197])*0.5*([.C198]*(1-[.C198])+[.C197]*(1-[.C197]))" office:value-type="float" office:value="0.292286451749503">
            <text:p>0.2922865</text:p>
          </table:table-cell>
          <table:table-cell table:formula="of:=[.F198]/[.G198]" office:value-type="float" office:value="2.2167716954742">
            <text:p>2.2167717</text:p>
          </table:table-cell>
          <table:table-cell table:number-columns-repeated="1016"/>
        </table:table-row>
        <table:table-row table:style-name="ro1">
          <table:table-cell table:formula="of:=[.A198]+[.$B$3]" office:value-type="float" office:value="3.86">
            <text:p>3.86</text:p>
          </table:table-cell>
          <table:table-cell table:formula="of:=[.B198]+([.$A199]-[.$A198])*([.C198]+[.C199])/2" office:value-type="float" office:value="3.21206609325017">
            <text:p>3.2120661</text:p>
          </table:table-cell>
          <table:table-cell table:formula="of:=[.C198]+([.$A199]-[.$A198])*([.D198]+[.D199])/2" office:value-type="float" office:value="0.999924276381353">
            <text:p>0.9999243</text:p>
          </table:table-cell>
          <table:table-cell table:formula="of:=[.D198]+([.$A199]-[.$A198])*([.E198]+[.E199])/2" office:value-type="float" office:value="0.000284313244391676">
            <text:p>0.0002843</text:p>
          </table:table-cell>
          <table:table-cell table:formula="of:=[.C199]^2-[.B199]*[.D199]-1" office:value-type="float" office:value="-0.00106467443540081">
            <text:p>-0.0010647</text:p>
          </table:table-cell>
          <table:table-cell table:formula="of:=[.F198]+([.A199]-[.A198])*0.5*(2-[.C199]-[.C198])" office:value-type="float" office:value="0.647933906749832">
            <text:p>0.6479339</text:p>
          </table:table-cell>
          <table:table-cell table:formula="of:=[.G198]+([.A199]-[.A198])*0.5*([.C199]*(1-[.C199])+[.C198]*(1-[.C198]))" office:value-type="float" office:value="0.292288025166474">
            <text:p>0.2922880</text:p>
          </table:table-cell>
          <table:table-cell table:formula="of:=[.F199]/[.G199]" office:value-type="float" office:value="2.21676514588922">
            <text:p>2.2167651</text:p>
          </table:table-cell>
          <table:table-cell table:number-columns-repeated="1016"/>
        </table:table-row>
        <table:table-row table:style-name="ro1">
          <table:table-cell table:formula="of:=[.A199]+[.$B$3]" office:value-type="float" office:value="3.88">
            <text:p>3.88</text:p>
          </table:table-cell>
          <table:table-cell table:formula="of:=[.B199]+([.$A200]-[.$A199])*([.C199]+[.C200])/2" office:value-type="float" office:value="3.23206463358284">
            <text:p>3.2320646</text:p>
          </table:table-cell>
          <table:table-cell table:formula="of:=[.C199]+([.$A200]-[.$A199])*([.D199]+[.D200])/2" office:value-type="float" office:value="0.999929756885618">
            <text:p>0.9999298</text:p>
          </table:table-cell>
          <table:table-cell table:formula="of:=[.D199]+([.$A200]-[.$A199])*([.E199]+[.E200])/2" office:value-type="float" office:value="0.000263737182170676">
            <text:p>0.0002637</text:p>
          </table:table-cell>
          <table:table-cell table:formula="of:=[.C200]^2-[.B200]*[.D200]-1" office:value-type="float" office:value="-0.000992896913723063">
            <text:p>-0.0009929</text:p>
          </table:table-cell>
          <table:table-cell table:formula="of:=[.F199]+([.A200]-[.A199])*0.5*(2-[.C200]-[.C199])" office:value-type="float" office:value="0.647935366417162">
            <text:p>0.6479354</text:p>
          </table:table-cell>
          <table:table-cell table:formula="of:=[.G199]+([.A200]-[.A199])*0.5*([.C200]*(1-[.C200])+[.C199]*(1-[.C199]))" office:value-type="float" office:value="0.292289484727123">
            <text:p>0.2922895</text:p>
          </table:table-cell>
          <table:table-cell table:formula="of:=[.F200]/[.G200]" office:value-type="float" office:value="2.21675907028289">
            <text:p>2.2167591</text:p>
          </table:table-cell>
          <table:table-cell table:number-columns-repeated="1016"/>
        </table:table-row>
        <table:table-row table:style-name="ro1">
          <table:table-cell table:formula="of:=[.A200]+[.$B$3]" office:value-type="float" office:value="3.9">
            <text:p>3.90</text:p>
          </table:table-cell>
          <table:table-cell table:formula="of:=[.B200]+([.$A201]-[.$A200])*([.C200]+[.C201])/2" office:value-type="float" office:value="3.25206327954944">
            <text:p>3.2520633</text:p>
          </table:table-cell>
          <table:table-cell table:formula="of:=[.C200]+([.$A201]-[.$A200])*([.D200]+[.D201])/2" office:value-type="float" office:value="0.999934839774674">
            <text:p>0.9999348</text:p>
          </table:table-cell>
          <table:table-cell table:formula="of:=[.D200]+([.$A201]-[.$A200])*([.E200]+[.E201])/2" office:value-type="float" office:value="0.000244551723411303">
            <text:p>0.0002446</text:p>
          </table:table-cell>
          <table:table-cell table:formula="of:=[.C201]^2-[.B201]*[.D201]-1" office:value-type="float" office:value="-0.000925613884453225">
            <text:p>-0.0009256</text:p>
          </table:table-cell>
          <table:table-cell table:formula="of:=[.F200]+([.A201]-[.A200])*0.5*(2-[.C201]-[.C200])" office:value-type="float" office:value="0.647936720450559">
            <text:p>0.6479367</text:p>
          </table:table-cell>
          <table:table-cell table:formula="of:=[.G200]+([.A201]-[.A200])*0.5*([.C201]*(1-[.C201])+[.C200]*(1-[.C200]))" office:value-type="float" office:value="0.29229083866872">
            <text:p>0.2922908</text:p>
          </table:table-cell>
          <table:table-cell table:formula="of:=[.F201]/[.G201]" office:value-type="float" office:value="2.216753434359">
            <text:p>2.2167534</text:p>
          </table:table-cell>
          <table:table-cell table:number-columns-repeated="1016"/>
        </table:table-row>
        <table:table-row table:style-name="ro1">
          <table:table-cell table:formula="of:=[.A201]+[.$B$3]" office:value-type="float" office:value="3.92">
            <text:p>3.92</text:p>
          </table:table-cell>
          <table:table-cell table:formula="of:=[.B201]+([.$A202]-[.$A201])*([.C201]+[.C202])/2" office:value-type="float" office:value="3.27206202346706">
            <text:p>3.2720620</text:p>
          </table:table-cell>
          <table:table-cell table:formula="of:=[.C201]+([.$A202]-[.$A201])*([.D201]+[.D202])/2" office:value-type="float" office:value="0.999939551987309">
            <text:p>0.9999396</text:p>
          </table:table-cell>
          <table:table-cell table:formula="of:=[.D201]+([.$A202]-[.$A201])*([.E201]+[.E202])/2" office:value-type="float" office:value="0.000226669540083113">
            <text:p>0.0002267</text:p>
          </table:table-cell>
          <table:table-cell table:formula="of:=[.C202]^2-[.B202]*[.D202]-1" office:value-type="float" office:value="-0.000862569165402283">
            <text:p>-0.0008626</text:p>
          </table:table-cell>
          <table:table-cell table:formula="of:=[.F201]+([.A202]-[.A201])*0.5*(2-[.C202]-[.C201])" office:value-type="float" office:value="0.647937976532939">
            <text:p>0.6479380</text:p>
          </table:table-cell>
          <table:table-cell table:formula="of:=[.G201]+([.A202]-[.A201])*0.5*([.C202]*(1-[.C202])+[.C201]*(1-[.C201]))" office:value-type="float" office:value="0.292292094672102">
            <text:p>0.2922921</text:p>
          </table:table-cell>
          <table:table-cell table:formula="of:=[.F202]/[.G202]" office:value-type="float" office:value="2.21674820613881">
            <text:p>2.2167482</text:p>
          </table:table-cell>
          <table:table-cell table:number-columns-repeated="1016"/>
        </table:table-row>
        <table:table-row table:style-name="ro1">
          <table:table-cell table:formula="of:=[.A202]+[.$B$3]" office:value-type="float" office:value="3.94">
            <text:p>3.94</text:p>
          </table:table-cell>
          <table:table-cell table:formula="of:=[.B202]+([.$A203]-[.$A202])*([.C202]+[.C203])/2" office:value-type="float" office:value="3.29206085817459">
            <text:p>3.2920609</text:p>
          </table:table-cell>
          <table:table-cell table:formula="of:=[.C202]+([.$A203]-[.$A202])*([.D202]+[.D203])/2" office:value-type="float" office:value="0.999943918765703">
            <text:p>0.9999439</text:p>
          </table:table-cell>
          <table:table-cell table:formula="of:=[.D202]+([.$A203]-[.$A202])*([.E202]+[.E203])/2" office:value-type="float" office:value="0.000210008299288585">
            <text:p>0.0002100</text:p>
          </table:table-cell>
          <table:table-cell table:formula="of:=[.C203]^2-[.B203]*[.D203]-1" office:value-type="float" office:value="-0.00080351942546919">
            <text:p>-0.0008035</text:p>
          </table:table-cell>
          <table:table-cell table:formula="of:=[.F202]+([.A203]-[.A202])*0.5*(2-[.C203]-[.C202])" office:value-type="float" office:value="0.647939141825409">
            <text:p>0.6479391</text:p>
          </table:table-cell>
          <table:table-cell table:formula="of:=[.G202]+([.A203]-[.A202])*0.5*([.C203]*(1-[.C203])+[.C202]*(1-[.C202]))" office:value-type="float" office:value="0.292293259896582">
            <text:p>0.2922933</text:p>
          </table:table-cell>
          <table:table-cell table:formula="of:=[.F203]/[.G203]" office:value-type="float" office:value="2.21674335581553">
            <text:p>2.2167434</text:p>
          </table:table-cell>
          <table:table-cell table:number-columns-repeated="1016"/>
        </table:table-row>
        <table:table-row table:style-name="ro1">
          <table:table-cell table:formula="of:=[.A203]+[.$B$3]" office:value-type="float" office:value="3.96">
            <text:p>3.96</text:p>
          </table:table-cell>
          <table:table-cell table:formula="of:=[.B203]+([.$A204]-[.$A203])*([.C203]+[.C204])/2" office:value-type="float" office:value="3.31205977699978">
            <text:p>3.3120598</text:p>
          </table:table-cell>
          <table:table-cell table:formula="of:=[.C203]+([.$A204]-[.$A203])*([.D203]+[.D204])/2" office:value-type="float" office:value="0.999947963752811">
            <text:p>0.9999480</text:p>
          </table:table-cell>
          <table:table-cell table:formula="of:=[.D203]+([.$A204]-[.$A203])*([.E203]+[.E204])/2" office:value-type="float" office:value="0.000194490411531274">
            <text:p>0.0001945</text:p>
          </table:table-cell>
          <table:table-cell table:formula="of:=[.C204]^2-[.B204]*[.D204]-1" office:value-type="float" office:value="-0.000748233655651798">
            <text:p>-0.0007482</text:p>
          </table:table-cell>
          <table:table-cell table:formula="of:=[.F203]+([.A204]-[.A203])*0.5*(2-[.C204]-[.C203])" office:value-type="float" office:value="0.647940223000224">
            <text:p>0.6479402</text:p>
          </table:table-cell>
          <table:table-cell table:formula="of:=[.G203]+([.A204]-[.A203])*0.5*([.C204]*(1-[.C204])+[.C203]*(1-[.C203]))" office:value-type="float" office:value="0.292294341012868">
            <text:p>0.2922943</text:p>
          </table:table-cell>
          <table:table-cell table:formula="of:=[.F204]/[.G204]" office:value-type="float" office:value="2.21673885561712">
            <text:p>2.2167389</text:p>
          </table:table-cell>
          <table:table-cell table:number-columns-repeated="1016"/>
        </table:table-row>
        <table:table-row table:style-name="ro1">
          <table:table-cell table:formula="of:=[.A204]+[.$B$3]" office:value-type="float" office:value="3.98">
            <text:p>3.98</text:p>
          </table:table-cell>
          <table:table-cell table:formula="of:=[.B204]+([.$A205]-[.$A204])*([.C204]+[.C205])/2" office:value-type="float" office:value="3.33205877372816">
            <text:p>3.3320588</text:p>
          </table:table-cell>
          <table:table-cell table:formula="of:=[.C204]+([.$A205]-[.$A204])*([.D204]+[.D205])/2" office:value-type="float" office:value="0.99995170908482">
            <text:p>0.9999517</text:p>
          </table:table-cell>
          <table:table-cell table:formula="of:=[.D204]+([.$A205]-[.$A204])*([.E204]+[.E205])/2" office:value-type="float" office:value="0.000180042789419514">
            <text:p>0.0001800</text:p>
          </table:table-cell>
          <table:table-cell table:formula="of:=[.C205]^2-[.B205]*[.D205]-1" office:value-type="float" office:value="-0.000696492654478242">
            <text:p>-0.0006965</text:p>
          </table:table-cell>
          <table:table-cell table:formula="of:=[.F204]+([.A205]-[.A204])*0.5*(2-[.C205]-[.C204])" office:value-type="float" office:value="0.647941226271848">
            <text:p>0.6479412</text:p>
          </table:table-cell>
          <table:table-cell table:formula="of:=[.G204]+([.A205]-[.A204])*0.5*([.C205]*(1-[.C205])+[.C204]*(1-[.C204]))" office:value-type="float" office:value="0.292295344234093">
            <text:p>0.2922953</text:p>
          </table:table-cell>
          <table:table-cell table:formula="of:=[.F205]/[.G205]" office:value-type="float" office:value="2.21673467967702">
            <text:p>2.2167347</text:p>
          </table:table-cell>
          <table:table-cell table:number-columns-repeated="1016"/>
        </table:table-row>
        <table:table-row table:style-name="ro1">
          <table:table-cell table:style-name="ce4" table:formula="of:=[.A205]+[.$B$3]" office:value-type="float" office:value="4">
            <text:p>4.00</text:p>
          </table:table-cell>
          <table:table-cell table:formula="of:=[.B205]+([.$A206]-[.$A205])*([.C205]+[.C206])/2" office:value-type="float" office:value="3.35205784257379">
            <text:p>3.3520578</text:p>
          </table:table-cell>
          <table:table-cell table:formula="of:=[.C205]+([.$A206]-[.$A205])*([.D205]+[.D206])/2" office:value-type="float" office:value="0.99995517547888">
            <text:p>0.9999552</text:p>
          </table:table-cell>
          <table:table-cell table:formula="of:=[.D205]+([.$A206]-[.$A205])*([.E205]+[.E206])/2" office:value-type="float" office:value="0.000166596616516469">
            <text:p>0.0001666</text:p>
          </table:table-cell>
          <table:table-cell table:formula="of:=[.C206]^2-[.B206]*[.D206]-1" office:value-type="float" office:value="-0.000648088527942847">
            <text:p>-0.0006481</text:p>
          </table:table-cell>
          <table:table-cell table:formula="of:=[.F205]+([.A206]-[.A205])*0.5*(2-[.C206]-[.C205])" office:value-type="float" office:value="0.647942157426211">
            <text:p>0.6479422</text:p>
          </table:table-cell>
          <table:table-cell table:formula="of:=[.G205]+([.A206]-[.A205])*0.5*([.C206]*(1-[.C206])+[.C205]*(1-[.C205]))" office:value-type="float" office:value="0.292296275345044">
            <text:p>0.2922963</text:p>
          </table:table-cell>
          <table:table-cell table:formula="of:=[.F206]/[.G206]" office:value-type="float" office:value="2.21673080391237">
            <text:p>2.2167308</text:p>
          </table:table-cell>
          <table:table-cell table:number-columns-repeated="1016"/>
        </table:table-row>
        <table:table-row table:style-name="ro1">
          <table:table-cell table:formula="of:=[.A206]+[.$B$3]" office:value-type="float" office:value="4.02">
            <text:p>4.02</text:p>
          </table:table-cell>
          <table:table-cell table:formula="of:=[.B206]+([.$A207]-[.$A206])*([.C206]+[.C207])/2" office:value-type="float" office:value="3.37205697815174">
            <text:p>3.3720570</text:p>
          </table:table-cell>
          <table:table-cell table:formula="of:=[.C206]+([.$A207]-[.$A206])*([.D206]+[.D207])/2" office:value-type="float" office:value="0.999958382316306">
            <text:p>0.9999584</text:p>
          </table:table-cell>
          <table:table-cell table:formula="of:=[.D206]+([.$A207]-[.$A206])*([.E206]+[.E207])/2" office:value-type="float" office:value="0.000154087126046019">
            <text:p>0.0001541</text:p>
          </table:table-cell>
          <table:table-cell table:formula="of:=[.C207]^2-[.B207]*[.D207]-1" office:value-type="float" office:value="-0.000602824203984165">
            <text:p>-0.0006028</text:p>
          </table:table-cell>
          <table:table-cell table:formula="of:=[.F206]+([.A207]-[.A206])*0.5*(2-[.C207]-[.C206])" office:value-type="float" office:value="0.647943021848259">
            <text:p>0.6479430</text:p>
          </table:table-cell>
          <table:table-cell table:formula="of:=[.G206]+([.A207]-[.A206])*0.5*([.C207]*(1-[.C207])+[.C206]*(1-[.C206]))" office:value-type="float" office:value="0.292297139729679">
            <text:p>0.2922971</text:p>
          </table:table-cell>
          <table:table-cell table:formula="of:=[.F207]/[.G207]" office:value-type="float" office:value="2.21672720590932">
            <text:p>2.2167272</text:p>
          </table:table-cell>
          <table:table-cell table:number-columns-repeated="1016"/>
        </table:table-row>
        <table:table-row table:style-name="ro1">
          <table:table-cell table:formula="of:=[.A207]+[.$B$3]" office:value-type="float" office:value="4.04">
            <text:p>4.04</text:p>
          </table:table-cell>
          <table:table-cell table:formula="of:=[.B207]+([.$A208]-[.$A207])*([.C207]+[.C208])/2" office:value-type="float" office:value="3.39205617545212">
            <text:p>3.3920562</text:p>
          </table:table-cell>
          <table:table-cell table:formula="of:=[.C207]+([.$A208]-[.$A207])*([.D207]+[.D208])/2" office:value-type="float" office:value="0.999961347721458">
            <text:p>0.9999613</text:p>
          </table:table-cell>
          <table:table-cell table:formula="of:=[.D207]+([.$A208]-[.$A207])*([.E207]+[.E208])/2" office:value-type="float" office:value="0.000142453389163621">
            <text:p>0.0001425</text:p>
          </table:table-cell>
          <table:table-cell table:formula="of:=[.C208]^2-[.B208]*[.D208]-1" office:value-type="float" office:value="-0.000560512961512716">
            <text:p>-0.0005605</text:p>
          </table:table-cell>
          <table:table-cell table:formula="of:=[.F207]+([.A208]-[.A207])*0.5*(2-[.C208]-[.C207])" office:value-type="float" office:value="0.647943824547881">
            <text:p>0.6479438</text:p>
          </table:table-cell>
          <table:table-cell table:formula="of:=[.G207]+([.A208]-[.A207])*0.5*([.C208]*(1-[.C208])+[.C207]*(1-[.C207]))" office:value-type="float" office:value="0.292297942397042">
            <text:p>0.2922979</text:p>
          </table:table-cell>
          <table:table-cell table:formula="of:=[.F208]/[.G208]" office:value-type="float" office:value="2.21672386481513">
            <text:p>2.2167239</text:p>
          </table:table-cell>
          <table:table-cell table:number-columns-repeated="1016"/>
        </table:table-row>
        <table:table-row table:style-name="ro1">
          <table:table-cell table:formula="of:=[.A208]+[.$B$3]" office:value-type="float" office:value="4.06">
            <text:p>4.06</text:p>
          </table:table-cell>
          <table:table-cell table:formula="of:=[.B208]+([.$A209]-[.$A208])*([.C208]+[.C209])/2" office:value-type="float" office:value="3.4120554298157">
            <text:p>3.4120554</text:p>
          </table:table-cell>
          <table:table-cell table:formula="of:=[.C208]+([.$A209]-[.$A208])*([.D208]+[.D209])/2" office:value-type="float" office:value="0.999964088636474">
            <text:p>0.9999641</text:p>
          </table:table-cell>
          <table:table-cell table:formula="of:=[.D208]+([.$A209]-[.$A208])*([.E208]+[.E209])/2" office:value-type="float" office:value="0.000131638112501398">
            <text:p>0.0001316</text:p>
          </table:table-cell>
          <table:table-cell table:formula="of:=[.C209]^2-[.B209]*[.D209]-1" office:value-type="float" office:value="-0.00052097797395656">
            <text:p>-0.0005210</text:p>
          </table:table-cell>
          <table:table-cell table:formula="of:=[.F208]+([.A209]-[.A208])*0.5*(2-[.C209]-[.C208])" office:value-type="float" office:value="0.647944570184302">
            <text:p>0.6479446</text:p>
          </table:table-cell>
          <table:table-cell table:formula="of:=[.G208]+([.A209]-[.A208])*0.5*([.C209]*(1-[.C209])+[.C208]*(1-[.C208]))" office:value-type="float" office:value="0.292298688005626">
            <text:p>0.2922987</text:p>
          </table:table-cell>
          <table:table-cell table:formula="of:=[.F209]/[.G209]" office:value-type="float" office:value="2.21672076123664">
            <text:p>2.2167208</text:p>
          </table:table-cell>
          <table:table-cell table:number-columns-repeated="1016"/>
        </table:table-row>
        <table:table-row table:style-name="ro1">
          <table:table-cell table:formula="of:=[.A209]+[.$B$3]" office:value-type="float" office:value="4.08">
            <text:p>4.08</text:p>
          </table:table-cell>
          <table:table-cell table:formula="of:=[.B209]+([.$A210]-[.$A209])*([.C209]+[.C210])/2" office:value-type="float" office:value="3.43205473691098">
            <text:p>3.4320547</text:p>
          </table:table-cell>
          <table:table-cell table:formula="of:=[.C209]+([.$A210]-[.$A209])*([.D209]+[.D210])/2" office:value-type="float" office:value="0.999966620892046">
            <text:p>0.9999666</text:p>
          </table:table-cell>
          <table:table-cell table:formula="of:=[.D209]+([.$A210]-[.$A209])*([.E209]+[.E210])/2" office:value-type="float" office:value="0.000121587444697754">
            <text:p>0.0001216</text:p>
          </table:table-cell>
          <table:table-cell table:formula="of:=[.C210]^2-[.B210]*[.D210]-1" office:value-type="float" office:value="-0.000484051867266522">
            <text:p>-0.0004841</text:p>
          </table:table-cell>
          <table:table-cell table:formula="of:=[.F209]+([.A210]-[.A209])*0.5*(2-[.C210]-[.C209])" office:value-type="float" office:value="0.647945263089017">
            <text:p>0.6479453</text:p>
          </table:table-cell>
          <table:table-cell table:formula="of:=[.G209]+([.A210]-[.A209])*0.5*([.C210]*(1-[.C210])+[.C209]*(1-[.C209]))" office:value-type="float" office:value="0.292299380886303">
            <text:p>0.2922994</text:p>
          </table:table-cell>
          <table:table-cell table:formula="of:=[.F210]/[.G210]" office:value-type="float" office:value="2.21671787714477">
            <text:p>2.2167179</text:p>
          </table:table-cell>
          <table:table-cell table:number-columns-repeated="1016"/>
        </table:table-row>
        <table:table-row table:style-name="ro1">
          <table:table-cell table:formula="of:=[.A210]+[.$B$3]" office:value-type="float" office:value="4.1">
            <text:p>4.10</text:p>
          </table:table-cell>
          <table:table-cell table:formula="of:=[.B210]+([.$A211]-[.$A210])*([.C210]+[.C211])/2" office:value-type="float" office:value="3.45205409271265">
            <text:p>3.4520541</text:p>
          </table:table-cell>
          <table:table-cell table:formula="of:=[.C210]+([.$A211]-[.$A210])*([.D210]+[.D211])/2" office:value-type="float" office:value="0.999968959274409">
            <text:p>0.9999690</text:p>
          </table:table-cell>
          <table:table-cell table:formula="of:=[.D210]+([.$A211]-[.$A210])*([.E210]+[.E211])/2" office:value-type="float" office:value="0.000112250791623203">
            <text:p>0.0001123</text:p>
          </table:table-cell>
          <table:table-cell table:formula="of:=[.C211]^2-[.B211]*[.D211]-1" office:value-type="float" office:value="-0.000449576292287701">
            <text:p>-0.0004496</text:p>
          </table:table-cell>
          <table:table-cell table:formula="of:=[.F210]+([.A211]-[.A210])*0.5*(2-[.C211]-[.C210])" office:value-type="float" office:value="0.647945907287352">
            <text:p>0.6479459</text:p>
          </table:table-cell>
          <table:table-cell table:formula="of:=[.G210]+([.A211]-[.A210])*0.5*([.C211]*(1-[.C211])+[.C210]*(1-[.C210]))" office:value-type="float" office:value="0.292300025063861">
            <text:p>0.2923000</text:p>
          </table:table-cell>
          <table:table-cell table:formula="of:=[.F211]/[.G211]" office:value-type="float" office:value="2.21671519578484">
            <text:p>2.2167152</text:p>
          </table:table-cell>
          <table:table-cell table:number-columns-repeated="1016"/>
        </table:table-row>
        <table:table-row table:style-name="ro1">
          <table:table-cell table:formula="of:=[.A211]+[.$B$3]" office:value-type="float" office:value="4.12">
            <text:p>4.12</text:p>
          </table:table-cell>
          <table:table-cell table:formula="of:=[.B211]+([.$A212]-[.$A211])*([.C211]+[.C212])/2" office:value-type="float" office:value="3.47205349348128">
            <text:p>3.4720535</text:p>
          </table:table-cell>
          <table:table-cell table:formula="of:=[.C211]+([.$A212]-[.$A211])*([.D211]+[.D212])/2" office:value-type="float" office:value="0.999971117588726">
            <text:p>0.9999711</text:p>
          </table:table-cell>
          <table:table-cell table:formula="of:=[.D211]+([.$A212]-[.$A211])*([.E211]+[.E212])/2" office:value-type="float" office:value="0.000103580640016271">
            <text:p>0.0001036</text:p>
          </table:table-cell>
          <table:table-cell table:formula="of:=[.C212]^2-[.B212]*[.D212]-1" office:value-type="float" office:value="-0.000417401511380144">
            <text:p>-0.0004174</text:p>
          </table:table-cell>
          <table:table-cell table:formula="of:=[.F211]+([.A212]-[.A211])*0.5*(2-[.C212]-[.C211])" office:value-type="float" office:value="0.647946506518721">
            <text:p>0.6479465</text:p>
          </table:table-cell>
          <table:table-cell table:formula="of:=[.G211]+([.A212]-[.A211])*0.5*([.C212]*(1-[.C212])+[.C211]*(1-[.C211]))" office:value-type="float" office:value="0.292300624277253">
            <text:p>0.2923006</text:p>
          </table:table-cell>
          <table:table-cell table:formula="of:=[.F212]/[.G212]" office:value-type="float" office:value="2.21671270159222">
            <text:p>2.2167127</text:p>
          </table:table-cell>
          <table:table-cell table:number-columns-repeated="1016"/>
        </table:table-row>
        <table:table-row table:style-name="ro1">
          <table:table-cell table:formula="of:=[.A212]+[.$B$3]" office:value-type="float" office:value="4.14">
            <text:p>4.14</text:p>
          </table:table-cell>
          <table:table-cell table:formula="of:=[.B212]+([.$A213]-[.$A212])*([.C212]+[.C213])/2" office:value-type="float" office:value="3.49205293574436">
            <text:p>3.4920529</text:p>
          </table:table-cell>
          <table:table-cell table:formula="of:=[.C212]+([.$A213]-[.$A212])*([.D212]+[.D213])/2" office:value-type="float" office:value="0.999973108719018">
            <text:p>0.9999731</text:p>
          </table:table-cell>
          <table:table-cell table:formula="of:=[.D212]+([.$A213]-[.$A212])*([.E212]+[.E213])/2" office:value-type="float" office:value="0.0000955323892459366">
            <text:p>0.0000955</text:p>
          </table:table-cell>
          <table:table-cell table:formula="of:=[.C213]^2-[.B213]*[.D213]-1" office:value-type="float" office:value="-0.000387385999147005">
            <text:p>-0.0003874</text:p>
          </table:table-cell>
          <table:table-cell table:formula="of:=[.F212]+([.A213]-[.A212])*0.5*(2-[.C213]-[.C212])" office:value-type="float" office:value="0.647947064255643">
            <text:p>0.6479471</text:p>
          </table:table-cell>
          <table:table-cell table:formula="of:=[.G212]+([.A213]-[.A212])*0.5*([.C213]*(1-[.C213])+[.C212]*(1-[.C212]))" office:value-type="float" office:value="0.292301181998602">
            <text:p>0.2923012</text:p>
          </table:table-cell>
          <table:table-cell table:formula="of:=[.F213]/[.G213]" office:value-type="float" office:value="2.21671038011315">
            <text:p>2.2167104</text:p>
          </table:table-cell>
          <table:table-cell table:number-columns-repeated="1016"/>
        </table:table-row>
        <table:table-row table:style-name="ro1">
          <table:table-cell table:formula="of:=[.A213]+[.$B$3]" office:value-type="float" office:value="4.16">
            <text:p>4.16</text:p>
          </table:table-cell>
          <table:table-cell table:formula="of:=[.B213]+([.$A214]-[.$A213])*([.C213]+[.C214])/2" office:value-type="float" office:value="3.51205241627839">
            <text:p>3.5120524</text:p>
          </table:table-cell>
          <table:table-cell table:formula="of:=[.C213]+([.$A214]-[.$A213])*([.D213]+[.D214])/2" office:value-type="float" office:value="0.99997494468482">
            <text:p>0.9999749</text:p>
          </table:table-cell>
          <table:table-cell table:formula="of:=[.D213]+([.$A214]-[.$A213])*([.E213]+[.E214])/2" office:value-type="float" office:value="0.0000880641909200983">
            <text:p>0.0000881</text:p>
          </table:table-cell>
          <table:table-cell table:formula="of:=[.C214]^2-[.B214]*[.D214]-1" office:value-type="float" office:value="-0.000359396057099559">
            <text:p>-0.0003594</text:p>
          </table:table-cell>
          <table:table-cell table:formula="of:=[.F213]+([.A214]-[.A213])*0.5*(2-[.C214]-[.C213])" office:value-type="float" office:value="0.647947583721605">
            <text:p>0.6479476</text:p>
          </table:table-cell>
          <table:table-cell table:formula="of:=[.G213]+([.A214]-[.A213])*0.5*([.C214]*(1-[.C214])+[.C213]*(1-[.C213]))" office:value-type="float" office:value="0.292301701451055">
            <text:p>0.2923017</text:p>
          </table:table-cell>
          <table:table-cell table:formula="of:=[.F214]/[.G214]" office:value-type="float" office:value="2.21670821793045">
            <text:p>2.2167082</text:p>
          </table:table-cell>
          <table:table-cell table:number-columns-repeated="1016"/>
        </table:table-row>
        <table:table-row table:style-name="ro1">
          <table:table-cell table:formula="of:=[.A214]+[.$B$3]" office:value-type="float" office:value="4.18">
            <text:p>4.18</text:p>
          </table:table-cell>
          <table:table-cell table:formula="of:=[.B214]+([.$A215]-[.$A214])*([.C214]+[.C215])/2" office:value-type="float" office:value="3.53205193209219">
            <text:p>3.5320519</text:p>
          </table:table-cell>
          <table:table-cell table:formula="of:=[.C214]+([.$A215]-[.$A214])*([.D214]+[.D215])/2" office:value-type="float" office:value="0.99997663669469">
            <text:p>0.9999766</text:p>
          </table:table-cell>
          <table:table-cell table:formula="of:=[.D214]+([.$A215]-[.$A214])*([.E214]+[.E215])/2" office:value-type="float" office:value="0.0000811367960632502">
            <text:p>0.0000811</text:p>
          </table:table-cell>
          <table:table-cell table:formula="of:=[.C215]^2-[.B215]*[.D215]-1" office:value-type="float" office:value="-0.000333305442074994">
            <text:p>-0.0003333</text:p>
          </table:table-cell>
          <table:table-cell table:formula="of:=[.F214]+([.A215]-[.A214])*0.5*(2-[.C215]-[.C214])" office:value-type="float" office:value="0.64794806790781">
            <text:p>0.6479481</text:p>
          </table:table-cell>
          <table:table-cell table:formula="of:=[.G214]+([.A215]-[.A214])*0.5*([.C215]*(1-[.C215])+[.C214]*(1-[.C214]))" office:value-type="float" office:value="0.292302185625523">
            <text:p>0.2923022</text:p>
          </table:table-cell>
          <table:table-cell table:formula="of:=[.F215]/[.G215]" office:value-type="float" office:value="2.21670620259376">
            <text:p>2.2167062</text:p>
          </table:table-cell>
          <table:table-cell table:number-columns-repeated="1016"/>
        </table:table-row>
        <table:table-row table:style-name="ro1">
          <table:table-cell table:formula="of:=[.A215]+[.$B$3]" office:value-type="float" office:value="4.2">
            <text:p>4.20</text:p>
          </table:table-cell>
          <table:table-cell table:formula="of:=[.B215]+([.$A216]-[.$A215])*([.C215]+[.C216])/2" office:value-type="float" office:value="3.5520514804111">
            <text:p>3.5520515</text:p>
          </table:table-cell>
          <table:table-cell table:formula="of:=[.C215]+([.$A216]-[.$A215])*([.D215]+[.D216])/2" office:value-type="float" office:value="0.999978195196746">
            <text:p>0.9999782</text:p>
          </table:table-cell>
          <table:table-cell table:formula="of:=[.D215]+([.$A216]-[.$A215])*([.E215]+[.E216])/2" office:value-type="float" office:value="0.0000747134095903368">
            <text:p>0.0000747</text:p>
          </table:table-cell>
          <table:table-cell table:formula="of:=[.C216]^2-[.B216]*[.D216]-1" office:value-type="float" office:value="-0.000308995008199475">
            <text:p>-0.0003090</text:p>
          </table:table-cell>
          <table:table-cell table:formula="of:=[.F215]+([.A216]-[.A215])*0.5*(2-[.C216]-[.C215])" office:value-type="float" office:value="0.647948519588896">
            <text:p>0.6479485</text:p>
          </table:table-cell>
          <table:table-cell table:formula="of:=[.G215]+([.A216]-[.A215])*0.5*([.C216]*(1-[.C216])+[.C215]*(1-[.C215]))" office:value-type="float" office:value="0.292302637296396">
            <text:p>0.2923026</text:p>
          </table:table-cell>
          <table:table-cell table:formula="of:=[.F216]/[.G216]" office:value-type="float" office:value="2.21670432255414">
            <text:p>2.2167043</text:p>
          </table:table-cell>
          <table:table-cell table:number-columns-repeated="1016"/>
        </table:table-row>
        <table:table-row table:style-name="ro1">
          <table:table-cell table:formula="of:=[.A216]+[.$B$3]" office:value-type="float" office:value="4.22">
            <text:p>4.22</text:p>
          </table:table-cell>
          <table:table-cell table:formula="of:=[.B216]+([.$A217]-[.$A216])*([.C216]+[.C217])/2" office:value-type="float" office:value="3.57205105866233">
            <text:p>3.5720511</text:p>
          </table:table-cell>
          <table:table-cell table:formula="of:=[.C216]+([.$A217]-[.$A216])*([.D216]+[.D217])/2" office:value-type="float" office:value="0.99997962992636">
            <text:p>0.9999796</text:p>
          </table:table-cell>
          <table:table-cell table:formula="of:=[.D216]+([.$A217]-[.$A216])*([.E216]+[.E217])/2" office:value-type="float" office:value="0.0000687595518081564">
            <text:p>0.0000688</text:p>
          </table:table-cell>
          <table:table-cell table:formula="of:=[.C217]^2-[.B217]*[.D217]-1" office:value-type="float" office:value="-0.000286352362168674">
            <text:p>-0.0002864</text:p>
          </table:table-cell>
          <table:table-cell table:formula="of:=[.F216]+([.A217]-[.A216])*0.5*(2-[.C217]-[.C216])" office:value-type="float" office:value="0.647948941337664">
            <text:p>0.6479489</text:p>
          </table:table-cell>
          <table:table-cell table:formula="of:=[.G216]+([.A217]-[.A216])*0.5*([.C217]*(1-[.C217])+[.C216]*(1-[.C216]))" office:value-type="float" office:value="0.292303059036261">
            <text:p>0.2923031</text:p>
          </table:table-cell>
          <table:table-cell table:formula="of:=[.F217]/[.G217]" office:value-type="float" office:value="2.21670256710274">
            <text:p>2.2167026</text:p>
          </table:table-cell>
          <table:table-cell table:number-columns-repeated="1016"/>
        </table:table-row>
        <table:table-row table:style-name="ro1">
          <table:table-cell table:formula="of:=[.A217]+[.$B$3]" office:value-type="float" office:value="4.24">
            <text:p>4.24</text:p>
          </table:table-cell>
          <table:table-cell table:formula="of:=[.B217]+([.$A218]-[.$A217])*([.C217]+[.C218])/2" office:value-type="float" office:value="3.59205066446111">
            <text:p>3.5920507</text:p>
          </table:table-cell>
          <table:table-cell table:formula="of:=[.C217]+([.$A218]-[.$A217])*([.D217]+[.D218])/2" office:value-type="float" office:value="0.999980949951145">
            <text:p>0.9999809</text:p>
          </table:table-cell>
          <table:table-cell table:formula="of:=[.D217]+([.$A218]-[.$A217])*([.E217]+[.E218])/2" office:value-type="float" office:value="0.0000632429266803627">
            <text:p>0.0000632</text:p>
          </table:table-cell>
          <table:table-cell table:formula="of:=[.C218]^2-[.B218]*[.D218]-1" office:value-type="float" office:value="-0.00026527153160949">
            <text:p>-0.0002653</text:p>
          </table:table-cell>
          <table:table-cell table:formula="of:=[.F217]+([.A218]-[.A217])*0.5*(2-[.C218]-[.C217])" office:value-type="float" office:value="0.647949335538889">
            <text:p>0.6479493</text:p>
          </table:table-cell>
          <table:table-cell table:formula="of:=[.G217]+([.A218]-[.A217])*0.5*([.C218]*(1-[.C218])+[.C217]*(1-[.C217]))" office:value-type="float" office:value="0.292303453229708">
            <text:p>0.2923035</text:p>
          </table:table-cell>
          <table:table-cell table:formula="of:=[.F218]/[.G218]" office:value-type="float" office:value="2.21670092631337">
            <text:p>2.2167009</text:p>
          </table:table-cell>
          <table:table-cell table:number-columns-repeated="1016"/>
        </table:table-row>
        <table:table-row table:style-name="ro1">
          <table:table-cell table:formula="of:=[.A218]+[.$B$3]" office:value-type="float" office:value="4.26">
            <text:p>4.26</text:p>
          </table:table-cell>
          <table:table-cell table:formula="of:=[.B218]+([.$A219]-[.$A218])*([.C218]+[.C219])/2" office:value-type="float" office:value="3.61205029559775">
            <text:p>3.6120503</text:p>
          </table:table-cell>
          <table:table-cell table:formula="of:=[.C218]+([.$A219]-[.$A218])*([.D218]+[.D219])/2" office:value-type="float" office:value="0.999982163713378">
            <text:p>0.9999822</text:p>
          </table:table-cell>
          <table:table-cell table:formula="of:=[.D218]+([.$A219]-[.$A218])*([.E218]+[.E219])/2" office:value-type="float" office:value="0.0000581332965969709">
            <text:p>0.0000581</text:p>
          </table:table-cell>
          <table:table-cell table:formula="of:=[.C219]^2-[.B219]*[.D219]-1" office:value-type="float" office:value="-0.000245652646267858">
            <text:p>-0.0002457</text:p>
          </table:table-cell>
          <table:table-cell table:formula="of:=[.F218]+([.A219]-[.A218])*0.5*(2-[.C219]-[.C218])" office:value-type="float" office:value="0.647949704402244">
            <text:p>0.6479497</text:p>
          </table:table-cell>
          <table:table-cell table:formula="of:=[.G218]+([.A219]-[.A218])*0.5*([.C219]*(1-[.C219])+[.C218]*(1-[.C218]))" office:value-type="float" office:value="0.292303822086252">
            <text:p>0.2923038</text:p>
          </table:table-cell>
          <table:table-cell table:formula="of:=[.F219]/[.G219]" office:value-type="float" office:value="2.21669939098863">
            <text:p>2.2166994</text:p>
          </table:table-cell>
          <table:table-cell table:number-columns-repeated="1016"/>
        </table:table-row>
        <table:table-row table:style-name="ro1">
          <table:table-cell table:formula="of:=[.A219]+[.$B$3]" office:value-type="float" office:value="4.28">
            <text:p>4.28</text:p>
          </table:table-cell>
          <table:table-cell table:formula="of:=[.B219]+([.$A220]-[.$A219])*([.C219]+[.C220])/2" office:value-type="float" office:value="3.63204995002559">
            <text:p>3.6320500</text:p>
          </table:table-cell>
          <table:table-cell table:formula="of:=[.C219]+([.$A220]-[.$A219])*([.D219]+[.D220])/2" office:value-type="float" office:value="0.999983279069978">
            <text:p>0.9999833</text:p>
          </table:table-cell>
          <table:table-cell table:formula="of:=[.D219]+([.$A220]-[.$A219])*([.E219]+[.E220])/2" office:value-type="float" office:value="0.0000534023633945151">
            <text:p>0.0000534</text:p>
          </table:table-cell>
          <table:table-cell table:formula="of:=[.C220]^2-[.B220]*[.D220]-1" office:value-type="float" office:value="-0.000227401631752722">
            <text:p>-0.0002274</text:p>
          </table:table-cell>
          <table:table-cell table:formula="of:=[.F219]+([.A220]-[.A219])*0.5*(2-[.C220]-[.C219])" office:value-type="float" office:value="0.647950049974411">
            <text:p>0.6479500</text:p>
          </table:table-cell>
          <table:table-cell table:formula="of:=[.G219]+([.A220]-[.A219])*0.5*([.C220]*(1-[.C220])+[.C219]*(1-[.C219]))" office:value-type="float" office:value="0.292304167652441">
            <text:p>0.2923042</text:p>
          </table:table-cell>
          <table:table-cell table:formula="of:=[.F220]/[.G220]" office:value-type="float" office:value="2.21669795260957">
            <text:p>2.2166980</text:p>
          </table:table-cell>
          <table:table-cell table:number-columns-repeated="1016"/>
        </table:table-row>
        <table:table-row table:style-name="ro1">
          <table:table-cell table:formula="of:=[.A220]+[.$B$3]" office:value-type="float" office:value="4.3">
            <text:p>4.30</text:p>
          </table:table-cell>
          <table:table-cell table:formula="of:=[.B220]+([.$A221]-[.$A220])*([.C220]+[.C221])/2" office:value-type="float" office:value="3.65204962584959">
            <text:p>3.6520496</text:p>
          </table:table-cell>
          <table:table-cell table:formula="of:=[.C220]+([.$A221]-[.$A220])*([.D220]+[.D221])/2" office:value-type="float" office:value="0.999984303330166">
            <text:p>0.9999843</text:p>
          </table:table-cell>
          <table:table-cell table:formula="of:=[.D220]+([.$A221]-[.$A220])*([.E220]+[.E221])/2" office:value-type="float" office:value="0.0000490236553785134">
            <text:p>0.0000490</text:p>
          </table:table-cell>
          <table:table-cell table:formula="of:=[.C221]^2-[.B221]*[.D221]-1" office:value-type="float" office:value="-0.000210429915565746">
            <text:p>-0.0002104</text:p>
          </table:table-cell>
          <table:table-cell table:formula="of:=[.F220]+([.A221]-[.A220])*0.5*(2-[.C221]-[.C220])" office:value-type="float" office:value="0.647950374150409">
            <text:p>0.6479504</text:p>
          </table:table-cell>
          <table:table-cell table:formula="of:=[.G220]+([.A221]-[.A220])*0.5*([.C221]*(1-[.C221])+[.C220]*(1-[.C220]))" office:value-type="float" office:value="0.29230449182318">
            <text:p>0.2923045</text:p>
          </table:table-cell>
          <table:table-cell table:formula="of:=[.F221]/[.G221]" office:value-type="float" office:value="2.21669660328848">
            <text:p>2.2166966</text:p>
          </table:table-cell>
          <table:table-cell table:number-columns-repeated="1016"/>
        </table:table-row>
        <table:table-row table:style-name="ro1">
          <table:table-cell table:formula="of:=[.A221]+[.$B$3]" office:value-type="float" office:value="4.32">
            <text:p>4.32</text:p>
          </table:table-cell>
          <table:table-cell table:formula="of:=[.B221]+([.$A222]-[.$A221])*([.C221]+[.C222])/2" office:value-type="float" office:value="3.6720493213158">
            <text:p>3.6720493</text:p>
          </table:table-cell>
          <table:table-cell table:formula="of:=[.C221]+([.$A222]-[.$A221])*([.D221]+[.D222])/2" office:value-type="float" office:value="0.999985243290921">
            <text:p>0.9999852</text:p>
          </table:table-cell>
          <table:table-cell table:formula="of:=[.D221]+([.$A222]-[.$A221])*([.E221]+[.E222])/2" office:value-type="float" office:value="0.0000449724201053798">
            <text:p>0.0000450</text:p>
          </table:table-cell>
          <table:table-cell table:formula="of:=[.C222]^2-[.B222]*[.D222]-1" office:value-type="float" office:value="-0.000194654145124096">
            <text:p>-0.0001947</text:p>
          </table:table-cell>
          <table:table-cell table:formula="of:=[.F221]+([.A222]-[.A221])*0.5*(2-[.C222]-[.C221])" office:value-type="float" office:value="0.647950678684198">
            <text:p>0.6479507</text:p>
          </table:table-cell>
          <table:table-cell table:formula="of:=[.G221]+([.A222]-[.A221])*0.5*([.C222]*(1-[.C222])+[.C221]*(1-[.C221]))" office:value-type="float" office:value="0.292304796352328">
            <text:p>0.2923048</text:p>
          </table:table-cell>
          <table:table-cell table:formula="of:=[.F222]/[.G222]" office:value-type="float" office:value="2.21669533572482">
            <text:p>2.2166953</text:p>
          </table:table-cell>
          <table:table-cell table:number-columns-repeated="1016"/>
        </table:table-row>
        <table:table-row table:style-name="ro1">
          <table:table-cell table:formula="of:=[.A222]+[.$B$3]" office:value-type="float" office:value="4.34">
            <text:p>4.34</text:p>
          </table:table-cell>
          <table:table-cell table:formula="of:=[.B222]+([.$A223]-[.$A222])*([.C222]+[.C223])/2" office:value-type="float" office:value="3.69204903480141">
            <text:p>3.6920490</text:p>
          </table:table-cell>
          <table:table-cell table:formula="of:=[.C222]+([.$A223]-[.$A222])*([.D222]+[.D223])/2" office:value-type="float" office:value="0.999986105270349">
            <text:p>0.9999861</text:p>
          </table:table-cell>
          <table:table-cell table:formula="of:=[.D222]+([.$A223]-[.$A222])*([.E222]+[.E223])/2" office:value-type="float" office:value="0.0000412255226868637">
            <text:p>0.0000412</text:p>
          </table:table-cell>
          <table:table-cell table:formula="of:=[.C223]^2-[.B223]*[.D223]-1" office:value-type="float" office:value="-0.000179995917484521">
            <text:p>-0.0001800</text:p>
          </table:table-cell>
          <table:table-cell table:formula="of:=[.F222]+([.A223]-[.A222])*0.5*(2-[.C223]-[.C222])" office:value-type="float" office:value="0.647950965198586">
            <text:p>0.6479510</text:p>
          </table:table-cell>
          <table:table-cell table:formula="of:=[.G222]+([.A223]-[.A222])*0.5*([.C223]*(1-[.C223])+[.C222]*(1-[.C222]))" office:value-type="float" office:value="0.292305082862607">
            <text:p>0.2923051</text:p>
          </table:table-cell>
          <table:table-cell table:formula="of:=[.F223]/[.G223]" office:value-type="float" office:value="2.21669414316392">
            <text:p>2.2166941</text:p>
          </table:table-cell>
          <table:table-cell table:number-columns-repeated="1016"/>
        </table:table-row>
        <table:table-row table:style-name="ro1">
          <table:table-cell table:formula="of:=[.A223]+[.$B$3]" office:value-type="float" office:value="4.36">
            <text:p>4.36</text:p>
          </table:table-cell>
          <table:table-cell table:formula="of:=[.B223]+([.$A224]-[.$A223])*([.C223]+[.C224])/2" office:value-type="float" office:value="3.7120487648055">
            <text:p>3.7120488</text:p>
          </table:table-cell>
          <table:table-cell table:formula="of:=[.C223]+([.$A224]-[.$A223])*([.D223]+[.D224])/2" office:value-type="float" office:value="0.999986895139069">
            <text:p>0.9999869</text:p>
          </table:table-cell>
          <table:table-cell table:formula="of:=[.D223]+([.$A224]-[.$A223])*([.E223]+[.E224])/2" office:value-type="float" office:value="0.0000377613493860071">
            <text:p>0.0000378</text:p>
          </table:table-cell>
          <table:table-cell table:formula="of:=[.C224]^2-[.B224]*[.D224]-1" office:value-type="float" office:value="-0.000166381520469661">
            <text:p>-0.0001664</text:p>
          </table:table-cell>
          <table:table-cell table:formula="of:=[.F223]+([.A224]-[.A223])*0.5*(2-[.C224]-[.C223])" office:value-type="float" office:value="0.647951235194492">
            <text:p>0.6479512</text:p>
          </table:table-cell>
          <table:table-cell table:formula="of:=[.G223]+([.A224]-[.A223])*0.5*([.C224]*(1-[.C224])+[.C223]*(1-[.C223]))" office:value-type="float" office:value="0.292305352854864">
            <text:p>0.2923054</text:p>
          </table:table-cell>
          <table:table-cell table:formula="of:=[.F224]/[.G224]" office:value-type="float" office:value="2.21669301935847">
            <text:p>2.2166930</text:p>
          </table:table-cell>
          <table:table-cell table:number-columns-repeated="1016"/>
        </table:table-row>
        <table:table-row table:style-name="ro1">
          <table:table-cell table:formula="of:=[.A224]+[.$B$3]" office:value-type="float" office:value="4.37999999999999">
            <text:p>4.38</text:p>
          </table:table-cell>
          <table:table-cell table:formula="of:=[.B224]+([.$A225]-[.$A224])*([.C224]+[.C225])/2" office:value-type="float" office:value="3.73204850994039">
            <text:p>3.7320485</text:p>
          </table:table-cell>
          <table:table-cell table:formula="of:=[.C224]+([.$A225]-[.$A224])*([.D224]+[.D225])/2" office:value-type="float" office:value="0.999987618349726">
            <text:p>0.9999876</text:p>
          </table:table-cell>
          <table:table-cell table:formula="of:=[.D224]+([.$A225]-[.$A224])*([.E224]+[.E225])/2" office:value-type="float" office:value="0.0000345597162796216">
            <text:p>0.0000346</text:p>
          </table:table-cell>
          <table:table-cell table:formula="of:=[.C225]^2-[.B225]*[.D225]-1" office:value-type="float" office:value="-0.00015374168488802">
            <text:p>-0.0001537</text:p>
          </table:table-cell>
          <table:table-cell table:formula="of:=[.F224]+([.A225]-[.A224])*0.5*(2-[.C225]-[.C224])" office:value-type="float" office:value="0.647951490059604">
            <text:p>0.6479515</text:p>
          </table:table-cell>
          <table:table-cell table:formula="of:=[.G224]+([.A225]-[.A224])*0.5*([.C225]*(1-[.C225])+[.C224]*(1-[.C224]))" office:value-type="float" office:value="0.292305607716726">
            <text:p>0.2923056</text:p>
          </table:table-cell>
          <table:table-cell table:formula="of:=[.F225]/[.G225]" office:value-type="float" office:value="2.21669195853244">
            <text:p>2.2166920</text:p>
          </table:table-cell>
          <table:table-cell table:number-columns-repeated="1016"/>
        </table:table-row>
        <table:table-row table:style-name="ro1">
          <table:table-cell table:formula="of:=[.A225]+[.$B$3]" office:value-type="float" office:value="4.39999999999999">
            <text:p>4.40</text:p>
          </table:table-cell>
          <table:table-cell table:formula="of:=[.B225]+([.$A226]-[.$A225])*([.C225]+[.C226])/2" office:value-type="float" office:value="3.75204826892354">
            <text:p>3.7520483</text:p>
          </table:table-cell>
          <table:table-cell table:formula="of:=[.C225]+([.$A226]-[.$A225])*([.D225]+[.D226])/2" office:value-type="float" office:value="0.999988279964716">
            <text:p>0.9999883</text:p>
          </table:table-cell>
          <table:table-cell table:formula="of:=[.D225]+([.$A226]-[.$A225])*([.E225]+[.E226])/2" office:value-type="float" office:value="0.0000316017827685143">
            <text:p>0.0000316</text:p>
          </table:table-cell>
          <table:table-cell table:formula="of:=[.C226]^2-[.B226]*[.D226]-1" office:value-type="float" office:value="-0.000142011347539217">
            <text:p>-0.0001420</text:p>
          </table:table-cell>
          <table:table-cell table:formula="of:=[.F225]+([.A226]-[.A225])*0.5*(2-[.C226]-[.C225])" office:value-type="float" office:value="0.647951731076459">
            <text:p>0.6479517</text:p>
          </table:table-cell>
          <table:table-cell table:formula="of:=[.G225]+([.A226]-[.A225])*0.5*([.C226]*(1-[.C226])+[.C225]*(1-[.C225]))" office:value-type="float" office:value="0.292305848730675">
            <text:p>0.2923058</text:p>
          </table:table-cell>
          <table:table-cell table:formula="of:=[.F226]/[.G226]" office:value-type="float" office:value="2.21669095534749">
            <text:p>2.2166910</text:p>
          </table:table-cell>
          <table:table-cell table:number-columns-repeated="1016"/>
        </table:table-row>
        <table:table-row table:style-name="ro1">
          <table:table-cell table:formula="of:=[.A226]+[.$B$3]" office:value-type="float" office:value="4.41999999999999">
            <text:p>4.42</text:p>
          </table:table-cell>
          <table:table-cell table:formula="of:=[.B226]+([.$A227]-[.$A226])*([.C226]+[.C227])/2" office:value-type="float" office:value="3.77204804057">
            <text:p>3.7720480</text:p>
          </table:table-cell>
          <table:table-cell table:formula="of:=[.C226]+([.$A227]-[.$A226])*([.D226]+[.D227])/2" office:value-type="float" office:value="0.999988884682241">
            <text:p>0.9999889</text:p>
          </table:table-cell>
          <table:table-cell table:formula="of:=[.D226]+([.$A227]-[.$A226])*([.E226]+[.E227])/2" office:value-type="float" office:value="0.0000288699697228932">
            <text:p>0.0000289</text:p>
          </table:table-cell>
          <table:table-cell table:formula="of:=[.C227]^2-[.B227]*[.D227]-1" office:value-type="float" office:value="-0.000131129424691401">
            <text:p>-0.0001311</text:p>
          </table:table-cell>
          <table:table-cell table:formula="of:=[.F226]+([.A227]-[.A226])*0.5*(2-[.C227]-[.C226])" office:value-type="float" office:value="0.64795195942999">
            <text:p>0.6479520</text:p>
          </table:table-cell>
          <table:table-cell table:formula="of:=[.G226]+([.A227]-[.A226])*0.5*([.C227]*(1-[.C227])+[.C226]*(1-[.C226]))" office:value-type="float" office:value="0.292306077081596">
            <text:p>0.2923061</text:p>
          </table:table-cell>
          <table:table-cell table:formula="of:=[.F227]/[.G227]" office:value-type="float" office:value="2.21669000487156">
            <text:p>2.2166900</text:p>
          </table:table-cell>
          <table:table-cell table:number-columns-repeated="1016"/>
        </table:table-row>
        <table:table-row table:style-name="ro1">
          <table:table-cell table:formula="of:=[.A227]+[.$B$3]" office:value-type="float" office:value="4.43999999999999">
            <text:p>4.44</text:p>
          </table:table-cell>
          <table:table-cell table:formula="of:=[.B227]+([.$A228]-[.$A227])*([.C227]+[.C228])/2" office:value-type="float" office:value="3.79204782378543">
            <text:p>3.7920478</text:p>
          </table:table-cell>
          <table:table-cell table:formula="of:=[.C227]+([.$A228]-[.$A227])*([.D227]+[.D228])/2" office:value-type="float" office:value="0.999989436860759">
            <text:p>0.9999894</text:p>
          </table:table-cell>
          <table:table-cell table:formula="of:=[.D227]+([.$A228]-[.$A227])*([.E227]+[.E228])/2" office:value-type="float" office:value="0.0000263478820566553">
            <text:p>0.0000263</text:p>
          </table:table-cell>
          <table:table-cell table:formula="of:=[.C228]^2-[.B228]*[.D228]-1" office:value-type="float" office:value="-0.000121038595715883">
            <text:p>-0.0001210</text:p>
          </table:table-cell>
          <table:table-cell table:formula="of:=[.F227]+([.A228]-[.A227])*0.5*(2-[.C228]-[.C227])" office:value-type="float" office:value="0.64795217621456">
            <text:p>0.6479522</text:p>
          </table:table-cell>
          <table:table-cell table:formula="of:=[.G227]+([.A228]-[.A227])*0.5*([.C228]*(1-[.C228])+[.C227]*(1-[.C227]))" office:value-type="float" office:value="0.292306293863815">
            <text:p>0.2923063</text:p>
          </table:table-cell>
          <table:table-cell table:formula="of:=[.F228]/[.G228]" office:value-type="float" office:value="2.21668910254953">
            <text:p>2.2166891</text:p>
          </table:table-cell>
          <table:table-cell table:number-columns-repeated="1016"/>
        </table:table-row>
        <table:table-row table:style-name="ro1">
          <table:table-cell table:formula="of:=[.A228]+[.$B$3]" office:value-type="float" office:value="4.45999999999999">
            <text:p>4.46</text:p>
          </table:table-cell>
          <table:table-cell table:formula="of:=[.B228]+([.$A229]-[.$A228])*([.C228]+[.C229])/2" office:value-type="float" office:value="3.81204761755946">
            <text:p>3.8120476</text:p>
          </table:table-cell>
          <table:table-cell table:formula="of:=[.C228]+([.$A229]-[.$A228])*([.D228]+[.D229])/2" office:value-type="float" office:value="0.999989940541935">
            <text:p>0.9999899</text:p>
          </table:table-cell>
          <table:table-cell table:formula="of:=[.D228]+([.$A229]-[.$A228])*([.E228]+[.E229])/2" office:value-type="float" office:value="0.0000240202355305374">
            <text:p>0.0000240</text:p>
          </table:table-cell>
          <table:table-cell table:formula="of:=[.C229]^2-[.B229]*[.D229]-1" office:value-type="float" office:value="-0.000111685096564451">
            <text:p>-0.0001117</text:p>
          </table:table-cell>
          <table:table-cell table:formula="of:=[.F228]+([.A229]-[.A228])*0.5*(2-[.C229]-[.C228])" office:value-type="float" office:value="0.647952382440533">
            <text:p>0.6479524</text:p>
          </table:table-cell>
          <table:table-cell table:formula="of:=[.G228]+([.A229]-[.A228])*0.5*([.C229]*(1-[.C229])+[.C228]*(1-[.C228]))" office:value-type="float" office:value="0.29230650008766">
            <text:p>0.2923065</text:p>
          </table:table-cell>
          <table:table-cell table:formula="of:=[.F229]/[.G229]" office:value-type="float" office:value="2.21668824417595">
            <text:p>2.2166882</text:p>
          </table:table-cell>
          <table:table-cell table:number-columns-repeated="1016"/>
        </table:table-row>
        <table:table-row table:style-name="ro1">
          <table:table-cell table:formula="of:=[.A229]+[.$B$3]" office:value-type="float" office:value="4.47999999999999">
            <text:p>4.48</text:p>
          </table:table-cell>
          <table:table-cell table:formula="of:=[.B229]+([.$A230]-[.$A229])*([.C229]+[.C230])/2" office:value-type="float" office:value="3.8320474209596">
            <text:p>3.8320474</text:p>
          </table:table-cell>
          <table:table-cell table:formula="of:=[.C229]+([.$A230]-[.$A229])*([.D229]+[.D230])/2" office:value-type="float" office:value="0.999990399472166">
            <text:p>0.9999904</text:p>
          </table:table-cell>
          <table:table-cell table:formula="of:=[.D229]+([.$A230]-[.$A229])*([.E229]+[.E230])/2" office:value-type="float" office:value="0.0000218727875904856">
            <text:p>0.0000219</text:p>
          </table:table-cell>
          <table:table-cell table:formula="of:=[.C230]^2-[.B230]*[.D230]-1" office:value-type="float" office:value="-0.000103018522772391">
            <text:p>-0.0001030</text:p>
          </table:table-cell>
          <table:table-cell table:formula="of:=[.F229]+([.A230]-[.A229])*0.5*(2-[.C230]-[.C229])" office:value-type="float" office:value="0.647952579040392">
            <text:p>0.6479526</text:p>
          </table:table-cell>
          <table:table-cell table:formula="of:=[.G229]+([.A230]-[.A229])*0.5*([.C230]*(1-[.C230])+[.C229]*(1-[.C229]))" office:value-type="float" office:value="0.292306696685586">
            <text:p>0.2923067</text:p>
          </table:table-cell>
          <table:table-cell table:formula="of:=[.F230]/[.G230]" office:value-type="float" office:value="2.21668742586951">
            <text:p>2.2166874</text:p>
          </table:table-cell>
          <table:table-cell table:number-columns-repeated="1016"/>
        </table:table-row>
        <table:table-row table:style-name="ro1">
          <table:table-cell table:formula="of:=[.A230]+[.$B$3]" office:value-type="float" office:value="4.49999999999999">
            <text:p>4.50</text:p>
          </table:table-cell>
          <table:table-cell table:formula="of:=[.B230]+([.$A231]-[.$A230])*([.C230]+[.C231])/2" office:value-type="float" office:value="3.85204723312555">
            <text:p>3.8520472</text:p>
          </table:table-cell>
          <table:table-cell table:formula="of:=[.C230]+([.$A231]-[.$A230])*([.D230]+[.D231])/2" office:value-type="float" office:value="0.999990817122763">
            <text:p>0.9999908</text:p>
          </table:table-cell>
          <table:table-cell table:formula="of:=[.D230]+([.$A231]-[.$A230])*([.E230]+[.E231])/2" office:value-type="float" office:value="0.0000198922720538176">
            <text:p>0.0000199</text:p>
          </table:table-cell>
          <table:table-cell table:formula="of:=[.C231]^2-[.B231]*[.D231]-1" office:value-type="float" office:value="-0.0000949916416745911">
            <text:p>-0.0000950</text:p>
          </table:table-cell>
          <table:table-cell table:formula="of:=[.F230]+([.A231]-[.A230])*0.5*(2-[.C231]-[.C230])" office:value-type="float" office:value="0.647952766874442">
            <text:p>0.6479528</text:p>
          </table:table-cell>
          <table:table-cell table:formula="of:=[.G230]+([.A231]-[.A230])*0.5*([.C231]*(1-[.C231])+[.C230]*(1-[.C230]))" office:value-type="float" office:value="0.292306884517872">
            <text:p>0.2923069</text:p>
          </table:table-cell>
          <table:table-cell table:formula="of:=[.F231]/[.G231]" office:value-type="float" office:value="2.21668664404935">
            <text:p>2.2166866</text:p>
          </table:table-cell>
          <table:table-cell table:number-columns-repeated="1016"/>
        </table:table-row>
        <table:table-row table:style-name="ro1">
          <table:table-cell table:formula="of:=[.A231]+[.$B$3]" office:value-type="float" office:value="4.51999999999999">
            <text:p>4.52</text:p>
          </table:table-cell>
          <table:table-cell table:formula="of:=[.B231]+([.$A232]-[.$A231])*([.C231]+[.C232])/2" office:value-type="float" office:value="3.87204705326387">
            <text:p>3.8720471</text:p>
          </table:table-cell>
          <table:table-cell table:formula="of:=[.C231]+([.$A232]-[.$A231])*([.D231]+[.D232])/2" office:value-type="float" office:value="0.999991196708858">
            <text:p>0.9999912</text:p>
          </table:table-cell>
          <table:table-cell table:formula="of:=[.D231]+([.$A232]-[.$A231])*([.E231]+[.E232])/2" office:value-type="float" office:value="0.0000180663374620905">
            <text:p>0.0000181</text:p>
          </table:table-cell>
          <table:table-cell table:formula="of:=[.C232]^2-[.B232]*[.D232]-1" office:value-type="float" office:value="-0.0000875602135195219">
            <text:p>-0.0000876</text:p>
          </table:table-cell>
          <table:table-cell table:formula="of:=[.F231]+([.A232]-[.A231])*0.5*(2-[.C232]-[.C231])" office:value-type="float" office:value="0.647952946736126">
            <text:p>0.6479529</text:p>
          </table:table-cell>
          <table:table-cell table:formula="of:=[.G231]+([.A232]-[.A231])*0.5*([.C232]*(1-[.C232])+[.C231]*(1-[.C231]))" office:value-type="float" office:value="0.292307064377937">
            <text:p>0.2923071</text:p>
          </table:table-cell>
          <table:table-cell table:formula="of:=[.F232]/[.G232]" office:value-type="float" office:value="2.21668589541291">
            <text:p>2.2166859</text:p>
          </table:table-cell>
          <table:table-cell table:number-columns-repeated="1016"/>
        </table:table-row>
        <table:table-row table:style-name="ro1">
          <table:table-cell table:formula="of:=[.A232]+[.$B$3]" office:value-type="float" office:value="4.53999999999999">
            <text:p>4.54</text:p>
          </table:table-cell>
          <table:table-cell table:formula="of:=[.B232]+([.$A233]-[.$A232])*([.C232]+[.C233])/2" office:value-type="float" office:value="3.89204688064303">
            <text:p>3.8920469</text:p>
          </table:table-cell>
          <table:table-cell table:formula="of:=[.C232]+([.$A233]-[.$A232])*([.D232]+[.D233])/2" office:value-type="float" office:value="0.999991541207122">
            <text:p>0.9999915</text:p>
          </table:table-cell>
          <table:table-cell table:formula="of:=[.D232]+([.$A233]-[.$A232])*([.E232]+[.E233])/2" office:value-type="float" office:value="0.0000163834889257898">
            <text:p>0.0000164</text:p>
          </table:table-cell>
          <table:table-cell table:formula="of:=[.C233]^2-[.B233]*[.D233]-1" office:value-type="float" office:value="-0.000080682821172795">
            <text:p>-0.0000807</text:p>
          </table:table-cell>
          <table:table-cell table:formula="of:=[.F232]+([.A233]-[.A232])*0.5*(2-[.C233]-[.C232])" office:value-type="float" office:value="0.647953119356966">
            <text:p>0.6479531</text:p>
          </table:table-cell>
          <table:table-cell table:formula="of:=[.G232]+([.A233]-[.A232])*0.5*([.C233]*(1-[.C233])+[.C232]*(1-[.C232]))" office:value-type="float" office:value="0.292307236997287">
            <text:p>0.2923072</text:p>
          </table:table-cell>
          <table:table-cell table:formula="of:=[.F233]/[.G233]" office:value-type="float" office:value="2.21668517691534">
            <text:p>2.2166852</text:p>
          </table:table-cell>
          <table:table-cell table:number-columns-repeated="1016"/>
        </table:table-row>
        <table:table-row table:style-name="ro1">
          <table:table-cell table:formula="of:=[.A233]+[.$B$3]" office:value-type="float" office:value="4.55999999999999">
            <text:p>4.56</text:p>
          </table:table-cell>
          <table:table-cell table:formula="of:=[.B233]+([.$A234]-[.$A233])*([.C233]+[.C234])/2" office:value-type="float" office:value="3.91204671458882">
            <text:p>3.9120467</text:p>
          </table:table-cell>
          <table:table-cell table:formula="of:=[.C233]+([.$A234]-[.$A233])*([.D233]+[.D234])/2" office:value-type="float" office:value="0.999991853372344">
            <text:p>0.9999919</text:p>
          </table:table-cell>
          <table:table-cell table:formula="of:=[.D233]+([.$A234]-[.$A233])*([.E233]+[.E234])/2" office:value-type="float" office:value="0.0000148330332921433">
            <text:p>0.0000148</text:p>
          </table:table-cell>
          <table:table-cell table:formula="of:=[.C234]^2-[.B234]*[.D234]-1" office:value-type="float" office:value="-0.0000743207081022046">
            <text:p>-0.0000743</text:p>
          </table:table-cell>
          <table:table-cell table:formula="of:=[.F233]+([.A234]-[.A233])*0.5*(2-[.C234]-[.C233])" office:value-type="float" office:value="0.647953285411172">
            <text:p>0.6479533</text:p>
          </table:table-cell>
          <table:table-cell table:formula="of:=[.G233]+([.A234]-[.A233])*0.5*([.C234]*(1-[.C234])+[.C233]*(1-[.C233]))" office:value-type="float" office:value="0.292307403050113">
            <text:p>0.2923074</text:p>
          </table:table-cell>
          <table:table-cell table:formula="of:=[.F234]/[.G234]" office:value-type="float" office:value="2.21668448575039">
            <text:p>2.2166845</text:p>
          </table:table-cell>
          <table:table-cell table:number-columns-repeated="1016"/>
        </table:table-row>
        <table:table-row table:style-name="ro1">
          <table:table-cell table:formula="of:=[.A234]+[.$B$3]" office:value-type="float" office:value="4.57999999999999">
            <text:p>4.58</text:p>
          </table:table-cell>
          <table:table-cell table:formula="of:=[.B234]+([.$A235]-[.$A234])*([.C234]+[.C235])/2" office:value-type="float" office:value="3.93204655448007">
            <text:p>3.9320466</text:p>
          </table:table-cell>
          <table:table-cell table:formula="of:=[.C234]+([.$A235]-[.$A234])*([.D234]+[.D235])/2" office:value-type="float" office:value="0.999992135752952">
            <text:p>0.9999921</text:p>
          </table:table-cell>
          <table:table-cell table:formula="of:=[.D234]+([.$A235]-[.$A234])*([.E234]+[.E235])/2" office:value-type="float" office:value="0.0000134050274734445">
            <text:p>0.0000134</text:p>
          </table:table-cell>
          <table:table-cell table:formula="of:=[.C235]^2-[.B235]*[.D235]-1" office:value-type="float" office:value="-0.0000684376243397233">
            <text:p>-0.0000684</text:p>
          </table:table-cell>
          <table:table-cell table:formula="of:=[.F234]+([.A235]-[.A234])*0.5*(2-[.C235]-[.C234])" office:value-type="float" office:value="0.647953445519919">
            <text:p>0.6479534</text:p>
          </table:table-cell>
          <table:table-cell table:formula="of:=[.G234]+([.A235]-[.A234])*0.5*([.C235]*(1-[.C235])+[.C234]*(1-[.C234]))" office:value-type="float" office:value="0.292307563157578">
            <text:p>0.2923076</text:p>
          </table:table-cell>
          <table:table-cell table:formula="of:=[.F235]/[.G235]" office:value-type="float" office:value="2.21668381933251">
            <text:p>2.2166838</text:p>
          </table:table-cell>
          <table:table-cell table:number-columns-repeated="1016"/>
        </table:table-row>
        <table:table-row table:style-name="ro1">
          <table:table-cell table:formula="of:=[.A235]+[.$B$3]" office:value-type="float" office:value="4.59999999999999">
            <text:p>4.60</text:p>
          </table:table-cell>
          <table:table-cell table:formula="of:=[.B235]+([.$A236]-[.$A235])*([.C235]+[.C236])/2" office:value-type="float" office:value="3.95204639974466">
            <text:p>3.9520464</text:p>
          </table:table-cell>
          <table:table-cell table:formula="of:=[.C235]+([.$A236]-[.$A235])*([.D235]+[.D236])/2" office:value-type="float" office:value="0.999992390705524">
            <text:p>0.9999924</text:p>
          </table:table-cell>
          <table:table-cell table:formula="of:=[.D235]+([.$A236]-[.$A235])*([.E235]+[.E236])/2" office:value-type="float" office:value="0.0000120902297793715">
            <text:p>0.0000121</text:p>
          </table:table-cell>
          <table:table-cell table:formula="of:=[.C236]^2-[.B236]*[.D236]-1" office:value-type="float" office:value="-0.0000629996801218002">
            <text:p>-0.0000630</text:p>
          </table:table-cell>
          <table:table-cell table:formula="of:=[.F235]+([.A236]-[.A235])*0.5*(2-[.C236]-[.C235])" office:value-type="float" office:value="0.647953600255334">
            <text:p>0.6479536</text:p>
          </table:table-cell>
          <table:table-cell table:formula="of:=[.G235]+([.A236]-[.A235])*0.5*([.C236]*(1-[.C236])+[.C235]*(1-[.C235]))" office:value-type="float" office:value="0.292307717891796">
            <text:p>0.2923077</text:p>
          </table:table-cell>
          <table:table-cell table:formula="of:=[.F236]/[.G236]" office:value-type="float" office:value="2.21668317528033">
            <text:p>2.2166832</text:p>
          </table:table-cell>
          <table:table-cell table:number-columns-repeated="1016"/>
        </table:table-row>
        <table:table-row table:style-name="ro1">
          <table:table-cell table:formula="of:=[.A236]+[.$B$3]" office:value-type="float" office:value="4.61999999999999">
            <text:p>4.62</text:p>
          </table:table-cell>
          <table:table-cell table:formula="of:=[.B236]+([.$A237]-[.$A236])*([.C236]+[.C237])/2" office:value-type="float" office:value="3.97204624985579">
            <text:p>3.9720462</text:p>
          </table:table-cell>
          <table:table-cell table:formula="of:=[.C236]+([.$A237]-[.$A236])*([.D236]+[.D237])/2" office:value-type="float" office:value="0.999992620408363">
            <text:p>0.9999926</text:p>
          </table:table-cell>
          <table:table-cell table:formula="of:=[.D236]+([.$A237]-[.$A236])*([.E236]+[.E237])/2" office:value-type="float" office:value="0.0000108800541026657">
            <text:p>0.0000109</text:p>
          </table:table-cell>
          <table:table-cell table:formula="of:=[.C237]^2-[.B237]*[.D237]-1" office:value-type="float" office:value="-0.0000579752069121975">
            <text:p>-0.0000580</text:p>
          </table:table-cell>
          <table:table-cell table:formula="of:=[.F236]+([.A237]-[.A236])*0.5*(2-[.C237]-[.C236])" office:value-type="float" office:value="0.647953750144195">
            <text:p>0.6479538</text:p>
          </table:table-cell>
          <table:table-cell table:formula="of:=[.G236]+([.A237]-[.A236])*0.5*([.C237]*(1-[.C237])+[.C236]*(1-[.C236]))" office:value-type="float" office:value="0.292307867779533">
            <text:p>0.2923079</text:p>
          </table:table-cell>
          <table:table-cell table:formula="of:=[.F237]/[.G237]" office:value-type="float" office:value="2.21668255140125">
            <text:p>2.2166826</text:p>
          </table:table-cell>
          <table:table-cell table:number-columns-repeated="1016"/>
        </table:table-row>
        <table:table-row table:style-name="ro1">
          <table:table-cell table:formula="of:=[.A237]+[.$B$3]" office:value-type="float" office:value="4.63999999999999">
            <text:p>4.64</text:p>
          </table:table-cell>
          <table:table-cell table:formula="of:=[.B237]+([.$A238]-[.$A237])*([.C237]+[.C238])/2" office:value-type="float" office:value="3.99204610432862">
            <text:p>3.9920461</text:p>
          </table:table-cell>
          <table:table-cell table:formula="of:=[.C237]+([.$A238]-[.$A237])*([.D237]+[.D238])/2" office:value-type="float" office:value="0.999992826874172">
            <text:p>0.9999928</text:p>
          </table:table-cell>
          <table:table-cell table:formula="of:=[.D237]+([.$A238]-[.$A237])*([.E237]+[.E238])/2" office:value-type="float" office:value="0.00000976652681340313">
            <text:p>0.0000098</text:p>
          </table:table-cell>
          <table:table-cell table:formula="of:=[.C238]^2-[.B238]*[.D238]-1" office:value-type="float" office:value="-0.0000533346255200406">
            <text:p>-0.0000533</text:p>
          </table:table-cell>
          <table:table-cell table:formula="of:=[.F237]+([.A238]-[.A237])*0.5*(2-[.C238]-[.C237])" office:value-type="float" office:value="0.64795389567137">
            <text:p>0.6479539</text:p>
          </table:table-cell>
          <table:table-cell table:formula="of:=[.G237]+([.A238]-[.A237])*0.5*([.C238]*(1-[.C238])+[.C237]*(1-[.C237]))" office:value-type="float" office:value="0.292308013305649">
            <text:p>0.2923080</text:p>
          </table:table-cell>
          <table:table-cell table:formula="of:=[.F238]/[.G238]" office:value-type="float" office:value="2.21668194567709">
            <text:p>2.2166819</text:p>
          </table:table-cell>
          <table:table-cell table:number-columns-repeated="1016"/>
        </table:table-row>
        <table:table-row table:style-name="ro1">
          <table:table-cell table:formula="of:=[.A238]+[.$B$3]" office:value-type="float" office:value="4.65999999999999">
            <text:p>4.66</text:p>
          </table:table-cell>
          <table:table-cell table:formula="of:=[.B238]+([.$A239]-[.$A238])*([.C238]+[.C239])/2" office:value-type="float" office:value="4.01204596271698">
            <text:p>4.0120460</text:p>
          </table:table-cell>
          <table:table-cell table:formula="of:=[.C238]+([.$A239]-[.$A238])*([.D238]+[.D239])/2" office:value-type="float" office:value="0.999993011961903">
            <text:p>0.9999930</text:p>
          </table:table-cell>
          <table:table-cell table:formula="of:=[.D238]+([.$A239]-[.$A238])*([.E238]+[.E239])/2" office:value-type="float" office:value="0.00000874224622282624">
            <text:p>0.0000087</text:p>
          </table:table-cell>
          <table:table-cell table:formula="of:=[.C239]^2-[.B239]*[.D239]-1" office:value-type="float" office:value="-0.0000490503210254234">
            <text:p>-0.0000491</text:p>
          </table:table-cell>
          <table:table-cell table:formula="of:=[.F238]+([.A239]-[.A238])*0.5*(2-[.C239]-[.C238])" office:value-type="float" office:value="0.647954037283009">
            <text:p>0.6479540</text:p>
          </table:table-cell>
          <table:table-cell table:formula="of:=[.G238]+([.A239]-[.A238])*0.5*([.C239]*(1-[.C239])+[.C238]*(1-[.C238]))" office:value-type="float" office:value="0.292308154916285">
            <text:p>0.2923082</text:p>
          </table:table-cell>
          <table:table-cell table:formula="of:=[.F239]/[.G239]" office:value-type="float" office:value="2.21668135625083">
            <text:p>2.2166814</text:p>
          </table:table-cell>
          <table:table-cell table:number-columns-repeated="1016"/>
        </table:table-row>
        <table:table-row table:style-name="ro1">
          <table:table-cell table:formula="of:=[.A239]+[.$B$3]" office:value-type="float" office:value="4.67999999999999">
            <text:p>4.68</text:p>
          </table:table-cell>
          <table:table-cell table:formula="of:=[.B239]+([.$A240]-[.$A239])*([.C239]+[.C240])/2" office:value-type="float" office:value="4.03204582461048">
            <text:p>4.0320458</text:p>
          </table:table-cell>
          <table:table-cell table:formula="of:=[.C239]+([.$A240]-[.$A239])*([.D239]+[.D240])/2" office:value-type="float" office:value="0.99999317738781">
            <text:p>0.9999932</text:p>
          </table:table-cell>
          <table:table-cell table:formula="of:=[.D239]+([.$A240]-[.$A239])*([.E239]+[.E240])/2" office:value-type="float" office:value="0.0000078003444833522">
            <text:p>0.0000078</text:p>
          </table:table-cell>
          <table:table-cell table:formula="of:=[.C240]^2-[.B240]*[.D240]-1" office:value-type="float" office:value="-0.0000450965242372314">
            <text:p>-0.0000451</text:p>
          </table:table-cell>
          <table:table-cell table:formula="of:=[.F239]+([.A240]-[.A239])*0.5*(2-[.C240]-[.C239])" office:value-type="float" office:value="0.647954175389512">
            <text:p>0.6479542</text:p>
          </table:table-cell>
          <table:table-cell table:formula="of:=[.G239]+([.A240]-[.A239])*0.5*([.C240]*(1-[.C240])+[.C239]*(1-[.C239]))" office:value-type="float" office:value="0.292308293021834">
            <text:p>0.2923083</text:p>
          </table:table-cell>
          <table:table-cell table:formula="of:=[.F240]/[.G240]" office:value-type="float" office:value="2.21668078141427">
            <text:p>2.2166808</text:p>
          </table:table-cell>
          <table:table-cell table:number-columns-repeated="1016"/>
        </table:table-row>
        <table:table-row table:style-name="ro1">
          <table:table-cell table:formula="of:=[.A240]+[.$B$3]" office:value-type="float" office:value="4.69999999999999">
            <text:p>4.70</text:p>
          </table:table-cell>
          <table:table-cell table:formula="of:=[.B240]+([.$A241]-[.$A240])*([.C240]+[.C241])/2" office:value-type="float" office:value="4.05204568963171">
            <text:p>4.0520457</text:p>
          </table:table-cell>
          <table:table-cell table:formula="of:=[.C240]+([.$A241]-[.$A240])*([.D240]+[.D241])/2" office:value-type="float" office:value="0.999993324735772">
            <text:p>0.9999933</text:p>
          </table:table-cell>
          <table:table-cell table:formula="of:=[.D240]+([.$A241]-[.$A240])*([.E240]+[.E241])/2" office:value-type="float" office:value="0.00000693445179682651">
            <text:p>0.0000069</text:p>
          </table:table-cell>
          <table:table-cell table:formula="of:=[.C241]^2-[.B241]*[.D241]-1" office:value-type="float" office:value="-0.0000414491994090715">
            <text:p>-0.0000414</text:p>
          </table:table-cell>
          <table:table-cell table:formula="of:=[.F240]+([.A241]-[.A240])*0.5*(2-[.C241]-[.C240])" office:value-type="float" office:value="0.647954310368276">
            <text:p>0.6479543</text:p>
          </table:table-cell>
          <table:table-cell table:formula="of:=[.G240]+([.A241]-[.A240])*0.5*([.C241]*(1-[.C241])+[.C240]*(1-[.C240]))" office:value-type="float" office:value="0.292308427999687">
            <text:p>0.2923084</text:p>
          </table:table-cell>
          <table:table-cell table:formula="of:=[.F241]/[.G241]" office:value-type="float" office:value="2.21668021959657">
            <text:p>2.2166802</text:p>
          </table:table-cell>
          <table:table-cell table:number-columns-repeated="1016"/>
        </table:table-row>
        <table:table-row table:style-name="ro1">
          <table:table-cell table:formula="of:=[.A241]+[.$B$3]" office:value-type="float" office:value="4.71999999999999">
            <text:p>4.72</text:p>
          </table:table-cell>
          <table:table-cell table:formula="of:=[.B241]+([.$A242]-[.$A241])*([.C241]+[.C242])/2" office:value-type="float" office:value="4.07204555743374">
            <text:p>4.0720456</text:p>
          </table:table-cell>
          <table:table-cell table:formula="of:=[.C241]+([.$A242]-[.$A241])*([.D241]+[.D242])/2" office:value-type="float" office:value="0.999993455466919">
            <text:p>0.9999935</text:p>
          </table:table-cell>
          <table:table-cell table:formula="of:=[.D241]+([.$A242]-[.$A241])*([.E241]+[.E242])/2" office:value-type="float" office:value="0.00000613866280853062">
            <text:p>0.0000061</text:p>
          </table:table-cell>
          <table:table-cell table:formula="of:=[.C242]^2-[.B242]*[.D242]-1" office:value-type="float" office:value="-0.000038085937950072">
            <text:p>-0.0000381</text:p>
          </table:table-cell>
          <table:table-cell table:formula="of:=[.F241]+([.A242]-[.A241])*0.5*(2-[.C242]-[.C241])" office:value-type="float" office:value="0.647954442566249">
            <text:p>0.6479544</text:p>
          </table:table-cell>
          <table:table-cell table:formula="of:=[.G241]+([.A242]-[.A241])*0.5*([.C242]*(1-[.C242])+[.C241]*(1-[.C241]))" office:value-type="float" office:value="0.292308560196787">
            <text:p>0.2923086</text:p>
          </table:table-cell>
          <table:table-cell table:formula="of:=[.F242]/[.G242]" office:value-type="float" office:value="2.21667966935363">
            <text:p>2.2166797</text:p>
          </table:table-cell>
          <table:table-cell table:number-columns-repeated="1016"/>
        </table:table-row>
        <table:table-row table:style-name="ro1">
          <table:table-cell table:formula="of:=[.A242]+[.$B$3]" office:value-type="float" office:value="4.73999999999999">
            <text:p>4.74</text:p>
          </table:table-cell>
          <table:table-cell table:formula="of:=[.B242]+([.$A243]-[.$A242])*([.C242]+[.C243])/2" office:value-type="float" office:value="4.09204542769769">
            <text:p>4.0920454</text:p>
          </table:table-cell>
          <table:table-cell table:formula="of:=[.C242]+([.$A243]-[.$A242])*([.D242]+[.D243])/2" office:value-type="float" office:value="0.999993570928597">
            <text:p>0.9999936</text:p>
          </table:table-cell>
          <table:table-cell table:formula="of:=[.D242]+([.$A243]-[.$A242])*([.E242]+[.E243])/2" office:value-type="float" office:value="0.00000540750506962599">
            <text:p>0.0000054</text:p>
          </table:table-cell>
          <table:table-cell table:formula="of:=[.C243]^2-[.B243]*[.D243]-1" office:value-type="float" office:value="-0.0000349858578678752">
            <text:p>-0.0000350</text:p>
          </table:table-cell>
          <table:table-cell table:formula="of:=[.F242]+([.A243]-[.A242])*0.5*(2-[.C243]-[.C242])" office:value-type="float" office:value="0.647954572302294">
            <text:p>0.6479546</text:p>
          </table:table-cell>
          <table:table-cell table:formula="of:=[.G242]+([.A243]-[.A242])*0.5*([.C243]*(1-[.C243])+[.C242]*(1-[.C242]))" office:value-type="float" office:value="0.29230868993199">
            <text:p>0.2923087</text:p>
          </table:table-cell>
          <table:table-cell table:formula="of:=[.F243]/[.G243]" office:value-type="float" office:value="2.21667912935825">
            <text:p>2.2166791</text:p>
          </table:table-cell>
          <table:table-cell table:number-columns-repeated="1016"/>
        </table:table-row>
        <table:table-row table:style-name="ro1">
          <table:table-cell table:formula="of:=[.A243]+[.$B$3]" office:value-type="float" office:value="4.75999999999999">
            <text:p>4.76</text:p>
          </table:table-cell>
          <table:table-cell table:formula="of:=[.B243]+([.$A244]-[.$A243])*([.C243]+[.C244])/2" office:value-type="float" office:value="4.11204530013061">
            <text:p>4.1120453</text:p>
          </table:table-cell>
          <table:table-cell table:formula="of:=[.C243]+([.$A244]-[.$A243])*([.D243]+[.D244])/2" office:value-type="float" office:value="0.999993672362743">
            <text:p>0.9999937</text:p>
          </table:table-cell>
          <table:table-cell table:formula="of:=[.D243]+([.$A244]-[.$A243])*([.E243]+[.E244])/2" office:value-type="float" office:value="0.00000473590945592001">
            <text:p>0.0000047</text:p>
          </table:table-cell>
          <table:table-cell table:formula="of:=[.C244]^2-[.B244]*[.D244]-1" office:value-type="float" office:value="-0.0000321295086959106">
            <text:p>-0.0000321</text:p>
          </table:table-cell>
          <table:table-cell table:formula="of:=[.F243]+([.A244]-[.A243])*0.5*(2-[.C244]-[.C243])" office:value-type="float" office:value="0.647954699869381">
            <text:p>0.6479547</text:p>
          </table:table-cell>
          <table:table-cell table:formula="of:=[.G243]+([.A244]-[.A243])*0.5*([.C244]*(1-[.C244])+[.C243]*(1-[.C243]))" office:value-type="float" office:value="0.292308817498263">
            <text:p>0.2923088</text:p>
          </table:table-cell>
          <table:table-cell table:formula="of:=[.F244]/[.G244]" office:value-type="float" office:value="2.216678598391">
            <text:p>2.2166786</text:p>
          </table:table-cell>
          <table:table-cell table:number-columns-repeated="1016"/>
        </table:table-row>
        <table:table-row table:style-name="ro1">
          <table:table-cell table:formula="of:=[.A244]+[.$B$3]" office:value-type="float" office:value="4.77999999999999">
            <text:p>4.78</text:p>
          </table:table-cell>
          <table:table-cell table:formula="of:=[.B244]+([.$A245]-[.$A244])*([.C244]+[.C245])/2" office:value-type="float" office:value="4.13204517446337">
            <text:p>4.1320452</text:p>
          </table:table-cell>
          <table:table-cell table:formula="of:=[.C244]+([.$A245]-[.$A244])*([.D244]+[.D245])/2" office:value-type="float" office:value="0.999993760913661">
            <text:p>0.9999938</text:p>
          </table:table-cell>
          <table:table-cell table:formula="of:=[.D244]+([.$A245]-[.$A244])*([.E244]+[.E245])/2" office:value-type="float" office:value="0.00000411918243570715">
            <text:p>0.0000041</text:p>
          </table:table-cell>
          <table:table-cell table:formula="of:=[.C245]^2-[.B245]*[.D245]-1" office:value-type="float" office:value="-0.0000294987816569225">
            <text:p>-0.0000295</text:p>
          </table:table-cell>
          <table:table-cell table:formula="of:=[.F244]+([.A245]-[.A244])*0.5*(2-[.C245]-[.C244])" office:value-type="float" office:value="0.647954825536617">
            <text:p>0.6479548</text:p>
          </table:table-cell>
          <table:table-cell table:formula="of:=[.G244]+([.A245]-[.A244])*0.5*([.C245]*(1-[.C245])+[.C244]*(1-[.C244]))" office:value-type="float" office:value="0.292308943164709">
            <text:p>0.2923089</text:p>
          </table:table-cell>
          <table:table-cell table:formula="of:=[.F245]/[.G245]" office:value-type="float" office:value="2.21667807533179">
            <text:p>2.2166781</text:p>
          </table:table-cell>
          <table:table-cell table:number-columns-repeated="1016"/>
        </table:table-row>
        <table:table-row table:style-name="ro1">
          <table:table-cell table:formula="of:=[.A245]+[.$B$3]" office:value-type="float" office:value="4.79999999999999">
            <text:p>4.80</text:p>
          </table:table-cell>
          <table:table-cell table:formula="of:=[.B245]+([.$A246]-[.$A245])*([.C245]+[.C246])/2" office:value-type="float" office:value="4.15204505044886">
            <text:p>4.1520451</text:p>
          </table:table-cell>
          <table:table-cell table:formula="of:=[.C245]+([.$A246]-[.$A245])*([.D245]+[.D246])/2" office:value-type="float" office:value="0.999993837635287">
            <text:p>0.9999938</text:p>
          </table:table-cell>
          <table:table-cell table:formula="of:=[.D245]+([.$A246]-[.$A245])*([.E245]+[.E246])/2" office:value-type="float" office:value="0.00000355298008436075">
            <text:p>0.0000036</text:p>
          </table:table-cell>
          <table:table-cell table:formula="of:=[.C246]^2-[.B246]*[.D246]-1" office:value-type="float" office:value="-0.0000270768248255004">
            <text:p>-0.0000271</text:p>
          </table:table-cell>
          <table:table-cell table:formula="of:=[.F245]+([.A246]-[.A245])*0.5*(2-[.C246]-[.C245])" office:value-type="float" office:value="0.647954949551127">
            <text:p>0.6479549</text:p>
          </table:table-cell>
          <table:table-cell table:formula="of:=[.G245]+([.A246]-[.A245])*0.5*([.C246]*(1-[.C246])+[.C245]*(1-[.C245]))" office:value-type="float" office:value="0.29230906717845">
            <text:p>0.2923091</text:p>
          </table:table-cell>
          <table:table-cell table:formula="of:=[.F246]/[.G246]" office:value-type="float" office:value="2.21667755915201">
            <text:p>2.2166776</text:p>
          </table:table-cell>
          <table:table-cell table:number-columns-repeated="1016"/>
        </table:table-row>
        <table:table-row table:style-name="ro1">
          <table:table-cell table:formula="of:=[.A246]+[.$B$3]" office:value-type="float" office:value="4.81999999999999">
            <text:p>4.82</text:p>
          </table:table-cell>
          <table:table-cell table:formula="of:=[.B246]+([.$A247]-[.$A246])*([.C246]+[.C247])/2" office:value-type="float" office:value="4.17204492786019">
            <text:p>4.1720449</text:p>
          </table:table-cell>
          <table:table-cell table:formula="of:=[.C246]+([.$A247]-[.$A246])*([.D246]+[.D247])/2" office:value-type="float" office:value="0.999993903497925">
            <text:p>0.9999939</text:p>
          </table:table-cell>
          <table:table-cell table:formula="of:=[.D246]+([.$A247]-[.$A246])*([.E246]+[.E247])/2" office:value-type="float" office:value="0.00000303328374798449">
            <text:p>0.0000030</text:p>
          </table:table-cell>
          <table:table-cell table:formula="of:=[.C247]^2-[.B247]*[.D247]-1" office:value-type="float" office:value="-0.0000248479630580167">
            <text:p>-0.0000248</text:p>
          </table:table-cell>
          <table:table-cell table:formula="of:=[.F246]+([.A247]-[.A246])*0.5*(2-[.C247]-[.C246])" office:value-type="float" office:value="0.647955072139795">
            <text:p>0.6479551</text:p>
          </table:table-cell>
          <table:table-cell table:formula="of:=[.G246]+([.A247]-[.A246])*0.5*([.C247]*(1-[.C247])+[.C246]*(1-[.C246]))" office:value-type="float" office:value="0.292309189766367">
            <text:p>0.2923092</text:p>
          </table:table-cell>
          <table:table-cell table:formula="of:=[.F247]/[.G247]" office:value-type="float" office:value="2.2166770489073">
            <text:p>2.2166770</text:p>
          </table:table-cell>
          <table:table-cell table:number-columns-repeated="1016"/>
        </table:table-row>
        <table:table-row table:style-name="ro1">
          <table:table-cell table:formula="of:=[.A247]+[.$B$3]" office:value-type="float" office:value="4.83999999999999">
            <text:p>4.84</text:p>
          </table:table-cell>
          <table:table-cell table:formula="of:=[.B247]+([.$A248]-[.$A247])*([.C247]+[.C248])/2" office:value-type="float" office:value="4.19204480648912">
            <text:p>4.1920448</text:p>
          </table:table-cell>
          <table:table-cell table:formula="of:=[.C247]+([.$A248]-[.$A247])*([.D247]+[.D248])/2" office:value-type="float" office:value="0.999993959394535">
            <text:p>0.9999940</text:p>
          </table:table-cell>
          <table:table-cell table:formula="of:=[.D247]+([.$A248]-[.$A247])*([.E247]+[.E248])/2" office:value-type="float" office:value="0.00000255637726302148">
            <text:p>0.0000026</text:p>
          </table:table-cell>
          <table:table-cell table:formula="of:=[.C248]^2-[.B248]*[.D248]-1" office:value-type="float" office:value="-0.0000227976224695947">
            <text:p>-0.0000228</text:p>
          </table:table-cell>
          <table:table-cell table:formula="of:=[.F247]+([.A248]-[.A247])*0.5*(2-[.C248]-[.C247])" office:value-type="float" office:value="0.64795519351087">
            <text:p>0.6479552</text:p>
          </table:table-cell>
          <table:table-cell table:formula="of:=[.G247]+([.A248]-[.A247])*0.5*([.C248]*(1-[.C248])+[.C247]*(1-[.C247]))" office:value-type="float" office:value="0.292309311136706">
            <text:p>0.2923093</text:p>
          </table:table-cell>
          <table:table-cell table:formula="of:=[.F248]/[.G248]" office:value-type="float" office:value="2.21667654373089">
            <text:p>2.2166765</text:p>
          </table:table-cell>
          <table:table-cell table:number-columns-repeated="1016"/>
        </table:table-row>
        <table:table-row table:style-name="ro1">
          <table:table-cell table:formula="of:=[.A248]+[.$B$3]" office:value-type="float" office:value="4.85999999999998">
            <text:p>4.86</text:p>
          </table:table-cell>
          <table:table-cell table:formula="of:=[.B248]+([.$A249]-[.$A248])*([.C248]+[.C249])/2" office:value-type="float" office:value="4.21204468614453">
            <text:p>4.2120447</text:p>
          </table:table-cell>
          <table:table-cell table:formula="of:=[.C248]+([.$A249]-[.$A248])*([.D248]+[.D249])/2" office:value-type="float" office:value="0.999994006146564">
            <text:p>0.9999940</text:p>
          </table:table-cell>
          <table:table-cell table:formula="of:=[.D248]+([.$A249]-[.$A248])*([.E248]+[.E249])/2" office:value-type="float" office:value="0.00000211882564304644">
            <text:p>0.0000021</text:p>
          </table:table-cell>
          <table:table-cell table:formula="of:=[.C249]^2-[.B249]*[.D249]-1" office:value-type="float" office:value="-0.0000209122592360611">
            <text:p>-0.0000209</text:p>
          </table:table-cell>
          <table:table-cell table:formula="of:=[.F248]+([.A249]-[.A248])*0.5*(2-[.C249]-[.C248])" office:value-type="float" office:value="0.647955313855459">
            <text:p>0.6479553</text:p>
          </table:table-cell>
          <table:table-cell table:formula="of:=[.G248]+([.A249]-[.A248])*0.5*([.C249]*(1-[.C249])+[.C248]*(1-[.C248]))" office:value-type="float" office:value="0.292309431480571">
            <text:p>0.2923094</text:p>
          </table:table-cell>
          <table:table-cell table:formula="of:=[.F249]/[.G249]" office:value-type="float" office:value="2.21667604282734">
            <text:p>2.2166760</text:p>
          </table:table-cell>
          <table:table-cell table:number-columns-repeated="1016"/>
        </table:table-row>
        <table:table-row table:style-name="ro1">
          <table:table-cell table:formula="of:=[.A249]+[.$B$3]" office:value-type="float" office:value="4.87999999999998">
            <text:p>4.88</text:p>
          </table:table-cell>
          <table:table-cell table:formula="of:=[.B249]+([.$A250]-[.$A249])*([.C249]+[.C250])/2" office:value-type="float" office:value="4.23204456665108">
            <text:p>4.2320446</text:p>
          </table:table-cell>
          <table:table-cell table:formula="of:=[.C249]+([.$A250]-[.$A249])*([.D249]+[.D250])/2" office:value-type="float" office:value="0.999994044509372">
            <text:p>0.9999940</text:p>
          </table:table-cell>
          <table:table-cell table:formula="of:=[.D249]+([.$A250]-[.$A249])*([.E249]+[.E250])/2" office:value-type="float" office:value="0.00000171745514832279">
            <text:p>0.0000017</text:p>
          </table:table-cell>
          <table:table-cell table:formula="of:=[.C250]^2-[.B250]*[.D250]-1" office:value-type="float" office:value="-0.0000191792925168244">
            <text:p>-0.0000192</text:p>
          </table:table-cell>
          <table:table-cell table:formula="of:=[.F249]+([.A250]-[.A249])*0.5*(2-[.C250]-[.C249])" office:value-type="float" office:value="0.6479554333489">
            <text:p>0.6479554</text:p>
          </table:table-cell>
          <table:table-cell table:formula="of:=[.G249]+([.A250]-[.A249])*0.5*([.C250]*(1-[.C250])+[.C249]*(1-[.C249]))" office:value-type="float" office:value="0.292309550973297">
            <text:p>0.2923096</text:p>
          </table:table-cell>
          <table:table-cell table:formula="of:=[.F250]/[.G250]" office:value-type="float" office:value="2.21667554546684">
            <text:p>2.2166755</text:p>
          </table:table-cell>
          <table:table-cell table:number-columns-repeated="1016"/>
        </table:table-row>
        <table:table-row table:style-name="ro1">
          <table:table-cell table:formula="of:=[.A250]+[.$B$3]" office:value-type="float" office:value="4.89999999999998">
            <text:p>4.90</text:p>
          </table:table-cell>
          <table:table-cell table:formula="of:=[.B250]+([.$A251]-[.$A250])*([.C250]+[.C251])/2" office:value-type="float" office:value="4.25204444784795">
            <text:p>4.2520444</text:p>
          </table:table-cell>
          <table:table-cell table:formula="of:=[.C250]+([.$A251]-[.$A250])*([.D250]+[.D251])/2" office:value-type="float" office:value="0.99999407517727">
            <text:p>0.9999941</text:p>
          </table:table-cell>
          <table:table-cell table:formula="of:=[.D250]+([.$A251]-[.$A250])*([.E250]+[.E251])/2" office:value-type="float" office:value="0.00000134933465771916">
            <text:p>0.0000013</text:p>
          </table:table-cell>
          <table:table-cell table:formula="of:=[.C251]^2-[.B251]*[.D251]-1" office:value-type="float" office:value="-0.0000175870412957302">
            <text:p>-0.0000176</text:p>
          </table:table-cell>
          <table:table-cell table:formula="of:=[.F250]+([.A251]-[.A250])*0.5*(2-[.C251]-[.C250])" office:value-type="float" office:value="0.647955552152034">
            <text:p>0.6479556</text:p>
          </table:table-cell>
          <table:table-cell table:formula="of:=[.G250]+([.A251]-[.A250])*0.5*([.C251]*(1-[.C251])+[.C250]*(1-[.C250]))" office:value-type="float" office:value="0.292309669775725">
            <text:p>0.2923097</text:p>
          </table:table-cell>
          <table:table-cell table:formula="of:=[.F251]/[.G251]" office:value-type="float" office:value="2.21667505097993">
            <text:p>2.2166751</text:p>
          </table:table-cell>
          <table:table-cell table:number-columns-repeated="1016"/>
        </table:table-row>
        <table:table-row table:style-name="ro1">
          <table:table-cell table:formula="of:=[.A251]+[.$B$3]" office:value-type="float" office:value="4.91999999999998">
            <text:p>4.92</text:p>
          </table:table-cell>
          <table:table-cell table:formula="of:=[.B251]+([.$A252]-[.$A251])*([.C251]+[.C252])/2" office:value-type="float" office:value="4.2720443295876">
            <text:p>4.2720443</text:p>
          </table:table-cell>
          <table:table-cell table:formula="of:=[.C251]+([.$A252]-[.$A251])*([.D251]+[.D252])/2" office:value-type="float" office:value="0.999994098788199">
            <text:p>0.9999941</text:p>
          </table:table-cell>
          <table:table-cell table:formula="of:=[.D251]+([.$A252]-[.$A251])*([.E251]+[.E252])/2" office:value-type="float" office:value="0.00000101175826661184">
            <text:p>0.0000010</text:p>
          </table:table-cell>
          <table:table-cell table:formula="of:=[.C252]^2-[.B252]*[.D252]-1" office:value-type="float" office:value="-0.0000161246649426072">
            <text:p>-0.0000161</text:p>
          </table:table-cell>
          <table:table-cell table:formula="of:=[.F251]+([.A252]-[.A251])*0.5*(2-[.C252]-[.C251])" office:value-type="float" office:value="0.647955670412379">
            <text:p>0.6479557</text:p>
          </table:table-cell>
          <table:table-cell table:formula="of:=[.G251]+([.A252]-[.A251])*0.5*([.C252]*(1-[.C252])+[.C251]*(1-[.C251]))" office:value-type="float" office:value="0.292309788035371">
            <text:p>0.2923098</text:p>
          </table:table-cell>
          <table:table-cell table:formula="of:=[.F252]/[.G252]" office:value-type="float" office:value="2.21667455875262">
            <text:p>2.2166746</text:p>
          </table:table-cell>
          <table:table-cell table:number-columns-repeated="1016"/>
        </table:table-row>
        <table:table-row table:style-name="ro1">
          <table:table-cell table:formula="of:=[.A252]+[.$B$3]" office:value-type="float" office:value="4.93999999999998">
            <text:p>4.94</text:p>
          </table:table-cell>
          <table:table-cell table:formula="of:=[.B252]+([.$A253]-[.$A252])*([.C252]+[.C253])/2" office:value-type="float" office:value="4.29204421173477">
            <text:p>4.2920442</text:p>
          </table:table-cell>
          <table:table-cell table:formula="of:=[.C252]+([.$A253]-[.$A252])*([.D252]+[.D253])/2" office:value-type="float" office:value="0.999994115928073">
            <text:p>0.9999941</text:p>
          </table:table-cell>
          <table:table-cell table:formula="of:=[.D252]+([.$A253]-[.$A252])*([.E252]+[.E253])/2" office:value-type="float" office:value="0.000000702229038175771">
            <text:p>0.0000007</text:p>
          </table:table-cell>
          <table:table-cell table:formula="of:=[.C253]^2-[.B253]*[.D253]-1" office:value-type="float" office:value="-0.0000147821073112064">
            <text:p>-0.0000148</text:p>
          </table:table-cell>
          <table:table-cell table:formula="of:=[.F252]+([.A253]-[.A252])*0.5*(2-[.C253]-[.C252])" office:value-type="float" office:value="0.647955788265216">
            <text:p>0.6479558</text:p>
          </table:table-cell>
          <table:table-cell table:formula="of:=[.G252]+([.A253]-[.A252])*0.5*([.C253]*(1-[.C253])+[.C252]*(1-[.C252]))" office:value-type="float" office:value="0.292309905887514">
            <text:p>0.2923099</text:p>
          </table:table-cell>
          <table:table-cell table:formula="of:=[.F253]/[.G253]" office:value-type="float" office:value="2.21667406822183">
            <text:p>2.2166741</text:p>
          </table:table-cell>
          <table:table-cell table:number-columns-repeated="1016"/>
        </table:table-row>
        <table:table-row table:style-name="ro1">
          <table:table-cell table:formula="of:=[.A253]+[.$B$3]" office:value-type="float" office:value="4.95999999999998">
            <text:p>4.96</text:p>
          </table:table-cell>
          <table:table-cell table:formula="of:=[.B253]+([.$A254]-[.$A253])*([.C253]+[.C254])/2" office:value-type="float" office:value="4.31204409416539">
            <text:p>4.3120441</text:p>
          </table:table-cell>
          <table:table-cell table:formula="of:=[.C253]+([.$A254]-[.$A253])*([.D253]+[.D254])/2" office:value-type="float" office:value="0.999994127134801">
            <text:p>0.9999941</text:p>
          </table:table-cell>
          <table:table-cell table:formula="of:=[.D253]+([.$A254]-[.$A253])*([.E253]+[.E254])/2" office:value-type="float" office:value="0.000000418443839177923">
            <text:p>0.0000004</text:p>
          </table:table-cell>
          <table:table-cell table:formula="of:=[.C254]^2-[.B254]*[.D254]-1" office:value-type="float" office:value="-0.0000135500441923453">
            <text:p>-0.0000136</text:p>
          </table:table-cell>
          <table:table-cell table:formula="of:=[.F253]+([.A254]-[.A253])*0.5*(2-[.C254]-[.C253])" office:value-type="float" office:value="0.647955905834587">
            <text:p>0.6479559</text:p>
          </table:table-cell>
          <table:table-cell table:formula="of:=[.G253]+([.A254]-[.A253])*0.5*([.C254]*(1-[.C254])+[.C253]*(1-[.C253]))" office:value-type="float" office:value="0.292310023456194">
            <text:p>0.2923100</text:p>
          </table:table-cell>
          <table:table-cell table:formula="of:=[.F254]/[.G254]" office:value-type="float" office:value="2.21667357887127">
            <text:p>2.2166736</text:p>
          </table:table-cell>
          <table:table-cell table:number-columns-repeated="1016"/>
        </table:table-row>
        <table:table-row table:style-name="ro1">
          <table:table-cell table:formula="of:=[.A254]+[.$B$3]" office:value-type="float" office:value="4.97999999999998">
            <text:p>4.98</text:p>
          </table:table-cell>
          <table:table-cell table:formula="of:=[.B254]+([.$A255]-[.$A254])*([.C254]+[.C255])/2" office:value-type="float" office:value="4.33204397676576">
            <text:p>4.3320440</text:p>
          </table:table-cell>
          <table:table-cell table:formula="of:=[.C254]+([.$A255]-[.$A254])*([.D254]+[.D255])/2" office:value-type="float" office:value="0.999994132902032">
            <text:p>0.9999941</text:p>
          </table:table-cell>
          <table:table-cell table:formula="of:=[.D254]+([.$A255]-[.$A254])*([.E254]+[.E255])/2" office:value-type="float" office:value="0.000000158279194898902">
            <text:p>0.0000002</text:p>
          </table:table-cell>
          <table:table-cell table:formula="of:=[.C255]^2-[.B255]*[.D255]-1" office:value-type="float" office:value="-0.0000124198339468418">
            <text:p>-0.0000124</text:p>
          </table:table-cell>
          <table:table-cell table:formula="of:=[.F254]+([.A255]-[.A254])*0.5*(2-[.C255]-[.C254])" office:value-type="float" office:value="0.647956023234219">
            <text:p>0.6479560</text:p>
          </table:table-cell>
          <table:table-cell table:formula="of:=[.G254]+([.A255]-[.A254])*0.5*([.C255]*(1-[.C255])+[.C254]*(1-[.C254]))" office:value-type="float" office:value="0.292310140855137">
            <text:p>0.2923101</text:p>
          </table:table-cell>
          <table:table-cell table:formula="of:=[.F255]/[.G255]" office:value-type="float" office:value="2.21667309022759">
            <text:p>2.2166731</text:p>
          </table:table-cell>
          <table:table-cell table:number-columns-repeated="1016"/>
        </table:table-row>
        <table:table-row table:style-name="ro1">
          <table:table-cell table:formula="of:=[.A255]+[.$B$3]" office:value-type="float" office:value="4.99999999999998">
            <text:p>5.00</text:p>
          </table:table-cell>
          <table:table-cell table:formula="of:=[.B255]+([.$A256]-[.$A255])*([.C255]+[.C256])/2" office:value-type="float" office:value="4.35204385943161">
            <text:p>4.3520439</text:p>
          </table:table-cell>
          <table:table-cell table:formula="of:=[.C255]+([.$A256]-[.$A255])*([.D255]+[.D256])/2" office:value-type="float" office:value="0.999994133682605">
            <text:p>0.9999941</text:p>
          </table:table-cell>
          <table:table-cell table:formula="of:=[.D255]+([.$A256]-[.$A255])*([.E255]+[.E256])/2" office:value-type="float" office:value="-0.0000000802218987578438">
            <text:p>-0.0000001</text:p>
          </table:table-cell>
          <table:table-cell table:formula="of:=[.C256]^2-[.B256]*[.D256]-1" office:value-type="float" office:value="-0.0000113834711552574">
            <text:p>-0.0000114</text:p>
          </table:table-cell>
          <table:table-cell table:formula="of:=[.F255]+([.A256]-[.A255])*0.5*(2-[.C256]-[.C255])" office:value-type="float" office:value="0.647956140568373">
            <text:p>0.6479561</text:p>
          </table:table-cell>
          <table:table-cell table:formula="of:=[.G255]+([.A256]-[.A255])*0.5*([.C256]*(1-[.C256])+[.C255]*(1-[.C255]))" office:value-type="float" office:value="0.292310258188602">
            <text:p>0.2923103</text:p>
          </table:table-cell>
          <table:table-cell table:formula="of:=[.F256]/[.G256]" office:value-type="float" office:value="2.21667260185684">
            <text:p>2.216672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256]+[.F256]" office:value-type="float" office:value="4.99999999999998">
            <text:p>5.0000000</text:p>
          </table:table-cell>
          <table:table-cell table:number-columns-repeated="102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 table:formula="of:=RAND()" office:value-type="float" office:value="0.922607421875">
            <text:p>0.922607421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 style:data-style-name="N2" text:time-value="0000-00-00T17:46:59.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6M25S</meta:editing-duration>
    <meta:editing-cycles>10</meta:editing-cycles>
    <meta:generator>LibreOffice/3.6$Windows_x86 LibreOffice_project/58f22d5-270d05a-e2abed1-ea17a85-9b5702</meta:generator>
    <dc:date>2012-12-04T17:57:58.26</dc:date>
    <meta:document-statistic meta:table-count="3" meta:cell-count="202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6cm" svg:height="13.146cm" xlink:href=".." xlink:type="simple" chart:class="chart:scatter" chart:style-name="ch1">
        <chart:legend chart:legend-position="end" svg:x="14.319cm" svg:y="5.475cm" style:legend-expansion="high" chart:style-name="ch2"/>
        <chart:plot-area chart:style-name="ch3" table:cell-range-address="Sheet1.A6:Sheet1.E256 Sheet1.B5:Sheet1.E5" chart:data-source-has-labels="row" svg:x="0.771cm" svg:y="1.183cm" svg:width="12.906cm" svg:height="11.281cm">
          <chartooo:coordinate-region svg:x="2.715cm" svg:y="1.395cm" svg:width="10.63cm" svg:height="10.8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256" chart:label-cell-address="Sheet1.B5:Sheet1.B5" chart:class="chart:scatter">
            <chart:domain table:cell-range-address="Sheet1.A6:Sheet1.A256"/>
            <chart:data-point chart:repeated="251"/>
          </chart:series>
          <chart:series chart:style-name="ch8" chart:values-cell-range-address="Sheet1.C6:Sheet1.C256" chart:label-cell-address="Sheet1.C5:Sheet1.C5" chart:class="chart:scatter">
            <chart:data-point chart:repeated="251"/>
          </chart:series>
          <chart:series chart:style-name="ch9" chart:values-cell-range-address="Sheet1.D6:Sheet1.D256" chart:label-cell-address="Sheet1.D5:Sheet1.D5" chart:class="chart:scatter">
            <chart:data-point chart:repeated="251"/>
          </chart:series>
          <chart:series chart:style-name="ch10" chart:values-cell-range-address="Sheet1.E6:Sheet1.E256" chart:label-cell-address="Sheet1.E5:Sheet1.E5" chart:class="chart:scatter"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B5:Sheet1.B5</svg:desc>
                </draw:g>
              </table:table-cell>
              <table:table-cell office:value-type="string">
                <text:p>F1</text:p>
                <draw:g>
                  <svg:desc>Sheet1.C5:Sheet1.C5</svg:desc>
                </draw:g>
              </table:table-cell>
              <table:table-cell office:value-type="string">
                <text:p>F2</text:p>
                <draw:g>
                  <svg:desc>Sheet1.D5:Sheet1.D5</svg:desc>
                </draw:g>
              </table:table-cell>
              <table:table-cell office:value-type="string">
                <text:p>F3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256</svg:desc>
                </draw:g>
              </table:table-cell>
              <table:table-cell office:value-type="float" office:value="0">
                <text:p>0</text:p>
                <draw:g>
                  <svg:desc>Sheet1.B6:Sheet1.B256</svg:desc>
                </draw:g>
              </table:table-cell>
              <table:table-cell office:value-type="float" office:value="0">
                <text:p>0</text:p>
                <draw:g>
                  <svg:desc>Sheet1.C6:Sheet1.C256</svg:desc>
                </draw:g>
              </table:table-cell>
              <table:table-cell office:value-type="float" office:value="1.2325511">
                <text:p>1.2325511</text:p>
                <draw:g>
                  <svg:desc>Sheet1.D6:Sheet1.D256</svg:desc>
                </draw:g>
              </table:table-cell>
              <table:table-cell office:value-type="float" office:value="-1">
                <text:p>-1</text:p>
                <draw:g>
                  <svg:desc>Sheet1.E6:Sheet1.E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244510521371712">
                <text:p>0.000244510521371712</text:p>
              </table:table-cell>
              <table:table-cell office:value-type="float" office:value="0.0244510521371712">
                <text:p>0.0244510521371712</text:p>
              </table:table-cell>
              <table:table-cell office:value-type="float" office:value="1.21255411371712">
                <text:p>1.21255411371712</text:p>
              </table:table-cell>
              <table:table-cell office:value-type="float" office:value="-0.999698628287921">
                <text:p>-0.999698628287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0097404387908722">
                <text:p>0.00097404387908722</text:p>
              </table:table-cell>
              <table:table-cell office:value-type="float" office:value="0.0485022836343796">
                <text:p>0.0485022836343796</text:p>
              </table:table-cell>
              <table:table-cell office:value-type="float" office:value="1.19256903600372">
                <text:p>1.19256903600372</text:p>
              </table:table-cell>
              <table:table-cell office:value-type="float" office:value="-0.99880914305216">
                <text:p>-0.99880914305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0218060719904298">
                <text:p>0.00218060719904298</text:p>
              </table:table-cell>
              <table:table-cell office:value-type="float" office:value="0.0721540483611965">
                <text:p>0.0721540483611965</text:p>
              </table:table-cell>
              <table:table-cell office:value-type="float" office:value="1.17260743667797">
                <text:p>1.17260743667797</text:p>
              </table:table-cell>
              <table:table-cell office:value-type="float" office:value="-0.997350789523186">
                <text:p>-0.997350789523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0385621696030874">
                <text:p>0.00385621696030874</text:p>
              </table:table-cell>
              <table:table-cell office:value-type="float" office:value="0.0954069277653792">
                <text:p>0.0954069277653792</text:p>
              </table:table-cell>
              <table:table-cell office:value-type="float" office:value="1.15268050374031">
                <text:p>1.15268050374031</text:p>
              </table:table-cell>
              <table:table-cell office:value-type="float" office:value="-0.99534250424282">
                <text:p>-0.9953425042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0599290347093998">
                <text:p>0.00599290347093998</text:p>
              </table:table-cell>
              <table:table-cell office:value-type="float" office:value="0.118261723297745">
                <text:p>0.118261723297745</text:p>
              </table:table-cell>
              <table:table-cell office:value-type="float" office:value="1.13279904949629">
                <text:p>1.13279904949629</text:p>
              </table:table-cell>
              <table:table-cell office:value-type="float" office:value="-0.992802920158561">
                <text:p>-0.992802920158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0858271519350259">
                <text:p>0.00858271519350259</text:p>
              </table:table-cell>
              <table:table-cell office:value-type="float" office:value="0.140719448958516">
                <text:p>0.140719448958516</text:p>
              </table:table-cell>
              <table:table-cell office:value-type="float" office:value="1.11297351658074">
                <text:p>1.11297351658074</text:p>
              </table:table-cell>
              <table:table-cell office:value-type="float" office:value="-0.989750371396237">
                <text:p>-0.98975037139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116177229227199">
                <text:p>0.0116177229227199</text:p>
              </table:table-cell>
              <table:table-cell office:value-type="float" office:value="0.162781323963218">
                <text:p>0.162781323963218</text:p>
              </table:table-cell>
              <table:table-cell office:value-type="float" office:value="1.09321398388948">
                <text:p>1.09321398388948</text:p>
              </table:table-cell>
              <table:table-cell office:value-type="float" office:value="-0.986202897730226">
                <text:p>-0.986202897730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150900238176157">
                <text:p>0.0150900238176157</text:p>
              </table:table-cell>
              <table:table-cell office:value-type="float" office:value="0.184448765526358">
                <text:p>0.184448765526358</text:p>
              </table:table-cell>
              <table:table-cell office:value-type="float" office:value="1.07353017242449">
                <text:p>1.07353017242449</text:p>
              </table:table-cell>
              <table:table-cell office:value-type="float" office:value="-0.982178248769047">
                <text:p>-0.982178248769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189917452904911">
                <text:p>0.0189917452904911</text:p>
              </table:table-cell>
              <table:table-cell office:value-type="float" office:value="0.205723381761183">
                <text:p>0.205723381761183</text:p>
              </table:table-cell>
              <table:table-cell office:value-type="float" office:value="1.05393145105807">
                <text:p>1.05393145105807</text:p>
              </table:table-cell>
              <table:table-cell office:value-type="float" office:value="-0.977693887872859">
                <text:p>-0.977693887872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233150487550427">
                <text:p>0.0233150487550427</text:p>
              </table:table-cell>
              <table:table-cell office:value-type="float" office:value="0.226606964693975">
                <text:p>0.226606964693975</text:p>
              </table:table-cell>
              <table:table-cell office:value-type="float" office:value="1.03442684222116">
                <text:p>1.03442684222116</text:p>
              </table:table-cell>
              <table:table-cell office:value-type="float" office:value="-0.972766995818258">
                <text:p>-0.972766995818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280521332358964">
                <text:p>0.0280521332358964</text:p>
              </table:table-cell>
              <table:table-cell office:value-type="float" office:value="0.247101483391394">
                <text:p>0.247101483391394</text:p>
              </table:table-cell>
              <table:table-cell office:value-type="float" office:value="1.01502502752073">
                <text:p>1.01502502752073</text:p>
              </table:table-cell>
              <table:table-cell office:value-type="float" office:value="-0.967414474224659">
                <text:p>-0.967414474224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331952388418054">
                <text:p>0.0331952388418054</text:p>
              </table:table-cell>
              <table:table-cell office:value-type="float" office:value="0.267209077199511">
                <text:p>0.267209077199511</text:p>
              </table:table-cell>
              <table:table-cell office:value-type="float" office:value="0.995734353290925">
                <text:p>0.995734353290925</text:p>
              </table:table-cell>
              <table:table-cell office:value-type="float" office:value="-0.961652948755623">
                <text:p>-0.961652948755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387366501047329">
                <text:p>0.0387366501047329</text:p>
              </table:table-cell>
              <table:table-cell office:value-type="float" office:value="0.286932049093243">
                <text:p>0.286932049093243</text:p>
              </table:table-cell>
              <table:table-cell office:value-type="float" office:value="0.976562836082293">
                <text:p>0.976562836082293</text:p>
              </table:table-cell>
              <table:table-cell office:value-type="float" office:value="-0.955498772107623">
                <text:p>-0.955498772107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446686991870153">
                <text:p>0.0446686991870153</text:p>
              </table:table-cell>
              <table:table-cell office:value-type="float" office:value="0.306272859134998">
                <text:p>0.306272859134998</text:p>
              </table:table-cell>
              <table:table-cell office:value-type="float" office:value="0.957518168093237">
                <text:p>0.957518168093237</text:p>
              </table:table-cell>
              <table:table-cell office:value-type="float" office:value="-0.948968026797927">
                <text:p>-0.948968026797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509837689587794">
                <text:p>0.0509837689587794</text:p>
              </table:table-cell>
              <table:table-cell office:value-type="float" office:value="0.325234118041407">
                <text:p>0.325234118041407</text:p>
              </table:table-cell>
              <table:table-cell office:value-type="float" office:value="0.938607722547632">
                <text:p>0.938607722547632</text:p>
              </table:table-cell>
              <table:table-cell office:value-type="float" office:value="-0.942076527762632">
                <text:p>-0.942076527762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0576742959477645">
                <text:p>0.0576742959477645</text:p>
              </table:table-cell>
              <table:table-cell office:value-type="float" office:value="0.343818580857106">
                <text:p>0.343818580857106</text:p>
              </table:table-cell>
              <table:table-cell office:value-type="float" office:value="0.919838559022253">
                <text:p>0.919838559022253</text:p>
              </table:table-cell>
              <table:table-cell office:value-type="float" office:value="-0.9348398247752">
                <text:p>-0.9348398247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0647327731636816">
                <text:p>0.0647327731636816</text:p>
              </table:table-cell>
              <table:table-cell office:value-type="float" office:value="0.362029140734604">
                <text:p>0.362029140734604</text:p>
              </table:table-cell>
              <table:table-cell office:value-type="float" office:value="0.901217428727548">
                <text:p>0.901217428727548</text:p>
              </table:table-cell>
              <table:table-cell office:value-type="float" office:value="-0.927273204695318">
                <text:p>-0.927273204695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72151752799221">
                <text:p>0.072151752799221</text:p>
              </table:table-cell>
              <table:table-cell office:value-type="float" office:value="0.379868822819329">
                <text:p>0.379868822819329</text:p>
              </table:table-cell>
              <table:table-cell office:value-type="float" office:value="0.882750779745021">
                <text:p>0.882750779745021</text:p>
              </table:table-cell>
              <table:table-cell office:value-type="float" office:value="-0.919391693557415">
                <text:p>-0.919391693557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799238488098045">
                <text:p>0.0799238488098045</text:p>
              </table:table-cell>
              <table:table-cell office:value-type="float" office:value="0.397340778239023">
                <text:p>0.397340778239023</text:p>
              </table:table-cell>
              <table:table-cell office:value-type="float" office:value="0.86444476222437">
                <text:p>0.86444476222437</text:p>
              </table:table-cell>
              <table:table-cell office:value-type="float" office:value="-0.911210058507711">
                <text:p>-0.911210058507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0880417393741618">
                <text:p>0.0880417393741618</text:p>
              </table:table-cell>
              <table:table-cell office:value-type="float" office:value="0.4144482781967">
                <text:p>0.4144482781967</text:p>
              </table:table-cell>
              <table:table-cell office:value-type="float" office:value="0.84630523354331">
                <text:p>0.84630523354331</text:p>
              </table:table-cell>
              <table:table-cell office:value-type="float" office:value="-0.902742809598293">
                <text:p>-0.902742809598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0964981692377934">
                <text:p>0.0964981692377934</text:p>
              </table:table-cell>
              <table:table-cell office:value-type="float" office:value="0.431194708166462">
                <text:p>0.431194708166462</text:p>
              </table:table-cell>
              <table:table-cell office:value-type="float" office:value="0.828337763432863">
                <text:p>0.828337763432863</text:p>
              </table:table-cell>
              <table:table-cell office:value-type="float" office:value="-0.894004201446405">
                <text:p>-0.894004201446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05285951941373">
                <text:p>0.105285951941373</text:p>
              </table:table-cell>
              <table:table-cell office:value-type="float" office:value="0.447583562191498">
                <text:p>0.447583562191498</text:p>
              </table:table-cell>
              <table:table-cell office:value-type="float" office:value="0.81054763907073">
                <text:p>0.81054763907073</text:p>
              </table:table-cell>
              <table:table-cell office:value-type="float" office:value="-0.885008234766814">
                <text:p>-0.885008234766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14397971936125">
                <text:p>0.114397971936125</text:p>
              </table:table-cell>
              <table:table-cell office:value-type="float" office:value="0.463618437283657">
                <text:p>0.463618437283657</text:p>
              </table:table-cell>
              <table:table-cell office:value-type="float" office:value="0.792939870145213">
                <text:p>0.792939870145213</text:p>
              </table:table-cell>
              <table:table-cell office:value-type="float" office:value="-0.875768657784889">
                <text:p>-0.875768657784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3827186588201">
                <text:p>0.123827186588201</text:p>
              </table:table-cell>
              <table:table-cell office:value-type="float" office:value="0.479303027924029">
                <text:p>0.479303027924029</text:p>
              </table:table-cell>
              <table:table-cell office:value-type="float" office:value="0.775519193891986">
                <text:p>0.775519193891986</text:p>
              </table:table-cell>
              <table:table-cell office:value-type="float" office:value="-0.866298967537808">
                <text:p>-0.866298967537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133566628074082">
                <text:p>0.133566628074082</text:p>
              </table:table-cell>
              <table:table-cell office:value-type="float" office:value="0.494641120664008">
                <text:p>0.494641120664008</text:p>
              </table:table-cell>
              <table:table-cell office:value-type="float" office:value="0.758290080105897">
                <text:p>0.758290080105897</text:p>
              </table:table-cell>
              <table:table-cell office:value-type="float" office:value="-0.856612411071145">
                <text:p>-0.856612411071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43609405168986">
                <text:p>0.143609405168986</text:p>
              </table:table-cell>
              <table:table-cell office:value-type="float" office:value="0.509636588826365">
                <text:p>0.509636588826365</text:p>
              </table:table-cell>
              <table:table-cell office:value-type="float" office:value="0.741256736129806">
                <text:p>0.741256736129806</text:p>
              </table:table-cell>
              <table:table-cell office:value-type="float" office:value="-0.846721986537915">
                <text:p>-0.846721986537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153948704930308">
                <text:p>0.153948704930308</text:p>
              </table:table-cell>
              <table:table-cell office:value-type="float" office:value="0.524293387305887">
                <text:p>0.524293387305887</text:p>
              </table:table-cell>
              <table:table-cell office:value-type="float" office:value="0.724423111822357">
                <text:p>0.724423111822357</text:p>
              </table:table-cell>
              <table:table-cell office:value-type="float" office:value="-0.836640444207063">
                <text:p>-0.836640444207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164577794278059">
                <text:p>0.164577794278059</text:p>
              </table:table-cell>
              <table:table-cell office:value-type="float" office:value="0.538615547469174">
                <text:p>0.538615547469174</text:p>
              </table:table-cell>
              <table:table-cell office:value-type="float" office:value="0.707792904506403">
                <text:p>0.707792904506403</text:p>
              </table:table-cell>
              <table:table-cell office:value-type="float" office:value="-0.826380287388258">
                <text:p>-0.826380287388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175490021474283">
                <text:p>0.175490021474283</text:p>
              </table:table-cell>
              <table:table-cell office:value-type="float" office:value="0.552607172153236">
                <text:p>0.552607172153236</text:p>
              </table:table-cell>
              <table:table-cell office:value-type="float" office:value="0.691369563899723">
                <text:p>0.691369563899723</text:p>
              </table:table-cell>
              <table:table-cell office:value-type="float" office:value="-0.815953773279802">
                <text:p>-0.815953773279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18667881750344">
                <text:p>0.18667881750344</text:p>
              </table:table-cell>
              <table:table-cell office:value-type="float" office:value="0.566272430762527">
                <text:p>0.566272430762527</text:p>
              </table:table-cell>
              <table:table-cell office:value-type="float" office:value="0.675156297029461">
                <text:p>0.675156297029461</text:p>
              </table:table-cell>
              <table:table-cell office:value-type="float" office:value="-0.805372913746369">
                <text:p>-0.805372913746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98137697355707">
                <text:p>0.198137697355707</text:p>
              </table:table-cell>
              <table:table-cell office:value-type="float" office:value="0.579615554464139">
                <text:p>0.579615554464139</text:p>
              </table:table-cell>
              <table:table-cell office:value-type="float" office:value="0.659156073131664">
                <text:p>0.659156073131664</text:p>
              </table:table-cell>
              <table:table-cell office:value-type="float" office:value="-0.79464947603328">
                <text:p>-0.79464947603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209860261215157">
                <text:p>0.209860261215157</text:p>
              </table:table-cell>
              <table:table-cell office:value-type="float" office:value="0.592640831480826">
                <text:p>0.592640831480826</text:p>
              </table:table-cell>
              <table:table-cell office:value-type="float" office:value="0.643371628537092">
                <text:p>0.643371628537092</text:p>
              </table:table-cell>
              <table:table-cell office:value-type="float" office:value="-0.783794983423945">
                <text:p>-0.783794983423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21840195554781">
                <text:p>0.221840195554781</text:p>
              </table:table-cell>
              <table:table-cell office:value-type="float" office:value="0.605352602481641">
                <text:p>0.605352602481641</text:p>
              </table:table-cell>
              <table:table-cell office:value-type="float" office:value="0.627805471544381">
                <text:p>0.627805471544381</text:p>
              </table:table-cell>
              <table:table-cell office:value-type="float" office:value="-0.772820715847119">
                <text:p>-0.7728207158471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34071274140297">
                <text:p>0.234071274140297</text:p>
              </table:table-cell>
              <table:table-cell office:value-type="float" office:value="0.6177552560699">
                <text:p>0.6177552560699</text:p>
              </table:table-cell>
              <table:table-cell office:value-type="float" office:value="0.612459887281505">
                <text:p>0.612459887281505</text:p>
              </table:table-cell>
              <table:table-cell office:value-type="float" office:value="-0.761737710440547">
                <text:p>-0.7617377104405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246547358944679">
                <text:p>0.246547358944679</text:p>
              </table:table-cell>
              <table:table-cell office:value-type="float" office:value="0.629853224368278">
                <text:p>0.629853224368278</text:p>
              </table:table-cell>
              <table:table-cell office:value-type="float" office:value="0.597336942556323">
                <text:p>0.597336942556323</text:p>
              </table:table-cell>
              <table:table-cell office:value-type="float" office:value="-0.750556762077613">
                <text:p>-0.750556762077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25926240097537">
                <text:p>0.25926240097537</text:p>
              </table:table-cell>
              <table:table-cell office:value-type="float" office:value="0.641650978700811">
                <text:p>0.641650978700811</text:p>
              </table:table-cell>
              <table:table-cell office:value-type="float" office:value="0.582438490696912">
                <text:p>0.582438490696912</text:p>
              </table:table-cell>
              <table:table-cell office:value-type="float" office:value="-0.739288423863546">
                <text:p>-0.739288423863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272210441016094">
                <text:p>0.272210441016094</text:p>
              </table:table-cell>
              <table:table-cell office:value-type="float" office:value="0.653153025371602">
                <text:p>0.653153025371602</text:p>
              </table:table-cell>
              <table:table-cell office:value-type="float" office:value="0.567766176382199">
                <text:p>0.567766176382199</text:p>
              </table:table-cell>
              <table:table-cell office:value-type="float" office:value="-0.727943007607743">
                <text:p>-0.727943007607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28538561028521">
                <text:p>0.28538561028521</text:p>
              </table:table-cell>
              <table:table-cell office:value-type="float" office:value="0.664363901540057">
                <text:p>0.664363901540057</text:p>
              </table:table-cell>
              <table:table-cell office:value-type="float" office:value="0.553321440463334">
                <text:p>0.553321440463334</text:p>
              </table:table-cell>
              <table:table-cell office:value-type="float" office:value="-0.716530584278756">
                <text:p>-0.716530584278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298782131012535">
                <text:p>0.298782131012535</text:p>
              </table:table-cell>
              <table:table-cell office:value-type="float" office:value="0.675288171192451">
                <text:p>0.675288171192451</text:p>
              </table:table-cell>
              <table:table-cell office:value-type="float" office:value="0.539105524776062">
                <text:p>0.539105524776062</text:p>
              </table:table-cell>
              <table:table-cell office:value-type="float" office:value="-0.705060984448452">
                <text:p>-0.705060984448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12394316936556">
                <text:p>0.312394316936556</text:p>
              </table:table-cell>
              <table:table-cell office:value-type="float" office:value="0.685930421209654">
                <text:p>0.685930421209654</text:p>
              </table:table-cell>
              <table:table-cell office:value-type="float" office:value="0.525119476944259">
                <text:p>0.525119476944259</text:p>
              </table:table-cell>
              <table:table-cell office:value-type="float" office:value="-0.69354379873184">
                <text:p>-0.69354379873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326216573723962">
                <text:p>0.326216573723962</text:p>
              </table:table-cell>
              <table:table-cell office:value-type="float" office:value="0.696295257530843">
                <text:p>0.696295257530843</text:p>
              </table:table-cell>
              <table:table-cell office:value-type="float" office:value="0.51136415517465">
                <text:p>0.51136415517465</text:p>
              </table:table-cell>
              <table:table-cell office:value-type="float" office:value="-0.681988378229017">
                <text:p>-0.68198837822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3402433993134">
                <text:p>0.3402433993134</text:p>
              </table:table-cell>
              <table:table-cell office:value-type="float" office:value="0.706387301413016">
                <text:p>0.706387301413016</text:p>
              </table:table-cell>
              <table:table-cell office:value-type="float" office:value="0.497840233042603">
                <text:p>0.497840233042603</text:p>
              </table:table-cell>
              <table:table-cell office:value-type="float" office:value="-0.670403834975643">
                <text:p>-0.6704038349756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354469384185392">
                <text:p>0.354469384185392</text:p>
              </table:table-cell>
              <table:table-cell office:value-type="float" office:value="0.71621118578613">
                <text:p>0.71621118578613</text:p>
              </table:table-cell>
              <table:table-cell office:value-type="float" office:value="0.484548204268764">
                <text:p>0.484548204268764</text:p>
              </table:table-cell>
              <table:table-cell office:value-type="float" office:value="-0.658799042408305">
                <text:p>-0.658799042408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36888921156029">
                <text:p>0.36888921156029</text:p>
              </table:table-cell>
              <table:table-cell office:value-type="float" office:value="0.725771551703679">
                <text:p>0.725771551703679</text:p>
              </table:table-cell>
              <table:table-cell office:value-type="float" office:value="0.47148838748617">
                <text:p>0.47148838748617</text:p>
              </table:table-cell>
              <table:table-cell office:value-type="float" office:value="-0.647182635851049">
                <text:p>-0.647182635851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83497657526212">
                <text:p>0.383497657526212</text:p>
              </table:table-cell>
              <table:table-cell office:value-type="float" office:value="0.735073044888514">
                <text:p>0.735073044888514</text:p>
              </table:table-cell>
              <table:table-cell office:value-type="float" office:value="0.458660930997367">
                <text:p>0.458660930997367</text:p>
              </table:table-cell>
              <table:table-cell office:value-type="float" office:value="-0.635563013029309">
                <text:p>-0.635563013029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398289591098834">
                <text:p>0.398289591098834</text:p>
              </table:table-cell>
              <table:table-cell office:value-type="float" office:value="0.744120312373697">
                <text:p>0.744120312373697</text:p>
              </table:table-cell>
              <table:table-cell office:value-type="float" office:value="0.446065817520901">
                <text:p>0.446065817520901</text:p>
              </table:table-cell>
              <table:table-cell office:value-type="float" office:value="-0.623948334617322">
                <text:p>-0.623948334617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413259974214953">
                <text:p>0.413259974214953</text:p>
              </table:table-cell>
              <table:table-cell office:value-type="float" office:value="0.752917999238171">
                <text:p>0.752917999238171</text:p>
              </table:table-cell>
              <table:table-cell office:value-type="float" office:value="0.433702868926477">
                <text:p>0.433702868926477</text:p>
              </table:table-cell>
              <table:table-cell office:value-type="float" office:value="-0.612346524825076">
                <text:p>-0.6123465248250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428403861661704">
                <text:p>0.428403861661704</text:p>
              </table:table-cell>
              <table:table-cell office:value-type="float" office:value="0.761470745437015">
                <text:p>0.761470745437015</text:p>
              </table:table-cell>
              <table:table-cell office:value-type="float" office:value="0.421571750957919">
                <text:p>0.421571750957919</text:p>
              </table:table-cell>
              <table:table-cell office:value-type="float" office:value="-0.600765272030648">
                <text:p>-0.6007652720306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443716400943335">
                <text:p>0.443716400943335</text:p>
              </table:table-cell>
              <table:table-cell office:value-type="float" office:value="0.769783182726024">
                <text:p>0.769783182726024</text:p>
              </table:table-cell>
              <table:table-cell office:value-type="float" office:value="0.409671977942976">
                <text:p>0.409671977942976</text:p>
              </table:table-cell>
              <table:table-cell office:value-type="float" office:value="-0.589212029463705">
                <text:p>-0.5892120294637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459192832087398">
                <text:p>0.459192832087398</text:p>
              </table:table-cell>
              <table:table-cell office:value-type="float" office:value="0.777859931680342">
                <text:p>0.777859931680342</text:p>
              </table:table-cell>
              <table:table-cell office:value-type="float" office:value="0.398002917488881">
                <text:p>0.398002917488881</text:p>
              </table:table-cell>
              <table:table-cell office:value-type="float" office:value="-0.577694015945764">
                <text:p>-0.577694015945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47482848739227">
                <text:p>0.47482848739227</text:p>
              </table:table-cell>
              <table:table-cell office:value-type="float" office:value="0.785705598806856">
                <text:p>0.785705598806856</text:p>
              </table:table-cell>
              <table:table-cell office:value-type="float" office:value="0.386563795162497">
                <text:p>0.386563795162497</text:p>
              </table:table-cell>
              <table:table-cell office:value-type="float" office:value="-0.566218216692637">
                <text:p>-0.5662182166926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90618791117839">
                <text:p>0.490618791117839</text:p>
              </table:table-cell>
              <table:table-cell office:value-type="float" office:value="0.793324773750018">
                <text:p>0.793324773750018</text:p>
              </table:table-cell>
              <table:table-cell office:value-type="float" office:value="0.375353699153728">
                <text:p>0.375353699153728</text:p>
              </table:table-cell>
              <table:table-cell office:value-type="float" office:value="-0.55479138418431">
                <text:p>-0.55479138418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06559259121247">
                <text:p>0.506559259121247</text:p>
              </table:table-cell>
              <table:table-cell office:value-type="float" office:value="0.800722026590764">
                <text:p>0.800722026590764</text:p>
              </table:table-cell>
              <table:table-cell office:value-type="float" office:value="0.364371584920811">
                <text:p>0.364371584920811</text:p>
              </table:table-cell>
              <table:table-cell office:value-type="float" office:value="-0.543420039107297">
                <text:p>-0.543420039107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22645498439536">
                <text:p>0.522645498439536</text:p>
              </table:table-cell>
              <table:table-cell office:value-type="float" office:value="0.807901905238132">
                <text:p>0.807901905238132</text:p>
              </table:table-cell>
              <table:table-cell office:value-type="float" office:value="0.353616279815995">
                <text:p>0.353616279815995</text:p>
              </table:table-cell>
              <table:table-cell office:value-type="float" office:value="-0.532110471374309">
                <text:p>-0.5321104713743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38873206821049">
                <text:p>0.538873206821049</text:p>
              </table:table-cell>
              <table:table-cell office:value-type="float" office:value="0.814868932913192">
                <text:p>0.814868932913192</text:p>
              </table:table-cell>
              <table:table-cell office:value-type="float" office:value="0.343086487689994">
                <text:p>0.343086487689994</text:p>
              </table:table-cell>
              <table:table-cell office:value-type="float" office:value="-0.520868741225811">
                <text:p>-0.5208687412258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55238172207429">
                <text:p>0.555238172207429</text:p>
              </table:table-cell>
              <table:table-cell office:value-type="float" office:value="0.821627605724827">
                <text:p>0.821627605724827</text:p>
              </table:table-cell>
              <table:table-cell office:value-type="float" office:value="0.332780793473558">
                <text:p>0.332780793473558</text:p>
              </table:table-cell>
              <table:table-cell office:value-type="float" office:value="-0.50970068041783">
                <text:p>-0.50970068041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571736272168047">
                <text:p>0.571736272168047</text:p>
              </table:table-cell>
              <table:table-cell office:value-type="float" office:value="0.828182390336906">
                <text:p>0.828182390336906</text:p>
              </table:table-cell>
              <table:table-cell office:value-type="float" office:value="0.322697667734379">
                <text:p>0.322697667734379</text:p>
              </table:table-cell>
              <table:table-cell office:value-type="float" office:value="-0.498611893500087">
                <text:p>-0.498611893500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88363473288679">
                <text:p>0.588363473288679</text:p>
              </table:table-cell>
              <table:table-cell office:value-type="float" office:value="0.834537721726325">
                <text:p>0.834537721726325</text:p>
              </table:table-cell>
              <table:table-cell office:value-type="float" office:value="0.312835471207495">
                <text:p>0.312835471207495</text:p>
              </table:table-cell>
              <table:table-cell office:value-type="float" office:value="-0.487607759188271">
                <text:p>-0.4876077591882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605115830516256">
                <text:p>0.605115830516256</text:p>
              </table:table-cell>
              <table:table-cell office:value-type="float" office:value="0.840698001031373">
                <text:p>0.840698001031373</text:p>
              </table:table-cell>
              <table:table-cell office:value-type="float" office:value="0.303192459297273">
                <text:p>0.303192459297273</text:p>
              </table:table-cell>
              <table:table-cell office:value-type="float" office:value="-0.476693431833945">
                <text:p>-0.476693431833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21989486461468">
                <text:p>0.621989486461468</text:p>
              </table:table-cell>
              <table:table-cell office:value-type="float" office:value="0.846667593489836">
                <text:p>0.846667593489836</text:p>
              </table:table-cell>
              <table:table-cell office:value-type="float" office:value="0.29376678654898">
                <text:p>0.29376678654898</text:p>
              </table:table-cell>
              <table:table-cell office:value-type="float" office:value="-0.465873842995326">
                <text:p>-0.4658738429953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638980670661029">
                <text:p>0.638980670661029</text:p>
              </table:table-cell>
              <table:table-cell office:value-type="float" office:value="0.852450826466204">
                <text:p>0.852450826466204</text:p>
              </table:table-cell>
              <table:table-cell office:value-type="float" office:value="0.284556511087909">
                <text:p>0.284556511087909</text:p>
              </table:table-cell>
              <table:table-cell office:value-type="float" office:value="-0.455153703111805">
                <text:p>-0.455153703111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56085698801364">
                <text:p>0.656085698801364</text:p>
              </table:table-cell>
              <table:table-cell office:value-type="float" office:value="0.858051987567323">
                <text:p>0.858051987567323</text:p>
              </table:table-cell>
              <table:table-cell office:value-type="float" office:value="0.275559599023943">
                <text:p>0.275559599023943</text:p>
              </table:table-cell>
              <table:table-cell office:value-type="float" office:value="-0.444537503284807">
                <text:p>-0.4445375032848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673300971905495">
                <text:p>0.673300971905495</text:p>
              </table:table-cell>
              <table:table-cell office:value-type="float" office:value="0.863475322845757">
                <text:p>0.863475322845757</text:p>
              </table:table-cell>
              <table:table-cell office:value-type="float" office:value="0.266773928819423">
                <text:p>0.266773928819423</text:p>
              </table:table-cell>
              <table:table-cell office:value-type="float" office:value="-0.434029517167193">
                <text:p>-0.4340295171671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690622975484854">
                <text:p>0.690622975484854</text:p>
              </table:table-cell>
              <table:table-cell office:value-type="float" office:value="0.868725035090132">
                <text:p>0.868725035090132</text:p>
              </table:table-cell>
              <table:table-cell office:value-type="float" office:value="0.25819729561812">
                <text:p>0.25819729561812</text:p>
              </table:table-cell>
              <table:table-cell office:value-type="float" office:value="-0.423633802963123">
                <text:p>-0.423633802963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708048278657771">
                <text:p>0.708048278657771</text:p>
              </table:table-cell>
              <table:table-cell office:value-type="float" office:value="0.873805282201644">
                <text:p>0.873805282201644</text:p>
              </table:table-cell>
              <table:table-cell office:value-type="float" office:value="0.249827415533089">
                <text:p>0.249827415533089</text:p>
              </table:table-cell>
              <table:table-cell office:value-type="float" office:value="-0.413354205539905">
                <text:p>-0.4133542055399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25573533236347">
                <text:p>0.725573533236347</text:p>
              </table:table-cell>
              <table:table-cell office:value-type="float" office:value="0.878720175655887">
                <text:p>0.878720175655887</text:p>
              </table:table-cell>
              <table:table-cell office:value-type="float" office:value="0.24166192989116">
                <text:p>0.24166192989116</text:p>
              </table:table-cell>
              <table:table-cell office:value-type="float" office:value="-0.403194358653006">
                <text:p>-0.403194358653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743195472783397">
                <text:p>0.743195472783397</text:p>
              </table:table-cell>
              <table:table-cell office:value-type="float" office:value="0.883473779049116">
                <text:p>0.883473779049116</text:p>
              </table:table-cell>
              <table:table-cell office:value-type="float" office:value="0.233698409431779">
                <text:p>0.233698409431779</text:p>
              </table:table-cell>
              <table:table-cell office:value-type="float" office:value="-0.393157687285065">
                <text:p>-0.393157687285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60910911641168">
                <text:p>0.760910911641168</text:p>
              </table:table-cell>
              <table:table-cell office:value-type="float" office:value="0.888070106728013">
                <text:p>0.888070106728013</text:p>
              </table:table-cell>
              <table:table-cell office:value-type="float" office:value="0.225934358457935">
                <text:p>0.225934358457935</text:p>
              </table:table-cell>
              <table:table-cell office:value-type="float" office:value="-0.383247410099337">
                <text:p>-0.383247410099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778716743933468">
                <text:p>0.778716743933468</text:p>
              </table:table-cell>
              <table:table-cell office:value-type="float" office:value="0.892513122501961">
                <text:p>0.892513122501961</text:p>
              </table:table-cell>
              <table:table-cell office:value-type="float" office:value="0.218367218936865">
                <text:p>0.218367218936865</text:p>
              </table:table-cell>
              <table:table-cell office:value-type="float" office:value="-0.373466542007676">
                <text:p>-0.373466542007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796609942542856">
                <text:p>0.796609942542856</text:p>
              </table:table-cell>
              <table:table-cell office:value-type="float" office:value="0.896806738436812">
                <text:p>0.896806738436812</text:p>
              </table:table-cell>
              <table:table-cell office:value-type="float" office:value="0.210994374548261">
                <text:p>0.210994374548261</text:p>
              </table:table-cell>
              <table:table-cell office:value-type="float" office:value="-0.363817896852757">
                <text:p>-0.363817896852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14587558064514">
                <text:p>0.814587558064514</text:p>
              </table:table-cell>
              <table:table-cell office:value-type="float" office:value="0.900954813729072">
                <text:p>0.900954813729072</text:p>
              </table:table-cell>
              <table:table-cell office:value-type="float" office:value="0.203813154677694">
                <text:p>0.203813154677694</text:p>
              </table:table-cell>
              <table:table-cell office:value-type="float" office:value="-0.354304090203908">
                <text:p>-0.354304090203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832646717738399">
                <text:p>0.832646717738399</text:p>
              </table:table-cell>
              <table:table-cell office:value-type="float" office:value="0.904961153659379">
                <text:p>0.904961153659379</text:p>
              </table:table-cell>
              <table:table-cell office:value-type="float" office:value="0.196820838353">
                <text:p>0.196820838353</text:p>
              </table:table-cell>
              <table:table-cell office:value-type="float" office:value="-0.34492754226551">
                <text:p>-0.344927542265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850784624361234">
                <text:p>0.850784624361234</text:p>
              </table:table-cell>
              <table:table-cell office:value-type="float" office:value="0.908829508624123">
                <text:p>0.908829508624123</text:p>
              </table:table-cell>
              <table:table-cell office:value-type="float" office:value="0.190014658121379">
                <text:p>0.190014658121379</text:p>
              </table:table-cell>
              <table:table-cell office:value-type="float" office:value="-0.335690480896619">
                <text:p>-0.335690480896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868998555179915">
                <text:p>0.868998555179915</text:p>
              </table:table-cell>
              <table:table-cell office:value-type="float" office:value="0.912563573243987">
                <text:p>0.912563573243987</text:p>
              </table:table-cell>
              <table:table-cell office:value-type="float" office:value="0.183391803865012">
                <text:p>0.183391803865012</text:p>
              </table:table-cell>
              <table:table-cell office:value-type="float" office:value="-0.326594944740048">
                <text:p>-0.326594944740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887285860767837">
                <text:p>0.887285860767837</text:p>
              </table:table-cell>
              <table:table-cell office:value-type="float" office:value="0.916166985548167">
                <text:p>0.916166985548167</text:p>
              </table:table-cell>
              <table:table-cell office:value-type="float" office:value="0.176949426553023">
                <text:p>0.176949426553023</text:p>
              </table:table-cell>
              <table:table-cell office:value-type="float" office:value="-0.317642786458848">
                <text:p>-0.3176427864588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05643963885648">
                <text:p>0.905643963885648</text:p>
              </table:table-cell>
              <table:table-cell office:value-type="float" office:value="0.919643326232974">
                <text:p>0.919643326232974</text:p>
              </table:table-cell>
              <table:table-cell office:value-type="float" office:value="0.170684641927657">
                <text:p>0.170684641927657</text:p>
              </table:table-cell>
              <table:table-cell office:value-type="float" office:value="-0.308835676077741">
                <text:p>-0.308835676077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24070358327912">
                <text:p>0.924070358327912</text:p>
              </table:table-cell>
              <table:table-cell office:value-type="float" office:value="0.922996117993477">
                <text:p>0.922996117993477</text:p>
              </table:table-cell>
              <table:table-cell office:value-type="float" office:value="0.164594534122612">
                <text:p>0.164594534122612</text:p>
              </table:table-cell>
              <table:table-cell office:value-type="float" office:value="-0.300175104426759">
                <text:p>-0.300175104426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42562607757115">
                <text:p>0.942562607757115</text:p>
              </table:table-cell>
              <table:table-cell office:value-type="float" office:value="0.926228824926818">
                <text:p>0.926228824926818</text:p>
              </table:table-cell>
              <table:table-cell office:value-type="float" office:value="0.158676159211505">
                <text:p>0.158676159211505</text:p>
              </table:table-cell>
              <table:table-cell office:value-type="float" office:value="-0.291662386683987">
                <text:p>-0.291662386683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61118344526441">
                <text:p>0.961118344526441</text:p>
              </table:table-cell>
              <table:table-cell office:value-type="float" office:value="0.929344852005778">
                <text:p>0.929344852005778</text:p>
              </table:table-cell>
              <table:table-cell office:value-type="float" office:value="0.152926548684525">
                <text:p>0.152926548684525</text:p>
              </table:table-cell>
              <table:table-cell office:value-type="float" office:value="-0.283298666014031">
                <text:p>-0.283298666014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79735268492711">
                <text:p>0.979735268492711</text:p>
              </table:table-cell>
              <table:table-cell office:value-type="float" office:value="0.932347544621137">
                <text:p>0.932347544621137</text:p>
              </table:table-cell>
              <table:table-cell office:value-type="float" office:value="0.147342712851399">
                <text:p>0.147342712851399</text:p>
              </table:table-cell>
              <table:table-cell office:value-type="float" office:value="-0.275084917298486">
                <text:p>-0.275084917298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98411145820835">
                <text:p>0.998411145820835</text:p>
              </table:table-cell>
              <table:table-cell office:value-type="float" office:value="0.93524018819134">
                <text:p>0.93524018819134</text:p>
              </table:table-cell>
              <table:table-cell office:value-type="float" office:value="0.14192164416887">
                <text:p>0.14192164416887</text:p>
              </table:table-cell>
              <table:table-cell office:value-type="float" office:value="-0.267021950954443">
                <text:p>-0.267021950954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01714380778113">
                <text:p>1.01714380778113</text:p>
              </table:table-cell>
              <table:table-cell office:value-type="float" office:value="0.938026007837938">
                <text:p>0.938026007837938</text:p>
              </table:table-cell>
              <table:table-cell office:value-type="float" office:value="0.136660320490958">
                <text:p>0.136660320490958</text:p>
              </table:table-cell>
              <table:table-cell office:value-type="float" office:value="-0.259110416836752">
                <text:p>-0.2591104168367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03593114954076">
                <text:p>1.03593114954076</text:p>
              </table:table-cell>
              <table:table-cell office:value-type="float" office:value="0.940708168125252">
                <text:p>0.940708168125252</text:p>
              </table:table-cell>
              <table:table-cell office:value-type="float" office:value="0.131555708240395">
                <text:p>0.131555708240395</text:p>
              </table:table-cell>
              <table:table-cell office:value-type="float" office:value="-0.251350808219547">
                <text:p>-0.2513508082195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5477112895064">
                <text:p>1.05477112895064</text:p>
              </table:table-cell>
              <table:table-cell office:value-type="float" office:value="0.943289772862653">
                <text:p>0.943289772862653</text:p>
              </table:table-cell>
              <table:table-cell office:value-type="float" office:value="0.126604765499677">
                <text:p>0.126604765499677</text:p>
              </table:table-cell>
              <table:table-cell office:value-type="float" office:value="-0.243743465852257">
                <text:p>-0.243743465852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07366176532894">
                <text:p>1.07366176532894</text:p>
              </table:table-cell>
              <table:table-cell office:value-type="float" office:value="0.945773864967852">
                <text:p>0.945773864967852</text:p>
              </table:table-cell>
              <table:table-cell office:value-type="float" office:value="0.121804445020303">
                <text:p>0.121804445020303</text:p>
              </table:table-cell>
              <table:table-cell office:value-type="float" office:value="-0.236288582085132">
                <text:p>-0.236288582085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09260113824252">
                <text:p>1.09260113824252</text:p>
              </table:table-cell>
              <table:table-cell office:value-type="float" office:value="0.948163426389544">
                <text:p>0.948163426389544</text:p>
              </table:table-cell>
              <table:table-cell office:value-type="float" office:value="0.117151697148861">
                <text:p>0.117151697148861</text:p>
              </table:table-cell>
              <table:table-cell office:value-type="float" office:value="-0.228986205059094">
                <text:p>-0.2289862050590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11158738628729">
                <text:p>1.11158738628729</text:p>
              </table:table-cell>
              <table:table-cell office:value-type="float" office:value="0.95046137808772">
                <text:p>0.95046137808772</text:p>
              </table:table-cell>
              <table:table-cell office:value-type="float" office:value="0.112643472668725">
                <text:p>0.112643472668725</text:p>
              </table:table-cell>
              <table:table-cell office:value-type="float" office:value="-0.22183624295454">
                <text:p>-0.22183624295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13061870586887">
                <text:p>1.13061870586887</text:p>
              </table:table-cell>
              <table:table-cell office:value-type="float" office:value="0.95267058006997">
                <text:p>0.95267058006997</text:p>
              </table:table-cell>
              <table:table-cell office:value-type="float" office:value="0.108276725556244">
                <text:p>0.108276725556244</text:p>
              </table:table-cell>
              <table:table-cell office:value-type="float" office:value="-0.214838468293554">
                <text:p>-0.2148384682935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4969334998439">
                <text:p>1.14969334998439</text:p>
              </table:table-cell>
              <table:table-cell office:value-type="float" office:value="0.954793831482036">
                <text:p>0.954793831482036</text:p>
              </table:table-cell>
              <table:table-cell office:value-type="float" office:value="0.10404841565041">
                <text:p>0.10404841565041</text:p>
              </table:table-cell>
              <table:table-cell office:value-type="float" office:value="-0.207992510913541">
                <text:p>-0.2079925109135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6880962700673">
                <text:p>1.16880962700673</text:p>
              </table:table-cell>
              <table:table-cell office:value-type="float" office:value="0.956833870752016">
                <text:p>0.956833870752016</text:p>
              </table:table-cell>
              <table:table-cell office:value-type="float" office:value="0.0999555113475617">
                <text:p>0.0999555113475617</text:p>
              </table:table-cell>
              <table:table-cell office:value-type="float" office:value="-0.201297907717125">
                <text:p>-0.201297907717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18796589947208">
                <text:p>1.18796589947208</text:p>
              </table:table-cell>
              <table:table-cell office:value-type="float" office:value="0.958793375783074">
                <text:p>0.958793375783074</text:p>
              </table:table-cell>
              <table:table-cell office:value-type="float" office:value="0.0959949917582338">
                <text:p>0.0959949917582338</text:p>
              </table:table-cell>
              <table:table-cell office:value-type="float" office:value="-0.194754039283382">
                <text:p>-0.194754039283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20716058287186">
                <text:p>1.20716058287186</text:p>
              </table:table-cell>
              <table:table-cell office:value-type="float" office:value="0.96067496419515">
                <text:p>0.96067496419515</text:p>
              </table:table-cell>
              <table:table-cell office:value-type="float" office:value="0.0921638494493975">
                <text:p>0.0921638494493975</text:p>
              </table:table-cell>
              <table:table-cell office:value-type="float" office:value="-0.188360179389696">
                <text:p>-0.188360179389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22639214444997">
                <text:p>1.22639214444997</text:p>
              </table:table-cell>
              <table:table-cell office:value-type="float" office:value="0.962481193616124">
                <text:p>0.962481193616124</text:p>
              </table:table-cell>
              <table:table-cell office:value-type="float" office:value="0.0884590926479734">
                <text:p>0.0884590926479734</text:p>
              </table:table-cell>
              <table:table-cell office:value-type="float" office:value="-0.182115488263929">
                <text:p>-0.1821154882639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24565910200631">
                <text:p>1.24565910200631</text:p>
              </table:table-cell>
              <table:table-cell office:value-type="float" office:value="0.964214562017272">
                <text:p>0.964214562017272</text:p>
              </table:table-cell>
              <table:table-cell office:value-type="float" office:value="0.0848777474668284">
                <text:p>0.0848777474668284</text:p>
              </table:table-cell>
              <table:table-cell office:value-type="float" office:value="-0.176019017083688">
                <text:p>-0.176019017083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2649600227074">
                <text:p>1.2649600227074</text:p>
              </table:table-cell>
              <table:table-cell office:value-type="float" office:value="0.965877508092347">
                <text:p>0.965877508092347</text:p>
              </table:table-cell>
              <table:table-cell office:value-type="float" office:value="0.0814168600406732">
                <text:p>0.0814168600406732</text:p>
              </table:table-cell>
              <table:table-cell office:value-type="float" office:value="-0.170069712487134">
                <text:p>-0.170069712487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28429352190511">
                <text:p>1.28429352190511</text:p>
              </table:table-cell>
              <table:table-cell office:value-type="float" office:value="0.96747241167847">
                <text:p>0.96747241167847</text:p>
              </table:table-cell>
              <table:table-cell office:value-type="float" office:value="0.0780734985716894">
                <text:p>0.0780734985716894</text:p>
              </table:table-cell>
              <table:table-cell office:value-type="float" office:value="-0.164266421089133">
                <text:p>-0.1642664210891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30365826196407">
                <text:p>1.30365826196407</text:p>
              </table:table-cell>
              <table:table-cell office:value-type="float" office:value="0.969001594217036">
                <text:p>0.969001594217036</text:p>
              </table:table-cell>
              <table:table-cell office:value-type="float" office:value="0.0748447552848419">
                <text:p>0.0748447552848419</text:p>
              </table:table-cell>
              <table:table-cell office:value-type="float" office:value="-0.158607893996606">
                <text:p>-0.1586078939966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32305295109877">
                <text:p>1.32305295109877</text:p>
              </table:table-cell>
              <table:table-cell office:value-type="float" office:value="0.970467319252814">
                <text:p>0.970467319252814</text:p>
              </table:table-cell>
              <table:table-cell office:value-type="float" office:value="0.0717277482929542">
                <text:p>0.0717277482929542</text:p>
              </table:table-cell>
              <table:table-cell office:value-type="float" office:value="-0.15309279131692">
                <text:p>-0.15309279131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34247634222099">
                <text:p>1.34247634222099</text:p>
              </table:table-cell>
              <table:table-cell office:value-type="float" office:value="0.971871792969461">
                <text:p>0.971871792969461</text:p>
              </table:table-cell>
              <table:table-cell office:value-type="float" office:value="0.0687196233717453">
                <text:p>0.0687196233717453</text:p>
              </table:table-cell>
              <table:table-cell office:value-type="float" office:value="-0.147719686653231">
                <text:p>-0.147719686653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36192723179828">
                <text:p>1.36192723179828</text:p>
              </table:table-cell>
              <table:table-cell office:value-type="float" office:value="0.97321716475963">
                <text:p>0.97321716475963</text:p>
              </table:table-cell>
              <table:table-cell office:value-type="float" office:value="0.0658175556451518">
                <text:p>0.0658175556451518</text:p>
              </table:table-cell>
              <table:table-cell office:value-type="float" office:value="-0.142487071580759">
                <text:p>-0.1424870715807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38140445872416">
                <text:p>1.38140445872416</text:p>
              </table:table-cell>
              <table:table-cell office:value-type="float" office:value="0.974505527827895">
                <text:p>0.974505527827895</text:p>
              </table:table-cell>
              <table:table-cell office:value-type="float" office:value="0.0630187511813734">
                <text:p>0.0630187511813734</text:p>
              </table:table-cell>
              <table:table-cell office:value-type="float" office:value="-0.137393360098053">
                <text:p>-0.1373933600980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40090690320068">
                <text:p>1.40090690320068</text:p>
              </table:table-cell>
              <table:table-cell office:value-type="float" office:value="0.975738919824711">
                <text:p>0.975738919824711</text:p>
              </table:table-cell>
              <table:table-cell office:value-type="float" office:value="0.0603204485002027">
                <text:p>0.0603204485002027</text:p>
              </table:table-cell>
              <table:table-cell office:value-type="float" office:value="-0.132436893047402">
                <text:p>-0.132436893047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42043348563402">
                <text:p>1.42043348563402</text:p>
              </table:table-cell>
              <table:table-cell office:value-type="float" office:value="0.976919323509636">
                <text:p>0.976919323509636</text:p>
              </table:table-cell>
              <table:table-cell office:value-type="float" office:value="0.0577199199923114">
                <text:p>0.0577199199923114</text:p>
              </table:table-cell>
              <table:table-cell office:value-type="float" office:value="-0.127615942498672">
                <text:p>-0.1276159424986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43998316554354">
                <text:p>1.43998316554354</text:p>
              </table:table-cell>
              <table:table-cell office:value-type="float" office:value="0.978048667442072">
                <text:p>0.978048667442072</text:p>
              </table:table-cell>
              <table:table-cell office:value-type="float" office:value="0.0552144732512823">
                <text:p>0.0552144732512823</text:p>
              </table:table-cell>
              <table:table-cell office:value-type="float" office:value="-0.122928716090989">
                <text:p>-0.1229287160909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45955494048494">
                <text:p>1.45955494048494</text:p>
              </table:table-cell>
              <table:table-cell office:value-type="float" office:value="0.979128826697777">
                <text:p>0.979128826697777</text:p>
              </table:table-cell>
              <table:table-cell office:value-type="float" office:value="0.0528014523192829">
                <text:p>0.0528014523192829</text:p>
              </table:table-cell>
              <table:table-cell office:value-type="float" office:value="-0.118373361326823">
                <text:p>-0.1183733613268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47914784498801">
                <text:p>1.47914784498801</text:p>
              </table:table-cell>
              <table:table-cell office:value-type="float" office:value="0.980161623609444">
                <text:p>0.980161623609444</text:p>
              </table:table-cell>
              <table:table-cell office:value-type="float" office:value="0.0504782388473866">
                <text:p>0.0504782388473866</text:p>
              </table:table-cell>
              <table:table-cell office:value-type="float" office:value="-0.113947969813201">
                <text:p>-0.1139479698132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4987609495094">
                <text:p>1.4987609495094</text:p>
              </table:table-cell>
              <table:table-cell office:value-type="float" office:value="0.981148828529634">
                <text:p>0.981148828529634</text:p>
              </table:table-cell>
              <table:table-cell office:value-type="float" office:value="0.0482422531716491">
                <text:p>0.0482422531716491</text:p>
              </table:table-cell>
              <table:table-cell office:value-type="float" office:value="-0.10965058144494">
                <text:p>-0.10965058144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51839335940084">
                <text:p>1.51839335940084</text:p>
              </table:table-cell>
              <table:table-cell office:value-type="float" office:value="0.982092160614412">
                <text:p>0.982092160614412</text:p>
              </table:table-cell>
              <table:table-cell office:value-type="float" office:value="0.0460909553061488">
                <text:p>0.0460909553061488</text:p>
              </table:table-cell>
              <table:table-cell office:value-type="float" office:value="-0.105479188525013">
                <text:p>-0.105479188525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53804421389325">
                <text:p>1.53804421389325</text:p>
              </table:table-cell>
              <table:table-cell office:value-type="float" office:value="0.982993288626017">
                <text:p>0.982993288626017</text:p>
              </table:table-cell>
              <table:table-cell office:value-type="float" office:value="0.044021845854296">
                <text:p>0.044021845854296</text:p>
              </table:table-cell>
              <table:table-cell office:value-type="float" office:value="-0.101431739817309">
                <text:p>-0.1014317398173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55771268509704">
                <text:p>1.55771268509704</text:p>
              </table:table-cell>
              <table:table-cell office:value-type="float" office:value="0.983853831752958">
                <text:p>0.983853831752958</text:p>
              </table:table-cell>
              <table:table-cell office:value-type="float" office:value="0.0420324668398081">
                <text:p>0.0420324668398081</text:p>
              </table:table-cell>
              <table:table-cell office:value-type="float" office:value="-0.0975061445273122">
                <text:p>-0.09750614452731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57739797701903">
                <text:p>1.57739797701903</text:p>
              </table:table-cell>
              <table:table-cell office:value-type="float" office:value="0.984675360445944">
                <text:p>0.984675360445944</text:p>
              </table:table-cell>
              <table:table-cell office:value-type="float" office:value="0.0401204024588339">
                <text:p>0.0401204024588339</text:p>
              </table:table-cell>
              <table:table-cell office:value-type="float" office:value="-0.0937002762064034">
                <text:p>-0.09370027620640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59709932459617">
                <text:p>1.59709932459617</text:p>
              </table:table-cell>
              <table:table-cell office:value-type="float" office:value="0.985459397268081">
                <text:p>0.985459397268081</text:p>
              </table:table-cell>
              <table:table-cell office:value-type="float" office:value="0.0382832797547975">
                <text:p>0.0382832797547975</text:p>
              </table:table-cell>
              <table:table-cell office:value-type="float" office:value="-0.0900119765757444">
                <text:p>-0.0900119765757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61681599274643">
                <text:p>1.61681599274643</text:p>
              </table:table-cell>
              <table:table-cell office:value-type="float" office:value="0.986207417757805">
                <text:p>0.986207417757805</text:p>
              </table:table-cell>
              <table:table-cell office:value-type="float" office:value="0.0365187692176058">
                <text:p>0.0365187692176058</text:p>
              </table:table-cell>
              <table:table-cell office:value-type="float" office:value="-0.086439059265924">
                <text:p>-0.0864390592659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63654727543704">
                <text:p>1.63654727543704</text:p>
              </table:table-cell>
              <table:table-cell office:value-type="float" office:value="0.98692085130307">
                <text:p>0.98692085130307</text:p>
              </table:table-cell>
              <table:table-cell office:value-type="float" office:value="0.0348245853089417">
                <text:p>0.0348245853089417</text:p>
              </table:table-cell>
              <table:table-cell office:value-type="float" office:value="-0.0829793134687966">
                <text:p>-0.08297931346879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5629249477032">
                <text:p>1.65629249477032</text:p>
              </table:table-cell>
              <table:table-cell office:value-type="float" office:value="0.987601082025314">
                <text:p>0.987601082025314</text:p>
              </table:table-cell>
              <table:table-cell office:value-type="float" office:value="0.0331984869154313">
                <text:p>0.0331984869154313</text:p>
              </table:table-cell>
              <table:table-cell office:value-type="float" office:value="-0.0796305074981889">
                <text:p>-0.0796305074981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67605100008729">
                <text:p>1.67605100008729</text:p>
              </table:table-cell>
              <table:table-cell office:value-type="float" office:value="0.988249449671783">
                <text:p>0.988249449671783</text:p>
              </table:table-cell>
              <table:table-cell office:value-type="float" office:value="0.03163827773154">
                <text:p>0.03163827773154</text:p>
              </table:table-cell>
              <table:table-cell office:value-type="float" office:value="-0.0763903922564041">
                <text:p>-0.07639039225640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69582216708916">
                <text:p>1.69582216708916</text:p>
              </table:table-cell>
              <table:table-cell office:value-type="float" office:value="0.98886725051484">
                <text:p>0.98886725051484</text:p>
              </table:table-cell>
              <table:table-cell office:value-type="float" office:value="0.0301418065741073">
                <text:p>0.0301418065741073</text:p>
              </table:table-cell>
              <table:table-cell office:value-type="float" office:value="-0.0732567046037055">
                <text:p>-0.0732567046037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71560539697687">
                <text:p>1.71560539697687</text:p>
              </table:table-cell>
              <table:table-cell office:value-type="float" office:value="0.989455738256886">
                <text:p>0.989455738256886</text:p>
              </table:table-cell>
              <table:table-cell office:value-type="float" office:value="0.0287069676304892">
                <text:p>0.0287069676304892</text:p>
              </table:table-cell>
              <table:table-cell office:value-type="float" office:value="-0.0702271706282284">
                <text:p>-0.07022717062822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73540011560884">
                <text:p>1.73540011560884</text:p>
              </table:table-cell>
              <table:table-cell office:value-type="float" office:value="0.990016124939614">
                <text:p>0.990016124939614</text:p>
              </table:table-cell>
              <table:table-cell office:value-type="float" office:value="0.0273317006423198">
                <text:p>0.0273317006423198</text:p>
              </table:table-cell>
              <table:table-cell office:value-type="float" office:value="-0.0672995088140184">
                <text:p>-0.0672995088140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7552057726768">
                <text:p>1.7552057726768</text:p>
              </table:table-cell>
              <table:table-cell office:value-type="float" office:value="0.990549581856307">
                <text:p>0.990549581856307</text:p>
              </table:table-cell>
              <table:table-cell office:value-type="float" office:value="0.0260139910269518">
                <text:p>0.0260139910269518</text:p>
              </table:table-cell>
              <table:table-cell office:value-type="float" office:value="-0.064471433105164">
                <text:p>-0.064471433105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77502184090002">
                <text:p>1.77502184090002</text:p>
              </table:table-cell>
              <table:table-cell office:value-type="float" office:value="0.991057240465963">
                <text:p>0.991057240465963</text:p>
              </table:table-cell>
              <table:table-cell office:value-type="float" office:value="0.0247518699386714">
                <text:p>0.0247518699386714</text:p>
              </table:table-cell>
              <table:table-cell office:value-type="float" office:value="-0.0617406558642488">
                <text:p>-0.0617406558642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79484781523776">
                <text:p>1.79484781523776</text:p>
              </table:table-cell>
              <table:table-cell office:value-type="float" office:value="0.991540193308068">
                <text:p>0.991540193308068</text:p>
              </table:table-cell>
              <table:table-cell office:value-type="float" office:value="0.0235434142718154">
                <text:p>0.0235434142718154</text:p>
              </table:table-cell>
              <table:table-cell office:value-type="float" office:value="-0.0591048907236048">
                <text:p>-0.0591048907236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81468321212001">
                <text:p>1.81468321212001</text:p>
              </table:table-cell>
              <table:table-cell office:value-type="float" office:value="0.991999494916865">
                <text:p>0.991999494916865</text:p>
              </table:table-cell>
              <table:table-cell office:value-type="float" office:value="0.0223867466079485">
                <text:p>0.0223867466079485</text:p>
              </table:table-cell>
              <table:table-cell office:value-type="float" office:value="-0.0565618553281125">
                <text:p>-0.0565618553281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83452756869652">
                <text:p>1.83452756869652</text:p>
              </table:table-cell>
              <table:table-cell office:value-type="float" office:value="0.992436162734038">
                <text:p>0.992436162734038</text:p>
              </table:table-cell>
              <table:table-cell office:value-type="float" office:value="0.0212800351092786">
                <text:p>0.0212800351092786</text:p>
              </table:table-cell>
              <table:table-cell office:value-type="float" office:value="-0.0541092739685403">
                <text:p>-0.0541092739685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85438044210405">
                <text:p>1.85438044210405</text:p>
              </table:table-cell>
              <table:table-cell office:value-type="float" office:value="0.992851178018736">
                <text:p>0.992851178018736</text:p>
              </table:table-cell>
              <table:table-cell office:value-type="float" office:value="0.0202214933605082">
                <text:p>0.0202214933605082</text:p>
              </table:table-cell>
              <table:table-cell office:value-type="float" office:value="-0.0517448801046722">
                <text:p>-0.05174488010467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87424140875177">
                <text:p>1.87424140875177</text:p>
              </table:table-cell>
              <table:table-cell office:value-type="float" office:value="0.993245486753954">
                <text:p>0.993245486753954</text:p>
              </table:table-cell>
              <table:table-cell office:value-type="float" office:value="0.0192093801613293">
                <text:p>0.0192093801613293</text:p>
              </table:table-cell>
              <table:table-cell office:value-type="float" office:value="-0.0494664187777192">
                <text:p>-0.0494664187777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8941100636248">
                <text:p>1.8941100636248</text:p>
              </table:table-cell>
              <table:table-cell office:value-type="float" office:value="0.993620000548285">
                <text:p>0.993620000548285</text:p>
              </table:table-cell>
              <table:table-cell office:value-type="float" office:value="0.0182419992717811">
                <text:p>0.0182419992717811</text:p>
              </table:table-cell>
              <table:table-cell office:value-type="float" office:value="-0.0472716489117429">
                <text:p>-0.04727164891174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9139860196056">
                <text:p>1.9139860196056</text:p>
              </table:table-cell>
              <table:table-cell office:value-type="float" office:value="0.99397559753213">
                <text:p>0.99397559753213</text:p>
              </table:table-cell>
              <table:table-cell office:value-type="float" office:value="0.0173176991126887">
                <text:p>0.0173176991126887</text:p>
              </table:table-cell>
              <table:table-cell office:value-type="float" office:value="-0.0451583455040682">
                <text:p>-0.04515834550406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338689068134">
                <text:p>1.9338689068134</text:p>
              </table:table-cell>
              <table:table-cell office:value-type="float" office:value="0.994313123247491">
                <text:p>0.994313123247491</text:p>
              </table:table-cell>
              <table:table-cell office:value-type="float" office:value="0.0164348724234017">
                <text:p>0.0164348724234017</text:p>
              </table:table-cell>
              <table:table-cell office:value-type="float" office:value="-0.043124301704882">
                <text:p>-0.043124301704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95375837196118">
                <text:p>1.95375837196118</text:p>
              </table:table-cell>
              <table:table-cell office:value-type="float" office:value="0.994633391530515">
                <text:p>0.994633391530515</text:p>
              </table:table-cell>
              <table:table-cell office:value-type="float" office:value="0.015591955879045">
                <text:p>0.015591955879045</text:p>
              </table:table-cell>
              <table:table-cell office:value-type="float" office:value="-0.0411673307864386">
                <text:p>-0.04116733078643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97365407773034">
                <text:p>1.97365407773034</text:p>
              </table:table-cell>
              <table:table-cell office:value-type="float" office:value="0.994937185386">
                <text:p>0.994937185386</text:p>
              </table:table-cell>
              <table:table-cell office:value-type="float" office:value="0.0147874296694828">
                <text:p>0.0147874296694828</text:p>
              </table:table-cell>
              <table:table-cell office:value-type="float" office:value="-0.0392852680025089">
                <text:p>-0.03928526800250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99355570216273">
                <text:p>1.99355570216273</text:p>
              </table:table-cell>
              <table:table-cell office:value-type="float" office:value="0.995225257853117">
                <text:p>0.995225257853117</text:p>
              </table:table-cell>
              <table:table-cell office:value-type="float" office:value="0.014019817042183">
                <text:p>0.014019817042183</text:p>
              </table:table-cell>
              <table:table-cell office:value-type="float" office:value="-0.0374759723389187">
                <text:p>-0.03747597233891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01346293806988">
                <text:p>2.01346293806988</text:p>
              </table:table-cell>
              <table:table-cell office:value-type="float" office:value="0.99549833286165">
                <text:p>0.99549833286165</text:p>
              </table:table-cell>
              <table:table-cell office:value-type="float" office:value="0.0132876838111493">
                <text:p>0.0132876838111493</text:p>
              </table:table-cell>
              <table:table-cell office:value-type="float" office:value="-0.035737328156215">
                <text:p>-0.035737328156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03337549245928">
                <text:p>2.03337549245928</text:p>
              </table:table-cell>
              <table:table-cell office:value-type="float" office:value="0.995757106078103">
                <text:p>0.995757106078103</text:p>
              </table:table-cell>
              <table:table-cell office:value-type="float" office:value="0.0125896378340667">
                <text:p>0.0125896378340667</text:p>
              </table:table-cell>
              <table:table-cell office:value-type="float" office:value="-0.0340672467256915">
                <text:p>-0.03406724672569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05329308597747">
                <text:p>2.05329308597747</text:p>
              </table:table-cell>
              <table:table-cell office:value-type="float" office:value="0.996002245741041">
                <text:p>0.996002245741041</text:p>
              </table:table-cell>
              <table:table-cell office:value-type="float" office:value="0.0119243284597781">
                <text:p>0.0119243284597781</text:p>
              </table:table-cell>
              <table:table-cell office:value-type="float" office:value="-0.0324636676601896">
                <text:p>-0.0324636676601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07321545236973">
                <text:p>2.07321545236973</text:p>
              </table:table-cell>
              <table:table-cell office:value-type="float" office:value="0.996234393485121">
                <text:p>0.996234393485121</text:p>
              </table:table-cell>
              <table:table-cell office:value-type="float" office:value="0.0112904459481825">
                <text:p>0.0112904459481825</text:p>
              </table:table-cell>
              <table:table-cell office:value-type="float" office:value="-0.0309245602412508">
                <text:p>-0.0309245602412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09314233795612">
                <text:p>2.09314233795612</text:p>
              </table:table-cell>
              <table:table-cell office:value-type="float" office:value="0.996454165153249">
                <text:p>0.996454165153249</text:p>
              </table:table-cell>
              <table:table-cell office:value-type="float" office:value="0.0106867208646077">
                <text:p>0.0106867208646077</text:p>
              </table:table-cell>
              <table:table-cell office:value-type="float" office:value="-0.0294479246443715">
                <text:p>-0.02944792464437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11307350112361">
                <text:p>2.11307350112361</text:p>
              </table:table-cell>
              <table:table-cell office:value-type="float" office:value="0.996662151596401">
                <text:p>0.996662151596401</text:p>
              </table:table-cell>
              <table:table-cell office:value-type="float" office:value="0.0101119234506791">
                <text:p>0.0101119234506791</text:p>
              </table:table-cell>
              <table:table-cell office:value-type="float" office:value="-0.0280317930642519">
                <text:p>-0.02803179306425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13300871183418">
                <text:p>2.13300871183418</text:p>
              </table:table-cell>
              <table:table-cell office:value-type="float" office:value="0.996858919460645">
                <text:p>0.996858919460645</text:p>
              </table:table-cell>
              <table:table-cell office:value-type="float" office:value="0.00956486297366288">
                <text:p>0.00956486297366288</text:p>
              </table:table-cell>
              <table:table-cell office:value-type="float" office:value="-0.0266742307420785">
                <text:p>-0.0266742307420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1529477511484">
                <text:p>2.1529477511484</text:p>
              </table:table-cell>
              <table:table-cell office:value-type="float" office:value="0.997045011960944">
                <text:p>0.997045011960944</text:p>
              </table:table-cell>
              <table:table-cell office:value-type="float" office:value="0.00904438705622104">
                <text:p>0.00904438705622104</text:p>
              </table:table-cell>
              <table:table-cell office:value-type="float" office:value="-0.025373336897008">
                <text:p>-0.025373336897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17289041076442">
                <text:p>2.17289041076442</text:p>
              </table:table-cell>
              <table:table-cell office:value-type="float" office:value="0.997220949641391">
                <text:p>0.997220949641391</text:p>
              </table:table-cell>
              <table:table-cell office:value-type="float" office:value="0.00854938098847255">
                <text:p>0.00854938098847255</text:p>
              </table:table-cell>
              <table:table-cell office:value-type="float" office:value="-0.0241272455641462">
                <text:p>-0.02412724556414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19283649257205">
                <text:p>2.19283649257205</text:p>
              </table:table-cell>
              <table:table-cell office:value-type="float" office:value="0.997387231121518">
                <text:p>0.997387231121518</text:p>
              </table:table-cell>
              <table:table-cell office:value-type="float" office:value="0.00807876702420549">
                <text:p>0.00807876702420549</text:p>
              </table:table-cell>
              <table:table-cell office:value-type="float" office:value="-0.022934126341418">
                <text:p>-0.02293412634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21278580822155">
                <text:p>2.21278580822155</text:p>
              </table:table-cell>
              <table:table-cell office:value-type="float" office:value="0.99754433382839">
                <text:p>0.99754433382839</text:p>
              </table:table-cell>
              <table:table-cell office:value-type="float" office:value="0.00763150366303805">
                <text:p>0.00763150366303805</text:p>
              </table:table-cell>
              <table:table-cell office:value-type="float" office:value="-0.021792185047835">
                <text:p>-0.021792185047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23273817870698">
                <text:p>2.23273817870698</text:p>
              </table:table-cell>
              <table:table-cell office:value-type="float" office:value="0.997692714714223">
                <text:p>0.997692714714223</text:p>
              </table:table-cell>
              <table:table-cell office:value-type="float" office:value="0.00720658492027415">
                <text:p>0.00720658492027415</text:p>
              </table:table-cell>
              <table:table-cell office:value-type="float" office:value="-0.0206996642957538">
                <text:p>-0.02069966429575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25269343396371">
                <text:p>2.25269343396371</text:p>
              </table:table-cell>
              <table:table-cell office:value-type="float" office:value="0.997832810959287">
                <text:p>0.997832810959287</text:p>
              </table:table-cell>
              <table:table-cell office:value-type="float" office:value="0.00680303958614738">
                <text:p>0.00680303958614738</text:p>
              </table:table-cell>
              <table:table-cell office:value-type="float" office:value="-0.0196548439797967">
                <text:p>-0.01965484397979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2726514124799">
                <text:p>2.2726514124799</text:p>
              </table:table-cell>
              <table:table-cell office:value-type="float" office:value="0.99796504065991">
                <text:p>0.99796504065991</text:p>
              </table:table-cell>
              <table:table-cell office:value-type="float" office:value="0.00641993047609242">
                <text:p>0.00641993047609242</text:p>
              </table:table-cell>
              <table:table-cell office:value-type="float" office:value="-0.0186560416851789">
                <text:p>-0.0186560416851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29261196092152">
                <text:p>2.29261196092152</text:p>
              </table:table-cell>
              <table:table-cell office:value-type="float" office:value="0.998089803501407">
                <text:p>0.998089803501407</text:p>
              </table:table-cell>
              <table:table-cell office:value-type="float" office:value="0.00605635367362768">
                <text:p>0.00605635367362768</text:p>
              </table:table-cell>
              <table:table-cell office:value-type="float" office:value="-0.0177016130182526">
                <text:p>-0.01770161301825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31257493377069">
                <text:p>2.31257493377069</text:p>
              </table:table-cell>
              <table:table-cell office:value-type="float" office:value="0.998207481415817">
                <text:p>0.998207481415817</text:p>
              </table:table-cell>
              <table:table-cell office:value-type="float" office:value="0.00571143776737653">
                <text:p>0.00571143776737653</text:p>
              </table:table-cell>
              <table:table-cell office:value-type="float" office:value="-0.0167899518621174">
                <text:p>-0.0167899518621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33254019297709">
                <text:p>2.33254019297709</text:p>
              </table:table-cell>
              <table:table-cell office:value-type="float" office:value="0.998318439224328">
                <text:p>0.998318439224328</text:p>
              </table:table-cell>
              <table:table-cell office:value-type="float" office:value="0.0053843430836965">
                <text:p>0.0053843430836965</text:p>
              </table:table-cell>
              <table:table-cell office:value-type="float" office:value="-0.0159194905602024">
                <text:p>-0.0159194905602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35250760762198">
                <text:p>2.35250760762198</text:p>
              </table:table-cell>
              <table:table-cell office:value-type="float" office:value="0.998423025264328">
                <text:p>0.998423025264328</text:p>
              </table:table-cell>
              <table:table-cell office:value-type="float" office:value="0.00507426091632788">
                <text:p>0.00507426091632788</text:p>
              </table:table-cell>
              <table:table-cell office:value-type="float" office:value="-0.015088700030747">
                <text:p>-0.0150887000307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2.37247705359463">
                <text:p>2.37247705359463</text:p>
              </table:table-cell>
              <table:table-cell office:value-type="float" office:value="0.998521572001036">
                <text:p>0.998521572001036</text:p>
              </table:table-cell>
              <table:table-cell office:value-type="float" office:value="0.00478041275441414">
                <text:p>0.00478041275441414</text:p>
              </table:table-cell>
              <table:table-cell office:value-type="float" office:value="-0.0142960898151395">
                <text:p>-0.0142960898151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.39244841328088">
                <text:p>2.39244841328088</text:p>
              </table:table-cell>
              <table:table-cell office:value-type="float" office:value="0.998614396623682">
                <text:p>0.998614396623682</text:p>
              </table:table-cell>
              <table:table-cell office:value-type="float" office:value="0.00450204951018736">
                <text:p>0.00450204951018736</text:p>
              </table:table-cell>
              <table:table-cell office:value-type="float" office:value="-0.0135402080630801">
                <text:p>-0.01354020806308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2.41242157526338">
                <text:p>2.41242157526338</text:p>
              </table:table-cell>
              <table:table-cell office:value-type="float" office:value="0.998701801626259">
                <text:p>0.998701801626259</text:p>
              </table:table-cell>
              <table:table-cell office:value-type="float" office:value="0.00423845074755225">
                <text:p>0.00423845074755225</text:p>
              </table:table-cell>
              <table:table-cell office:value-type="float" office:value="-0.0128196414575507">
                <text:p>-0.01281964145755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2.43239643403337">
                <text:p>2.43239643403337</text:p>
              </table:table-cell>
              <table:table-cell office:value-type="float" office:value="0.998784075372862">
                <text:p>0.998784075372862</text:p>
              </table:table-cell>
              <table:table-cell office:value-type="float" office:value="0.00398892391274306">
                <text:p>0.00398892391274306</text:p>
              </table:table-cell>
              <table:table-cell office:value-type="float" office:value="-0.0121330150825638">
                <text:p>-0.01213301508256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2.45237288971357">
                <text:p>2.45237288971357</text:p>
              </table:table-cell>
              <table:table-cell office:value-type="float" office:value="0.998861492647671">
                <text:p>0.998861492647671</text:p>
              </table:table-cell>
              <table:table-cell office:value-type="float" office:value="0.003752803568168">
                <text:p>0.003752803568168</text:p>
              </table:table-cell>
              <table:table-cell office:value-type="float" office:value="-0.0114789922366622">
                <text:p>-0.01147899223666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.47235084779195">
                <text:p>2.47235084779195</text:p>
              </table:table-cell>
              <table:table-cell office:value-type="float" office:value="0.998934315189658">
                <text:p>0.998934315189658</text:p>
              </table:table-cell>
              <table:table-cell office:value-type="float" office:value="0.00352945063049662">
                <text:p>0.00352945063049662</text:p>
              </table:table-cell>
              <table:table-cell office:value-type="float" office:value="-0.0108562741951178">
                <text:p>-0.01085627419511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.49233021886596">
                <text:p>2.49233021886596</text:p>
              </table:table-cell>
              <table:table-cell office:value-type="float" office:value="0.999002792212102">
                <text:p>0.999002792212102</text:p>
              </table:table-cell>
              <table:table-cell office:value-type="float" office:value="0.00331825161398695">
                <text:p>0.00331825161398695</text:p>
              </table:table-cell>
              <table:table-cell office:value-type="float" office:value="-0.0102635999237631">
                <text:p>-0.0102635999237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.51231091839716">
                <text:p>2.51231091839716</text:p>
              </table:table-cell>
              <table:table-cell office:value-type="float" office:value="0.999067160907042">
                <text:p>0.999067160907042</text:p>
              </table:table-cell>
              <table:table-cell office:value-type="float" office:value="0.00311861787999071">
                <text:p>0.00311861787999071</text:p>
              </table:table-cell>
              <table:table-cell office:value-type="float" office:value="-0.00969974574735133">
                <text:p>-0.009699745747351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.53229286647557">
                <text:p>2.53229286647557</text:p>
              </table:table-cell>
              <table:table-cell office:value-type="float" office:value="0.999127646934777">
                <text:p>0.999127646934777</text:p>
              </table:table-cell>
              <table:table-cell office:value-type="float" office:value="0.00292998489351733">
                <text:p>0.00292998489351733</text:p>
              </table:table-cell>
              <table:table-cell office:value-type="float" office:value="-0.00916352497530981">
                <text:p>-0.009163524975309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55227598759391">
                <text:p>2.55227598759391</text:p>
              </table:table-cell>
              <table:table-cell office:value-type="float" office:value="0.999184464898589">
                <text:p>0.999184464898589</text:p>
              </table:table-cell>
              <table:table-cell office:value-type="float" office:value="0.00275181148768079">
                <text:p>0.00275181148768079</text:p>
              </table:table-cell>
              <table:table-cell office:value-type="float" office:value="-0.00865378748771239">
                <text:p>-0.008653787487712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57226021043094">
                <text:p>2.57226021043094</text:p>
              </table:table-cell>
              <table:table-cell office:value-type="float" office:value="0.999237818804834">
                <text:p>0.999237818804834</text:p>
              </table:table-cell>
              <table:table-cell office:value-type="float" office:value="0.00258357913679711">
                <text:p>0.00258357913679711</text:p>
              </table:table-cell>
              <table:table-cell office:value-type="float" office:value="-0.00816941928424031">
                <text:p>-0.008169419284240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59224546764408">
                <text:p>2.59224546764408</text:p>
              </table:table-cell>
              <table:table-cell office:value-type="float" office:value="0.999287902508591">
                <text:p>0.999287902508591</text:p>
              </table:table-cell>
              <table:table-cell office:value-type="float" office:value="0.00242479123884538">
                <text:p>0.00242479123884538</text:p>
              </table:table-cell>
              <table:table-cell office:value-type="float" office:value="-0.00770934199886164">
                <text:p>-0.00770934199886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61223169567061">
                <text:p>2.61223169567061</text:p>
              </table:table-cell>
              <table:table-cell office:value-type="float" office:value="0.999334900145059">
                <text:p>0.999334900145059</text:p>
              </table:table-cell>
              <table:table-cell office:value-type="float" office:value="0.00227497240795146">
                <text:p>0.00227497240795146</text:p>
              </table:table-cell>
              <table:table-cell office:value-type="float" office:value="-0.00727251238289273">
                <text:p>-0.007272512382892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63221883453753">
                <text:p>2.63221883453753</text:p>
              </table:table-cell>
              <table:table-cell office:value-type="float" office:value="0.999378986546913">
                <text:p>0.999378986546913</text:p>
              </table:table-cell>
              <table:table-cell office:value-type="float" office:value="0.0021336677775005">
                <text:p>0.0021336677775005</text:p>
              </table:table-cell>
              <table:table-cell office:value-type="float" office:value="-0.00685792175904765">
                <text:p>-0.006857921759047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65220682767948">
                <text:p>2.65220682767948</text:p>
              </table:table-cell>
              <table:table-cell office:value-type="float" office:value="0.999420327647832">
                <text:p>0.999420327647832</text:p>
              </table:table-cell>
              <table:table-cell office:value-type="float" office:value="0.00200044231443325">
                <text:p>0.00200044231443325</text:p>
              </table:table-cell>
              <table:table-cell office:value-type="float" office:value="-0.00646459544901812">
                <text:p>-0.006464595449018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67219562176468">
                <text:p>2.67219562176468</text:p>
              </table:table-cell>
              <table:table-cell office:value-type="float" office:value="0.999459080872429">
                <text:p>0.999459080872429</text:p>
              </table:table-cell>
              <table:table-cell office:value-type="float" office:value="0.00187488014523063">
                <text:p>0.00187488014523063</text:p>
              </table:table-cell>
              <table:table-cell office:value-type="float" office:value="-0.00609159217705813">
                <text:p>-0.006091592177058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2.69218516652853">
                <text:p>2.69218516652853</text:p>
              </table:table-cell>
              <table:table-cell office:value-type="float" office:value="0.999495395512822">
                <text:p>0.999495395512822</text:p>
              </table:table-cell>
              <table:table-cell office:value-type="float" office:value="0.00175658389404264">
                <text:p>0.00175658389404264</text:p>
              </table:table-cell>
              <table:table-cell office:value-type="float" office:value="-0.00573800345197228">
                <text:p>-0.005738003451972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2.71217541461458">
                <text:p>2.71217541461458</text:p>
              </table:table-cell>
              <table:table-cell office:value-type="float" office:value="0.999529413092096">
                <text:p>0.999529413092096</text:p>
              </table:table-cell>
              <table:table-cell office:value-type="float" office:value="0.00164517403337014">
                <text:p>0.00164517403337014</text:p>
              </table:table-cell>
              <table:table-cell office:value-type="float" office:value="-0.00540295292983894">
                <text:p>-0.005402952929838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.73216632142265">
                <text:p>2.73216632142265</text:p>
              </table:table-cell>
              <table:table-cell office:value-type="float" office:value="0.999561267714906">
                <text:p>0.999561267714906</text:p>
              </table:table-cell>
              <table:table-cell office:value-type="float" office:value="0.0015402882476623">
                <text:p>0.0015402882476623</text:p>
              </table:table-cell>
              <table:table-cell office:value-type="float" office:value="-0.00508559575971546">
                <text:p>-0.005085595759715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.75215784496386">
                <text:p>2.75215784496386</text:p>
              </table:table-cell>
              <table:table-cell office:value-type="float" office:value="0.999591086405484">
                <text:p>0.999591086405484</text:p>
              </table:table-cell>
              <table:table-cell office:value-type="float" office:value="0.00144158081014846">
                <text:p>0.00144158081014846</text:p>
              </table:table-cell>
              <table:table-cell office:value-type="float" office:value="-0.00478511791450298">
                <text:p>-0.00478511791450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2.77214994572225">
                <text:p>2.77214994572225</text:p>
              </table:table-cell>
              <table:table-cell office:value-type="float" office:value="0.999618989433318">
                <text:p>0.999618989433318</text:p>
              </table:table-cell>
              <table:table-cell office:value-type="float" office:value="0.00134872197318005">
                <text:p>0.00134872197318005</text:p>
              </table:table-cell>
              <table:table-cell office:value-type="float" office:value="-0.00450073550905838">
                <text:p>-0.004500735509058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.79214258652285">
                <text:p>2.79214258652285</text:p>
              </table:table-cell>
              <table:table-cell office:value-type="float" office:value="0.999645090626773">
                <text:p>0.999645090626773</text:p>
              </table:table-cell>
              <table:table-cell office:value-type="float" office:value="0.00126139737231786">
                <text:p>0.00126139737231786</text:p>
              </table:table-cell>
              <table:table-cell office:value-type="float" office:value="-0.00423169410756818">
                <text:p>-0.004231694107568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81213573240586">
                <text:p>2.81213573240586</text:p>
              </table:table-cell>
              <table:table-cell office:value-type="float" office:value="0.999669497674939">
                <text:p>0.999669497674939</text:p>
              </table:table-cell>
              <table:table-cell office:value-type="float" office:value="0.00117930744435975">
                <text:p>0.00117930744435975</text:p>
              </table:table-cell>
              <table:table-cell office:value-type="float" office:value="-0.00397726802211062">
                <text:p>-0.003977268022110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.83212935050679">
                <text:p>2.83212935050679</text:p>
              </table:table-cell>
              <table:table-cell office:value-type="float" office:value="0.999692312417978">
                <text:p>0.999692312417978</text:p>
              </table:table-cell>
              <table:table-cell office:value-type="float" office:value="0.00110216685946697">
                <text:p>0.00110216685946697</text:p>
              </table:table-cell>
              <table:table-cell office:value-type="float" office:value="-0.00373675960424902">
                <text:p>-0.003736759604249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2.85212340994223">
                <text:p>2.85212340994223</text:p>
              </table:table-cell>
              <table:table-cell office:value-type="float" office:value="0.999713631126248">
                <text:p>0.999713631126248</text:p>
              </table:table-cell>
              <table:table-cell office:value-type="float" office:value="0.00102970396751054">
                <text:p>0.00102970396751054</text:p>
              </table:table-cell>
              <table:table-cell office:value-type="float" office:value="-0.00350949853142046">
                <text:p>-0.00350949853142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2.87211788170118">
                <text:p>2.87211788170118</text:p>
              </table:table-cell>
              <table:table-cell office:value-type="float" office:value="0.99973354476851">
                <text:p>0.99973354476851</text:p>
              </table:table-cell>
              <table:table-cell office:value-type="float" office:value="0.000961660258725187">
                <text:p>0.000961660258725187</text:p>
              </table:table-cell>
              <table:table-cell office:value-type="float" office:value="-0.00329484108979594">
                <text:p>-0.003294841089795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2.89211273854156">
                <text:p>2.89211273854156</text:p>
              </table:table-cell>
              <table:table-cell office:value-type="float" office:value="0.999752139269484">
                <text:p>0.999752139269484</text:p>
              </table:table-cell>
              <table:table-cell office:value-type="float" office:value="0.000897789838725527">
                <text:p>0.000897789838725527</text:p>
              </table:table-cell>
              <table:table-cell office:value-type="float" office:value="-0.00309216945520085">
                <text:p>-0.003092169455200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2.91210795489183">
                <text:p>2.91210795489183</text:p>
              </table:table-cell>
              <table:table-cell office:value-type="float" office:value="0.999769495757051">
                <text:p>0.999769495757051</text:p>
              </table:table-cell>
              <table:table-cell office:value-type="float" office:value="0.000837858917907992">
                <text:p>0.000837858917907992</text:p>
              </table:table-cell>
              <table:table-cell office:value-type="float" office:value="-0.00290089097360968">
                <text:p>-0.002900890973609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2.93210350675739">
                <text:p>2.93210350675739</text:p>
              </table:table-cell>
              <table:table-cell office:value-type="float" office:value="0.999785690799382">
                <text:p>0.999785690799382</text:p>
              </table:table-cell>
              <table:table-cell office:value-type="float" office:value="0.000781645315232963">
                <text:p>0.000781645315232963</text:p>
              </table:table-cell>
              <table:table-cell office:value-type="float" office:value="-0.00272043744263739">
                <text:p>-0.002720437442637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.95209937163171">
                <text:p>2.95209937163171</text:p>
              </table:table-cell>
              <table:table-cell office:value-type="float" office:value="0.999800796632298">
                <text:p>0.999800796632298</text:p>
              </table:table-cell>
              <table:table-cell office:value-type="float" office:value="0.00072893797635364">
                <text:p>0.00072893797635364</text:p>
              </table:table-cell>
              <table:table-cell office:value-type="float" office:value="-0.00255026439537454">
                <text:p>-0.00255026439537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9720955284118">
                <text:p>2.9720955284118</text:p>
              </table:table-cell>
              <table:table-cell office:value-type="float" office:value="0.999814881377122">
                <text:p>0.999814881377122</text:p>
              </table:table-cell>
              <table:table-cell office:value-type="float" office:value="0.00067953650603217">
                <text:p>0.00067953650603217</text:p>
              </table:table-cell>
              <table:table-cell office:value-type="float" office:value="-0.00238985038782269">
                <text:p>-0.002389850387822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.99209195731807">
                <text:p>2.99209195731807</text:p>
              </table:table-cell>
              <table:table-cell office:value-type="float" office:value="0.99982800924933">
                <text:p>0.99982800924933</text:p>
              </table:table-cell>
              <table:table-cell office:value-type="float" office:value="0.000633250714759202">
                <text:p>0.000633250714759202</text:p>
              </table:table-cell>
              <table:table-cell office:value-type="float" office:value="-0.00223869629111917">
                <text:p>-0.002238696291119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3.01208863981814">
                <text:p>3.01208863981814</text:p>
              </table:table-cell>
              <table:table-cell office:value-type="float" office:value="0.999840240758272">
                <text:p>0.999840240758272</text:p>
              </table:table-cell>
              <table:table-cell office:value-type="float" office:value="0.00058990017947006">
                <text:p>0.00058990017947006</text:p>
              </table:table-cell>
              <table:table-cell office:value-type="float" office:value="-0.00209632458964926">
                <text:p>-0.002096324589649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3.03208555855471">
                <text:p>3.03208555855471</text:p>
              </table:table-cell>
              <table:table-cell office:value-type="float" office:value="0.999851632898249">
                <text:p>0.999851632898249</text:p>
              </table:table-cell>
              <table:table-cell office:value-type="float" office:value="0.000549313818229521">
                <text:p>0.000549313818229521</text:p>
              </table:table-cell>
              <table:table-cell office:value-type="float" office:value="-0.00196227868607346">
                <text:p>-0.001962278686073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3.052082697277">
                <text:p>3.052082697277</text:p>
              </table:table-cell>
              <table:table-cell office:value-type="float" office:value="0.999862239331219">
                <text:p>0.999862239331219</text:p>
              </table:table-cell>
              <table:table-cell office:value-type="float" office:value="0.000511329478737376">
                <text:p>0.000511329478737376</text:p>
              </table:table-cell>
              <table:table-cell office:value-type="float" office:value="-0.00183612221422291">
                <text:p>-0.001836122214222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3.07208004077593">
                <text:p>3.07208004077593</text:p>
              </table:table-cell>
              <table:table-cell office:value-type="float" office:value="0.999872110561411">
                <text:p>0.999872110561411</text:p>
              </table:table-cell>
              <table:table-cell office:value-type="float" office:value="0.000475793540488665">
                <text:p>0.000475793540488665</text:p>
              </table:table-cell>
              <table:table-cell office:value-type="float" office:value="-0.00171743836073512">
                <text:p>-0.00171743836073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3.09207757482257">
                <text:p>3.09207757482257</text:p>
              </table:table-cell>
              <table:table-cell office:value-type="float" office:value="0.99988129410212">
                <text:p>0.99988129410212</text:p>
              </table:table-cell>
              <table:table-cell office:value-type="float" office:value="0.000442560530405708">
                <text:p>0.000442560530405708</text:p>
              </table:table-cell>
              <table:table-cell office:value-type="float" office:value="-0.00160582919623931">
                <text:p>-0.00160582919623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3.11207528610994">
                <text:p>3.11207528610994</text:p>
              </table:table-cell>
              <table:table-cell office:value-type="float" office:value="0.999889834634941">
                <text:p>0.999889834634941</text:p>
              </table:table-cell>
              <table:table-cell office:value-type="float" office:value="0.000411492751743602">
                <text:p>0.000411492751743602</text:p>
              </table:table-cell>
              <table:table-cell office:value-type="float" office:value="-0.00150091501682437">
                <text:p>-0.00150091501682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3.1320731621979">
                <text:p>3.1320731621979</text:p>
              </table:table-cell>
              <table:table-cell office:value-type="float" office:value="0.999897774161719">
                <text:p>0.999897774161719</text:p>
              </table:table-cell>
              <table:table-cell office:value-type="float" office:value="0.000382459926056846">
                <text:p>0.000382459926056846</text:p>
              </table:table-cell>
              <table:table-cell office:value-type="float" office:value="-0.00140233369645826">
                <text:p>-0.001402333696458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3.15207119146101">
                <text:p>3.15207119146101</text:p>
              </table:table-cell>
              <table:table-cell office:value-type="float" office:value="0.99990515214946">
                <text:p>0.99990515214946</text:p>
              </table:table-cell>
              <table:table-cell office:value-type="float" office:value="0.000355338848002048">
                <text:p>0.000355338848002048</text:p>
              </table:table-cell>
              <table:table-cell office:value-type="float" office:value="-0.00130974005095952">
                <text:p>-0.001309740050959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3.17206936303919">
                <text:p>3.17206936303919</text:p>
              </table:table-cell>
              <table:table-cell office:value-type="float" office:value="0.999912005668467">
                <text:p>0.999912005668467</text:p>
              </table:table-cell>
              <table:table-cell office:value-type="float" office:value="0.000330013052740273">
                <text:p>0.000330013052740273</text:p>
              </table:table-cell>
              <table:table-cell office:value-type="float" office:value="-0.00122280521406337">
                <text:p>-0.001222805214063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3.19206766679112">
                <text:p>3.19206766679112</text:p>
              </table:table-cell>
              <table:table-cell office:value-type="float" office:value="0.999918369523952">
                <text:p>0.999918369523952</text:p>
              </table:table-cell>
              <table:table-cell office:value-type="float" office:value="0.000306372495692367">
                <text:p>0.000306372495692367</text:p>
              </table:table-cell>
              <table:table-cell office:value-type="float" office:value="-0.00114121602605566">
                <text:p>-0.001141216026055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3.21206609325017">
                <text:p>3.21206609325017</text:p>
              </table:table-cell>
              <table:table-cell office:value-type="float" office:value="0.999924276381353">
                <text:p>0.999924276381353</text:p>
              </table:table-cell>
              <table:table-cell office:value-type="float" office:value="0.000284313244391676">
                <text:p>0.000284313244391676</text:p>
              </table:table-cell>
              <table:table-cell office:value-type="float" office:value="-0.00106467443540081">
                <text:p>-0.001064674435400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3.23206463358284">
                <text:p>3.23206463358284</text:p>
              </table:table-cell>
              <table:table-cell office:value-type="float" office:value="0.999929756885618">
                <text:p>0.999929756885618</text:p>
              </table:table-cell>
              <table:table-cell office:value-type="float" office:value="0.000263737182170676">
                <text:p>0.000263737182170676</text:p>
              </table:table-cell>
              <table:table-cell office:value-type="float" office:value="-0.000992896913723063">
                <text:p>-0.000992896913723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3.25206327954944">
                <text:p>3.25206327954944</text:p>
              </table:table-cell>
              <table:table-cell office:value-type="float" office:value="0.999934839774674">
                <text:p>0.999934839774674</text:p>
              </table:table-cell>
              <table:table-cell office:value-type="float" office:value="0.000244551723411303">
                <text:p>0.000244551723411303</text:p>
              </table:table-cell>
              <table:table-cell office:value-type="float" office:value="-0.000925613884453225">
                <text:p>-0.000925613884453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3.27206202346706">
                <text:p>3.27206202346706</text:p>
              </table:table-cell>
              <table:table-cell office:value-type="float" office:value="0.999939551987309">
                <text:p>0.999939551987309</text:p>
              </table:table-cell>
              <table:table-cell office:value-type="float" office:value="0.000226669540083113">
                <text:p>0.000226669540083113</text:p>
              </table:table-cell>
              <table:table-cell office:value-type="float" office:value="-0.000862569165402283">
                <text:p>-0.0008625691654022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3.29206085817459">
                <text:p>3.29206085817459</text:p>
              </table:table-cell>
              <table:table-cell office:value-type="float" office:value="0.999943918765703">
                <text:p>0.999943918765703</text:p>
              </table:table-cell>
              <table:table-cell office:value-type="float" office:value="0.000210008299288585">
                <text:p>0.000210008299288585</text:p>
              </table:table-cell>
              <table:table-cell office:value-type="float" office:value="-0.00080351942546919">
                <text:p>-0.000803519425469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3.31205977699978">
                <text:p>3.31205977699978</text:p>
              </table:table-cell>
              <table:table-cell office:value-type="float" office:value="0.999947963752811">
                <text:p>0.999947963752811</text:p>
              </table:table-cell>
              <table:table-cell office:value-type="float" office:value="0.000194490411531274">
                <text:p>0.000194490411531274</text:p>
              </table:table-cell>
              <table:table-cell office:value-type="float" office:value="-0.000748233655651798">
                <text:p>-0.0007482336556517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3.33205877372816">
                <text:p>3.33205877372816</text:p>
              </table:table-cell>
              <table:table-cell office:value-type="float" office:value="0.99995170908482">
                <text:p>0.99995170908482</text:p>
              </table:table-cell>
              <table:table-cell office:value-type="float" office:value="0.000180042789419514">
                <text:p>0.000180042789419514</text:p>
              </table:table-cell>
              <table:table-cell office:value-type="float" office:value="-0.000696492654478242">
                <text:p>-0.0006964926544782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3.35205784257379">
                <text:p>3.35205784257379</text:p>
              </table:table-cell>
              <table:table-cell office:value-type="float" office:value="0.99995517547888">
                <text:p>0.99995517547888</text:p>
              </table:table-cell>
              <table:table-cell office:value-type="float" office:value="0.000166596616516469">
                <text:p>0.000166596616516469</text:p>
              </table:table-cell>
              <table:table-cell office:value-type="float" office:value="-0.000648088527942847">
                <text:p>-0.0006480885279428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3.37205697815174">
                <text:p>3.37205697815174</text:p>
              </table:table-cell>
              <table:table-cell office:value-type="float" office:value="0.999958382316306">
                <text:p>0.999958382316306</text:p>
              </table:table-cell>
              <table:table-cell office:value-type="float" office:value="0.000154087126046019">
                <text:p>0.000154087126046019</text:p>
              </table:table-cell>
              <table:table-cell office:value-type="float" office:value="-0.000602824203984165">
                <text:p>-0.0006028242039841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3.39205617545212">
                <text:p>3.39205617545212</text:p>
              </table:table-cell>
              <table:table-cell office:value-type="float" office:value="0.999961347721458">
                <text:p>0.999961347721458</text:p>
              </table:table-cell>
              <table:table-cell office:value-type="float" office:value="0.000142453389163621">
                <text:p>0.000142453389163621</text:p>
              </table:table-cell>
              <table:table-cell office:value-type="float" office:value="-0.000560512961512716">
                <text:p>-0.0005605129615127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3.4120554298157">
                <text:p>3.4120554298157</text:p>
              </table:table-cell>
              <table:table-cell office:value-type="float" office:value="0.999964088636474">
                <text:p>0.999964088636474</text:p>
              </table:table-cell>
              <table:table-cell office:value-type="float" office:value="0.000131638112501398">
                <text:p>0.000131638112501398</text:p>
              </table:table-cell>
              <table:table-cell office:value-type="float" office:value="-0.00052097797395656">
                <text:p>-0.000520977973956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3.43205473691098">
                <text:p>3.43205473691098</text:p>
              </table:table-cell>
              <table:table-cell office:value-type="float" office:value="0.999966620892046">
                <text:p>0.999966620892046</text:p>
              </table:table-cell>
              <table:table-cell office:value-type="float" office:value="0.000121587444697754">
                <text:p>0.000121587444697754</text:p>
              </table:table-cell>
              <table:table-cell office:value-type="float" office:value="-0.000484051867266522">
                <text:p>-0.0004840518672665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3.45205409271265">
                <text:p>3.45205409271265</text:p>
              </table:table-cell>
              <table:table-cell office:value-type="float" office:value="0.999968959274409">
                <text:p>0.999968959274409</text:p>
              </table:table-cell>
              <table:table-cell office:value-type="float" office:value="0.000112250791623203">
                <text:p>0.000112250791623203</text:p>
              </table:table-cell>
              <table:table-cell office:value-type="float" office:value="-0.000449576292287701">
                <text:p>-0.0004495762922877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3.47205349348128">
                <text:p>3.47205349348128</text:p>
              </table:table-cell>
              <table:table-cell office:value-type="float" office:value="0.999971117588726">
                <text:p>0.999971117588726</text:p>
              </table:table-cell>
              <table:table-cell office:value-type="float" office:value="0.000103580640016271">
                <text:p>0.000103580640016271</text:p>
              </table:table-cell>
              <table:table-cell office:value-type="float" office:value="-0.000417401511380144">
                <text:p>-0.0004174015113801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3.49205293574436">
                <text:p>3.49205293574436</text:p>
              </table:table-cell>
              <table:table-cell office:value-type="float" office:value="0.999973108719018">
                <text:p>0.999973108719018</text:p>
              </table:table-cell>
              <table:table-cell office:value-type="float" office:value="0.0000955323892459366">
                <text:p>0.0000955323892459366</text:p>
              </table:table-cell>
              <table:table-cell office:value-type="float" office:value="-0.000387385999147005">
                <text:p>-0.000387385999147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3.51205241627839">
                <text:p>3.51205241627839</text:p>
              </table:table-cell>
              <table:table-cell office:value-type="float" office:value="0.99997494468482">
                <text:p>0.99997494468482</text:p>
              </table:table-cell>
              <table:table-cell office:value-type="float" office:value="0.0000880641909200983">
                <text:p>0.0000880641909200983</text:p>
              </table:table-cell>
              <table:table-cell office:value-type="float" office:value="-0.000359396057099559">
                <text:p>-0.0003593960570995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3.53205193209219">
                <text:p>3.53205193209219</text:p>
              </table:table-cell>
              <table:table-cell office:value-type="float" office:value="0.99997663669469">
                <text:p>0.99997663669469</text:p>
              </table:table-cell>
              <table:table-cell office:value-type="float" office:value="0.0000811367960632502">
                <text:p>0.0000811367960632502</text:p>
              </table:table-cell>
              <table:table-cell office:value-type="float" office:value="-0.000333305442074994">
                <text:p>-0.0003333054420749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3.5520514804111">
                <text:p>3.5520514804111</text:p>
              </table:table-cell>
              <table:table-cell office:value-type="float" office:value="0.999978195196746">
                <text:p>0.999978195196746</text:p>
              </table:table-cell>
              <table:table-cell office:value-type="float" office:value="0.0000747134095903368">
                <text:p>0.0000747134095903368</text:p>
              </table:table-cell>
              <table:table-cell office:value-type="float" office:value="-0.000308995008199475">
                <text:p>-0.000308995008199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3.57205105866233">
                <text:p>3.57205105866233</text:p>
              </table:table-cell>
              <table:table-cell office:value-type="float" office:value="0.99997962992636">
                <text:p>0.99997962992636</text:p>
              </table:table-cell>
              <table:table-cell office:value-type="float" office:value="0.0000687595518081564">
                <text:p>0.0000687595518081564</text:p>
              </table:table-cell>
              <table:table-cell office:value-type="float" office:value="-0.000286352362168674">
                <text:p>-0.0002863523621686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3.59205066446111">
                <text:p>3.59205066446111</text:p>
              </table:table-cell>
              <table:table-cell office:value-type="float" office:value="0.999980949951145">
                <text:p>0.999980949951145</text:p>
              </table:table-cell>
              <table:table-cell office:value-type="float" office:value="0.0000632429266803627">
                <text:p>0.0000632429266803627</text:p>
              </table:table-cell>
              <table:table-cell office:value-type="float" office:value="-0.00026527153160949">
                <text:p>-0.000265271531609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3.61205029559775">
                <text:p>3.61205029559775</text:p>
              </table:table-cell>
              <table:table-cell office:value-type="float" office:value="0.999982163713378">
                <text:p>0.999982163713378</text:p>
              </table:table-cell>
              <table:table-cell office:value-type="float" office:value="0.0000581332965969709">
                <text:p>0.0000581332965969709</text:p>
              </table:table-cell>
              <table:table-cell office:value-type="float" office:value="-0.000245652646267858">
                <text:p>-0.0002456526462678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3.63204995002559">
                <text:p>3.63204995002559</text:p>
              </table:table-cell>
              <table:table-cell office:value-type="float" office:value="0.999983279069978">
                <text:p>0.999983279069978</text:p>
              </table:table-cell>
              <table:table-cell office:value-type="float" office:value="0.0000534023633945151">
                <text:p>0.0000534023633945151</text:p>
              </table:table-cell>
              <table:table-cell office:value-type="float" office:value="-0.000227401631752722">
                <text:p>-0.0002274016317527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3.65204962584959">
                <text:p>3.65204962584959</text:p>
              </table:table-cell>
              <table:table-cell office:value-type="float" office:value="0.999984303330166">
                <text:p>0.999984303330166</text:p>
              </table:table-cell>
              <table:table-cell office:value-type="float" office:value="0.0000490236553785134">
                <text:p>0.0000490236553785134</text:p>
              </table:table-cell>
              <table:table-cell office:value-type="float" office:value="-0.000210429915565746">
                <text:p>-0.0002104299155657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3.6720493213158">
                <text:p>3.6720493213158</text:p>
              </table:table-cell>
              <table:table-cell office:value-type="float" office:value="0.999985243290921">
                <text:p>0.999985243290921</text:p>
              </table:table-cell>
              <table:table-cell office:value-type="float" office:value="0.0000449724201053798">
                <text:p>0.0000449724201053798</text:p>
              </table:table-cell>
              <table:table-cell office:value-type="float" office:value="-0.000194654145124096">
                <text:p>-0.0001946541451240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3.69204903480141">
                <text:p>3.69204903480141</text:p>
              </table:table-cell>
              <table:table-cell office:value-type="float" office:value="0.999986105270349">
                <text:p>0.999986105270349</text:p>
              </table:table-cell>
              <table:table-cell office:value-type="float" office:value="0.0000412255226868637">
                <text:p>0.0000412255226868637</text:p>
              </table:table-cell>
              <table:table-cell office:value-type="float" office:value="-0.000179995917484521">
                <text:p>-0.0001799959174845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3.7120487648055">
                <text:p>3.7120487648055</text:p>
              </table:table-cell>
              <table:table-cell office:value-type="float" office:value="0.999986895139069">
                <text:p>0.999986895139069</text:p>
              </table:table-cell>
              <table:table-cell office:value-type="float" office:value="0.0000377613493860071">
                <text:p>0.0000377613493860071</text:p>
              </table:table-cell>
              <table:table-cell office:value-type="float" office:value="-0.000166381520469661">
                <text:p>-0.0001663815204696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7999999999999">
                <text:p>4.37999999999999</text:p>
              </table:table-cell>
              <table:table-cell office:value-type="float" office:value="3.73204850994039">
                <text:p>3.73204850994039</text:p>
              </table:table-cell>
              <table:table-cell office:value-type="float" office:value="0.999987618349726">
                <text:p>0.999987618349726</text:p>
              </table:table-cell>
              <table:table-cell office:value-type="float" office:value="0.0000345597162796216">
                <text:p>0.0000345597162796216</text:p>
              </table:table-cell>
              <table:table-cell office:value-type="float" office:value="-0.00015374168488802">
                <text:p>-0.000153741684888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3.75204826892354">
                <text:p>3.75204826892354</text:p>
              </table:table-cell>
              <table:table-cell office:value-type="float" office:value="0.999988279964716">
                <text:p>0.999988279964716</text:p>
              </table:table-cell>
              <table:table-cell office:value-type="float" office:value="0.0000316017827685143">
                <text:p>0.0000316017827685143</text:p>
              </table:table-cell>
              <table:table-cell office:value-type="float" office:value="-0.000142011347539217">
                <text:p>-0.0001420113475392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1999999999999">
                <text:p>4.41999999999999</text:p>
              </table:table-cell>
              <table:table-cell office:value-type="float" office:value="3.77204804057">
                <text:p>3.77204804057</text:p>
              </table:table-cell>
              <table:table-cell office:value-type="float" office:value="0.999988884682241">
                <text:p>0.999988884682241</text:p>
              </table:table-cell>
              <table:table-cell office:value-type="float" office:value="0.0000288699697228932">
                <text:p>0.0000288699697228932</text:p>
              </table:table-cell>
              <table:table-cell office:value-type="float" office:value="-0.000131129424691401">
                <text:p>-0.0001311294246914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3999999999999">
                <text:p>4.43999999999999</text:p>
              </table:table-cell>
              <table:table-cell office:value-type="float" office:value="3.79204782378543">
                <text:p>3.79204782378543</text:p>
              </table:table-cell>
              <table:table-cell office:value-type="float" office:value="0.999989436860759">
                <text:p>0.999989436860759</text:p>
              </table:table-cell>
              <table:table-cell office:value-type="float" office:value="0.0000263478820566553">
                <text:p>0.0000263478820566553</text:p>
              </table:table-cell>
              <table:table-cell office:value-type="float" office:value="-0.000121038595715883">
                <text:p>-0.0001210385957158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5999999999999">
                <text:p>4.45999999999999</text:p>
              </table:table-cell>
              <table:table-cell office:value-type="float" office:value="3.81204761755946">
                <text:p>3.81204761755946</text:p>
              </table:table-cell>
              <table:table-cell office:value-type="float" office:value="0.999989940541935">
                <text:p>0.999989940541935</text:p>
              </table:table-cell>
              <table:table-cell office:value-type="float" office:value="0.0000240202355305374">
                <text:p>0.0000240202355305374</text:p>
              </table:table-cell>
              <table:table-cell office:value-type="float" office:value="-0.000111685096564451">
                <text:p>-0.0001116850965644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7999999999999">
                <text:p>4.47999999999999</text:p>
              </table:table-cell>
              <table:table-cell office:value-type="float" office:value="3.8320474209596">
                <text:p>3.8320474209596</text:p>
              </table:table-cell>
              <table:table-cell office:value-type="float" office:value="0.999990399472166">
                <text:p>0.999990399472166</text:p>
              </table:table-cell>
              <table:table-cell office:value-type="float" office:value="0.0000218727875904856">
                <text:p>0.0000218727875904856</text:p>
              </table:table-cell>
              <table:table-cell office:value-type="float" office:value="-0.000103018522772391">
                <text:p>-0.0001030185227723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3.85204723312555">
                <text:p>3.85204723312555</text:p>
              </table:table-cell>
              <table:table-cell office:value-type="float" office:value="0.999990817122763">
                <text:p>0.999990817122763</text:p>
              </table:table-cell>
              <table:table-cell office:value-type="float" office:value="0.0000198922720538176">
                <text:p>0.0000198922720538176</text:p>
              </table:table-cell>
              <table:table-cell office:value-type="float" office:value="-0.0000949916416745911">
                <text:p>-0.00009499164167459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1999999999999">
                <text:p>4.51999999999999</text:p>
              </table:table-cell>
              <table:table-cell office:value-type="float" office:value="3.87204705326387">
                <text:p>3.87204705326387</text:p>
              </table:table-cell>
              <table:table-cell office:value-type="float" office:value="0.999991196708858">
                <text:p>0.999991196708858</text:p>
              </table:table-cell>
              <table:table-cell office:value-type="float" office:value="0.0000180663374620905">
                <text:p>0.0000180663374620905</text:p>
              </table:table-cell>
              <table:table-cell office:value-type="float" office:value="-0.0000875602135195219">
                <text:p>-0.00008756021351952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3999999999999">
                <text:p>4.53999999999999</text:p>
              </table:table-cell>
              <table:table-cell office:value-type="float" office:value="3.89204688064303">
                <text:p>3.89204688064303</text:p>
              </table:table-cell>
              <table:table-cell office:value-type="float" office:value="0.999991541207122">
                <text:p>0.999991541207122</text:p>
              </table:table-cell>
              <table:table-cell office:value-type="float" office:value="0.0000163834889257898">
                <text:p>0.0000163834889257898</text:p>
              </table:table-cell>
              <table:table-cell office:value-type="float" office:value="-0.000080682821172795">
                <text:p>-0.0000806828211727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5999999999999">
                <text:p>4.55999999999999</text:p>
              </table:table-cell>
              <table:table-cell office:value-type="float" office:value="3.91204671458882">
                <text:p>3.91204671458882</text:p>
              </table:table-cell>
              <table:table-cell office:value-type="float" office:value="0.999991853372344">
                <text:p>0.999991853372344</text:p>
              </table:table-cell>
              <table:table-cell office:value-type="float" office:value="0.0000148330332921433">
                <text:p>0.0000148330332921433</text:p>
              </table:table-cell>
              <table:table-cell office:value-type="float" office:value="-0.0000743207081022046">
                <text:p>-0.00007432070810220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7999999999999">
                <text:p>4.57999999999999</text:p>
              </table:table-cell>
              <table:table-cell office:value-type="float" office:value="3.93204655448007">
                <text:p>3.93204655448007</text:p>
              </table:table-cell>
              <table:table-cell office:value-type="float" office:value="0.999992135752952">
                <text:p>0.999992135752952</text:p>
              </table:table-cell>
              <table:table-cell office:value-type="float" office:value="0.0000134050274734445">
                <text:p>0.0000134050274734445</text:p>
              </table:table-cell>
              <table:table-cell office:value-type="float" office:value="-0.0000684376243397233">
                <text:p>-0.00006843762433972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3.95204639974466">
                <text:p>3.95204639974466</text:p>
              </table:table-cell>
              <table:table-cell office:value-type="float" office:value="0.999992390705524">
                <text:p>0.999992390705524</text:p>
              </table:table-cell>
              <table:table-cell office:value-type="float" office:value="0.0000120902297793715">
                <text:p>0.0000120902297793715</text:p>
              </table:table-cell>
              <table:table-cell office:value-type="float" office:value="-0.0000629996801218002">
                <text:p>-0.00006299968012180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1999999999999">
                <text:p>4.61999999999999</text:p>
              </table:table-cell>
              <table:table-cell office:value-type="float" office:value="3.97204624985579">
                <text:p>3.97204624985579</text:p>
              </table:table-cell>
              <table:table-cell office:value-type="float" office:value="0.999992620408363">
                <text:p>0.999992620408363</text:p>
              </table:table-cell>
              <table:table-cell office:value-type="float" office:value="0.0000108800541026657">
                <text:p>0.0000108800541026657</text:p>
              </table:table-cell>
              <table:table-cell office:value-type="float" office:value="-0.0000579752069121975">
                <text:p>-0.00005797520691219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3999999999999">
                <text:p>4.63999999999999</text:p>
              </table:table-cell>
              <table:table-cell office:value-type="float" office:value="3.99204610432862">
                <text:p>3.99204610432862</text:p>
              </table:table-cell>
              <table:table-cell office:value-type="float" office:value="0.999992826874172">
                <text:p>0.999992826874172</text:p>
              </table:table-cell>
              <table:table-cell office:value-type="float" office:value="0.00000976652681340313">
                <text:p>0.00000976652681340313</text:p>
              </table:table-cell>
              <table:table-cell office:value-type="float" office:value="-0.0000533346255200406">
                <text:p>-0.00005333462552004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5999999999999">
                <text:p>4.65999999999999</text:p>
              </table:table-cell>
              <table:table-cell office:value-type="float" office:value="4.01204596271698">
                <text:p>4.01204596271698</text:p>
              </table:table-cell>
              <table:table-cell office:value-type="float" office:value="0.999993011961903">
                <text:p>0.999993011961903</text:p>
              </table:table-cell>
              <table:table-cell office:value-type="float" office:value="0.00000874224622282624">
                <text:p>0.00000874224622282624</text:p>
              </table:table-cell>
              <table:table-cell office:value-type="float" office:value="-0.0000490503210254234">
                <text:p>-0.0000490503210254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7999999999999">
                <text:p>4.67999999999999</text:p>
              </table:table-cell>
              <table:table-cell office:value-type="float" office:value="4.03204582461048">
                <text:p>4.03204582461048</text:p>
              </table:table-cell>
              <table:table-cell office:value-type="float" office:value="0.99999317738781">
                <text:p>0.99999317738781</text:p>
              </table:table-cell>
              <table:table-cell office:value-type="float" office:value="0.0000078003444833522">
                <text:p>0.0000078003444833522</text:p>
              </table:table-cell>
              <table:table-cell office:value-type="float" office:value="-0.0000450965242372314">
                <text:p>-0.00004509652423723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4.05204568963171">
                <text:p>4.05204568963171</text:p>
              </table:table-cell>
              <table:table-cell office:value-type="float" office:value="0.999993324735772">
                <text:p>0.999993324735772</text:p>
              </table:table-cell>
              <table:table-cell office:value-type="float" office:value="0.00000693445179682651">
                <text:p>0.00000693445179682651</text:p>
              </table:table-cell>
              <table:table-cell office:value-type="float" office:value="-0.0000414491994090715">
                <text:p>-0.00004144919940907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1999999999999">
                <text:p>4.71999999999999</text:p>
              </table:table-cell>
              <table:table-cell office:value-type="float" office:value="4.07204555743374">
                <text:p>4.07204555743374</text:p>
              </table:table-cell>
              <table:table-cell office:value-type="float" office:value="0.999993455466919">
                <text:p>0.999993455466919</text:p>
              </table:table-cell>
              <table:table-cell office:value-type="float" office:value="0.00000613866280853062">
                <text:p>0.00000613866280853062</text:p>
              </table:table-cell>
              <table:table-cell office:value-type="float" office:value="-0.000038085937950072">
                <text:p>-0.0000380859379500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3999999999999">
                <text:p>4.73999999999999</text:p>
              </table:table-cell>
              <table:table-cell office:value-type="float" office:value="4.09204542769769">
                <text:p>4.09204542769769</text:p>
              </table:table-cell>
              <table:table-cell office:value-type="float" office:value="0.999993570928597">
                <text:p>0.999993570928597</text:p>
              </table:table-cell>
              <table:table-cell office:value-type="float" office:value="0.00000540750506962599">
                <text:p>0.00000540750506962599</text:p>
              </table:table-cell>
              <table:table-cell office:value-type="float" office:value="-0.0000349858578678752">
                <text:p>-0.00003498585786787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5999999999999">
                <text:p>4.75999999999999</text:p>
              </table:table-cell>
              <table:table-cell office:value-type="float" office:value="4.11204530013061">
                <text:p>4.11204530013061</text:p>
              </table:table-cell>
              <table:table-cell office:value-type="float" office:value="0.999993672362743">
                <text:p>0.999993672362743</text:p>
              </table:table-cell>
              <table:table-cell office:value-type="float" office:value="0.00000473590945592001">
                <text:p>0.00000473590945592001</text:p>
              </table:table-cell>
              <table:table-cell office:value-type="float" office:value="-0.0000321295086959106">
                <text:p>-0.00003212950869591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7999999999999">
                <text:p>4.77999999999999</text:p>
              </table:table-cell>
              <table:table-cell office:value-type="float" office:value="4.13204517446337">
                <text:p>4.13204517446337</text:p>
              </table:table-cell>
              <table:table-cell office:value-type="float" office:value="0.999993760913661">
                <text:p>0.999993760913661</text:p>
              </table:table-cell>
              <table:table-cell office:value-type="float" office:value="0.00000411918243570715">
                <text:p>0.00000411918243570715</text:p>
              </table:table-cell>
              <table:table-cell office:value-type="float" office:value="-0.0000294987816569225">
                <text:p>-0.0000294987816569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4.15204505044886">
                <text:p>4.15204505044886</text:p>
              </table:table-cell>
              <table:table-cell office:value-type="float" office:value="0.999993837635287">
                <text:p>0.999993837635287</text:p>
              </table:table-cell>
              <table:table-cell office:value-type="float" office:value="0.00000355298008436075">
                <text:p>0.00000355298008436075</text:p>
              </table:table-cell>
              <table:table-cell office:value-type="float" office:value="-0.0000270768248255004">
                <text:p>-0.00002707682482550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1999999999999">
                <text:p>4.81999999999999</text:p>
              </table:table-cell>
              <table:table-cell office:value-type="float" office:value="4.17204492786019">
                <text:p>4.17204492786019</text:p>
              </table:table-cell>
              <table:table-cell office:value-type="float" office:value="0.999993903497925">
                <text:p>0.999993903497925</text:p>
              </table:table-cell>
              <table:table-cell office:value-type="float" office:value="0.00000303328374798449">
                <text:p>0.00000303328374798449</text:p>
              </table:table-cell>
              <table:table-cell office:value-type="float" office:value="-0.0000248479630580167">
                <text:p>-0.00002484796305801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3999999999999">
                <text:p>4.83999999999999</text:p>
              </table:table-cell>
              <table:table-cell office:value-type="float" office:value="4.19204480648912">
                <text:p>4.19204480648912</text:p>
              </table:table-cell>
              <table:table-cell office:value-type="float" office:value="0.999993959394535">
                <text:p>0.999993959394535</text:p>
              </table:table-cell>
              <table:table-cell office:value-type="float" office:value="0.00000255637726302148">
                <text:p>0.00000255637726302148</text:p>
              </table:table-cell>
              <table:table-cell office:value-type="float" office:value="-0.0000227976224695947">
                <text:p>-0.00002279762246959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5999999999998">
                <text:p>4.85999999999998</text:p>
              </table:table-cell>
              <table:table-cell office:value-type="float" office:value="4.21204468614453">
                <text:p>4.21204468614453</text:p>
              </table:table-cell>
              <table:table-cell office:value-type="float" office:value="0.999994006146564">
                <text:p>0.999994006146564</text:p>
              </table:table-cell>
              <table:table-cell office:value-type="float" office:value="0.00000211882564304644">
                <text:p>0.00000211882564304644</text:p>
              </table:table-cell>
              <table:table-cell office:value-type="float" office:value="-0.0000209122592360611">
                <text:p>-0.00002091225923606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7999999999998">
                <text:p>4.87999999999998</text:p>
              </table:table-cell>
              <table:table-cell office:value-type="float" office:value="4.23204456665108">
                <text:p>4.23204456665108</text:p>
              </table:table-cell>
              <table:table-cell office:value-type="float" office:value="0.999994044509372">
                <text:p>0.999994044509372</text:p>
              </table:table-cell>
              <table:table-cell office:value-type="float" office:value="0.00000171745514832279">
                <text:p>0.00000171745514832279</text:p>
              </table:table-cell>
              <table:table-cell office:value-type="float" office:value="-0.0000191792925168244">
                <text:p>-0.00001917929251682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4.25204444784795">
                <text:p>4.25204444784795</text:p>
              </table:table-cell>
              <table:table-cell office:value-type="float" office:value="0.99999407517727">
                <text:p>0.99999407517727</text:p>
              </table:table-cell>
              <table:table-cell office:value-type="float" office:value="0.00000134933465771916">
                <text:p>0.00000134933465771916</text:p>
              </table:table-cell>
              <table:table-cell office:value-type="float" office:value="-0.0000175870412957302">
                <text:p>-0.00001758704129573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1999999999998">
                <text:p>4.91999999999998</text:p>
              </table:table-cell>
              <table:table-cell office:value-type="float" office:value="4.2720443295876">
                <text:p>4.2720443295876</text:p>
              </table:table-cell>
              <table:table-cell office:value-type="float" office:value="0.999994098788199">
                <text:p>0.999994098788199</text:p>
              </table:table-cell>
              <table:table-cell office:value-type="float" office:value="0.00000101175826661184">
                <text:p>0.00000101175826661184</text:p>
              </table:table-cell>
              <table:table-cell office:value-type="float" office:value="-0.0000161246649426072">
                <text:p>-0.00001612466494260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3999999999998">
                <text:p>4.93999999999998</text:p>
              </table:table-cell>
              <table:table-cell office:value-type="float" office:value="4.29204421173477">
                <text:p>4.29204421173477</text:p>
              </table:table-cell>
              <table:table-cell office:value-type="float" office:value="0.999994115928073">
                <text:p>0.999994115928073</text:p>
              </table:table-cell>
              <table:table-cell office:value-type="float" office:value="0.000000702229038175771">
                <text:p>0.000000702229038175771</text:p>
              </table:table-cell>
              <table:table-cell office:value-type="float" office:value="-0.0000147821073112064">
                <text:p>-0.00001478210731120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5999999999998">
                <text:p>4.95999999999998</text:p>
              </table:table-cell>
              <table:table-cell office:value-type="float" office:value="4.31204409416539">
                <text:p>4.31204409416539</text:p>
              </table:table-cell>
              <table:table-cell office:value-type="float" office:value="0.999994127134801">
                <text:p>0.999994127134801</text:p>
              </table:table-cell>
              <table:table-cell office:value-type="float" office:value="0.000000418443839177923">
                <text:p>0.000000418443839177923</text:p>
              </table:table-cell>
              <table:table-cell office:value-type="float" office:value="-0.0000135500441923453">
                <text:p>-0.00001355004419234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7999999999998">
                <text:p>4.97999999999998</text:p>
              </table:table-cell>
              <table:table-cell office:value-type="float" office:value="4.33204397676576">
                <text:p>4.33204397676576</text:p>
              </table:table-cell>
              <table:table-cell office:value-type="float" office:value="0.999994132902032">
                <text:p>0.999994132902032</text:p>
              </table:table-cell>
              <table:table-cell office:value-type="float" office:value="0.000000158279194898902">
                <text:p>0.000000158279194898902</text:p>
              </table:table-cell>
              <table:table-cell office:value-type="float" office:value="-0.0000124198339468418">
                <text:p>-0.00001241983394684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4.35204385943161">
                <text:p>4.35204385943161</text:p>
              </table:table-cell>
              <table:table-cell office:value-type="float" office:value="0.999994133682605">
                <text:p>0.999994133682605</text:p>
              </table:table-cell>
              <table:table-cell office:value-type="float" office:value="-0.0000000802218987578438">
                <text:p>-0.0000000802218987578438</text:p>
              </table:table-cell>
              <table:table-cell office:value-type="float" office:value="-0.0000113834711552574">
                <text:p>-0.0000113834711552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